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Franklin Gothic Demi Cond" svg:font-family="'Franklin Gothic Demi Cond'" style:font-family-generic="swiss" style:font-pitch="variable"/>
    <style:font-face style:name="Franklin Gothic Medium Cond" svg:font-family="'Franklin Gothic Medium Cond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swald" svg:font-family="Oswald"/>
  </office:font-face-decls>
  <office:automatic-styles>
    <style:style style:name="co1" style:family="table-column">
      <style:table-column-properties fo:break-before="auto" style:column-width="0.1161in"/>
    </style:style>
    <style:style style:name="co2" style:family="table-column">
      <style:table-column-properties fo:break-before="auto" style:column-width="2.5736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611in"/>
    </style:style>
    <style:style style:name="co6" style:family="table-column">
      <style:table-column-properties fo:break-before="auto" style:column-width="0.5681in"/>
    </style:style>
    <style:style style:name="co7" style:family="table-column">
      <style:table-column-properties fo:break-before="auto" style:column-width="0.5465in"/>
    </style:style>
    <style:style style:name="co8" style:family="table-column">
      <style:table-column-properties fo:break-before="auto" style:column-width="0.6646in"/>
    </style:style>
    <style:style style:name="co9" style:family="table-column">
      <style:table-column-properties fo:break-before="auto" style:column-width="2.0909in"/>
    </style:style>
    <style:style style:name="co10" style:family="table-column">
      <style:table-column-properties fo:break-before="auto" style:column-width="0.4717in"/>
    </style:style>
    <style:style style:name="co11" style:family="table-column">
      <style:table-column-properties fo:break-before="auto" style:column-width="0.461in"/>
    </style:style>
    <style:style style:name="co12" style:family="table-column">
      <style:table-column-properties fo:break-before="auto" style:column-width="0.5575in"/>
    </style:style>
    <style:style style:name="co13" style:family="table-column">
      <style:table-column-properties fo:break-before="auto" style:column-width="0.5146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0.7717in"/>
    </style:style>
    <style:style style:name="co16" style:family="table-column">
      <style:table-column-properties fo:break-before="auto" style:column-width="0.9736in"/>
    </style:style>
    <style:style style:name="co17" style:family="table-column">
      <style:table-column-properties fo:break-before="auto" style:column-width="0.511in"/>
    </style:style>
    <style:style style:name="co18" style:family="table-column">
      <style:table-column-properties fo:break-before="auto" style:column-width="1.8764in"/>
    </style:style>
    <style:style style:name="co19" style:family="table-column">
      <style:table-column-properties fo:break-before="auto" style:column-width="0.6555in"/>
    </style:style>
    <style:style style:name="co20" style:family="table-column">
      <style:table-column-properties fo:break-before="auto" style:column-width="0.6654in"/>
    </style:style>
    <style:style style:name="co21" style:family="table-column">
      <style:table-column-properties fo:break-before="auto" style:column-width="0.7035in"/>
    </style:style>
    <style:style style:name="co22" style:family="table-column">
      <style:table-column-properties fo:break-before="auto" style:column-width="0.6075in"/>
    </style:style>
    <style:style style:name="co23" style:family="table-column">
      <style:table-column-properties fo:break-before="auto" style:column-width="0.5591in"/>
    </style:style>
    <style:style style:name="co24" style:family="table-column">
      <style:table-column-properties fo:break-before="auto" style:column-width="0.5689in"/>
    </style:style>
    <style:style style:name="co25" style:family="table-column">
      <style:table-column-properties fo:break-before="auto" style:column-width="0.5307in"/>
    </style:style>
    <style:style style:name="co26" style:family="table-column">
      <style:table-column-properties fo:break-before="auto" style:column-width="0.5492in"/>
    </style:style>
    <style:style style:name="co27" style:family="table-column">
      <style:table-column-properties fo:break-before="auto" style:column-width="0.9827in"/>
    </style:style>
    <style:style style:name="co28" style:family="table-column">
      <style:table-column-properties fo:break-before="auto" style:column-width="1.8547in"/>
    </style:style>
    <style:style style:name="co29" style:family="table-column">
      <style:table-column-properties fo:break-before="auto" style:column-width="0.6264in"/>
    </style:style>
    <style:style style:name="co30" style:family="table-column">
      <style:table-column-properties fo:break-before="auto" style:column-width="1.3189in"/>
    </style:style>
    <style:style style:name="co31" style:family="table-column">
      <style:table-column-properties fo:break-before="auto" style:column-width="1.1953in"/>
    </style:style>
    <style:style style:name="co32" style:family="table-column">
      <style:table-column-properties fo:break-before="auto" style:column-width="0.8866in"/>
    </style:style>
    <style:style style:name="co33" style:family="table-column">
      <style:table-column-properties fo:break-before="auto" style:column-width="1.3937in"/>
    </style:style>
    <style:style style:name="co34" style:family="table-column">
      <style:table-column-properties fo:break-before="auto" style:column-width="1.4583in"/>
    </style:style>
    <style:style style:name="co35" style:family="table-column">
      <style:table-column-properties fo:break-before="auto" style:column-width="1.4689in"/>
    </style:style>
    <style:style style:name="co36" style:family="table-column">
      <style:table-column-properties fo:break-before="auto" style:column-width="1.5437in"/>
    </style:style>
    <style:style style:name="co37" style:family="table-column">
      <style:table-column-properties fo:break-before="auto" style:column-width="0.5882in"/>
    </style:style>
    <style:style style:name="co38" style:family="table-column">
      <style:table-column-properties fo:break-before="auto" style:column-width="1.1563in"/>
    </style:style>
    <style:style style:name="co39" style:family="table-column">
      <style:table-column-properties fo:break-before="auto" style:column-width="0.6362in"/>
    </style:style>
    <style:style style:name="co40" style:family="table-column">
      <style:table-column-properties fo:break-before="auto" style:column-width="2.6484in"/>
    </style:style>
    <style:style style:name="co41" style:family="table-column">
      <style:table-column-properties fo:break-before="auto" style:column-width="12.3008in"/>
    </style:style>
    <style:style style:name="ro1" style:family="table-row">
      <style:table-row-properties style:row-height="0.1457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3126in" fo:break-before="auto" style:use-optimal-row-height="false"/>
    </style:style>
    <style:style style:name="ta1" style:family="table" style:master-page-name="PageStyle_5f_Calculations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PageStyle_5f_Formulas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5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10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italic" fo:text-shadow="none" style:text-underline-style="none" fo:font-weight="normal" style:font-size-asian="11pt" style:font-style-asian="italic" style:font-weight-asian="normal" style:font-name-complex="Oswald" style:font-size-complex="11pt" style:font-style-complex="italic" style:font-weight-complex="normal">
        <loext:char-complex-color loext:theme-type="dark1" loext:color-type="theme"/>
      </style:text-properties>
    </style:style>
    <style:style style:name="ce106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7" style:family="table-cell" style:parent-style-name="Default">
      <style:text-properties style:font-name="Franklin Gothic Demi Cond"/>
    </style:style>
    <style:style style:name="ce10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italic" fo:text-shadow="none" style:text-underline-style="none" fo:font-weight="normal" style:font-size-asian="11pt" style:font-style-asian="italic" style:font-weight-asian="normal" style:font-name-complex="Oswald" style:font-size-complex="11pt" style:font-style-complex="italic" style:font-weight-complex="normal">
        <loext:char-complex-color loext:theme-type="dark1" loext:color-type="theme"/>
      </style:text-properties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13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5" style:family="table-cell" style:parent-style-name="ConditionalStyle_5f_3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  <style:text-properties style:text-outline="false" style:text-line-through-style="none" style:text-line-through-type="none" fo:font-size="11pt" fo:font-style="normal" fo:text-shadow="none" style:text-underline-style="none" style:font-size-asian="11pt" style:font-style-asian="normal" style:font-size-complex="11pt" style:font-style-complex="normal"/>
      <style:map style:condition="cell-content()=&quot;Phys&quot;" style:apply-style-name="ConditionalStyle_5f_1" style:base-cell-address="Calculations.B17"/>
    </style:style>
    <style:style style:name="ce13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4cccc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4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cfe2f3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5" style:family="table-cell" style:parent-style-name="Default">
      <style:table-cell-properties fo:background-color="#38761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d9ead3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6" style:family="table-cell" style:parent-style-name="Default">
      <style:table-cell-properties fo:background-color="#bf9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2cc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12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italic" fo:text-shadow="none" style:text-underline-style="none" fo:font-weight="normal" style:font-size-asian="11pt" style:font-style-asian="italic" style:font-weight-asian="normal" style:font-name-complex="Oswald" style:font-size-complex="11pt" style:font-style-complex="italic" style:font-weight-complex="normal">
        <loext:char-complex-color loext:theme-type="dark1" loext:color-type="theme"/>
      </style:text-properties>
    </style:style>
    <style:style style:name="ce123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a61c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a61c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a61c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27" style:family="table-cell" style:parent-style-name="Default">
      <style:table-cell-properties fo:background-color="#f4cc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bf9000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34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d85c6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d85c6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d85c6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ext-properties style:font-name="Franklin Gothic Demi Cond" fo:font-weight="bold" style:font-weight-asian="bold" style:font-weight-complex="bold"/>
    </style:style>
    <style:style style:name="ce138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5818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5818e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5818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3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bf9000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46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674ea7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674ea7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674ea7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9" style:family="table-cell" style:parent-style-name="Default">
      <style:table-cell-properties fo:background-color="#bf9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2cc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50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e69138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e69138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e69138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8pt" fo:font-style="normal" fo:text-shadow="none" style:text-underline-style="none" fo:font-weight="normal" style:font-size-asian="8pt" style:font-style-asian="normal" style:font-weight-asian="normal" style:font-name-complex="Oswald" style:font-size-complex="8pt" style:font-style-complex="normal" style:font-weight-complex="normal">
        <loext:char-complex-color loext:theme-type="dark1" loext:color-type="theme"/>
      </style:text-properties>
    </style:style>
    <style:style style:name="ce1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>
        <loext:char-complex-color loext:theme-type="dark1" loext:color-type="theme"/>
      </style:text-properties>
    </style:style>
    <style:style style:name="ce159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62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6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66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666666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7" style:family="table-cell" style:parent-style-name="Default">
      <style:table-cell-properties fo:background-color="#99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0" style:family="table-cell" style:parent-style-name="Default">
      <style:table-cell-properties fo:background-color="#0b539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3" style:family="table-cell" style:parent-style-name="Default">
      <style:table-cell-properties fo:background-color="#cc412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4125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cc4125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6" style:family="table-cell" style:parent-style-name="Default">
      <style:table-cell-properties fo:background-color="#3c78d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6d9eeb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6d9eeb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9" style:family="table-cell" style:parent-style-name="Default">
      <style:table-cell-properties fo:background-color="#45818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76a5af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76a5af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82" style:family="table-cell" style:parent-style-name="Default">
      <style:table-cell-properties fo:background-color="#674ea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8e7cc3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8e7cc3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85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6aa84f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6aa84f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88" style:family="table-cell" style:parent-style-name="Default">
      <style:table-cell-properties fo:background-color="#b45f0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bf9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bf9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91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4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9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9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200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  <style:map style:condition="cell-content()=&quot;Phys&quot;" style:apply-style-name="ConditionalStyle_5f_1" style:base-cell-address="Data.S2"/>
    </style:style>
    <style:style style:name="ce202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3" style:family="table-cell" style:parent-style-name="Default" style:data-style-name="N100">
      <style:table-cell-properties fo:background-color="#351c7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4" style:family="table-cell" style:parent-style-name="Default">
      <style:table-cell-properties fo:background-color="#1c458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5" style:family="table-cell" style:parent-style-name="Default">
      <style:table-cell-properties fo:background-color="#741b4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6" style:family="table-cell" style:parent-style-name="Default">
      <style:table-cell-properties fo:background-color="#7f6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7" style:family="table-cell" style:parent-style-name="Default">
      <style:table-cell-properties fo:background-color="#99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8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a6099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9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58466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0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Data.$B$2:.$B$268])" table:allow-empty-cell="false" table:display-list="unsorted" table:base-cell-address="Calculations.B2">
          <table:error-message table:message-type="stop" table:display="true"/>
        </table:content-validation>
        <table:content-validation table:name="val2" table:condition="of:cell-content-is-in-list([$Data.$AF$2:.$AF$26])" table:allow-empty-cell="true" table:display-list="unsorted" table:base-cell-address="Calculations.B3">
          <table:error-message table:message-type="stop" table:display="true"/>
        </table:content-validation>
        <table:content-validation table:name="val3" table:condition="of:cell-content-is-in-list([$Data.$R$2:.$R$218])" table:allow-empty-cell="false" table:display-list="unsorted" table:base-cell-address="Calculations.B16">
          <table:error-message table:message-type="stop" table:display="true"/>
        </table:content-validation>
        <table:content-validation table:name="val4" table:condition="of:cell-content-is-in-list(&quot;TRUE&quot;;&quot;FALSE&quot;)" table:allow-empty-cell="true" table:display-list="unsorted" table:base-cell-address="Calculations.C14">
          <table:error-message table:message-type="stop" table:display="true"/>
        </table:content-validation>
        <table:content-validation table:name="val5" table:condition="of:cell-content-is-in-list([$Data.$B$2:.$B$268])" table:allow-empty-cell="false" table:display-list="unsorted" table:base-cell-address="Calculations.K2">
          <table:error-message table:message-type="stop" table:display="true"/>
        </table:content-validation>
        <table:content-validation table:name="val6" table:condition="of:is-true-formula(AND(ISNUMBER([.AE2]);(NOT(OR(NOT(ISERROR(DATEVALUE([.AE2]))); AND(ISNUMBER([.AE2]); LEFT(CELL(&quot;format&quot;; [.AE2]))=&quot;D&quot;))))))" table:allow-empty-cell="true" table:base-cell-address="Formulas.AE2"/>
        <table:content-validation table:name="val7" table:condition="of:cell-content-is-in-list(&quot;Phys&quot;;&quot;Fire&quot;;&quot;Ice&quot;;&quot;Elec&quot;;&quot;Force&quot;;&quot;Almighty&quot;;&quot;Light&quot;;&quot;Dark&quot;;&quot;Curse&quot;;&quot;Nerve&quot;;&quot;Mind&quot;;&quot;Self-Destruct&quot;;&quot;Heal&quot;;&quot;Support&quot;;&quot;Utility&quot;)" table:allow-empty-cell="true" table:display-list="unsorted" table:base-cell-address="Formulas.S2"/>
        <table:content-validation table:name="val8" table:condition="of:cell-content-is-in-list(&quot;Str&quot;;&quot;Int&quot;;&quot;HP&quot;)" table:allow-empty-cell="true" table:display-list="unsorted" table:base-cell-address="Formulas.T2"/>
      </table:content-validations>
      <table:table table:name="Calculations" table:style-name="ta1">
        <office:forms form:automatic-focus="false" form:apply-design-mode="false"/>
        <table:table-column table:style-name="co1" table:default-cell-style-name="ce107"/>
        <table:table-column table:style-name="co2" table:default-cell-style-name="ce107"/>
        <table:table-column table:style-name="co3" table:default-cell-style-name="ce107"/>
        <table:table-column table:style-name="co4" table:default-cell-style-name="ce107"/>
        <table:table-column table:style-name="co5" table:default-cell-style-name="ce107"/>
        <table:table-column table:style-name="co6" table:default-cell-style-name="ce107"/>
        <table:table-column table:style-name="co7" table:number-columns-repeated="2" table:default-cell-style-name="ce107"/>
        <table:table-column table:style-name="co4" table:default-cell-style-name="ce107"/>
        <table:table-column table:style-name="co8" table:default-cell-style-name="ce107"/>
        <table:table-column table:style-name="co9" table:default-cell-style-name="ce107"/>
        <table:table-column table:style-name="co10" table:default-cell-style-name="ce107"/>
        <table:table-column table:style-name="co11" table:default-cell-style-name="ce107"/>
        <table:table-column table:style-name="co10" table:default-cell-style-name="ce107"/>
        <table:table-column table:style-name="co12" table:default-cell-style-name="ce107"/>
        <table:table-column table:style-name="co3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number-columns-repeated="7" table:default-cell-style-name="ce107"/>
        <table:table-column table:style-name="co16" table:number-columns-repeated="16358"/>
        <table:table-row table:style-name="ro1">
          <table:table-cell table:style-name="ce55"/>
          <table:table-cell table:style-name="ce108"/>
          <table:table-cell table:style-name="ce121" table:number-columns-repeated="24"/>
          <table:table-cell table:style-name="ce107" table:number-columns-repeated="16358"/>
        </table:table-row>
        <table:table-row table:style-name="ro2">
          <table:table-cell table:style-name="ce105"/>
          <table:table-cell table:style-name="ce6" table:content-validation-name="val1" office:value-type="string" calcext:value-type="string">
            <text:p>Demi-Fiend</text:p>
          </table:table-cell>
          <table:table-cell table:style-name="ce122" office:value-type="string" calcext:value-type="string">
            <text:p>ID:</text:p>
          </table:table-cell>
          <table:table-cell table:style-name="ce114" table:formula="of:=COM.MICROSOFT.XLOOKUP([.B2]; [$Data.$B$2:.$B$268]; [$Data.$A$2:.$A$268]; &quot;&quot;)" office:value-type="float" office:value="0" calcext:value-type="float">
            <text:p>0</text:p>
          </table:table-cell>
          <table:table-cell table:style-name="ce126" table:number-columns-repeated="6"/>
          <table:table-cell table:style-name="ce6" table:content-validation-name="val5" office:value-type="string" calcext:value-type="string">
            <text:p>Will o' Wisp</text:p>
          </table:table-cell>
          <table:table-cell table:style-name="ce122" office:value-type="string" calcext:value-type="string">
            <text:p>ID:</text:p>
          </table:table-cell>
          <table:table-cell table:style-name="ce114" table:formula="of:=COM.MICROSOFT.XLOOKUP([.K2]; [$Data.$B$2:.$B$268]; [$Data.$A$2:.$A$268]; &quot;&quot;)" office:value-type="float" office:value="137" calcext:value-type="float">
            <text:p>137</text:p>
          </table:table-cell>
          <table:table-cell table:style-name="ce126" table:number-columns-repeated="13"/>
          <table:table-cell table:style-name="ce107" table:number-columns-repeated="16358"/>
        </table:table-row>
        <table:table-row table:style-name="ro2">
          <table:table-cell table:style-name="ce106"/>
          <table:table-cell table:style-name="ce6" table:content-validation-name="val2" office:value-type="string" calcext:value-type="string">
            <text:p>Marogareh</text:p>
          </table:table-cell>
          <table:table-cell table:style-name="ce123" office:value-type="string" calcext:value-type="string">
            <text:p>Str</text:p>
          </table:table-cell>
          <table:table-cell table:style-name="ce134" office:value-type="string" calcext:value-type="string">
            <text:p>Int</text:p>
          </table:table-cell>
          <table:table-cell table:style-name="ce138" office:value-type="string" calcext:value-type="string">
            <text:p>Mag</text:p>
          </table:table-cell>
          <table:table-cell table:style-name="ce146" office:value-type="string" calcext:value-type="string">
            <text:p>Vit</text:p>
          </table:table-cell>
          <table:table-cell table:style-name="ce150" office:value-type="string" calcext:value-type="string">
            <text:p>Agi</text:p>
          </table:table-cell>
          <table:table-cell table:style-name="ce152" office:value-type="string" calcext:value-type="string">
            <text:p>Luc</text:p>
          </table:table-cell>
          <table:table-cell table:style-name="ce112" office:value-type="string" calcext:value-type="string">
            <text:p>Level</text:p>
          </table:table-cell>
          <table:table-cell table:style-name="ce112" office:value-type="string" calcext:value-type="string">
            <text:p>Points</text:p>
          </table:table-cell>
          <table:table-cell table:style-name="ce126"/>
          <table:table-cell table:style-name="ce123" office:value-type="string" calcext:value-type="string">
            <text:p>Str</text:p>
          </table:table-cell>
          <table:table-cell table:style-name="ce134" office:value-type="string" calcext:value-type="string">
            <text:p>Int</text:p>
          </table:table-cell>
          <table:table-cell table:style-name="ce138" office:value-type="string" calcext:value-type="string">
            <text:p>Mag</text:p>
          </table:table-cell>
          <table:table-cell table:style-name="ce146" office:value-type="string" calcext:value-type="string">
            <text:p>Vit</text:p>
          </table:table-cell>
          <table:table-cell table:style-name="ce150" office:value-type="string" calcext:value-type="string">
            <text:p>Agi</text:p>
          </table:table-cell>
          <table:table-cell table:style-name="ce152" office:value-type="string" calcext:value-type="string">
            <text:p>Luc</text:p>
          </table:table-cell>
          <table:table-cell table:style-name="ce112" office:value-type="string" calcext:value-type="string">
            <text:p>Level</text:p>
          </table:table-cell>
          <table:table-cell table:style-name="ce126" table:number-columns-repeated="8"/>
          <table:table-cell table:style-name="ce107" table:number-columns-repeated="16358"/>
        </table:table-row>
        <table:table-row table:style-name="ro2">
          <table:table-cell table:style-name="ce106"/>
          <table:table-cell table:style-name="ce110" office:value-type="string" calcext:value-type="string">
            <text:p>Base Stats</text:p>
          </table:table-cell>
          <table:table-cell table:style-name="ce124" table:formula="of:=COM.MICROSOFT.XLOOKUP([.B2]; [$Data.$B$2:.$B$268]; [$Data.$G$2:.$G$268]; 0)" office:value-type="float" office:value="4" calcext:value-type="float">
            <text:p>4</text:p>
          </table:table-cell>
          <table:table-cell table:style-name="ce135" table:formula="of:=COM.MICROSOFT.XLOOKUP([.B2]; [$Data.$B$2:.$B$268]; [$Data.$H$2:.$H$268]; 0)" office:value-type="float" office:value="4" calcext:value-type="float">
            <text:p>4</text:p>
          </table:table-cell>
          <table:table-cell table:style-name="ce139" table:formula="of:=COM.MICROSOFT.XLOOKUP([.B2]; [$Data.$B$2:.$B$268]; [$Data.$I$2:.$I$268]; 0)" office:value-type="float" office:value="4" calcext:value-type="float">
            <text:p>4</text:p>
          </table:table-cell>
          <table:table-cell table:style-name="ce147" table:formula="of:=COM.MICROSOFT.XLOOKUP([.B2]; [$Data.$B$2:.$B$268]; [$Data.$J$2:.$J$268]; 0)" office:value-type="float" office:value="4" calcext:value-type="float">
            <text:p>4</text:p>
          </table:table-cell>
          <table:table-cell table:style-name="ce151" table:formula="of:=COM.MICROSOFT.XLOOKUP([.B2]; [$Data.$B$2:.$B$268]; [$Data.$K$2:.$K$268]; 0)" office:value-type="float" office:value="4" calcext:value-type="float">
            <text:p>4</text:p>
          </table:table-cell>
          <table:table-cell table:style-name="ce153" table:formula="of:=COM.MICROSOFT.XLOOKUP([.B2]; [$Data.$B$2:.$B$268]; [$Data.$L$2:.$L$268]; 0)" office:value-type="float" office:value="4" calcext:value-type="float">
            <text:p>4</text:p>
          </table:table-cell>
          <table:table-cell table:style-name="ce112" table:formula="of:=COM.MICROSOFT.XLOOKUP([.B2]; [$Data.$B$2:.$B$268]; [$Data.$D$2:.$D$268]; 0)" office:value-type="float" office:value="1" calcext:value-type="float">
            <text:p>1</text:p>
          </table:table-cell>
          <table:table-cell table:style-name="ce112" table:formula="of:=CONCATENATE(&quot;&quot;;SUM([.C4:.H4]);&quot;&quot;)" office:value-type="string" office:string-value="24" calcext:value-type="string">
            <text:p>24</text:p>
          </table:table-cell>
          <table:table-cell table:style-name="ce110" office:value-type="string" calcext:value-type="string">
            <text:p>Demon Stats</text:p>
          </table:table-cell>
          <table:table-cell table:style-name="ce124" table:formula="of:=COM.MICROSOFT.XLOOKUP([.K2]; [$Data.$B$2:.$B$268]; [$Data.$G$2:.$G$268]; 0)" office:value-type="float" office:value="8" calcext:value-type="float">
            <text:p>8</text:p>
          </table:table-cell>
          <table:table-cell table:style-name="ce135" table:formula="of:=COM.MICROSOFT.XLOOKUP([.K2]; [$Data.$B$2:.$B$268]; [$Data.$H$2:.$H$268]; 0)" office:value-type="float" office:value="7" calcext:value-type="float">
            <text:p>7</text:p>
          </table:table-cell>
          <table:table-cell table:style-name="ce139" table:formula="of:=COM.MICROSOFT.XLOOKUP([.K2]; [$Data.$B$2:.$B$268]; [$Data.$I$2:.$I$268]; 0)" office:value-type="float" office:value="10" calcext:value-type="float">
            <text:p>10</text:p>
          </table:table-cell>
          <table:table-cell table:style-name="ce147" table:formula="of:=COM.MICROSOFT.XLOOKUP([.K2]; [$Data.$B$2:.$B$268]; [$Data.$J$2:.$J$268]; 0)" office:value-type="float" office:value="8" calcext:value-type="float">
            <text:p>8</text:p>
          </table:table-cell>
          <table:table-cell table:style-name="ce151" table:formula="of:=COM.MICROSOFT.XLOOKUP([.K2]; [$Data.$B$2:.$B$268]; [$Data.$K$2:.$K$268]; 0)" office:value-type="float" office:value="10" calcext:value-type="float">
            <text:p>10</text:p>
          </table:table-cell>
          <table:table-cell table:style-name="ce153" table:formula="of:=COM.MICROSOFT.XLOOKUP([.K2]; [$Data.$B$2:.$B$268]; [$Data.$L$2:.$L$268]; 0)" office:value-type="float" office:value="6" calcext:value-type="float">
            <text:p>6</text:p>
          </table:table-cell>
          <table:table-cell table:style-name="ce112" table:formula="of:=COM.MICROSOFT.XLOOKUP([.K2]; [$Data.$B$2:.$B$268]; [$Data.$D$2:.$D$268]; 0)" office:value-type="float" office:value="1" calcext:value-type="float">
            <text:p>1</text:p>
          </table:table-cell>
          <table:table-cell table:style-name="ce126" table:number-columns-repeated="8"/>
          <table:table-cell table:style-name="ce107" table:number-columns-repeated="16358"/>
        </table:table-row>
        <table:table-row table:style-name="ro2">
          <table:table-cell table:style-name="ce106"/>
          <table:table-cell table:style-name="ce110" office:value-type="string" calcext:value-type="string">
            <text:p>Magatama Stats</text:p>
          </table:table-cell>
          <table:table-cell table:style-name="ce124" table:formula="of:=COM.MICROSOFT.XLOOKUP([.B3]; [$Data.$AF$2:.$AF$26]; [$Data.$AG$2:.$AG$26]; 0)" office:value-type="float" office:value="4" calcext:value-type="float">
            <text:p>4</text:p>
          </table:table-cell>
          <table:table-cell table:style-name="ce135" table:formula="of:=COM.MICROSOFT.XLOOKUP([.B3]; [$Data.$AF$2:.$AF$26]; [$Data.$AH$2:.$AH$26]; 0)" office:value-type="float" office:value="2" calcext:value-type="float">
            <text:p>2</text:p>
          </table:table-cell>
          <table:table-cell table:style-name="ce139" table:formula="of:=COM.MICROSOFT.XLOOKUP([.B3]; [$Data.$AF$2:.$AF$26]; [$Data.$AI$2:.$AI$26]; 0)" office:value-type="float" office:value="2" calcext:value-type="float">
            <text:p>2</text:p>
          </table:table-cell>
          <table:table-cell table:style-name="ce147" table:formula="of:=COM.MICROSOFT.XLOOKUP([.B3]; [$Data.$AF$2:.$AF$26]; [$Data.$AJ$2:.$AJ$26]; 0)" office:value-type="float" office:value="4" calcext:value-type="float">
            <text:p>4</text:p>
          </table:table-cell>
          <table:table-cell table:style-name="ce151" table:formula="of:=COM.MICROSOFT.XLOOKUP([.B3]; [$Data.$AF$2:.$AF$26]; [$Data.$AK$2:.$AK$26]; 0)" office:value-type="float" office:value="2" calcext:value-type="float">
            <text:p>2</text:p>
          </table:table-cell>
          <table:table-cell table:style-name="ce153" table:formula="of:=COM.MICROSOFT.XLOOKUP([.B3]; [$Data.$AF$2:.$AF$26]; [$Data.$AL$2:.$AL$26]; 0)" office:value-type="float" office:value="2" calcext:value-type="float">
            <text:p>2</text:p>
          </table:table-cell>
          <table:table-cell table:style-name="ce112" office:value-type="string" calcext:value-type="string">
            <text:p>---</text:p>
          </table:table-cell>
          <table:table-cell table:style-name="ce112" table:formula="of:=CONCATENATE(&quot;&quot;;SUM([.C5:.H5]);&quot;&quot;)" office:value-type="string" office:string-value="16" calcext:value-type="string">
            <text:p>16</text:p>
          </table:table-cell>
          <table:table-cell table:style-name="ce126" table:number-columns-repeated="16"/>
          <table:table-cell table:style-name="ce107" table:number-columns-repeated="16358"/>
        </table:table-row>
        <table:table-row table:style-name="ro2">
          <table:table-cell table:style-name="ce106"/>
          <table:table-cell table:style-name="ce110" office:value-type="string" calcext:value-type="string">
            <text:p>Level Up Stats</text:p>
          </table:table-cell>
          <table:table-cell table:style-name="ce124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12" table:formula="of:=COM.MICROSOFT.CEILING(SUM([.C6:.H6])/3;1)" office:value-type="float" office:value="0" calcext:value-type="float">
            <text:p>0</text:p>
          </table:table-cell>
          <table:table-cell table:style-name="ce112" table:formula="of:=CONCATENATE(&quot;&quot;;SUM([.C6:.H6]);&quot;&quot;)" office:value-type="string" office:string-value="0" calcext:value-type="string">
            <text:p>0</text:p>
          </table:table-cell>
          <table:table-cell table:style-name="ce126" table:number-columns-repeated="16"/>
          <table:table-cell table:style-name="ce107" table:number-columns-repeated="16358"/>
        </table:table-row>
        <table:table-row table:style-name="ro2">
          <table:table-cell table:style-name="ce106"/>
          <table:table-cell table:style-name="ce110" office:value-type="string" calcext:value-type="string">
            <text:p>Mitama Stats</text:p>
          </table:table-cell>
          <table:table-cell table:style-name="ce124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12" office:value-type="string" calcext:value-type="string">
            <text:p>---</text:p>
          </table:table-cell>
          <table:table-cell table:style-name="ce112" table:formula="of:=CONCATENATE(&quot;&quot;;SUM([.C7:.H7]);&quot;&quot;)" office:value-type="string" office:string-value="0" calcext:value-type="string">
            <text:p>0</text:p>
          </table:table-cell>
          <table:table-cell table:style-name="ce126" table:number-columns-repeated="16"/>
          <table:table-cell table:style-name="ce107" table:number-columns-repeated="16358"/>
        </table:table-row>
        <table:table-row table:style-name="ro2">
          <table:table-cell table:style-name="ce106"/>
          <table:table-cell table:style-name="ce110" office:value-type="string" calcext:value-type="string">
            <text:p>Incense Stats</text:p>
          </table:table-cell>
          <table:table-cell table:style-name="ce124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12" office:value-type="string" calcext:value-type="string">
            <text:p>---</text:p>
          </table:table-cell>
          <table:table-cell table:style-name="ce112" table:formula="of:=CONCATENATE(&quot;&quot;;SUM([.C8:.H8]);&quot;&quot;)" office:value-type="string" office:string-value="0" calcext:value-type="string">
            <text:p>0</text:p>
          </table:table-cell>
          <table:table-cell table:style-name="ce126" table:number-columns-repeated="16"/>
          <table:table-cell table:style-name="ce107" table:number-columns-repeated="16358"/>
        </table:table-row>
        <table:table-row table:style-name="ro2">
          <table:table-cell table:style-name="ce105"/>
          <table:table-cell table:style-name="ce111" office:value-type="string" calcext:value-type="string">
            <text:p>Total Stats</text:p>
          </table:table-cell>
          <table:table-cell table:style-name="ce125" table:formula="of:=MIN(99;IF([.D2]=0;SUM([.C4:.C6])+[.C8];[.C4]+SUM([.C6:.C8])))" office:value-type="float" office:value="8" calcext:value-type="float">
            <text:p>8</text:p>
          </table:table-cell>
          <table:table-cell table:style-name="ce136" table:formula="of:=MIN(99;IF([.D2]=0;SUM([.D4:.D6])+[.D8];[.D4]+SUM([.D6:.D8])))" office:value-type="float" office:value="6" calcext:value-type="float">
            <text:p>6</text:p>
          </table:table-cell>
          <table:table-cell table:style-name="ce140" table:formula="of:=MIN(99;IF([.D2]=0;SUM([.E4:.E6])+[.E8];[.E4]+SUM([.E6:.E8])))" office:value-type="float" office:value="6" calcext:value-type="float">
            <text:p>6</text:p>
          </table:table-cell>
          <table:table-cell table:style-name="ce148" table:formula="of:=MIN(99;IF([.D2]=0;SUM([.F4:.F6])+[.F8];[.F4]+SUM([.F6:.F8])))" office:value-type="float" office:value="8" calcext:value-type="float">
            <text:p>8</text:p>
          </table:table-cell>
          <table:table-cell table:style-name="ce109" table:formula="of:=MIN(99;IF([.D2]=0;SUM([.G4:.G6])+[.G8];[.G4]+SUM([.G6:.G8])))" office:value-type="float" office:value="6" calcext:value-type="float">
            <text:p>6</text:p>
          </table:table-cell>
          <table:table-cell table:style-name="ce154" table:formula="of:=MIN(99;IF([.D2]=0;SUM([.H4:.H6])+[.H8];[.H4]+SUM([.H6:.H8])))" office:value-type="float" office:value="6" calcext:value-type="float">
            <text:p>6</text:p>
          </table:table-cell>
          <table:table-cell table:style-name="ce112" table:formula="of:=SUM([.I4];[.I6])" office:value-type="float" office:value="1" calcext:value-type="float">
            <text:p>1</text:p>
          </table:table-cell>
          <table:table-cell table:style-name="ce112" table:formula="of:=CONCATENATE(&quot;&quot;;SUM([.C9:.H9]);&quot;&quot;)" office:value-type="string" office:string-value="40" calcext:value-type="string">
            <text:p>40</text:p>
          </table:table-cell>
          <table:table-cell table:style-name="ce126" table:number-columns-repeated="16"/>
          <table:table-cell table:style-name="ce107" table:number-columns-repeated="16358"/>
        </table:table-row>
        <table:table-row table:style-name="ro2">
          <table:table-cell table:style-name="ce105"/>
          <table:table-cell table:style-name="ce112"/>
          <table:table-cell table:style-name="ce126" table:number-columns-repeated="24"/>
          <table:table-cell table:style-name="ce107" table:number-columns-repeated="16358"/>
        </table:table-row>
        <table:table-row table:style-name="ro2">
          <table:table-cell table:style-name="ce105"/>
          <table:table-cell table:style-name="ce113" office:value-type="string" calcext:value-type="string">
            <text:p>Current HP</text:p>
          </table:table-cell>
          <table:table-cell table:number-columns-repeated="17"/>
          <table:table-cell table:style-name="ce126" table:number-columns-repeated="7"/>
          <table:table-cell table:style-name="ce107" table:number-columns-repeated="16358"/>
        </table:table-row>
        <table:table-row table:style-name="ro2">
          <table:table-cell table:style-name="ce105"/>
          <table:table-cell table:style-name="ce114" office:value-type="float" office:value="30" calcext:value-type="float">
            <text:p>30</text:p>
          </table:table-cell>
          <table:table-cell table:number-columns-repeated="17"/>
          <table:table-cell table:style-name="ce126" table:number-columns-repeated="7"/>
          <table:table-cell table:style-name="ce107" table:number-columns-repeated="16358"/>
        </table:table-row>
        <table:table-row table:style-name="ro2">
          <table:table-cell table:style-name="ce105"/>
          <table:table-cell table:style-name="ce113" office:value-type="string" calcext:value-type="string">
            <text:p>Maximum HP</text:p>
          </table:table-cell>
          <table:table-cell table:style-name="ce127" office:value-type="string" calcext:value-type="string" table:number-columns-spanned="3" table:number-rows-spanned="1">
            <text:p>Life Bonuses?</text:p>
          </table:table-cell>
          <table:covered-table-cell table:number-columns-repeated="2"/>
          <table:table-cell table:style-name="ce149" office:value-type="string" calcext:value-type="string" table:number-columns-spanned="4" table:number-rows-spanned="1">
            <text:p>Buff Levels</text:p>
          </table:table-cell>
          <table:covered-table-cell table:number-columns-repeated="3"/>
          <table:table-cell table:style-name="ce126"/>
          <table:table-cell table:style-name="ce113" office:value-type="string" calcext:value-type="string">
            <text:p>Maximum HP</text:p>
          </table:table-cell>
          <table:table-cell table:style-name="ce112" table:number-columns-repeated="3"/>
          <table:table-cell table:style-name="ce149" office:value-type="string" calcext:value-type="string" table:number-columns-spanned="4" table:number-rows-spanned="1">
            <text:p>Buff Levels</text:p>
          </table:table-cell>
          <table:covered-table-cell table:number-columns-repeated="3"/>
          <table:table-cell table:style-name="ce126" table:number-columns-repeated="8"/>
          <table:table-cell table:style-name="ce107" table:number-columns-repeated="16358"/>
        </table:table-row>
        <table:table-row table:style-name="ro2">
          <table:table-cell table:style-name="ce105"/>
          <table:table-cell table:style-name="ce114" table:formula="of:=COM.MICROSOFT.FLOOR(([.F9]/2+[.I9])*6*(1+IF([.C14];0.1)+IF([.D14];0.2)+IF([.E14];0.3));1)" office:value-type="float" office:value="30" calcext:value-type="float">
            <text:p>30</text:p>
          </table:table-cell>
          <table:table-cell table:number-columns-repeated="7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Attack+</text:p>
          </table:table-cell>
          <table:table-cell table:style-name="ce114" table:number-matrix-columns-spanned="1" table:number-matrix-rows-spanned="1" table:formula="of:=COM.MICROSOFT.XLOOKUP([.K2];[$Data.$B$2:.$B$268];[$Data.$E$2:.$E$268];0)" office:value-type="float" office:value="30" calcext:value-type="float">
            <text:p>30</text:p>
          </table:table-cell>
          <table:table-cell table:style-name="ce114" table:number-columns-repeated="3"/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Defense+</text:p>
          </table:table-cell>
          <table:table-cell table:style-name="ce126" table:number-columns-repeated="7"/>
          <table:table-cell table:style-name="ce107" table:number-columns-repeated="16358"/>
        </table:table-row>
        <table:table-row table:style-name="ro2">
          <table:table-cell table:style-name="ce105"/>
          <table:table-cell/>
          <table:table-cell table:style-name="ce129" office:value-type="string" calcext:value-type="string">
            <text:p>+10%</text:p>
          </table:table-cell>
          <table:table-cell table:style-name="ce129" office:value-type="string" calcext:value-type="string">
            <text:p>+20%</text:p>
          </table:table-cell>
          <table:table-cell table:style-name="ce129" office:value-type="string" calcext:value-type="string">
            <text:p>+30%</text:p>
          </table:table-cell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Attack-</text:p>
          </table:table-cell>
          <table:table-cell table:style-name="ce126"/>
          <table:table-cell table:style-name="ce156" table:number-columns-repeated="3"/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Defense-</text:p>
          </table:table-cell>
          <table:table-cell table:style-name="ce126" table:number-columns-repeated="7"/>
          <table:table-cell table:style-name="ce107" table:number-columns-repeated="16358"/>
        </table:table-row>
        <table:table-row table:style-name="ro2">
          <table:table-cell table:style-name="ce105"/>
          <table:table-cell table:style-name="ce6" table:content-validation-name="val3" office:value-type="string" calcext:value-type="string">
            <text:p>Basic Attack</text:p>
          </table:table-cell>
          <table:table-cell table:style-name="ce122" office:value-type="string" calcext:value-type="string">
            <text:p>ID:</text:p>
          </table:table-cell>
          <table:table-cell table:style-name="ce114" table:number-matrix-columns-spanned="1" table:number-matrix-rows-spanned="1" table:formula="of:=COM.MICROSOFT.XLOOKUP([.B16]; [$Data.$R$2:.$R$218]; [$Data.$Q$2:.$Q$218]; &quot;&quot;)" office:value-type="float" office:value="0" calcext:value-type="float">
            <text:p>0</text:p>
          </table:table-cell>
          <table:table-cell table:style-name="ce126"/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Speed+</text:p>
          </table:table-cell>
          <table:table-cell table:style-name="ce126" table:number-columns-repeated="4"/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Speed+</text:p>
          </table:table-cell>
          <table:table-cell table:style-name="ce126" table:number-columns-repeated="7"/>
          <table:table-cell table:style-name="ce107" table:number-columns-repeated="16358"/>
        </table:table-row>
        <table:table-row table:style-name="ro3">
          <table:table-cell table:style-name="ce105"/>
          <table:table-cell table:style-name="ce115" table:formula="of:=COM.MICROSOFT.XLOOKUP([.B16];[$Data.$R$2:.$R$218];[$Data.$S$2:.$S$218];&quot;&quot;)" office:value-type="string" office:string-value="Phys" calcext:value-type="string">
            <text:p>Phys</text:p>
          </table:table-cell>
          <table:table-cell table:style-name="ce122" office:value-type="string" calcext:value-type="string">
            <text:p>Stat:</text:p>
          </table:table-cell>
          <table:table-cell table:style-name="ce114" table:formula="of:=COM.MICROSOFT.XLOOKUP([.B16]; [$Data.$R$2:.$R$218]; [$Data.$T$2:.$T$218]; &quot;&quot;)" office:value-type="string" office:string-value="Str" calcext:value-type="string">
            <text:p>Str</text:p>
          </table:table-cell>
          <table:table-cell table:style-name="ce141" office:value-type="string" calcext:value-type="string">
            <text:p>RAW</text:p>
          </table:table-cell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Speed-</text:p>
          </table:table-cell>
          <table:table-cell table:style-name="ce126" table:number-columns-repeated="4"/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Speed-</text:p>
          </table:table-cell>
          <table:table-cell table:style-name="ce126" table:number-columns-repeated="7"/>
          <table:table-cell table:style-name="ce107" table:number-columns-repeated="16358"/>
        </table:table-row>
        <table:table-row table:style-name="ro2">
          <table:table-cell table:style-name="ce105"/>
          <table:table-cell table:style-name="ce13" office:value-type="string" calcext:value-type="string">
            <text:p>HP Effect:</text:p>
          </table:table-cell>
          <table:table-cell table:style-name="ce27" table:formula="of:=COM.MICROSOFT.FLOOR(IF(COM.MICROSOFT.XLOOKUP([.B16];[$Data.$R$2:.$R$218];[$Data.$S$2:.$S$218];&quot;&quot;)=&quot;Heal&quot;;IF(COM.MICROSOFT.XLOOKUP([.B16];[$Data.$R$2:.$R$218];[$Data.$AA$2:.$AA$218];0)&gt;0;(([.D9]/2*2+[.I9])*COM.MICROSOFT.XLOOKUP([.B16];[$Data.$R$2:.$R$218];[$Data.$AA$2:.$AA$218];0)*1.25/10);0);IF([.D17]=&quot;Str&quot;;IF([.D16]=0;([.C9]/2+[.I9])*1.25; ([.C9]/2*2+[.I9])*IF(COM.MICROSOFT.XLOOKUP([.B16];[$Data.$R$2:.$R$218];[$Data.$AA$2:.$AA$218];0)&gt;0;MAX(COM.MICROSOFT.XLOOKUP([.B16];[$Data.$R$2:.$R$218];[$Data.$AA$2:.$AA$218];0)-20;10);0)*1.25/10);IF([.D17]=&quot;HP&quot;;((([.C9]/2*2+[.I9])*IF(COM.MICROSOFT.XLOOKUP([.B16];[$Data.$R$2:.$R$218];[$Data.$AA$2:.$AA$218];0)&gt;0;MAX(COM.MICROSOFT.XLOOKUP([.B16];[$Data.$R$2:.$R$218];[$Data.$AA$2:.$AA$218];0)-20;10);0)*1.25/10)*(1.5-([.B12]/[.B14])*0.75));IF([.D17]=&quot;Int&quot;;(([.D9]/2*2+[.I9])*(COM.MICROSOFT.XLOOKUP([.B16];[$Data.$R$2:.$R$218];[$Data.$AA$2:.$AA$218];0)+IF(COM.MICROSOFT.XLOOKUP([.B16];[$Data.$R$2:.$R$218];[$Data.$AA$2:.$AA$218];0)&gt;0;COM.MICROSOFT.XLOOKUP([.B16];[$Data.$R$2:.$R$218];[$Data.$AC$2:.$AC$218];0);0))*1.1/150)))))*(IF([.F18]=TRUE();1.5;1))*(IF([.G18]=TRUE();2.5;1))*(1+IF([.F14]=TRUE();0.25;0)+IF([.G14]=TRUE();0.25;0)+IF([.H14]=TRUE();0.25;0)+IF([.I14]=TRUE();0.25;0)-IF([.F15]=TRUE();0.125;0)-IF([.G15]=TRUE();0.125;0)-IF([.H15]=TRUE();0.125;0)-IF([.I15]=TRUE();0.125;0))*(1+IF([.O15]=TRUE();0.25;0)+IF([.P15]=TRUE();0.25;0)+IF([.Q15]=TRUE();0.25;0)+IF([.R15]=TRUE();0.25;0)-IF([.O14]=TRUE();0.125;0)-IF([.P14]=TRUE();0.125;0)-IF([.Q14]=TRUE();0.125;0)-IF([.R14]=TRUE();0.125;0))*(1-IF([.Q18]=TRUE();[.O18]/100;0)+IF([.R18]=TRUE();[.O18]/100;0))*(150/(150+IF([.D17]=&quot;Int&quot;;[.N4];[.O4])/2*2+[.R4]))/MAX(1;COM.MICROSOFT.XLOOKUP([.B16];[$Data.$R$2:.$R$218];[$Data.$W$2:.$W$218];0)/3);1)" office:value-type="float" office:value="5" calcext:value-type="float" table:number-columns-spanned="2" table:number-rows-spanned="1">
            <text:p>5</text:p>
          </table:table-cell>
          <table:covered-table-cell table:style-name="ce34"/>
          <table:table-cell table:style-name="ce39" table:number-matrix-columns-spanned="1" table:number-matrix-rows-spanned="1" table:formula="of:=COM.MICROSOFT.FLOOR(IF(COM.MICROSOFT.XLOOKUP([.B16];[$Data.$R$2:.$R$218];[$Data.$S$2:.$S$218];&quot;&quot;)=&quot;Heal&quot;;IF(COM.MICROSOFT.XLOOKUP([.B16];[$Data.$R$2:.$R$218];[$Data.$AA$2:.$AA$218];0)&gt;0;(([.D9]/2*2+[.I9])*COM.MICROSOFT.XLOOKUP([.B16];[$Data.$R$2:.$R$218];[$Data.$AA$2:.$AA$218];0)*1.25/10);0);IF([.D17]=&quot;Str&quot;;IF([.D16]=0;([.C9]/2+[.I9])*1.25; ([.C9]/2*2+[.I9])*IF(COM.MICROSOFT.XLOOKUP([.B16];[$Data.$R$2:.$R$218];[$Data.$AA$2:.$AA$218];0)&gt;0;MAX(COM.MICROSOFT.XLOOKUP([.B16];[$Data.$R$2:.$R$218];[$Data.$AA$2:.$AA$218];0)-20;10);0)*1.25/10);IF([.D17]=&quot;HP&quot;;((([.C9]/2*2+[.I9])*IF(COM.MICROSOFT.XLOOKUP([.B16];[$Data.$R$2:.$R$218];[$Data.$AA$2:.$AA$218];0)&gt;0;MAX(COM.MICROSOFT.XLOOKUP([.B16];[$Data.$R$2:.$R$218];[$Data.$AA$2:.$AA$218];0)-20;10);0)*1.25/10)*(1.5-([.B12]/[.B14])*0.75));IF([.D17]=&quot;Int&quot;;(([.D9]/2*2+[.I9])*(COM.MICROSOFT.XLOOKUP([.B16];[$Data.$R$2:.$R$218];[$Data.$AA$2:.$AA$218];0)+IF(COM.MICROSOFT.XLOOKUP([.B16];[$Data.$R$2:.$R$218];[$Data.$AA$2:.$AA$218];0)&gt;0;COM.MICROSOFT.XLOOKUP([.B16];[$Data.$R$2:.$R$218];[$Data.$AC$2:.$AC$218];0);0))*1.1/150)))));1)" office:value-type="float" office:value="6" calcext:value-type="float">
            <text:p>6</text:p>
          </table:table-cell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Crit+</text:p>
          </table:table-cell>
          <table:table-cell table:style-name="ce126" table:number-columns-repeated="4"/>
          <table:table-cell table:style-name="ce157" office:value-type="float" office:value="50" calcext:value-type="float" table:number-columns-spanned="2" table:number-rows-spanned="1">
            <text:p>50</text:p>
          </table:table-cell>
          <table:covered-table-cell/>
          <table:table-cell table:number-columns-repeated="2" table:style-name="ce128" table:content-validation-name="val4" office:value-type="boolean" office:boolean-value="false" calcext:value-type="boolean">
            <text:p>FALSE</text:p>
          </table:table-cell>
          <table:table-cell table:style-name="ce155"/>
          <table:table-cell table:style-name="ce126" table:number-columns-repeated="7"/>
          <table:table-cell table:style-name="ce107" table:number-columns-repeated="16358"/>
        </table:table-row>
        <table:table-row table:style-name="ro2">
          <table:table-cell table:style-name="ce105"/>
          <table:table-cell table:style-name="ce14" office:value-type="string" calcext:value-type="string">
            <text:p>MP Effect:</text:p>
          </table:table-cell>
          <table:table-cell table:style-name="ce28" table:formula="of:=COM.MICROSOFT.FLOOR(IF(COM.MICROSOFT.XLOOKUP([.B16];[$Data.$R$2:.$R$218];[$Data.$S$2:.$S$218];&quot;&quot;)=&quot;Heal&quot;;IF(COM.MICROSOFT.XLOOKUP([.B16];[$Data.$R$2:.$R$218];[$Data.$AB$2:.$AB$218];0)&gt;0;(([.D9]/2*2+[.I9])*COM.MICROSOFT.XLOOKUP([.B16];[$Data.$R$2:.$R$218];[$Data.$AB$2:.$AB$218];0)*1.25/10);0);IF([.D17]=&quot;Str&quot;; ([.C9]/2*2+[.I9])*IF(COM.MICROSOFT.XLOOKUP([.B16];[$Data.$R$2:.$R$218];[$Data.$AB$2:.$AB$218];0)&gt;0;MAX(COM.MICROSOFT.XLOOKUP([.B16];[$Data.$R$2:.$R$218];[$Data.$AB$2:.$AB$218];0)-20;10);0)*1.25/10;IF([.D17]=&quot;HP&quot;;((([.C9]/2*2+[.I9])*IF(COM.MICROSOFT.XLOOKUP([.B16];[$Data.$R$2:.$R$218];[$Data.$AB$2:.$AB$218];0)&gt;0;MAX(COM.MICROSOFT.XLOOKUP([.B16];[$Data.$R$2:.$R$218];[$Data.$AB$2:.$AB$218];0)-20;10);0)*1.25/10)*(1.5-([.B12]/[.B14])*0.75));IF([.D17]=&quot;Int&quot;;(([.D9]/2*2+[.I9])*(COM.MICROSOFT.XLOOKUP([.B16];[$Data.$R$2:.$R$218];[$Data.$AB$2:.$AB$218];0)+IF(COM.MICROSOFT.XLOOKUP([.B16];[$Data.$R$2:.$R$218];[$Data.$AB$2:.$AB$218];0)&gt;0;COM.MICROSOFT.XLOOKUP([.B16];[$Data.$R$2:.$R$218];[$Data.$AC$2:.$AC$218];0);0))*1.1/150)))))*(IF([.F18]=TRUE();1.5;1))*(IF([.G18]=TRUE();2.5;1))*(1+IF([.F14]=TRUE();0.25;0)+IF([.G14]=TRUE();0.25;0)+IF([.H14]=TRUE();0.25;0)+IF([.I14]=TRUE();0.25;0)-IF([.F15]=TRUE();0.125;0)-IF([.G15]=TRUE();0.125;0)-IF([.H15]=TRUE();0.125;0)-IF([.I15]=TRUE();0.125;0))*(1+IF([.O15]=TRUE();0.25;0)+IF([.P15]=TRUE();0.25;0)+IF([.Q15]=TRUE();0.25;0)+IF([.R15]=TRUE();0.25;0)-IF([.O14]=TRUE();0.125;0)-IF([.P14]=TRUE();0.125;0)-IF([.Q14]=TRUE();0.125;0)-IF([.R14]=TRUE();0.125;0))*(1-IF([.Q18]=TRUE();[.O18]/100;0)+IF([.R18]=TRUE();[.O18]/100;0))*(150/(150+IF([.D17]=&quot;Int&quot;;[.N4];[.O4])/2*2+[.R4]))/MAX(1;COM.MICROSOFT.XLOOKUP([.B16];[$Data.$R$2:.$R$218];[$Data.$W$2:.$W$218];0)/3);1)" office:value-type="float" office:value="0" calcext:value-type="float" table:number-columns-spanned="2" table:number-rows-spanned="1">
            <text:p>0</text:p>
          </table:table-cell>
          <table:covered-table-cell table:style-name="ce34"/>
          <table:table-cell table:style-name="ce40" table:number-matrix-columns-spanned="1" table:number-matrix-rows-spanned="1" table:formula="of:=COM.MICROSOFT.FLOOR(IF(COM.MICROSOFT.XLOOKUP([.B16];[$Data.$R$2:.$R$218];[$Data.$S$2:.$S$218];&quot;&quot;)=&quot;Heal&quot;;IF(COM.MICROSOFT.XLOOKUP([.B16];[$Data.$R$2:.$R$218];[$Data.$AB$2:.$AB$218];0)&gt;0;(([.D9]/2*2+[.I9])*COM.MICROSOFT.XLOOKUP([.B16];[$Data.$R$2:.$R$218];[$Data.$AB$2:.$AB$218];0)*1.25/10);0);IF([.D17]=&quot;Str&quot;; ([.C9]/2*2+[.I9])*IF(COM.MICROSOFT.XLOOKUP([.B16];[$Data.$R$2:.$R$218];[$Data.$AB$2:.$AB$218];0)&gt;0;MAX(COM.MICROSOFT.XLOOKUP([.B16];[$Data.$R$2:.$R$218];[$Data.$AB$2:.$AB$218];0)-20;10);0)*1.25/10;IF([.D17]=&quot;HP&quot;;((([.C9]/2*2+[.I9])*IF(COM.MICROSOFT.XLOOKUP([.B16];[$Data.$R$2:.$R$218];[$Data.$AB$2:.$AB$218];0)&gt;0;MAX(COM.MICROSOFT.XLOOKUP([.B16];[$Data.$R$2:.$R$218];[$Data.$AB$2:.$AB$218];0)-20;10);0)*1.25/10)*(1.5-([.B12]/[.B14])*0.75));IF([.D17]=&quot;Int&quot;;(([.D9]/2*2+[.I9])*(COM.MICROSOFT.XLOOKUP([.B16];[$Data.$R$2:.$R$218];[$Data.$AB$2:.$AB$218];0)+IF(COM.MICROSOFT.XLOOKUP([.B16];[$Data.$R$2:.$R$218];[$Data.$AB$2:.$AB$218];0)&gt;0;COM.MICROSOFT.XLOOKUP([.B16];[$Data.$R$2:.$R$218];[$Data.$AC$2:.$AC$218];0);0))*1.1/150)))));1)" office:value-type="float" office:value="0" calcext:value-type="float">
            <text:p>0</text:p>
          </table:table-cell>
          <table:table-cell table:style-name="ce129" office:value-type="string" calcext:value-type="string">
            <text:p>Is Crit?</text:p>
          </table:table-cell>
          <table:table-cell table:style-name="ce129" office:value-type="string" calcext:value-type="string">
            <text:p>Focus</text:p>
          </table:table-cell>
          <table:table-cell table:style-name="ce129" office:value-type="string" calcext:value-type="string">
            <text:p>Might</text:p>
          </table:table-cell>
          <table:table-cell table:style-name="ce129" office:value-type="string" calcext:value-type="string">
            <text:p>D.B.Might</text:p>
          </table:table-cell>
          <table:table-cell table:style-name="ce126" table:number-columns-repeated="5"/>
          <table:table-cell table:style-name="ce57" office:value-type="string" calcext:value-type="string" table:number-columns-spanned="2" table:number-rows-spanned="1">
            <text:p>Affinity Value</text:p>
          </table:table-cell>
          <table:covered-table-cell/>
          <table:table-cell table:style-name="ce129" office:value-type="string" calcext:value-type="string">
            <text:p>Resist?</text:p>
          </table:table-cell>
          <table:table-cell table:style-name="ce129" office:value-type="string" calcext:value-type="string">
            <text:p>Weak?</text:p>
          </table:table-cell>
          <table:table-cell table:style-name="ce126" table:number-columns-repeated="8"/>
          <table:table-cell table:style-name="ce107" table:number-columns-repeated="16358"/>
        </table:table-row>
        <table:table-row table:style-name="ro2">
          <table:table-cell table:style-name="ce105"/>
          <table:table-cell table:style-name="ce15" office:value-type="string" calcext:value-type="string">
            <text:p>Skill Hit Chance:</text:p>
          </table:table-cell>
          <table:table-cell table:style-name="ce29" table:formula="of:=CONCATENATE(FLOOR(MAX(0;MIN(100;((IF([.D17]=&quot;Int&quot;;COM.MICROSOFT.XLOOKUP([.B16];[$Data.$R$2:.$R$218];[$Data.$X$2:.$X$218];0)-((([.M4]+[.R4]/4)/2+[.Q4]*2/2)-(([.D9]+[.I9]/2)/2+[.H9]*2/2));COM.MICROSOFT.XLOOKUP([.B16];[$Data.$R$2:.$R$218];[$Data.$X$2:.$X$218];0)-((([.L4]+[.R4]/4)/2+[.P4]*2/2)-(([.C9]+[.I9]/2)/2+[.G9]*2/2)))-COM.MICROSOFT.XLOOKUP([.B16];[$Data.$R$2:.$R$218];[$Data.$Z$2:.$Z$218];0))*(1+IF([.F16]=TRUE();0.25;0)+IF([.G16]=TRUE();0.25;0)+IF([.H16]=TRUE();0.25;0)+IF([.I16]=TRUE();0.25;0)-IF([.F17]=TRUE();0.125;0)-IF([.G17]=TRUE();0.125;0)-IF([.H17]=TRUE();0.125;0)-IF([.I17]=TRUE();0.125;0))*(1+IF([.O17]=TRUE();0.25;0)+IF([.P17]=TRUE();0.25;0)+IF([.Q17]=TRUE();0.25;0)+IF([.R17]=TRUE();0.25;0)-IF([.O16]=TRUE();0.125;0)-IF([.P16]=TRUE();0.125;0)-IF([.Q16]=TRUE();0.125;0)-IF([.R16]=TRUE();0.125;0)))));1);&quot;%&quot;)" office:value-type="string" office:string-value="93%" calcext:value-type="string" table:number-columns-spanned="2" table:number-rows-spanned="1">
            <text:p>93%</text:p>
          </table:table-cell>
          <table:covered-table-cell table:style-name="ce34"/>
          <table:table-cell table:style-name="ce41" table:formula="of:=CONCATENATE(FLOOR(MAX(0;MIN(100;(IF([.D17]=&quot;Int&quot;;COM.MICROSOFT.XLOOKUP([.B16];[$Data.$R$2:.$R$218];[$Data.$X$2:.$X$218];0)-((([.M4]+[.R4]/4)/2+[.Q4]*2/2)-(([.D9]+19/2)/2+[.H9]*2/2));COM.MICROSOFT.XLOOKUP([.B16];[$Data.$R$2:.$R$218];[$Data.$X$2:.$X$218];0)-((([.L4]+[.R4]/4)/2+[.P4]*2/2)-(([.C9]+[.I9]/2)/2+[.G9]*2/2)))-COM.MICROSOFT.XLOOKUP([.B16];[$Data.$R$2:.$R$218];[$Data.$Z$2:.$Z$218];0))));1);&quot;%&quot;)" office:value-type="string" office:string-value="93%" calcext:value-type="string">
            <text:p>93%</text:p>
          </table:table-cell>
          <table:table-cell table:style-name="ce126" table:number-columns-repeated="21"/>
          <table:table-cell table:style-name="ce107" table:number-columns-repeated="16358"/>
        </table:table-row>
        <table:table-row table:style-name="ro2">
          <table:table-cell table:style-name="ce105"/>
          <table:table-cell table:style-name="ce16" office:value-type="string" calcext:value-type="string">
            <text:p>Skill Critical Chance:</text:p>
          </table:table-cell>
          <table:table-cell table:style-name="ce30" table:formula="of:=CONCATENATE(IF(COM.MICROSOFT.XLOOKUP([.B16];[$Data.$R$2:.$R$218];[$Data.$Y$2:.$Y$218];0)&gt;0;FLOOR((MIN(100;MAX(0;(([.H9]/([.R4]/4+3)))-([.Q4]/([.I9]+3)))*6.25))+COM.MICROSOFT.XLOOKUP([.B16];[$Data.$R$2:.$R$218];[$Data.$Y$2:.$Y$218];0))*(1+IF([.H18]=TRUE();0.25;0)+IF([.I18]=TRUE();0.5;0));2);&quot;%&quot;)" office:value-type="string" office:string-value="6%" calcext:value-type="string" table:number-columns-spanned="2" table:number-rows-spanned="1">
            <text:p>6%</text:p>
          </table:table-cell>
          <table:covered-table-cell table:style-name="ce34"/>
          <table:table-cell table:style-name="ce43" table:formula="of:=CONCATENATE(IF(COM.MICROSOFT.XLOOKUP([.B16];[$Data.$R$2:.$R$218];[$Data.$Y$2:.$Y$218];0)&gt;0;FLOOR((MIN(100;MAX(0;(([.H9]/([.R4]/4+3)))-([.Q4]/([.I9]+3)))*6.25))+COM.MICROSOFT.XLOOKUP([.B16];[$Data.$R$2:.$R$218];[$Data.$Y$2:.$Y$218];0)));&quot;%&quot;)" office:value-type="string" office:string-value="6%" calcext:value-type="string">
            <text:p>6%</text:p>
          </table:table-cell>
          <table:table-cell table:style-name="ce126" table:number-columns-repeated="21"/>
          <table:table-cell table:style-name="ce107" table:number-columns-repeated="16358"/>
        </table:table-row>
        <table:table-row table:style-name="ro2">
          <table:table-cell table:style-name="ce105"/>
          <table:table-cell table:style-name="ce112"/>
          <table:table-cell table:style-name="ce126" table:number-columns-repeated="24"/>
          <table:table-cell table:style-name="ce107" table:number-columns-repeated="16358"/>
        </table:table-row>
        <table:table-row table:style-name="ro2">
          <table:table-cell table:style-name="ce105"/>
          <table:table-cell table:style-name="ce120" office:value-type="string" calcext:value-type="string">
            <text:p>Mod Version v1.6.0</text:p>
          </table:table-cell>
          <table:table-cell table:style-name="ce126" table:number-columns-repeated="24"/>
          <table:table-cell table:style-name="ce107" table:number-columns-repeated="16358"/>
        </table:table-row>
        <table:table-row table:style-name="ro2" table:number-rows-repeated="977">
          <table:table-cell table:style-name="ce105"/>
          <table:table-cell table:style-name="ce112"/>
          <table:table-cell table:style-name="ce126" table:number-columns-repeated="24"/>
          <table:table-cell table:style-name="ce107" table:number-columns-repeated="16358"/>
        </table:table-row>
        <table:table-row table:style-name="ro4" table:number-rows-repeated="1047575">
          <table:table-cell table:number-columns-repeated="26"/>
          <table:table-cell table:style-name="ce107" table:number-columns-repeated="16358"/>
        </table:table-row>
        <table:table-row table:style-name="ro4">
          <table:table-cell table:number-columns-repeated="26"/>
          <table:table-cell table:style-name="ce107" table:number-columns-repeated="16358"/>
        </table:table-row>
        <calcext:conditional-formats>
          <calcext:conditional-format calcext:target-range-address="Calculations.B17:Calculations.B17">
            <calcext:condition calcext:apply-style-name="ConditionalStyle_1" calcext:value="=&quot;Phys&quot;" calcext:base-cell-address="Calculations.B17"/>
          </calcext:conditional-format>
          <calcext:conditional-format calcext:target-range-address="Calculations.B17:Calculations.B17">
            <calcext:condition calcext:apply-style-name="ConditionalStyle_2" calcext:value="=&quot;Fire&quot;" calcext:base-cell-address="Calculations.B17"/>
          </calcext:conditional-format>
          <calcext:conditional-format calcext:target-range-address="Calculations.B17:Calculations.B17">
            <calcext:condition calcext:apply-style-name="ConditionalStyle_3" calcext:value="=&quot;Ice&quot;" calcext:base-cell-address="Calculations.B17"/>
          </calcext:conditional-format>
          <calcext:conditional-format calcext:target-range-address="Calculations.B17:Calculations.B17">
            <calcext:condition calcext:apply-style-name="ConditionalStyle_4" calcext:value="=&quot;Elec&quot;" calcext:base-cell-address="Calculations.B17"/>
          </calcext:conditional-format>
          <calcext:conditional-format calcext:target-range-address="Calculations.B17:Calculations.B17">
            <calcext:condition calcext:apply-style-name="ConditionalStyle_5" calcext:value="=&quot;Force&quot;" calcext:base-cell-address="Calculations.B17"/>
          </calcext:conditional-format>
          <calcext:conditional-format calcext:target-range-address="Calculations.B17:Calculations.B17">
            <calcext:condition calcext:apply-style-name="ConditionalStyle_6" calcext:value="=&quot;Almighty&quot;" calcext:base-cell-address="Calculations.B17"/>
          </calcext:conditional-format>
          <calcext:conditional-format calcext:target-range-address="Calculations.B17:Calculations.B17">
            <calcext:condition calcext:apply-style-name="ConditionalStyle_7" calcext:value="=&quot;Light&quot;" calcext:base-cell-address="Calculations.B17"/>
          </calcext:conditional-format>
          <calcext:conditional-format calcext:target-range-address="Calculations.B17:Calculations.B17">
            <calcext:condition calcext:apply-style-name="ConditionalStyle_8" calcext:value="=&quot;Dark&quot;" calcext:base-cell-address="Calculations.B17"/>
          </calcext:conditional-format>
          <calcext:conditional-format calcext:target-range-address="Calculations.B17:Calculations.B17">
            <calcext:condition calcext:apply-style-name="ConditionalStyle_9" calcext:value="=&quot;Curse&quot;" calcext:base-cell-address="Calculations.B17"/>
          </calcext:conditional-format>
          <calcext:conditional-format calcext:target-range-address="Calculations.B17:Calculations.B17">
            <calcext:condition calcext:apply-style-name="ConditionalStyle_10" calcext:value="=&quot;Nerve&quot;" calcext:base-cell-address="Calculations.B17"/>
          </calcext:conditional-format>
          <calcext:conditional-format calcext:target-range-address="Calculations.B17:Calculations.B17">
            <calcext:condition calcext:apply-style-name="ConditionalStyle_11" calcext:value="=&quot;Mind&quot;" calcext:base-cell-address="Calculations.B17"/>
          </calcext:conditional-format>
          <calcext:conditional-format calcext:target-range-address="Calculations.B17:Calculations.B17">
            <calcext:condition calcext:apply-style-name="ConditionalStyle_12" calcext:value="=&quot;Self-Destruct&quot;" calcext:base-cell-address="Calculations.B17"/>
          </calcext:conditional-format>
          <calcext:conditional-format calcext:target-range-address="Calculations.B17:Calculations.B17">
            <calcext:condition calcext:apply-style-name="ConditionalStyle_13" calcext:value="=&quot;Heal&quot;" calcext:base-cell-address="Calculations.B17"/>
          </calcext:conditional-format>
          <calcext:conditional-format calcext:target-range-address="Calculations.B17:Calculations.B17">
            <calcext:condition calcext:apply-style-name="ConditionalStyle_14" calcext:value="=&quot;Support&quot;" calcext:base-cell-address="Calculations.B17"/>
          </calcext:conditional-format>
          <calcext:conditional-format calcext:target-range-address="Calculations.B17:Calculations.B17">
            <calcext:condition calcext:apply-style-name="ConditionalStyle_15" calcext:value="=&quot;Utility&quot;" calcext:base-cell-address="Calculations.B17"/>
          </calcext:conditional-format>
        </calcext:conditional-formats>
      </table:table>
      <table:table table:name="Data" table:style-name="ta2">
        <table:table-column table:style-name="co17" table:default-cell-style-name="ce107"/>
        <table:table-column table:style-name="co18" table:default-cell-style-name="ce107"/>
        <table:table-column table:style-name="co19" table:default-cell-style-name="ce107"/>
        <table:table-column table:style-name="co20" table:default-cell-style-name="ce107"/>
        <table:table-column table:style-name="co21" table:default-cell-style-name="ce107"/>
        <table:table-column table:style-name="co22" table:default-cell-style-name="ce107"/>
        <table:table-column table:style-name="co23" table:default-cell-style-name="ce107"/>
        <table:table-column table:style-name="co24" table:number-columns-repeated="2" table:default-cell-style-name="ce107"/>
        <table:table-column table:style-name="co25" table:default-cell-style-name="ce107"/>
        <table:table-column table:style-name="co26" table:default-cell-style-name="ce107"/>
        <table:table-column table:style-name="co23" table:default-cell-style-name="ce107"/>
        <table:table-column table:style-name="co27" table:default-cell-style-name="ce107"/>
        <table:table-column table:style-name="co28" table:default-cell-style-name="ce107"/>
        <table:table-column table:style-name="co18" table:default-cell-style-name="ce107"/>
        <table:table-column table:style-name="co1" table:default-cell-style-name="ce107"/>
        <table:table-column table:style-name="co29" table:default-cell-style-name="ce107"/>
        <table:table-column table:style-name="co30" table:default-cell-style-name="ce107"/>
        <table:table-column table:style-name="co31" table:default-cell-style-name="ce107"/>
        <table:table-column table:style-name="co32" table:default-cell-style-name="ce107"/>
        <table:table-column table:style-name="co22" table:default-cell-style-name="ce107"/>
        <table:table-column table:style-name="co24" table:default-cell-style-name="ce107"/>
        <table:table-column table:style-name="co33" table:default-cell-style-name="ce107"/>
        <table:table-column table:style-name="co30" table:default-cell-style-name="ce107"/>
        <table:table-column table:style-name="co34" table:default-cell-style-name="ce107"/>
        <table:table-column table:style-name="co35" table:default-cell-style-name="ce107"/>
        <table:table-column table:style-name="co16" table:number-columns-repeated="2" table:default-cell-style-name="ce107"/>
        <table:table-column table:style-name="co36" table:default-cell-style-name="ce107"/>
        <table:table-column table:style-name="co1" table:default-cell-style-name="ce107"/>
        <table:table-column table:style-name="co37" table:default-cell-style-name="ce107"/>
        <table:table-column table:style-name="co38" table:default-cell-style-name="ce107"/>
        <table:table-column table:style-name="co39" table:number-columns-repeated="6" table:default-cell-style-name="ce107"/>
        <table:table-column table:style-name="co16" table:number-columns-repeated="16346"/>
        <table:table-row table:style-name="ro5">
          <table:table-cell table:style-name="ce159" office:value-type="string" calcext:value-type="string">
            <text:p>id</text:p>
          </table:table-cell>
          <table:table-cell table:style-name="ce162" office:value-type="string" calcext:value-type="string">
            <text:p>name</text:p>
          </table:table-cell>
          <table:table-cell table:style-name="ce162" office:value-type="string" calcext:value-type="string">
            <text:p>race</text:p>
          </table:table-cell>
          <table:table-cell table:style-name="ce166" office:value-type="string" calcext:value-type="string">
            <text:p>level</text:p>
          </table:table-cell>
          <table:table-cell table:style-name="ce167" office:value-type="string" calcext:value-type="string">
            <text:p>hp</text:p>
          </table:table-cell>
          <table:table-cell table:style-name="ce170" office:value-type="string" calcext:value-type="string">
            <text:p>mp</text:p>
          </table:table-cell>
          <table:table-cell table:style-name="ce173" office:value-type="string" calcext:value-type="string">
            <text:p>str</text:p>
          </table:table-cell>
          <table:table-cell table:style-name="ce176" office:value-type="string" calcext:value-type="string">
            <text:p>int</text:p>
          </table:table-cell>
          <table:table-cell table:style-name="ce179" office:value-type="string" calcext:value-type="string">
            <text:p>mag</text:p>
          </table:table-cell>
          <table:table-cell table:style-name="ce182" office:value-type="string" calcext:value-type="string">
            <text:p>vit</text:p>
          </table:table-cell>
          <table:table-cell table:style-name="ce185" office:value-type="string" calcext:value-type="string">
            <text:p>agi</text:p>
          </table:table-cell>
          <table:table-cell table:style-name="ce188" office:value-type="string" calcext:value-type="string">
            <text:p>luc</text:p>
          </table:table-cell>
          <table:table-cell table:style-name="ce166" office:value-type="string" calcext:value-type="string">
            <text:p>point total</text:p>
          </table:table-cell>
          <table:table-cell table:style-name="ce191" office:value-type="string" calcext:value-type="string">
            <text:p>physical hp</text:p>
          </table:table-cell>
          <table:table-cell table:style-name="ce194" office:value-type="string" calcext:value-type="string">
            <text:p>magical hp</text:p>
          </table:table-cell>
          <table:table-cell table:style-name="ce197"/>
          <table:table-cell table:style-name="ce159" office:value-type="string" calcext:value-type="string">
            <text:p>id</text:p>
          </table:table-cell>
          <table:table-cell table:style-name="ce162" office:value-type="string" calcext:value-type="string">
            <text:p>name</text:p>
          </table:table-cell>
          <table:table-cell table:style-name="ce200" office:value-type="string" calcext:value-type="string">
            <text:p>attribute</text:p>
          </table:table-cell>
          <table:table-cell table:style-name="ce202" office:value-type="string" calcext:value-type="string">
            <text:p>stat</text:p>
          </table:table-cell>
          <table:table-cell table:style-name="ce203" office:value-type="string" calcext:value-type="string">
            <text:p>rank</text:p>
          </table:table-cell>
          <table:table-cell table:style-name="ce204" office:value-type="string" calcext:value-type="string">
            <text:p>cost</text:p>
          </table:table-cell>
          <table:table-cell table:style-name="ce205" office:value-type="string" calcext:value-type="string">
            <text:p>max hit count</text:p>
          </table:table-cell>
          <table:table-cell table:style-name="ce206" office:value-type="string" calcext:value-type="string">
            <text:p>hit accuracy</text:p>
          </table:table-cell>
          <table:table-cell table:style-name="ce188" office:value-type="string" calcext:value-type="string">
            <text:p>hit critical point</text:p>
          </table:table-cell>
          <table:table-cell table:style-name="ce207" office:value-type="string" calcext:value-type="string">
            <text:p>hit failure point</text:p>
          </table:table-cell>
          <table:table-cell table:style-name="ce191" office:value-type="string" calcext:value-type="string">
            <text:p>hp power</text:p>
          </table:table-cell>
          <table:table-cell table:style-name="ce208" office:value-type="string" calcext:value-type="string">
            <text:p>mp power</text:p>
          </table:table-cell>
          <table:table-cell table:style-name="ce209" office:value-type="string" calcext:value-type="string">
            <text:p>power increase</text:p>
          </table:table-cell>
          <table:table-cell table:style-name="ce197"/>
          <table:table-cell table:style-name="ce159" office:value-type="string" calcext:value-type="string">
            <text:p>id</text:p>
          </table:table-cell>
          <table:table-cell table:style-name="ce162" office:value-type="string" calcext:value-type="string">
            <text:p>name</text:p>
          </table:table-cell>
          <table:table-cell table:style-name="ce173" office:value-type="string" calcext:value-type="string">
            <text:p>str</text:p>
          </table:table-cell>
          <table:table-cell table:style-name="ce176" office:value-type="string" calcext:value-type="string">
            <text:p>int</text:p>
          </table:table-cell>
          <table:table-cell table:style-name="ce179" office:value-type="string" calcext:value-type="string">
            <text:p>mag</text:p>
          </table:table-cell>
          <table:table-cell table:style-name="ce182" office:value-type="string" calcext:value-type="string">
            <text:p>vit</text:p>
          </table:table-cell>
          <table:table-cell table:style-name="ce185" office:value-type="string" calcext:value-type="string">
            <text:p>agi</text:p>
          </table:table-cell>
          <table:table-cell table:style-name="ce188" office:value-type="string" calcext:value-type="string">
            <text:p>luc</text:p>
          </table:table-cell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0" calcext:value-type="float">
            <text:p>0</text:p>
          </table:table-cell>
          <table:table-cell table:style-name="ce163" office:value-type="string" calcext:value-type="string">
            <text:p>Demi-Fiend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1" calcext:value-type="float">
            <text:p>1</text:p>
          </table:table-cell>
          <table:table-cell table:style-name="ce168" table:content-validation-name="val6" table:formula="of:=([.D2]+[.J2]/2)*6" office:value-type="float" office:value="18" calcext:value-type="float">
            <text:p>18</text:p>
          </table:table-cell>
          <table:table-cell table:style-name="ce171" table:content-validation-name="val6" table:formula="of:=([.D2]+[.I2]/2)*4" office:value-type="float" office:value="12" calcext:value-type="float">
            <text:p>12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4" calcext:value-type="float">
            <text:p>4</text:p>
          </table:table-cell>
          <table:table-cell table:style-name="ce180" office:value-type="float" office:value="4" calcext:value-type="float">
            <text:p>4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4" calcext:value-type="float">
            <text:p>4</text:p>
          </table:table-cell>
          <table:table-cell table:style-name="ce165" table:formula="of:=SUM([.G2:.L2])" office:value-type="float" office:value="24" calcext:value-type="float">
            <text:p>24</text:p>
          </table:table-cell>
          <table:table-cell table:style-name="ce192" table:formula="of:=CONCATENATE(COM.MICROSOFT.FLOOR([.E2]/(150/(150+[.J2]+MIN([.D2];99)));1); &quot; (~&quot;; COM.MICROSOFT.CEILING((1-(150/(150+[.J2]+MIN([.D2];99))))*100;1); &quot;%)&quot;)" office:value-type="string" office:string-value="18 (~4%)" calcext:value-type="string">
            <text:p>18 (~4%)</text:p>
          </table:table-cell>
          <table:table-cell table:style-name="ce195" table:formula="of:=CONCATENATE(COM.MICROSOFT.FLOOR([.E2]/(150/(150+[.I2]+MIN([.D2];99)));1); &quot; (~&quot;; COM.MICROSOFT.CEILING((1-(150/(150+[.I2]+MIN([.D2];99))))*100;1); &quot;%)&quot;)" office:value-type="string" office:string-value="18 (~4%)" calcext:value-type="string">
            <text:p>18 (~4%)</text:p>
          </table:table-cell>
          <table:table-cell table:style-name="ce198"/>
          <table:table-cell table:style-name="ce62" table:content-validation-name="val6" office:value-type="float" office:value="0" calcext:value-type="float">
            <text:p>0</text:p>
          </table:table-cell>
          <table:table-cell table:style-name="ce62" office:value-type="string" calcext:value-type="string">
            <text:p>Basic Attack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2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Free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3" calcext:value-type="float">
            <text:p>3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62" table:content-validation-name="val6" office:value-type="float" office:value="1" calcext:value-type="float">
            <text:p>1</text:p>
          </table:table-cell>
          <table:table-cell table:style-name="ce199" office:value-type="string" calcext:value-type="string">
            <text:p>Marogareh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2" calcext:value-type="float">
            <text:p>2</text:p>
          </table:table-cell>
          <table:table-cell table:style-name="ce180" office:value-type="float" office:value="2" calcext:value-type="float">
            <text:p>2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" calcext:value-type="float">
            <text:p>1</text:p>
          </table:table-cell>
          <table:table-cell table:style-name="ce163" office:value-type="string" calcext:value-type="string">
            <text:p>Vishnu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93" calcext:value-type="float">
            <text:p>93</text:p>
          </table:table-cell>
          <table:table-cell table:style-name="ce168" table:content-validation-name="val6" table:formula="of:=([.D3]+[.J3]/2)*6" office:value-type="float" office:value="708" calcext:value-type="float">
            <text:p>708</text:p>
          </table:table-cell>
          <table:table-cell table:style-name="ce171" table:content-validation-name="val6" table:formula="of:=([.D3]+[.I3]/2)*4" office:value-type="float" office:value="512" calcext:value-type="float">
            <text:p>512</text:p>
          </table:table-cell>
          <table:table-cell table:style-name="ce174" office:value-type="float" office:value="54" calcext:value-type="float">
            <text:p>54</text:p>
          </table:table-cell>
          <table:table-cell table:style-name="ce177" office:value-type="float" office:value="84" calcext:value-type="float">
            <text:p>84</text:p>
          </table:table-cell>
          <table:table-cell table:style-name="ce180" office:value-type="float" office:value="70" calcext:value-type="float">
            <text:p>70</text:p>
          </table:table-cell>
          <table:table-cell table:style-name="ce183" office:value-type="float" office:value="50" calcext:value-type="float">
            <text:p>50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52" calcext:value-type="float">
            <text:p>52</text:p>
          </table:table-cell>
          <table:table-cell table:style-name="ce165" table:formula="of:=SUM([.G3:.L3])" office:value-type="float" office:value="350" calcext:value-type="float">
            <text:p>350</text:p>
          </table:table-cell>
          <table:table-cell table:style-name="ce192" table:formula="of:=CONCATENATE(COM.MICROSOFT.FLOOR([.E3]/(150/(150+[.J3]+MIN([.D3];99)));1); &quot; (~&quot;; COM.MICROSOFT.CEILING((1-(150/(150+[.J3]+MIN([.D3];99))))*100;1); &quot;%)&quot;)" office:value-type="string" office:string-value="1382 (~49%)" calcext:value-type="string">
            <text:p>1382 (~49%)</text:p>
          </table:table-cell>
          <table:table-cell table:style-name="ce195" table:formula="of:=CONCATENATE(COM.MICROSOFT.FLOOR([.E3]/(150/(150+[.I3]+MIN([.D3];99)));1); &quot; (~&quot;; COM.MICROSOFT.CEILING((1-(150/(150+[.I3]+MIN([.D3];99))))*100;1); &quot;%)&quot;)" office:value-type="string" office:string-value="1477 (~53%)" calcext:value-type="string">
            <text:p>1477 (~53%)</text:p>
          </table:table-cell>
          <table:table-cell table:style-name="ce198"/>
          <table:table-cell table:style-name="ce62" table:content-validation-name="val6" office:value-type="float" office:value="1" calcext:value-type="float">
            <text:p>1</text:p>
          </table:table-cell>
          <table:table-cell table:style-name="ce62" office:value-type="string" calcext:value-type="string">
            <text:p>Agi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3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37" calcext:value-type="float">
            <text:p>37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04" calcext:value-type="float">
            <text:p>104</text:p>
          </table:table-cell>
          <table:table-cell table:style-name="ce210"/>
          <table:table-cell table:style-name="ce62" table:content-validation-name="val6" office:value-type="float" office:value="2" calcext:value-type="float">
            <text:p>2</text:p>
          </table:table-cell>
          <table:table-cell table:style-name="ce199" office:value-type="string" calcext:value-type="string">
            <text:p>Wadatsumi</text:p>
          </table:table-cell>
          <table:table-cell table:style-name="ce174" office:value-type="float" office:value="0" calcext:value-type="float">
            <text:p>0</text:p>
          </table:table-cell>
          <table:table-cell table:style-name="ce177" office:value-type="float" office:value="6" calcext:value-type="float">
            <text:p>6</text:p>
          </table:table-cell>
          <table:table-cell table:style-name="ce180" office:value-type="float" office:value="6" calcext:value-type="float">
            <text:p>6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2" calcext:value-type="float">
            <text:p>2</text:p>
          </table:table-cell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" calcext:value-type="float">
            <text:p>2</text:p>
          </table:table-cell>
          <table:table-cell table:style-name="ce164" office:value-type="string" calcext:value-type="string">
            <text:p>Mitra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78" calcext:value-type="float">
            <text:p>78</text:p>
          </table:table-cell>
          <table:table-cell table:style-name="ce168" table:content-validation-name="val6" table:formula="of:=([.D4]+[.J4]/2)*6" office:value-type="float" office:value="630" calcext:value-type="float">
            <text:p>630</text:p>
          </table:table-cell>
          <table:table-cell table:style-name="ce171" table:content-validation-name="val6" table:formula="of:=([.D4]+[.I4]/2)*4" office:value-type="float" office:value="412" calcext:value-type="float">
            <text:p>412</text:p>
          </table:table-cell>
          <table:table-cell table:style-name="ce174" office:value-type="float" office:value="54" calcext:value-type="float">
            <text:p>54</text:p>
          </table:table-cell>
          <table:table-cell table:style-name="ce177" office:value-type="float" office:value="58" calcext:value-type="float">
            <text:p>58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54" calcext:value-type="float">
            <text:p>54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36" calcext:value-type="float">
            <text:p>36</text:p>
          </table:table-cell>
          <table:table-cell table:style-name="ce165" table:formula="of:=SUM([.G4:.L4])" office:value-type="float" office:value="284" calcext:value-type="float">
            <text:p>284</text:p>
          </table:table-cell>
          <table:table-cell table:style-name="ce192" table:formula="of:=CONCATENATE(COM.MICROSOFT.FLOOR([.E4]/(150/(150+[.J4]+MIN([.D4];99)));1); &quot; (~&quot;; COM.MICROSOFT.CEILING((1-(150/(150+[.J4]+MIN([.D4];99))))*100;1); &quot;%)&quot;)" office:value-type="string" office:string-value="1184 (~47%)" calcext:value-type="string">
            <text:p>1184 (~47%)</text:p>
          </table:table-cell>
          <table:table-cell table:style-name="ce195" table:formula="of:=CONCATENATE(COM.MICROSOFT.FLOOR([.E4]/(150/(150+[.I4]+MIN([.D4];99)));1); &quot; (~&quot;; COM.MICROSOFT.CEILING((1-(150/(150+[.I4]+MIN([.D4];99))))*100;1); &quot;%)&quot;)" office:value-type="string" office:string-value="1167 (~47%)" calcext:value-type="string">
            <text:p>1167 (~47%)</text:p>
          </table:table-cell>
          <table:table-cell table:style-name="ce198"/>
          <table:table-cell table:style-name="ce62" table:content-validation-name="val6" office:value-type="float" office:value="2" calcext:value-type="float">
            <text:p>2</text:p>
          </table:table-cell>
          <table:table-cell table:style-name="ce62" office:value-type="string" calcext:value-type="string">
            <text:p>Agilao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55" calcext:value-type="float">
            <text:p>5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62" table:content-validation-name="val6" office:value-type="float" office:value="3" calcext:value-type="float">
            <text:p>3</text:p>
          </table:table-cell>
          <table:table-cell table:style-name="ce199" office:value-type="string" calcext:value-type="string">
            <text:p>Ankh</text:p>
          </table:table-cell>
          <table:table-cell table:style-name="ce174" office:value-type="float" office:value="2" calcext:value-type="float">
            <text:p>2</text:p>
          </table:table-cell>
          <table:table-cell table:style-name="ce177" office:value-type="float" office:value="2" calcext:value-type="float">
            <text:p>2</text:p>
          </table:table-cell>
          <table:table-cell table:style-name="ce180" office:value-type="float" office:value="2" calcext:value-type="float">
            <text:p>2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0" calcext:value-type="float">
            <text:p>0</text:p>
          </table:table-cell>
          <table:table-cell table:style-name="ce189" office:value-type="float" office:value="2" calcext:value-type="float">
            <text:p>2</text:p>
          </table:table-cell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3" calcext:value-type="float">
            <text:p>3</text:p>
          </table:table-cell>
          <table:table-cell table:style-name="ce164" office:value-type="string" calcext:value-type="string">
            <text:p>Amaterasu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65" calcext:value-type="float">
            <text:p>65</text:p>
          </table:table-cell>
          <table:table-cell table:style-name="ce168" table:content-validation-name="val6" table:formula="of:=([.D5]+[.J5]/2)*6" office:value-type="float" office:value="492" calcext:value-type="float">
            <text:p>492</text:p>
          </table:table-cell>
          <table:table-cell table:style-name="ce171" table:content-validation-name="val6" table:formula="of:=([.D5]+[.I5]/2)*4" office:value-type="float" office:value="352" calcext:value-type="float">
            <text:p>352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58" calcext:value-type="float">
            <text:p>58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5:.L5])" office:value-type="float" office:value="240" calcext:value-type="float">
            <text:p>240</text:p>
          </table:table-cell>
          <table:table-cell table:style-name="ce192" table:formula="of:=CONCATENATE(COM.MICROSOFT.FLOOR([.E5]/(150/(150+[.J5]+MIN([.D5];99)));1); &quot; (~&quot;; COM.MICROSOFT.CEILING((1-(150/(150+[.J5]+MIN([.D5];99))))*100;1); &quot;%)&quot;)" office:value-type="string" office:string-value="816 (~40%)" calcext:value-type="string">
            <text:p>816 (~40%)</text:p>
          </table:table-cell>
          <table:table-cell table:style-name="ce195" table:formula="of:=CONCATENATE(COM.MICROSOFT.FLOOR([.E5]/(150/(150+[.I5]+MIN([.D5];99)));1); &quot; (~&quot;; COM.MICROSOFT.CEILING((1-(150/(150+[.I5]+MIN([.D5];99))))*100;1); &quot;%)&quot;)" office:value-type="string" office:string-value="856 (~43%)" calcext:value-type="string">
            <text:p>856 (~43%)</text:p>
          </table:table-cell>
          <table:table-cell table:style-name="ce198"/>
          <table:table-cell table:style-name="ce62" table:content-validation-name="val6" office:value-type="float" office:value="3" calcext:value-type="float">
            <text:p>3</text:p>
          </table:table-cell>
          <table:table-cell table:style-name="ce62" office:value-type="string" calcext:value-type="string">
            <text:p>Agidyne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75" calcext:value-type="float">
            <text:p>7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20" calcext:value-type="float">
            <text:p>220</text:p>
          </table:table-cell>
          <table:table-cell table:style-name="ce210"/>
          <table:table-cell table:style-name="ce62" table:content-validation-name="val6" office:value-type="float" office:value="4" calcext:value-type="float">
            <text:p>4</text:p>
          </table:table-cell>
          <table:table-cell table:style-name="ce199" office:value-type="string" calcext:value-type="string">
            <text:p>Iyomante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6" calcext:value-type="float">
            <text:p>6</text:p>
          </table:table-cell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4" calcext:value-type="float">
            <text:p>4</text:p>
          </table:table-cell>
          <table:table-cell table:style-name="ce164" office:value-type="string" calcext:value-type="string">
            <text:p>Odin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56" calcext:value-type="float">
            <text:p>56</text:p>
          </table:table-cell>
          <table:table-cell table:style-name="ce168" table:content-validation-name="val6" table:formula="of:=([.D6]+[.J6]/2)*6" office:value-type="float" office:value="444" calcext:value-type="float">
            <text:p>444</text:p>
          </table:table-cell>
          <table:table-cell table:style-name="ce171" table:content-validation-name="val6" table:formula="of:=([.D6]+[.I6]/2)*4" office:value-type="float" office:value="324" calcext:value-type="float">
            <text:p>324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62" calcext:value-type="float">
            <text:p>62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6:.L6])" office:value-type="float" office:value="262" calcext:value-type="float">
            <text:p>262</text:p>
          </table:table-cell>
          <table:table-cell table:style-name="ce192" table:formula="of:=CONCATENATE(COM.MICROSOFT.FLOOR([.E6]/(150/(150+[.J6]+MIN([.D6];99)));1); &quot; (~&quot;; COM.MICROSOFT.CEILING((1-(150/(150+[.J6]+MIN([.D6];99))))*100;1); &quot;%)&quot;)" office:value-type="string" office:string-value="716 (~39%)" calcext:value-type="string">
            <text:p>716 (~39%)</text:p>
          </table:table-cell>
          <table:table-cell table:style-name="ce195" table:formula="of:=CONCATENATE(COM.MICROSOFT.FLOOR([.E6]/(150/(150+[.I6]+MIN([.D6];99)));1); &quot; (~&quot;; COM.MICROSOFT.CEILING((1-(150/(150+[.I6]+MIN([.D6];99))))*100;1); &quot;%)&quot;)" office:value-type="string" office:string-value="757 (~42%)" calcext:value-type="string">
            <text:p>757 (~42%)</text:p>
          </table:table-cell>
          <table:table-cell table:style-name="ce198"/>
          <table:table-cell table:style-name="ce62" table:content-validation-name="val6" office:value-type="float" office:value="4" calcext:value-type="float">
            <text:p>4</text:p>
          </table:table-cell>
          <table:table-cell table:style-name="ce62" office:value-type="string" calcext:value-type="string">
            <text:p>Maragi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5" calcext:value-type="float">
            <text:p>85</text:p>
          </table:table-cell>
          <table:table-cell table:style-name="ce210"/>
          <table:table-cell table:style-name="ce62" table:content-validation-name="val6" office:value-type="float" office:value="5" calcext:value-type="float">
            <text:p>5</text:p>
          </table:table-cell>
          <table:table-cell table:style-name="ce199" office:value-type="string" calcext:value-type="string">
            <text:p>Shiranui</text:p>
          </table:table-cell>
          <table:table-cell table:style-name="ce174" office:value-type="float" office:value="0" calcext:value-type="float">
            <text:p>0</text:p>
          </table:table-cell>
          <table:table-cell table:style-name="ce177" office:value-type="float" office:value="10" calcext:value-type="float">
            <text:p>10</text:p>
          </table:table-cell>
          <table:table-cell table:style-name="ce180" office:value-type="float" office:value="10" calcext:value-type="float">
            <text:p>10</text:p>
          </table:table-cell>
          <table:table-cell table:style-name="ce183" office:value-type="float" office:value="0" calcext:value-type="float">
            <text:p>0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0" calcext:value-type="float">
            <text:p>0</text:p>
          </table:table-cell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5" calcext:value-type="float">
            <text:p>5</text:p>
          </table:table-cell>
          <table:table-cell table:style-name="ce164" office:value-type="string" calcext:value-type="string">
            <text:p>Atavaka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47" calcext:value-type="float">
            <text:p>47</text:p>
          </table:table-cell>
          <table:table-cell table:style-name="ce168" table:content-validation-name="val6" table:formula="of:=([.D7]+[.J7]/2)*6" office:value-type="float" office:value="402" calcext:value-type="float">
            <text:p>402</text:p>
          </table:table-cell>
          <table:table-cell table:style-name="ce171" table:content-validation-name="val6" table:formula="of:=([.D7]+[.I7]/2)*4" office:value-type="float" office:value="244" calcext:value-type="float">
            <text:p>244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35" calcext:value-type="float">
            <text:p>35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7:.L7])" office:value-type="float" office:value="199" calcext:value-type="float">
            <text:p>199</text:p>
          </table:table-cell>
          <table:table-cell table:style-name="ce192" table:formula="of:=CONCATENATE(COM.MICROSOFT.FLOOR([.E7]/(150/(150+[.J7]+MIN([.D7];99)));1); &quot; (~&quot;; COM.MICROSOFT.CEILING((1-(150/(150+[.J7]+MIN([.D7];99))))*100;1); &quot;%)&quot;)" office:value-type="string" office:string-value="635 (~37%)" calcext:value-type="string">
            <text:p>635 (~37%)</text:p>
          </table:table-cell>
          <table:table-cell table:style-name="ce195" table:formula="of:=CONCATENATE(COM.MICROSOFT.FLOOR([.E7]/(150/(150+[.I7]+MIN([.D7];99)));1); &quot; (~&quot;; COM.MICROSOFT.CEILING((1-(150/(150+[.I7]+MIN([.D7];99))))*100;1); &quot;%)&quot;)" office:value-type="string" office:string-value="603 (~34%)" calcext:value-type="string">
            <text:p>603 (~34%)</text:p>
          </table:table-cell>
          <table:table-cell table:style-name="ce198"/>
          <table:table-cell table:style-name="ce62" table:content-validation-name="val6" office:value-type="float" office:value="5" calcext:value-type="float">
            <text:p>5</text:p>
          </table:table-cell>
          <table:table-cell table:style-name="ce62" office:value-type="string" calcext:value-type="string">
            <text:p>Maragion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45" calcext:value-type="float">
            <text:p>4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26" calcext:value-type="float">
            <text:p>126</text:p>
          </table:table-cell>
          <table:table-cell table:style-name="ce210"/>
          <table:table-cell table:style-name="ce62" table:content-validation-name="val6" office:value-type="float" office:value="6" calcext:value-type="float">
            <text:p>6</text:p>
          </table:table-cell>
          <table:table-cell table:style-name="ce199" office:value-type="string" calcext:value-type="string">
            <text:p>Hifumi</text:p>
          </table:table-cell>
          <table:table-cell table:style-name="ce174" office:value-type="float" office:value="0" calcext:value-type="float">
            <text:p>0</text:p>
          </table:table-cell>
          <table:table-cell table:style-name="ce177" office:value-type="float" office:value="6" calcext:value-type="float">
            <text:p>6</text:p>
          </table:table-cell>
          <table:table-cell table:style-name="ce180" office:value-type="float" office:value="6" calcext:value-type="float">
            <text:p>6</text:p>
          </table:table-cell>
          <table:table-cell table:style-name="ce183" office:value-type="float" office:value="0" calcext:value-type="float">
            <text:p>0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6" calcext:value-type="float">
            <text:p>6</text:p>
          </table:table-cell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6" calcext:value-type="float">
            <text:p>6</text:p>
          </table:table-cell>
          <table:table-cell table:style-name="ce164" office:value-type="string" calcext:value-type="string">
            <text:p>Horus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38" calcext:value-type="float">
            <text:p>38</text:p>
          </table:table-cell>
          <table:table-cell table:style-name="ce168" table:content-validation-name="val6" table:formula="of:=([.D8]+[.J8]/2)*6" office:value-type="float" office:value="312" calcext:value-type="float">
            <text:p>312</text:p>
          </table:table-cell>
          <table:table-cell table:style-name="ce171" table:content-validation-name="val6" table:formula="of:=([.D8]+[.I8]/2)*4" office:value-type="float" office:value="216" calcext:value-type="float">
            <text:p>216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44" calcext:value-type="float">
            <text:p>44</text:p>
          </table:table-cell>
          <table:table-cell table:style-name="ce180" office:value-type="float" office:value="32" calcext:value-type="float">
            <text:p>32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42" calcext:value-type="float">
            <text:p>42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8:.L8])" office:value-type="float" office:value="190" calcext:value-type="float">
            <text:p>190</text:p>
          </table:table-cell>
          <table:table-cell table:style-name="ce192" table:formula="of:=CONCATENATE(COM.MICROSOFT.FLOOR([.E8]/(150/(150+[.J8]+MIN([.D8];99)));1); &quot; (~&quot;; COM.MICROSOFT.CEILING((1-(150/(150+[.J8]+MIN([.D8];99))))*100;1); &quot;%)&quot;)" office:value-type="string" office:string-value="449 (~31%)" calcext:value-type="string">
            <text:p>449 (~31%)</text:p>
          </table:table-cell>
          <table:table-cell table:style-name="ce195" table:formula="of:=CONCATENATE(COM.MICROSOFT.FLOOR([.E8]/(150/(150+[.I8]+MIN([.D8];99)));1); &quot; (~&quot;; COM.MICROSOFT.CEILING((1-(150/(150+[.I8]+MIN([.D8];99))))*100;1); &quot;%)&quot;)" office:value-type="string" office:string-value="457 (~32%)" calcext:value-type="string">
            <text:p>457 (~32%)</text:p>
          </table:table-cell>
          <table:table-cell table:style-name="ce198"/>
          <table:table-cell table:style-name="ce62" table:content-validation-name="val6" office:value-type="float" office:value="6" calcext:value-type="float">
            <text:p>6</text:p>
          </table:table-cell>
          <table:table-cell table:style-name="ce62" office:value-type="string" calcext:value-type="string">
            <text:p>Maragidyne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62" table:content-validation-name="val6" office:value-type="float" office:value="7" calcext:value-type="float">
            <text:p>7</text:p>
          </table:table-cell>
          <table:table-cell table:style-name="ce199" office:value-type="string" calcext:value-type="string">
            <text:p>Kamudo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6" calcext:value-type="float">
            <text:p>6</text:p>
          </table:table-cell>
          <table:table-cell table:style-name="ce189" office:value-type="float" office:value="0" calcext:value-type="float">
            <text:p>0</text:p>
          </table:table-cell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7" calcext:value-type="float">
            <text:p>7</text:p>
          </table:table-cell>
          <table:table-cell table:style-name="ce164" office:value-type="string" calcext:value-type="string">
            <text:p>Lakshmi</text:p>
          </table:table-cell>
          <table:table-cell table:style-name="ce165" office:value-type="string" calcext:value-type="string">
            <text:p>Megami</text:p>
          </table:table-cell>
          <table:table-cell table:style-name="ce165" office:value-type="float" office:value="54" calcext:value-type="float">
            <text:p>54</text:p>
          </table:table-cell>
          <table:table-cell table:style-name="ce168" table:content-validation-name="val6" table:formula="of:=([.D9]+[.J9]/2)*6" office:value-type="float" office:value="414" calcext:value-type="float">
            <text:p>414</text:p>
          </table:table-cell>
          <table:table-cell table:style-name="ce171" table:content-validation-name="val6" table:formula="of:=([.D9]+[.I9]/2)*4" office:value-type="float" office:value="312" calcext:value-type="float">
            <text:p>312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50" calcext:value-type="float">
            <text:p>50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9:.L9])" office:value-type="float" office:value="214" calcext:value-type="float">
            <text:p>214</text:p>
          </table:table-cell>
          <table:table-cell table:style-name="ce192" table:formula="of:=CONCATENATE(COM.MICROSOFT.FLOOR([.E9]/(150/(150+[.J9]+MIN([.D9];99)));1); &quot; (~&quot;; COM.MICROSOFT.CEILING((1-(150/(150+[.J9]+MIN([.D9];99))))*100;1); &quot;%)&quot;)" office:value-type="string" office:string-value="645 (~36%)" calcext:value-type="string">
            <text:p>645 (~36%)</text:p>
          </table:table-cell>
          <table:table-cell table:style-name="ce195" table:formula="of:=CONCATENATE(COM.MICROSOFT.FLOOR([.E9]/(150/(150+[.I9]+MIN([.D9];99)));1); &quot; (~&quot;; COM.MICROSOFT.CEILING((1-(150/(150+[.I9]+MIN([.D9];99))))*100;1); &quot;%)&quot;)" office:value-type="string" office:string-value="695 (~41%)" calcext:value-type="string">
            <text:p>695 (~41%)</text:p>
          </table:table-cell>
          <table:table-cell table:style-name="ce198"/>
          <table:table-cell table:style-name="ce62" table:content-validation-name="val6" office:value-type="float" office:value="7" calcext:value-type="float">
            <text:p>7</text:p>
          </table:table-cell>
          <table:table-cell table:style-name="ce199" office:value-type="string" calcext:value-type="string">
            <text:p>Bufu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3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5" calcext:value-type="float">
            <text:p>85</text:p>
          </table:table-cell>
          <table:table-cell table:style-name="ce210"/>
          <table:table-cell table:style-name="ce62" table:content-validation-name="val6" office:value-type="float" office:value="8" calcext:value-type="float">
            <text:p>8</text:p>
          </table:table-cell>
          <table:table-cell table:style-name="ce199" office:value-type="string" calcext:value-type="string">
            <text:p>Narukami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12" calcext:value-type="float">
            <text:p>12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8" calcext:value-type="float">
            <text:p>8</text:p>
          </table:table-cell>
          <table:table-cell table:style-name="ce164" office:value-type="string" calcext:value-type="string">
            <text:p>Scathach</text:p>
          </table:table-cell>
          <table:table-cell table:style-name="ce165" office:value-type="string" calcext:value-type="string">
            <text:p>Megami</text:p>
          </table:table-cell>
          <table:table-cell table:style-name="ce165" office:value-type="float" office:value="64" calcext:value-type="float">
            <text:p>64</text:p>
          </table:table-cell>
          <table:table-cell table:style-name="ce168" table:content-validation-name="val6" table:formula="of:=([.D10]+[.J10]/2)*6" office:value-type="float" office:value="486" calcext:value-type="float">
            <text:p>486</text:p>
          </table:table-cell>
          <table:table-cell table:style-name="ce171" table:content-validation-name="val6" table:formula="of:=([.D10]+[.I10]/2)*4" office:value-type="float" office:value="360" calcext:value-type="float">
            <text:p>360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58" calcext:value-type="float">
            <text:p>58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0:.L10])" office:value-type="float" office:value="252" calcext:value-type="float">
            <text:p>252</text:p>
          </table:table-cell>
          <table:table-cell table:style-name="ce192" table:formula="of:=CONCATENATE(COM.MICROSOFT.FLOOR([.E10]/(150/(150+[.J10]+MIN([.D10];99)));1); &quot; (~&quot;; COM.MICROSOFT.CEILING((1-(150/(150+[.J10]+MIN([.D10];99))))*100;1); &quot;%)&quot;)" office:value-type="string" office:string-value="803 (~40%)" calcext:value-type="string">
            <text:p>803 (~40%)</text:p>
          </table:table-cell>
          <table:table-cell table:style-name="ce195" table:formula="of:=CONCATENATE(COM.MICROSOFT.FLOOR([.E10]/(150/(150+[.I10]+MIN([.D10];99)));1); &quot; (~&quot;; COM.MICROSOFT.CEILING((1-(150/(150+[.I10]+MIN([.D10];99))))*100;1); &quot;%)&quot;)" office:value-type="string" office:string-value="861 (~44%)" calcext:value-type="string">
            <text:p>861 (~44%)</text:p>
          </table:table-cell>
          <table:table-cell table:style-name="ce198"/>
          <table:table-cell table:style-name="ce62" table:content-validation-name="val6" office:value-type="float" office:value="8" calcext:value-type="float">
            <text:p>8</text:p>
          </table:table-cell>
          <table:table-cell table:style-name="ce199" office:value-type="string" calcext:value-type="string">
            <text:p>Bufula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45" calcext:value-type="float">
            <text:p>4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26" calcext:value-type="float">
            <text:p>126</text:p>
          </table:table-cell>
          <table:table-cell table:style-name="ce210"/>
          <table:table-cell table:style-name="ce62" table:content-validation-name="val6" office:value-type="float" office:value="9" calcext:value-type="float">
            <text:p>9</text:p>
          </table:table-cell>
          <table:table-cell table:style-name="ce199" office:value-type="string" calcext:value-type="string">
            <text:p>Anathema</text:p>
          </table:table-cell>
          <table:table-cell table:style-name="ce174" office:value-type="float" office:value="0" calcext:value-type="float">
            <text:p>0</text:p>
          </table:table-cell>
          <table:table-cell table:style-name="ce177" office:value-type="float" office:value="16" calcext:value-type="float">
            <text:p>16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9" calcext:value-type="float">
            <text:p>9</text:p>
          </table:table-cell>
          <table:table-cell table:style-name="ce164" office:value-type="string" calcext:value-type="string">
            <text:p>Sarasvati</text:p>
          </table:table-cell>
          <table:table-cell table:style-name="ce165" office:value-type="string" calcext:value-type="string">
            <text:p>Megami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table:formula="of:=([.D11]+[.J11]/2)*6" office:value-type="float" office:value="246" calcext:value-type="float">
            <text:p>246</text:p>
          </table:table-cell>
          <table:table-cell table:style-name="ce171" table:content-validation-name="val6" table:formula="of:=([.D11]+[.I11]/2)*4" office:value-type="float" office:value="188" calcext:value-type="float">
            <text:p>188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38" calcext:value-type="float">
            <text:p>38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11:.L11])" office:value-type="float" office:value="154" calcext:value-type="float">
            <text:p>154</text:p>
          </table:table-cell>
          <table:table-cell table:style-name="ce192" table:formula="of:=CONCATENATE(COM.MICROSOFT.FLOOR([.E11]/(150/(150+[.J11]+MIN([.D11];99)));1); &quot; (~&quot;; COM.MICROSOFT.CEILING((1-(150/(150+[.J11]+MIN([.D11];99))))*100;1); &quot;%)&quot;)" office:value-type="string" office:string-value="331 (~26%)" calcext:value-type="string">
            <text:p>331 (~26%)</text:p>
          </table:table-cell>
          <table:table-cell table:style-name="ce195" table:formula="of:=CONCATENATE(COM.MICROSOFT.FLOOR([.E11]/(150/(150+[.I11]+MIN([.D11];99)));1); &quot; (~&quot;; COM.MICROSOFT.CEILING((1-(150/(150+[.I11]+MIN([.D11];99))))*100;1); &quot;%)&quot;)" office:value-type="string" office:string-value="350 (~30%)" calcext:value-type="string">
            <text:p>350 (~30%)</text:p>
          </table:table-cell>
          <table:table-cell table:style-name="ce198"/>
          <table:table-cell table:style-name="ce62" table:content-validation-name="val6" office:value-type="float" office:value="9" calcext:value-type="float">
            <text:p>9</text:p>
          </table:table-cell>
          <table:table-cell table:style-name="ce199" office:value-type="string" calcext:value-type="string">
            <text:p>Bufudyne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62" table:content-validation-name="val6" office:value-type="float" office:value="10" calcext:value-type="float">
            <text:p>10</text:p>
          </table:table-cell>
          <table:table-cell table:style-name="ce199" office:value-type="string" calcext:value-type="string">
            <text:p>Miasma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10" calcext:value-type="float">
            <text:p>10</text:p>
          </table:table-cell>
          <table:table-cell table:style-name="ce180" office:value-type="float" office:value="10" calcext:value-type="float">
            <text:p>10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4" calcext:value-type="float">
            <text:p>4</text:p>
          </table:table-cell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0" calcext:value-type="float">
            <text:p>10</text:p>
          </table:table-cell>
          <table:table-cell table:style-name="ce164" office:value-type="string" calcext:value-type="string">
            <text:p>Sati</text:p>
          </table:table-cell>
          <table:table-cell table:style-name="ce165" office:value-type="string" calcext:value-type="string">
            <text:p>Megami</text:p>
          </table:table-cell>
          <table:table-cell table:style-name="ce165" office:value-type="float" office:value="48" calcext:value-type="float">
            <text:p>48</text:p>
          </table:table-cell>
          <table:table-cell table:style-name="ce168" table:content-validation-name="val6" table:formula="of:=([.D12]+[.J12]/2)*6" office:value-type="float" office:value="366" calcext:value-type="float">
            <text:p>366</text:p>
          </table:table-cell>
          <table:table-cell table:style-name="ce171" table:content-validation-name="val6" table:formula="of:=([.D12]+[.I12]/2)*4" office:value-type="float" office:value="272" calcext:value-type="float">
            <text:p>272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43" calcext:value-type="float">
            <text:p>43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34" calcext:value-type="float">
            <text:p>34</text:p>
          </table:table-cell>
          <table:table-cell table:style-name="ce165" table:formula="of:=SUM([.G12:.L12])" office:value-type="float" office:value="195" calcext:value-type="float">
            <text:p>195</text:p>
          </table:table-cell>
          <table:table-cell table:style-name="ce192" table:formula="of:=CONCATENATE(COM.MICROSOFT.FLOOR([.E12]/(150/(150+[.J12]+MIN([.D12];99)));1); &quot; (~&quot;; COM.MICROSOFT.CEILING((1-(150/(150+[.J12]+MIN([.D12];99))))*100;1); &quot;%)&quot;)" office:value-type="string" office:string-value="546 (~34%)" calcext:value-type="string">
            <text:p>546 (~34%)</text:p>
          </table:table-cell>
          <table:table-cell table:style-name="ce195" table:formula="of:=CONCATENATE(COM.MICROSOFT.FLOOR([.E12]/(150/(150+[.I12]+MIN([.D12];99)));1); &quot; (~&quot;; COM.MICROSOFT.CEILING((1-(150/(150+[.I12]+MIN([.D12];99))))*100;1); &quot;%)&quot;)" office:value-type="string" office:string-value="580 (~37%)" calcext:value-type="string">
            <text:p>580 (~37%)</text:p>
          </table:table-cell>
          <table:table-cell table:style-name="ce198"/>
          <table:table-cell table:style-name="ce62" table:content-validation-name="val6" office:value-type="float" office:value="10" calcext:value-type="float">
            <text:p>10</text:p>
          </table:table-cell>
          <table:table-cell table:style-name="ce199" office:value-type="string" calcext:value-type="string">
            <text:p>Mabufu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20" calcext:value-type="float">
            <text:p>2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56" calcext:value-type="float">
            <text:p>56</text:p>
          </table:table-cell>
          <table:table-cell table:style-name="ce210"/>
          <table:table-cell table:style-name="ce62" table:content-validation-name="val6" office:value-type="float" office:value="11" calcext:value-type="float">
            <text:p>11</text:p>
          </table:table-cell>
          <table:table-cell table:style-name="ce199" office:value-type="string" calcext:value-type="string">
            <text:p>Nirvana</text:p>
          </table:table-cell>
          <table:table-cell table:style-name="ce174" office:value-type="float" office:value="2" calcext:value-type="float">
            <text:p>2</text:p>
          </table:table-cell>
          <table:table-cell table:style-name="ce177" office:value-type="float" office:value="2" calcext:value-type="float">
            <text:p>2</text:p>
          </table:table-cell>
          <table:table-cell table:style-name="ce180" office:value-type="float" office:value="2" calcext:value-type="float">
            <text:p>2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16" calcext:value-type="float">
            <text:p>16</text:p>
          </table:table-cell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1" calcext:value-type="float">
            <text:p>11</text:p>
          </table:table-cell>
          <table:table-cell table:style-name="ce164" office:value-type="string" calcext:value-type="string">
            <text:p>Ame-no-Uzume</text:p>
          </table:table-cell>
          <table:table-cell table:style-name="ce165" office:value-type="string" calcext:value-type="string">
            <text:p>Megami</text:p>
          </table:table-cell>
          <table:table-cell table:style-name="ce165" office:value-type="float" office:value="18" calcext:value-type="float">
            <text:p>18</text:p>
          </table:table-cell>
          <table:table-cell table:style-name="ce168" table:content-validation-name="val6" table:formula="of:=([.D13]+[.J13]/2)*6" office:value-type="float" office:value="156" calcext:value-type="float">
            <text:p>156</text:p>
          </table:table-cell>
          <table:table-cell table:style-name="ce171" table:content-validation-name="val6" table:formula="of:=([.D13]+[.I13]/2)*4" office:value-type="float" office:value="120" calcext:value-type="float">
            <text:p>120</text:p>
          </table:table-cell>
          <table:table-cell table:style-name="ce174" office:value-type="float" office:value="12" calcext:value-type="float">
            <text:p>12</text:p>
          </table:table-cell>
          <table:table-cell table:style-name="ce177" office:value-type="float" office:value="27" calcext:value-type="float">
            <text:p>27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13:.L13])" office:value-type="float" office:value="119" calcext:value-type="float">
            <text:p>119</text:p>
          </table:table-cell>
          <table:table-cell table:style-name="ce192" table:formula="of:=CONCATENATE(COM.MICROSOFT.FLOOR([.E13]/(150/(150+[.J13]+MIN([.D13];99)));1); &quot; (~&quot;; COM.MICROSOFT.CEILING((1-(150/(150+[.J13]+MIN([.D13];99))))*100;1); &quot;%)&quot;)" office:value-type="string" office:string-value="191 (~19%)" calcext:value-type="string">
            <text:p>191 (~19%)</text:p>
          </table:table-cell>
          <table:table-cell table:style-name="ce195" table:formula="of:=CONCATENATE(COM.MICROSOFT.FLOOR([.E13]/(150/(150+[.I13]+MIN([.D13];99)));1); &quot; (~&quot;; COM.MICROSOFT.CEILING((1-(150/(150+[.I13]+MIN([.D13];99))))*100;1); &quot;%)&quot;)" office:value-type="string" office:string-value="199 (~22%)" calcext:value-type="string">
            <text:p>199 (~22%)</text:p>
          </table:table-cell>
          <table:table-cell table:style-name="ce198"/>
          <table:table-cell table:style-name="ce62" table:content-validation-name="val6" office:value-type="float" office:value="11" calcext:value-type="float">
            <text:p>11</text:p>
          </table:table-cell>
          <table:table-cell table:style-name="ce199" office:value-type="string" calcext:value-type="string">
            <text:p>Mabufula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35" calcext:value-type="float">
            <text:p>3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98" calcext:value-type="float">
            <text:p>98</text:p>
          </table:table-cell>
          <table:table-cell table:style-name="ce210"/>
          <table:table-cell table:style-name="ce62" table:content-validation-name="val6" office:value-type="float" office:value="12" calcext:value-type="float">
            <text:p>12</text:p>
          </table:table-cell>
          <table:table-cell table:style-name="ce199" office:value-type="string" calcext:value-type="string">
            <text:p>Murakumo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8" calcext:value-type="float">
            <text:p>8</text:p>
          </table:table-cell>
          <table:table-cell table:style-name="ce180" office:value-type="float" office:value="8" calcext:value-type="float">
            <text:p>8</text:p>
          </table:table-cell>
          <table:table-cell table:style-name="ce183" office:value-type="float" office:value="2" calcext:value-type="float">
            <text:p>2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2" calcext:value-type="float">
            <text:p>2</text:p>
          </table:table-cell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2" calcext:value-type="float">
            <text:p>12</text:p>
          </table:table-cell>
          <table:table-cell table:style-name="ce164" office:value-type="string" calcext:value-type="string">
            <text:p>Shiva</text:p>
          </table:table-cell>
          <table:table-cell table:style-name="ce165" office:value-type="string" calcext:value-type="string">
            <text:p>Fury</text:p>
          </table:table-cell>
          <table:table-cell table:style-name="ce165" office:value-type="float" office:value="95" calcext:value-type="float">
            <text:p>95</text:p>
          </table:table-cell>
          <table:table-cell table:style-name="ce168" table:content-validation-name="val6" table:formula="of:=([.D14]+[.J14]/2)*6" office:value-type="float" office:value="786" calcext:value-type="float">
            <text:p>786</text:p>
          </table:table-cell>
          <table:table-cell table:style-name="ce171" table:content-validation-name="val6" table:formula="of:=([.D14]+[.I14]/2)*4" office:value-type="float" office:value="484" calcext:value-type="float">
            <text:p>484</text:p>
          </table:table-cell>
          <table:table-cell table:style-name="ce174" office:value-type="float" office:value="64" calcext:value-type="float">
            <text:p>64</text:p>
          </table:table-cell>
          <table:table-cell table:style-name="ce177" office:value-type="float" office:value="61" calcext:value-type="float">
            <text:p>61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72" calcext:value-type="float">
            <text:p>72</text:p>
          </table:table-cell>
          <table:table-cell table:style-name="ce186" office:value-type="float" office:value="52" calcext:value-type="float">
            <text:p>52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4:.L14])" office:value-type="float" office:value="331" calcext:value-type="float">
            <text:p>331</text:p>
          </table:table-cell>
          <table:table-cell table:style-name="ce192" table:formula="of:=CONCATENATE(COM.MICROSOFT.FLOOR([.E14]/(150/(150+[.J14]+MIN([.D14];99)));1); &quot; (~&quot;; COM.MICROSOFT.CEILING((1-(150/(150+[.J14]+MIN([.D14];99))))*100;1); &quot;%)&quot;)" office:value-type="string" office:string-value="1661 (~53%)" calcext:value-type="string">
            <text:p>1661 (~53%)</text:p>
          </table:table-cell>
          <table:table-cell table:style-name="ce195" table:formula="of:=CONCATENATE(COM.MICROSOFT.FLOOR([.E14]/(150/(150+[.I14]+MIN([.D14];99)));1); &quot; (~&quot;; COM.MICROSOFT.CEILING((1-(150/(150+[.I14]+MIN([.D14];99))))*100;1); &quot;%)&quot;)" office:value-type="string" office:string-value="1556 (~50%)" calcext:value-type="string">
            <text:p>1556 (~50%)</text:p>
          </table:table-cell>
          <table:table-cell table:style-name="ce198"/>
          <table:table-cell table:style-name="ce62" table:content-validation-name="val6" office:value-type="float" office:value="12" calcext:value-type="float">
            <text:p>12</text:p>
          </table:table-cell>
          <table:table-cell table:style-name="ce199" office:value-type="string" calcext:value-type="string">
            <text:p>Mabufudyne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55" calcext:value-type="float">
            <text:p>5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62" table:content-validation-name="val6" office:value-type="float" office:value="13" calcext:value-type="float">
            <text:p>13</text:p>
          </table:table-cell>
          <table:table-cell table:style-name="ce199" office:value-type="string" calcext:value-type="string">
            <text:p>Geis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4" calcext:value-type="float">
            <text:p>4</text:p>
          </table:table-cell>
          <table:table-cell table:style-name="ce180" office:value-type="float" office:value="4" calcext:value-type="float">
            <text:p>4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6" calcext:value-type="float">
            <text:p>6</text:p>
          </table:table-cell>
          <table:table-cell table:style-name="ce189" office:value-type="float" office:value="6" calcext:value-type="float">
            <text:p>6</text:p>
          </table:table-cell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3" calcext:value-type="float">
            <text:p>13</text:p>
          </table:table-cell>
          <table:table-cell table:style-name="ce164" office:value-type="string" calcext:value-type="string">
            <text:p>Beidou Xingjun</text:p>
          </table:table-cell>
          <table:table-cell table:style-name="ce165" office:value-type="string" calcext:value-type="string">
            <text:p>Fury</text:p>
          </table:table-cell>
          <table:table-cell table:style-name="ce165" office:value-type="float" office:value="61" calcext:value-type="float">
            <text:p>61</text:p>
          </table:table-cell>
          <table:table-cell table:style-name="ce168" table:content-validation-name="val6" table:formula="of:=([.D15]+[.J15]/2)*6" office:value-type="float" office:value="504" calcext:value-type="float">
            <text:p>504</text:p>
          </table:table-cell>
          <table:table-cell table:style-name="ce171" table:content-validation-name="val6" table:formula="of:=([.D15]+[.I15]/2)*4" office:value-type="float" office:value="340" calcext:value-type="float">
            <text:p>340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56" calcext:value-type="float">
            <text:p>56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46" calcext:value-type="float">
            <text:p>46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15:.L15])" office:value-type="float" office:value="248" calcext:value-type="float">
            <text:p>248</text:p>
          </table:table-cell>
          <table:table-cell table:style-name="ce192" table:formula="of:=CONCATENATE(COM.MICROSOFT.FLOOR([.E15]/(150/(150+[.J15]+MIN([.D15];99)));1); &quot; (~&quot;; COM.MICROSOFT.CEILING((1-(150/(150+[.J15]+MIN([.D15];99))))*100;1); &quot;%)&quot;)" office:value-type="string" office:string-value="863 (~42%)" calcext:value-type="string">
            <text:p>863 (~42%)</text:p>
          </table:table-cell>
          <table:table-cell table:style-name="ce195" table:formula="of:=CONCATENATE(COM.MICROSOFT.FLOOR([.E15]/(150/(150+[.I15]+MIN([.D15];99)));1); &quot; (~&quot;; COM.MICROSOFT.CEILING((1-(150/(150+[.I15]+MIN([.D15];99))))*100;1); &quot;%)&quot;)" office:value-type="string" office:string-value="870 (~43%)" calcext:value-type="string">
            <text:p>870 (~43%)</text:p>
          </table:table-cell>
          <table:table-cell table:style-name="ce198"/>
          <table:table-cell table:style-name="ce62" table:content-validation-name="val6" office:value-type="float" office:value="13" calcext:value-type="float">
            <text:p>13</text:p>
          </table:table-cell>
          <table:table-cell table:style-name="ce199" office:value-type="string" calcext:value-type="string">
            <text:p>Zio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3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5" calcext:value-type="float">
            <text:p>85</text:p>
          </table:table-cell>
          <table:table-cell table:style-name="ce210"/>
          <table:table-cell table:style-name="ce62" table:content-validation-name="val6" office:value-type="float" office:value="14" calcext:value-type="float">
            <text:p>14</text:p>
          </table:table-cell>
          <table:table-cell table:style-name="ce199" office:value-type="string" calcext:value-type="string">
            <text:p>Djed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12" calcext:value-type="float">
            <text:p>12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4" calcext:value-type="float">
            <text:p>4</text:p>
          </table:table-cell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4" calcext:value-type="float">
            <text:p>14</text:p>
          </table:table-cell>
          <table:table-cell table:style-name="ce164" office:value-type="string" calcext:value-type="string">
            <text:p>Qitian Dasheng</text:p>
          </table:table-cell>
          <table:table-cell table:style-name="ce165" office:value-type="string" calcext:value-type="string">
            <text:p>Fury</text:p>
          </table:table-cell>
          <table:table-cell table:style-name="ce165" office:value-type="float" office:value="54" calcext:value-type="float">
            <text:p>54</text:p>
          </table:table-cell>
          <table:table-cell table:style-name="ce168" table:content-validation-name="val6" table:formula="of:=([.D16]+[.J16]/2)*6" office:value-type="float" office:value="432" calcext:value-type="float">
            <text:p>432</text:p>
          </table:table-cell>
          <table:table-cell table:style-name="ce171" table:content-validation-name="val6" table:formula="of:=([.D16]+[.I16]/2)*4" office:value-type="float" office:value="268" calcext:value-type="float">
            <text:p>268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33" calcext:value-type="float">
            <text:p>33</text:p>
          </table:table-cell>
          <table:table-cell table:style-name="ce180" office:value-type="float" office:value="26" calcext:value-type="float">
            <text:p>26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16:.L16])" office:value-type="float" office:value="211" calcext:value-type="float">
            <text:p>211</text:p>
          </table:table-cell>
          <table:table-cell table:style-name="ce192" table:formula="of:=CONCATENATE(COM.MICROSOFT.FLOOR([.E16]/(150/(150+[.J16]+MIN([.D16];99)));1); &quot; (~&quot;; COM.MICROSOFT.CEILING((1-(150/(150+[.J16]+MIN([.D16];99))))*100;1); &quot;%)&quot;)" office:value-type="string" office:string-value="691 (~38%)" calcext:value-type="string">
            <text:p>691 (~38%)</text:p>
          </table:table-cell>
          <table:table-cell table:style-name="ce195" table:formula="of:=CONCATENATE(COM.MICROSOFT.FLOOR([.E16]/(150/(150+[.I16]+MIN([.D16];99)));1); &quot; (~&quot;; COM.MICROSOFT.CEILING((1-(150/(150+[.I16]+MIN([.D16];99))))*100;1); &quot;%)&quot;)" office:value-type="string" office:string-value="662 (~35%)" calcext:value-type="string">
            <text:p>662 (~35%)</text:p>
          </table:table-cell>
          <table:table-cell table:style-name="ce198"/>
          <table:table-cell table:style-name="ce62" table:content-validation-name="val6" office:value-type="float" office:value="14" calcext:value-type="float">
            <text:p>14</text:p>
          </table:table-cell>
          <table:table-cell table:style-name="ce199" office:value-type="string" calcext:value-type="string">
            <text:p>Zionga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45" calcext:value-type="float">
            <text:p>4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26" calcext:value-type="float">
            <text:p>126</text:p>
          </table:table-cell>
          <table:table-cell table:style-name="ce210"/>
          <table:table-cell table:style-name="ce62" table:content-validation-name="val6" office:value-type="float" office:value="15" calcext:value-type="float">
            <text:p>15</text:p>
          </table:table-cell>
          <table:table-cell table:style-name="ce199" office:value-type="string" calcext:value-type="string">
            <text:p>Muspell</text:p>
          </table:table-cell>
          <table:table-cell table:style-name="ce174" office:value-type="float" office:value="0" calcext:value-type="float">
            <text:p>0</text:p>
          </table:table-cell>
          <table:table-cell table:style-name="ce177" office:value-type="float" office:value="16" calcext:value-type="float">
            <text:p>16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14" calcext:value-type="float">
            <text:p>14</text:p>
          </table:table-cell>
          <table:table-cell table:style-name="ce186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5" calcext:value-type="float">
            <text:p>15</text:p>
          </table:table-cell>
          <table:table-cell table:style-name="ce164" office:value-type="string" calcext:value-type="string">
            <text:p>Dionysus</text:p>
          </table:table-cell>
          <table:table-cell table:style-name="ce165" office:value-type="string" calcext:value-type="string">
            <text:p>Fury</text:p>
          </table:table-cell>
          <table:table-cell table:style-name="ce165" office:value-type="float" office:value="44" calcext:value-type="float">
            <text:p>44</text:p>
          </table:table-cell>
          <table:table-cell table:style-name="ce168" table:content-validation-name="val6" table:formula="of:=([.D17]+[.J17]/2)*6" office:value-type="float" office:value="354" calcext:value-type="float">
            <text:p>354</text:p>
          </table:table-cell>
          <table:table-cell table:style-name="ce171" table:content-validation-name="val6" table:formula="of:=([.D17]+[.I17]/2)*4" office:value-type="float" office:value="256" calcext:value-type="float">
            <text:p>256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27" calcext:value-type="float">
            <text:p>27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7:.L17])" office:value-type="float" office:value="185" calcext:value-type="float">
            <text:p>185</text:p>
          </table:table-cell>
          <table:table-cell table:style-name="ce192" table:formula="of:=CONCATENATE(COM.MICROSOFT.FLOOR([.E17]/(150/(150+[.J17]+MIN([.D17];99)));1); &quot; (~&quot;; COM.MICROSOFT.CEILING((1-(150/(150+[.J17]+MIN([.D17];99))))*100;1); &quot;%)&quot;)" office:value-type="string" office:string-value="528 (~34%)" calcext:value-type="string">
            <text:p>528 (~34%)</text:p>
          </table:table-cell>
          <table:table-cell table:style-name="ce195" table:formula="of:=CONCATENATE(COM.MICROSOFT.FLOOR([.E17]/(150/(150+[.I17]+MIN([.D17];99)));1); &quot; (~&quot;; COM.MICROSOFT.CEILING((1-(150/(150+[.I17]+MIN([.D17];99))))*100;1); &quot;%)&quot;)" office:value-type="string" office:string-value="552 (~36%)" calcext:value-type="string">
            <text:p>552 (~36%)</text:p>
          </table:table-cell>
          <table:table-cell table:style-name="ce198"/>
          <table:table-cell table:style-name="ce62" table:content-validation-name="val6" office:value-type="float" office:value="15" calcext:value-type="float">
            <text:p>15</text:p>
          </table:table-cell>
          <table:table-cell table:style-name="ce199" office:value-type="string" calcext:value-type="string">
            <text:p>Ziodyne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62" table:content-validation-name="val6" office:value-type="float" office:value="16" calcext:value-type="float">
            <text:p>16</text:p>
          </table:table-cell>
          <table:table-cell table:style-name="ce199" office:value-type="string" calcext:value-type="string">
            <text:p>Gehenna</text:p>
          </table:table-cell>
          <table:table-cell table:style-name="ce174" office:value-type="float" office:value="6" calcext:value-type="float">
            <text:p>6</text:p>
          </table:table-cell>
          <table:table-cell table:style-name="ce177" office:value-type="float" office:value="6" calcext:value-type="float">
            <text:p>6</text:p>
          </table:table-cell>
          <table:table-cell table:style-name="ce180" office:value-type="float" office:value="6" calcext:value-type="float">
            <text:p>6</text:p>
          </table:table-cell>
          <table:table-cell table:style-name="ce183" office:value-type="float" office:value="6" calcext:value-type="float">
            <text:p>6</text:p>
          </table:table-cell>
          <table:table-cell table:style-name="ce186" office:value-type="float" office:value="6" calcext:value-type="float">
            <text:p>6</text:p>
          </table:table-cell>
          <table:table-cell table:style-name="ce189" office:value-type="float" office:value="6" calcext:value-type="float">
            <text:p>6</text:p>
          </table:table-cell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6" calcext:value-type="float">
            <text:p>16</text:p>
          </table:table-cell>
          <table:table-cell table:style-name="ce164" office:value-type="string" calcext:value-type="string">
            <text:p>Kali</text:p>
          </table:table-cell>
          <table:table-cell table:style-name="ce165" office:value-type="string" calcext:value-type="string">
            <text:p>Lady</text:p>
          </table:table-cell>
          <table:table-cell table:style-name="ce165" office:value-type="float" office:value="67" calcext:value-type="float">
            <text:p>67</text:p>
          </table:table-cell>
          <table:table-cell table:style-name="ce168" table:content-validation-name="val6" table:formula="of:=([.D18]+[.J18]/2)*6" office:value-type="float" office:value="540" calcext:value-type="float">
            <text:p>540</text:p>
          </table:table-cell>
          <table:table-cell table:style-name="ce171" table:content-validation-name="val6" table:formula="of:=([.D18]+[.I18]/2)*4" office:value-type="float" office:value="344" calcext:value-type="float">
            <text:p>344</text:p>
          </table:table-cell>
          <table:table-cell table:style-name="ce174" office:value-type="float" office:value="50" calcext:value-type="float">
            <text:p>50</text:p>
          </table:table-cell>
          <table:table-cell table:style-name="ce177" office:value-type="float" office:value="41" calcext:value-type="float">
            <text:p>41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46" calcext:value-type="float">
            <text:p>46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8:.L18])" office:value-type="float" office:value="239" calcext:value-type="float">
            <text:p>239</text:p>
          </table:table-cell>
          <table:table-cell table:style-name="ce192" table:formula="of:=CONCATENATE(COM.MICROSOFT.FLOOR([.E18]/(150/(150+[.J18]+MIN([.D18];99)));1); &quot; (~&quot;; COM.MICROSOFT.CEILING((1-(150/(150+[.J18]+MIN([.D18];99))))*100;1); &quot;%)&quot;)" office:value-type="string" office:string-value="946 (~43%)" calcext:value-type="string">
            <text:p>946 (~43%)</text:p>
          </table:table-cell>
          <table:table-cell table:style-name="ce195" table:formula="of:=CONCATENATE(COM.MICROSOFT.FLOOR([.E18]/(150/(150+[.I18]+MIN([.D18];99)));1); &quot; (~&quot;; COM.MICROSOFT.CEILING((1-(150/(150+[.I18]+MIN([.D18];99))))*100;1); &quot;%)&quot;)" office:value-type="string" office:string-value="918 (~42%)" calcext:value-type="string">
            <text:p>918 (~42%)</text:p>
          </table:table-cell>
          <table:table-cell table:style-name="ce198"/>
          <table:table-cell table:style-name="ce62" table:content-validation-name="val6" office:value-type="float" office:value="16" calcext:value-type="float">
            <text:p>16</text:p>
          </table:table-cell>
          <table:table-cell table:style-name="ce199" office:value-type="string" calcext:value-type="string">
            <text:p>Mazio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20" calcext:value-type="float">
            <text:p>2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56" calcext:value-type="float">
            <text:p>56</text:p>
          </table:table-cell>
          <table:table-cell table:style-name="ce210"/>
          <table:table-cell table:style-name="ce62" table:content-validation-name="val6" office:value-type="float" office:value="17" calcext:value-type="float">
            <text:p>17</text:p>
          </table:table-cell>
          <table:table-cell table:style-name="ce199" office:value-type="string" calcext:value-type="string">
            <text:p>Kamurogi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8" calcext:value-type="float">
            <text:p>8</text:p>
          </table:table-cell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7" calcext:value-type="float">
            <text:p>17</text:p>
          </table:table-cell>
          <table:table-cell table:style-name="ce164" office:value-type="string" calcext:value-type="string">
            <text:p>Skadi</text:p>
          </table:table-cell>
          <table:table-cell table:style-name="ce165" office:value-type="string" calcext:value-type="string">
            <text:p>Lady</text:p>
          </table:table-cell>
          <table:table-cell table:style-name="ce165" office:value-type="float" office:value="74" calcext:value-type="float">
            <text:p>74</text:p>
          </table:table-cell>
          <table:table-cell table:style-name="ce168" table:content-validation-name="val6" table:formula="of:=([.D19]+[.J19]/2)*6" office:value-type="float" office:value="570" calcext:value-type="float">
            <text:p>570</text:p>
          </table:table-cell>
          <table:table-cell table:style-name="ce171" table:content-validation-name="val6" table:formula="of:=([.D19]+[.I19]/2)*4" office:value-type="float" office:value="412" calcext:value-type="float">
            <text:p>412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60" calcext:value-type="float">
            <text:p>60</text:p>
          </table:table-cell>
          <table:table-cell table:style-name="ce180" office:value-type="float" office:value="58" calcext:value-type="float">
            <text:p>58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9:.L19])" office:value-type="float" office:value="272" calcext:value-type="float">
            <text:p>272</text:p>
          </table:table-cell>
          <table:table-cell table:style-name="ce192" table:formula="of:=CONCATENATE(COM.MICROSOFT.FLOOR([.E19]/(150/(150+[.J19]+MIN([.D19];99)));1); &quot; (~&quot;; COM.MICROSOFT.CEILING((1-(150/(150+[.J19]+MIN([.D19];99))))*100;1); &quot;%)&quot;)" office:value-type="string" office:string-value="1010 (~44%)" calcext:value-type="string">
            <text:p>1010 (~44%)</text:p>
          </table:table-cell>
          <table:table-cell table:style-name="ce195" table:formula="of:=CONCATENATE(COM.MICROSOFT.FLOOR([.E19]/(150/(150+[.I19]+MIN([.D19];99)));1); &quot; (~&quot;; COM.MICROSOFT.CEILING((1-(150/(150+[.I19]+MIN([.D19];99))))*100;1); &quot;%)&quot;)" office:value-type="string" office:string-value="1071 (~47%)" calcext:value-type="string">
            <text:p>1071 (~47%)</text:p>
          </table:table-cell>
          <table:table-cell table:style-name="ce198"/>
          <table:table-cell table:style-name="ce62" table:content-validation-name="val6" office:value-type="float" office:value="17" calcext:value-type="float">
            <text:p>17</text:p>
          </table:table-cell>
          <table:table-cell table:style-name="ce199" office:value-type="string" calcext:value-type="string">
            <text:p>Mazionga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35" calcext:value-type="float">
            <text:p>3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98" calcext:value-type="float">
            <text:p>98</text:p>
          </table:table-cell>
          <table:table-cell table:style-name="ce210"/>
          <table:table-cell table:style-name="ce62" table:content-validation-name="val6" office:value-type="float" office:value="18" calcext:value-type="float">
            <text:p>18</text:p>
          </table:table-cell>
          <table:table-cell table:style-name="ce199" office:value-type="string" calcext:value-type="string">
            <text:p>Satan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16" calcext:value-type="float">
            <text:p>16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2" calcext:value-type="float">
            <text:p>2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8" calcext:value-type="float">
            <text:p>8</text:p>
          </table:table-cell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8" calcext:value-type="float">
            <text:p>18</text:p>
          </table:table-cell>
          <table:table-cell table:style-name="ce164" office:value-type="string" calcext:value-type="string">
            <text:p>Parvati</text:p>
          </table:table-cell>
          <table:table-cell table:style-name="ce165" office:value-type="string" calcext:value-type="string">
            <text:p>Lady</text:p>
          </table:table-cell>
          <table:table-cell table:style-name="ce165" office:value-type="float" office:value="57" calcext:value-type="float">
            <text:p>57</text:p>
          </table:table-cell>
          <table:table-cell table:style-name="ce168" table:content-validation-name="val6" table:formula="of:=([.D20]+[.J20]/2)*6" office:value-type="float" office:value="432" calcext:value-type="float">
            <text:p>432</text:p>
          </table:table-cell>
          <table:table-cell table:style-name="ce171" table:content-validation-name="val6" table:formula="of:=([.D20]+[.I20]/2)*4" office:value-type="float" office:value="320" calcext:value-type="float">
            <text:p>320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52" calcext:value-type="float">
            <text:p>52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20:.L20])" office:value-type="float" office:value="230" calcext:value-type="float">
            <text:p>230</text:p>
          </table:table-cell>
          <table:table-cell table:style-name="ce192" table:formula="of:=CONCATENATE(COM.MICROSOFT.FLOOR([.E20]/(150/(150+[.J20]+MIN([.D20];99)));1); &quot; (~&quot;; COM.MICROSOFT.CEILING((1-(150/(150+[.J20]+MIN([.D20];99))))*100;1); &quot;%)&quot;)" office:value-type="string" office:string-value="682 (~37%)" calcext:value-type="string">
            <text:p>682 (~37%)</text:p>
          </table:table-cell>
          <table:table-cell table:style-name="ce195" table:formula="of:=CONCATENATE(COM.MICROSOFT.FLOOR([.E20]/(150/(150+[.I20]+MIN([.D20];99)));1); &quot; (~&quot;; COM.MICROSOFT.CEILING((1-(150/(150+[.I20]+MIN([.D20];99))))*100;1); &quot;%)&quot;)" office:value-type="string" office:string-value="728 (~41%)" calcext:value-type="string">
            <text:p>728 (~41%)</text:p>
          </table:table-cell>
          <table:table-cell table:style-name="ce198"/>
          <table:table-cell table:style-name="ce62" table:content-validation-name="val6" office:value-type="float" office:value="18" calcext:value-type="float">
            <text:p>18</text:p>
          </table:table-cell>
          <table:table-cell table:style-name="ce199" office:value-type="string" calcext:value-type="string">
            <text:p>Maziodyne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55" calcext:value-type="float">
            <text:p>5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62" table:content-validation-name="val6" office:value-type="float" office:value="19" calcext:value-type="float">
            <text:p>19</text:p>
          </table:table-cell>
          <table:table-cell table:style-name="ce199" office:value-type="string" calcext:value-type="string">
            <text:p>Adama</text:p>
          </table:table-cell>
          <table:table-cell table:style-name="ce174" office:value-type="float" office:value="6" calcext:value-type="float">
            <text:p>6</text:p>
          </table:table-cell>
          <table:table-cell table:style-name="ce177" office:value-type="float" office:value="4" calcext:value-type="float">
            <text:p>4</text:p>
          </table:table-cell>
          <table:table-cell table:style-name="ce180" office:value-type="float" office:value="4" calcext:value-type="float">
            <text:p>4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4" calcext:value-type="float">
            <text:p>4</text:p>
          </table:table-cell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9" calcext:value-type="float">
            <text:p>19</text:p>
          </table:table-cell>
          <table:table-cell table:style-name="ce164" office:value-type="string" calcext:value-type="string">
            <text:p>Kushinada</text:p>
          </table:table-cell>
          <table:table-cell table:style-name="ce165" office:value-type="string" calcext:value-type="string">
            <text:p>Lady</text:p>
          </table:table-cell>
          <table:table-cell table:style-name="ce165" office:value-type="float" office:value="41" calcext:value-type="float">
            <text:p>41</text:p>
          </table:table-cell>
          <table:table-cell table:style-name="ce168" table:content-validation-name="val6" table:formula="of:=([.D21]+[.J21]/2)*6" office:value-type="float" office:value="330" calcext:value-type="float">
            <text:p>330</text:p>
          </table:table-cell>
          <table:table-cell table:style-name="ce171" table:content-validation-name="val6" table:formula="of:=([.D21]+[.I21]/2)*4" office:value-type="float" office:value="240" calcext:value-type="float">
            <text:p>240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45" calcext:value-type="float">
            <text:p>45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36" calcext:value-type="float">
            <text:p>36</text:p>
          </table:table-cell>
          <table:table-cell table:style-name="ce165" table:formula="of:=SUM([.G21:.L21])" office:value-type="float" office:value="191" calcext:value-type="float">
            <text:p>191</text:p>
          </table:table-cell>
          <table:table-cell table:style-name="ce192" table:formula="of:=CONCATENATE(COM.MICROSOFT.FLOOR([.E21]/(150/(150+[.J21]+MIN([.D21];99)));1); &quot; (~&quot;; COM.MICROSOFT.CEILING((1-(150/(150+[.J21]+MIN([.D21];99))))*100;1); &quot;%)&quot;)" office:value-type="string" office:string-value="481 (~32%)" calcext:value-type="string">
            <text:p>481 (~32%)</text:p>
          </table:table-cell>
          <table:table-cell table:style-name="ce195" table:formula="of:=CONCATENATE(COM.MICROSOFT.FLOOR([.E21]/(150/(150+[.I21]+MIN([.D21];99)));1); &quot; (~&quot;; COM.MICROSOFT.CEILING((1-(150/(150+[.I21]+MIN([.D21];99))))*100;1); &quot;%)&quot;)" office:value-type="string" office:string-value="503 (~35%)" calcext:value-type="string">
            <text:p>503 (~35%)</text:p>
          </table:table-cell>
          <table:table-cell table:style-name="ce198"/>
          <table:table-cell table:style-name="ce62" table:content-validation-name="val6" office:value-type="float" office:value="19" calcext:value-type="float">
            <text:p>19</text:p>
          </table:table-cell>
          <table:table-cell table:style-name="ce199" office:value-type="string" calcext:value-type="string">
            <text:p>Zan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3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37" calcext:value-type="float">
            <text:p>37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04" calcext:value-type="float">
            <text:p>104</text:p>
          </table:table-cell>
          <table:table-cell table:style-name="ce210"/>
          <table:table-cell table:style-name="ce62" table:content-validation-name="val6" office:value-type="float" office:value="20" calcext:value-type="float">
            <text:p>20</text:p>
          </table:table-cell>
          <table:table-cell table:style-name="ce199" office:value-type="string" calcext:value-type="string">
            <text:p>Vimana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2" calcext:value-type="float">
            <text:p>2</text:p>
          </table:table-cell>
          <table:table-cell table:style-name="ce180" office:value-type="float" office:value="2" calcext:value-type="float">
            <text:p>2</text:p>
          </table:table-cell>
          <table:table-cell table:style-name="ce183" office:value-type="float" office:value="6" calcext:value-type="float">
            <text:p>6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10" calcext:value-type="float">
            <text:p>10</text:p>
          </table:table-cell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0" calcext:value-type="float">
            <text:p>20</text:p>
          </table:table-cell>
          <table:table-cell table:style-name="ce164" office:value-type="string" calcext:value-type="string">
            <text:p>Kikuri-Hime</text:p>
          </table:table-cell>
          <table:table-cell table:style-name="ce165" office:value-type="string" calcext:value-type="string">
            <text:p>Lady</text:p>
          </table:table-cell>
          <table:table-cell table:style-name="ce165" office:value-type="float" office:value="24" calcext:value-type="float">
            <text:p>24</text:p>
          </table:table-cell>
          <table:table-cell table:style-name="ce168" table:content-validation-name="val6" table:formula="of:=([.D22]+[.J22]/2)*6" office:value-type="float" office:value="210" calcext:value-type="float">
            <text:p>210</text:p>
          </table:table-cell>
          <table:table-cell table:style-name="ce171" table:content-validation-name="val6" table:formula="of:=([.D22]+[.I22]/2)*4" office:value-type="float" office:value="160" calcext:value-type="float">
            <text:p>160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33" calcext:value-type="float">
            <text:p>33</text:p>
          </table:table-cell>
          <table:table-cell table:style-name="ce180" office:value-type="float" office:value="32" calcext:value-type="float">
            <text:p>32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22:.L22])" office:value-type="float" office:value="145" calcext:value-type="float">
            <text:p>145</text:p>
          </table:table-cell>
          <table:table-cell table:style-name="ce192" table:formula="of:=CONCATENATE(COM.MICROSOFT.FLOOR([.E22]/(150/(150+[.J22]+MIN([.D22];99)));1); &quot; (~&quot;; COM.MICROSOFT.CEILING((1-(150/(150+[.J22]+MIN([.D22];99))))*100;1); &quot;%)&quot;)" office:value-type="string" office:string-value="274 (~24%)" calcext:value-type="string">
            <text:p>274 (~24%)</text:p>
          </table:table-cell>
          <table:table-cell table:style-name="ce195" table:formula="of:=CONCATENATE(COM.MICROSOFT.FLOOR([.E22]/(150/(150+[.I22]+MIN([.D22];99)));1); &quot; (~&quot;; COM.MICROSOFT.CEILING((1-(150/(150+[.I22]+MIN([.D22];99))))*100;1); &quot;%)&quot;)" office:value-type="string" office:string-value="288 (~28%)" calcext:value-type="string">
            <text:p>288 (~28%)</text:p>
          </table:table-cell>
          <table:table-cell table:style-name="ce198"/>
          <table:table-cell table:style-name="ce62" table:content-validation-name="val6" office:value-type="float" office:value="20" calcext:value-type="float">
            <text:p>20</text:p>
          </table:table-cell>
          <table:table-cell table:style-name="ce199" office:value-type="string" calcext:value-type="string">
            <text:p>Zanma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55" calcext:value-type="float">
            <text:p>5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62" table:content-validation-name="val6" office:value-type="float" office:value="21" calcext:value-type="float">
            <text:p>21</text:p>
          </table:table-cell>
          <table:table-cell table:style-name="ce199" office:value-type="string" calcext:value-type="string">
            <text:p>Gundari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2" calcext:value-type="float">
            <text:p>2</text:p>
          </table:table-cell>
          <table:table-cell table:style-name="ce180" office:value-type="float" office:value="2" calcext:value-type="float">
            <text:p>2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6" calcext:value-type="float">
            <text:p>6</text:p>
          </table:table-cell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1" calcext:value-type="float">
            <text:p>21</text:p>
          </table:table-cell>
          <table:table-cell table:style-name="ce164" office:value-type="string" calcext:value-type="string">
            <text:p>Bishamonten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72" calcext:value-type="float">
            <text:p>72</text:p>
          </table:table-cell>
          <table:table-cell table:style-name="ce168" table:content-validation-name="val6" table:formula="of:=([.D23]+[.J23]/2)*6" office:value-type="float" office:value="582" calcext:value-type="float">
            <text:p>582</text:p>
          </table:table-cell>
          <table:table-cell table:style-name="ce171" table:content-validation-name="val6" table:formula="of:=([.D23]+[.I23]/2)*4" office:value-type="float" office:value="356" calcext:value-type="float">
            <text:p>356</text:p>
          </table:table-cell>
          <table:table-cell table:style-name="ce174" office:value-type="float" office:value="50" calcext:value-type="float">
            <text:p>50</text:p>
          </table:table-cell>
          <table:table-cell table:style-name="ce177" office:value-type="float" office:value="31" calcext:value-type="float">
            <text:p>31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50" calcext:value-type="float">
            <text:p>50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23:.L23])" office:value-type="float" office:value="229" calcext:value-type="float">
            <text:p>229</text:p>
          </table:table-cell>
          <table:table-cell table:style-name="ce192" table:formula="of:=CONCATENATE(COM.MICROSOFT.FLOOR([.E23]/(150/(150+[.J23]+MIN([.D23];99)));1); &quot; (~&quot;; COM.MICROSOFT.CEILING((1-(150/(150+[.J23]+MIN([.D23];99))))*100;1); &quot;%)&quot;)" office:value-type="string" office:string-value="1055 (~45%)" calcext:value-type="string">
            <text:p>1055 (~45%)</text:p>
          </table:table-cell>
          <table:table-cell table:style-name="ce195" table:formula="of:=CONCATENATE(COM.MICROSOFT.FLOOR([.E23]/(150/(150+[.I23]+MIN([.D23];99)));1); &quot; (~&quot;; COM.MICROSOFT.CEILING((1-(150/(150+[.I23]+MIN([.D23];99))))*100;1); &quot;%)&quot;)" office:value-type="string" office:string-value="993 (~42%)" calcext:value-type="string">
            <text:p>993 (~42%)</text:p>
          </table:table-cell>
          <table:table-cell table:style-name="ce198"/>
          <table:table-cell table:style-name="ce62" table:content-validation-name="val6" office:value-type="float" office:value="21" calcext:value-type="float">
            <text:p>21</text:p>
          </table:table-cell>
          <table:table-cell table:style-name="ce199" office:value-type="string" calcext:value-type="string">
            <text:p>Zandyne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75" calcext:value-type="float">
            <text:p>7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20" calcext:value-type="float">
            <text:p>220</text:p>
          </table:table-cell>
          <table:table-cell table:style-name="ce210"/>
          <table:table-cell table:style-name="ce62" table:content-validation-name="val6" office:value-type="float" office:value="22" calcext:value-type="float">
            <text:p>22</text:p>
          </table:table-cell>
          <table:table-cell table:style-name="ce199" office:value-type="string" calcext:value-type="string">
            <text:p>Sophia</text:p>
          </table:table-cell>
          <table:table-cell table:style-name="ce174" office:value-type="float" office:value="2" calcext:value-type="float">
            <text:p>2</text:p>
          </table:table-cell>
          <table:table-cell table:style-name="ce177" office:value-type="float" office:value="4" calcext:value-type="float">
            <text:p>4</text:p>
          </table:table-cell>
          <table:table-cell table:style-name="ce180" office:value-type="float" office:value="4" calcext:value-type="float">
            <text:p>4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8" calcext:value-type="float">
            <text:p>8</text:p>
          </table:table-cell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2" calcext:value-type="float">
            <text:p>22</text:p>
          </table:table-cell>
          <table:table-cell table:style-name="ce164" office:value-type="string" calcext:value-type="string">
            <text:p>Thor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76" calcext:value-type="float">
            <text:p>76</text:p>
          </table:table-cell>
          <table:table-cell table:style-name="ce168" table:content-validation-name="val6" table:formula="of:=([.D24]+[.J24]/2)*6" office:value-type="float" office:value="612" calcext:value-type="float">
            <text:p>612</text:p>
          </table:table-cell>
          <table:table-cell table:style-name="ce171" table:content-validation-name="val6" table:formula="of:=([.D24]+[.I24]/2)*4" office:value-type="float" office:value="384" calcext:value-type="float">
            <text:p>384</text:p>
          </table:table-cell>
          <table:table-cell table:style-name="ce174" office:value-type="float" office:value="56" calcext:value-type="float">
            <text:p>56</text:p>
          </table:table-cell>
          <table:table-cell table:style-name="ce177" office:value-type="float" office:value="37" calcext:value-type="float">
            <text:p>37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52" calcext:value-type="float">
            <text:p>52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34" calcext:value-type="float">
            <text:p>34</text:p>
          </table:table-cell>
          <table:table-cell table:style-name="ce165" table:formula="of:=SUM([.G24:.L24])" office:value-type="float" office:value="243" calcext:value-type="float">
            <text:p>243</text:p>
          </table:table-cell>
          <table:table-cell table:style-name="ce192" table:formula="of:=CONCATENATE(COM.MICROSOFT.FLOOR([.E24]/(150/(150+[.J24]+MIN([.D24];99)));1); &quot; (~&quot;; COM.MICROSOFT.CEILING((1-(150/(150+[.J24]+MIN([.D24];99))))*100;1); &quot;%)&quot;)" office:value-type="string" office:string-value="1134 (~47%)" calcext:value-type="string">
            <text:p>1134 (~47%)</text:p>
          </table:table-cell>
          <table:table-cell table:style-name="ce195" table:formula="of:=CONCATENATE(COM.MICROSOFT.FLOOR([.E24]/(150/(150+[.I24]+MIN([.D24];99)));1); &quot; (~&quot;; COM.MICROSOFT.CEILING((1-(150/(150+[.I24]+MIN([.D24];99))))*100;1); &quot;%)&quot;)" office:value-type="string" office:string-value="1085 (~44%)" calcext:value-type="string">
            <text:p>1085 (~44%)</text:p>
          </table:table-cell>
          <table:table-cell table:style-name="ce198"/>
          <table:table-cell table:style-name="ce62" table:content-validation-name="val6" office:value-type="float" office:value="22" calcext:value-type="float">
            <text:p>22</text:p>
          </table:table-cell>
          <table:table-cell table:style-name="ce199" office:value-type="string" calcext:value-type="string">
            <text:p>Mazan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4" calcext:value-type="float">
            <text:p>84</text:p>
          </table:table-cell>
          <table:table-cell table:style-name="ce210"/>
          <table:table-cell table:style-name="ce62" table:content-validation-name="val6" office:value-type="float" office:value="23" calcext:value-type="float">
            <text:p>23</text:p>
          </table:table-cell>
          <table:table-cell table:style-name="ce199" office:value-type="string" calcext:value-type="string">
            <text:p>Gaea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3" calcext:value-type="float">
            <text:p>23</text:p>
          </table:table-cell>
          <table:table-cell table:style-name="ce164" office:value-type="string" calcext:value-type="string">
            <text:p>Jikokuten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table:formula="of:=([.D25]+[.J25]/2)*6" office:value-type="float" office:value="426" calcext:value-type="float">
            <text:p>426</text:p>
          </table:table-cell>
          <table:table-cell table:style-name="ce171" table:content-validation-name="val6" table:formula="of:=([.D25]+[.I25]/2)*4" office:value-type="float" office:value="272" calcext:value-type="float">
            <text:p>272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27" calcext:value-type="float">
            <text:p>27</text:p>
          </table:table-cell>
          <table:table-cell table:style-name="ce180" office:value-type="float" office:value="32" calcext:value-type="float">
            <text:p>32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25:.L25])" office:value-type="float" office:value="185" calcext:value-type="float">
            <text:p>185</text:p>
          </table:table-cell>
          <table:table-cell table:style-name="ce192" table:formula="of:=CONCATENATE(COM.MICROSOFT.FLOOR([.E25]/(150/(150+[.J25]+MIN([.D25];99)));1); &quot; (~&quot;; COM.MICROSOFT.CEILING((1-(150/(150+[.J25]+MIN([.D25];99))))*100;1); &quot;%)&quot;)" office:value-type="string" office:string-value="681 (~38%)" calcext:value-type="string">
            <text:p>681 (~38%)</text:p>
          </table:table-cell>
          <table:table-cell table:style-name="ce195" table:formula="of:=CONCATENATE(COM.MICROSOFT.FLOOR([.E25]/(150/(150+[.I25]+MIN([.D25];99)));1); &quot; (~&quot;; COM.MICROSOFT.CEILING((1-(150/(150+[.I25]+MIN([.D25];99))))*100;1); &quot;%)&quot;)" office:value-type="string" office:string-value="664 (~36%)" calcext:value-type="string">
            <text:p>664 (~36%)</text:p>
          </table:table-cell>
          <table:table-cell table:style-name="ce198"/>
          <table:table-cell table:style-name="ce62" table:content-validation-name="val6" office:value-type="float" office:value="23" calcext:value-type="float">
            <text:p>23</text:p>
          </table:table-cell>
          <table:table-cell table:style-name="ce199" office:value-type="string" calcext:value-type="string">
            <text:p>Mazanma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40" calcext:value-type="float">
            <text:p>4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12" calcext:value-type="float">
            <text:p>112</text:p>
          </table:table-cell>
          <table:table-cell table:style-name="ce210"/>
          <table:table-cell table:style-name="ce62" table:content-validation-name="val6" office:value-type="float" office:value="24" calcext:value-type="float">
            <text:p>24</text:p>
          </table:table-cell>
          <table:table-cell table:style-name="ce199" office:value-type="string" calcext:value-type="string">
            <text:p>Kailash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20" calcext:value-type="float">
            <text:p>20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4" calcext:value-type="float">
            <text:p>4</text:p>
          </table:table-cell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4" calcext:value-type="float">
            <text:p>24</text:p>
          </table:table-cell>
          <table:table-cell table:style-name="ce164" office:value-type="string" calcext:value-type="string">
            <text:p>Take-Mikazuchi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45" calcext:value-type="float">
            <text:p>45</text:p>
          </table:table-cell>
          <table:table-cell table:style-name="ce168" table:content-validation-name="val6" table:formula="of:=([.D26]+[.J26]/2)*6" office:value-type="float" office:value="372" calcext:value-type="float">
            <text:p>372</text:p>
          </table:table-cell>
          <table:table-cell table:style-name="ce171" table:content-validation-name="val6" table:formula="of:=([.D26]+[.I26]/2)*4" office:value-type="float" office:value="236" calcext:value-type="float">
            <text:p>236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30" calcext:value-type="float">
            <text:p>30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26:.L26])" office:value-type="float" office:value="174" calcext:value-type="float">
            <text:p>174</text:p>
          </table:table-cell>
          <table:table-cell table:style-name="ce192" table:formula="of:=CONCATENATE(COM.MICROSOFT.FLOOR([.E26]/(150/(150+[.J26]+MIN([.D26];99)));1); &quot; (~&quot;; COM.MICROSOFT.CEILING((1-(150/(150+[.J26]+MIN([.D26];99))))*100;1); &quot;%)&quot;)" office:value-type="string" office:string-value="567 (~35%)" calcext:value-type="string">
            <text:p>567 (~35%)</text:p>
          </table:table-cell>
          <table:table-cell table:style-name="ce195" table:formula="of:=CONCATENATE(COM.MICROSOFT.FLOOR([.E26]/(150/(150+[.I26]+MIN([.D26];99)));1); &quot; (~&quot;; COM.MICROSOFT.CEILING((1-(150/(150+[.I26]+MIN([.D26];99))))*100;1); &quot;%)&quot;)" office:value-type="string" office:string-value="553 (~33%)" calcext:value-type="string">
            <text:p>553 (~33%)</text:p>
          </table:table-cell>
          <table:table-cell table:style-name="ce198"/>
          <table:table-cell table:style-name="ce62" table:content-validation-name="val6" office:value-type="float" office:value="24" calcext:value-type="float">
            <text:p>24</text:p>
          </table:table-cell>
          <table:table-cell table:style-name="ce199" office:value-type="string" calcext:value-type="string">
            <text:p>Mazandyne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62" table:content-validation-name="val6" office:value-type="float" office:value="25" calcext:value-type="float">
            <text:p>25</text:p>
          </table:table-cell>
          <table:table-cell table:style-name="ce199" office:value-type="string" calcext:value-type="string">
            <text:p>Masakados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20" calcext:value-type="float">
            <text:p>20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0" calcext:value-type="float">
            <text:p>0</text:p>
          </table:table-cell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5" calcext:value-type="float">
            <text:p>25</text:p>
          </table:table-cell>
          <table:table-cell table:style-name="ce164" office:value-type="string" calcext:value-type="string">
            <text:p>Okuninushi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39" calcext:value-type="float">
            <text:p>39</text:p>
          </table:table-cell>
          <table:table-cell table:style-name="ce168" table:content-validation-name="val6" table:formula="of:=([.D27]+[.J27]/2)*6" office:value-type="float" office:value="312" calcext:value-type="float">
            <text:p>312</text:p>
          </table:table-cell>
          <table:table-cell table:style-name="ce171" table:content-validation-name="val6" table:formula="of:=([.D27]+[.I27]/2)*4" office:value-type="float" office:value="220" calcext:value-type="float">
            <text:p>220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35" calcext:value-type="float">
            <text:p>35</text:p>
          </table:table-cell>
          <table:table-cell table:style-name="ce180" office:value-type="float" office:value="32" calcext:value-type="float">
            <text:p>32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7:.L27])" office:value-type="float" office:value="167" calcext:value-type="float">
            <text:p>167</text:p>
          </table:table-cell>
          <table:table-cell table:style-name="ce192" table:formula="of:=CONCATENATE(COM.MICROSOFT.FLOOR([.E27]/(150/(150+[.J27]+MIN([.D27];99)));1); &quot; (~&quot;; COM.MICROSOFT.CEILING((1-(150/(150+[.J27]+MIN([.D27];99))))*100;1); &quot;%)&quot;)" office:value-type="string" office:string-value="447 (~31%)" calcext:value-type="string">
            <text:p>447 (~31%)</text:p>
          </table:table-cell>
          <table:table-cell table:style-name="ce195" table:formula="of:=CONCATENATE(COM.MICROSOFT.FLOOR([.E27]/(150/(150+[.I27]+MIN([.D27];99)));1); &quot; (~&quot;; COM.MICROSOFT.CEILING((1-(150/(150+[.I27]+MIN([.D27];99))))*100;1); &quot;%)&quot;)" office:value-type="string" office:string-value="459 (~33%)" calcext:value-type="string">
            <text:p>459 (~33%)</text:p>
          </table:table-cell>
          <table:table-cell table:style-name="ce198"/>
          <table:table-cell table:style-name="ce62" table:content-validation-name="val6" office:value-type="float" office:value="25" calcext:value-type="float">
            <text:p>25</text:p>
          </table:table-cell>
          <table:table-cell table:style-name="ce199" office:value-type="string" calcext:value-type="string">
            <text:p>Megido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3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70" calcext:value-type="float">
            <text:p>7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97" calcext:value-type="float">
            <text:p>197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6" calcext:value-type="float">
            <text:p>26</text:p>
          </table:table-cell>
          <table:table-cell table:style-name="ce164" office:value-type="string" calcext:value-type="string">
            <text:p>Koumokuten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33" calcext:value-type="float">
            <text:p>33</text:p>
          </table:table-cell>
          <table:table-cell table:style-name="ce168" table:content-validation-name="val6" table:formula="of:=([.D28]+[.J28]/2)*6" office:value-type="float" office:value="282" calcext:value-type="float">
            <text:p>282</text:p>
          </table:table-cell>
          <table:table-cell table:style-name="ce171" table:content-validation-name="val6" table:formula="of:=([.D28]+[.I28]/2)*4" office:value-type="float" office:value="180" calcext:value-type="float">
            <text:p>180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28" calcext:value-type="float">
            <text:p>28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28:.L28])" office:value-type="float" office:value="148" calcext:value-type="float">
            <text:p>148</text:p>
          </table:table-cell>
          <table:table-cell table:style-name="ce192" table:formula="of:=CONCATENATE(COM.MICROSOFT.FLOOR([.E28]/(150/(150+[.J28]+MIN([.D28];99)));1); &quot; (~&quot;; COM.MICROSOFT.CEILING((1-(150/(150+[.J28]+MIN([.D28];99))))*100;1); &quot;%)&quot;)" office:value-type="string" office:string-value="396 (~29%)" calcext:value-type="string">
            <text:p>396 (~29%)</text:p>
          </table:table-cell>
          <table:table-cell table:style-name="ce195" table:formula="of:=CONCATENATE(COM.MICROSOFT.FLOOR([.E28]/(150/(150+[.I28]+MIN([.D28];99)));1); &quot; (~&quot;; COM.MICROSOFT.CEILING((1-(150/(150+[.I28]+MIN([.D28];99))))*100;1); &quot;%)&quot;)" office:value-type="string" office:string-value="389 (~28%)" calcext:value-type="string">
            <text:p>389 (~28%)</text:p>
          </table:table-cell>
          <table:table-cell table:style-name="ce198"/>
          <table:table-cell table:style-name="ce62" table:content-validation-name="val6" office:value-type="float" office:value="26" calcext:value-type="float">
            <text:p>26</text:p>
          </table:table-cell>
          <table:table-cell table:style-name="ce199" office:value-type="string" calcext:value-type="string">
            <text:p>Megidola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37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80" calcext:value-type="float">
            <text:p>8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25" calcext:value-type="float">
            <text:p>225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7" calcext:value-type="float">
            <text:p>27</text:p>
          </table:table-cell>
          <table:table-cell table:style-name="ce164" office:value-type="string" calcext:value-type="string">
            <text:p>Zouchouten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27" calcext:value-type="float">
            <text:p>27</text:p>
          </table:table-cell>
          <table:table-cell table:style-name="ce168" table:content-validation-name="val6" table:formula="of:=([.D29]+[.J29]/2)*6" office:value-type="float" office:value="234" calcext:value-type="float">
            <text:p>234</text:p>
          </table:table-cell>
          <table:table-cell table:style-name="ce171" table:content-validation-name="val6" table:formula="of:=([.D29]+[.I29]/2)*4" office:value-type="float" office:value="148" calcext:value-type="float">
            <text:p>148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23" calcext:value-type="float">
            <text:p>23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24" calcext:value-type="float">
            <text:p>24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9:.L29])" office:value-type="float" office:value="131" calcext:value-type="float">
            <text:p>131</text:p>
          </table:table-cell>
          <table:table-cell table:style-name="ce192" table:formula="of:=CONCATENATE(COM.MICROSOFT.FLOOR([.E29]/(150/(150+[.J29]+MIN([.D29];99)));1); &quot; (~&quot;; COM.MICROSOFT.CEILING((1-(150/(150+[.J29]+MIN([.D29];99))))*100;1); &quot;%)&quot;)" office:value-type="string" office:string-value="313 (~26%)" calcext:value-type="string">
            <text:p>313 (~26%)</text:p>
          </table:table-cell>
          <table:table-cell table:style-name="ce195" table:formula="of:=CONCATENATE(COM.MICROSOFT.FLOOR([.E29]/(150/(150+[.I29]+MIN([.D29];99)));1); &quot; (~&quot;; COM.MICROSOFT.CEILING((1-(150/(150+[.I29]+MIN([.D29];99))))*100;1); &quot;%)&quot;)" office:value-type="string" office:string-value="307 (~24%)" calcext:value-type="string">
            <text:p>307 (~24%)</text:p>
          </table:table-cell>
          <table:table-cell table:style-name="ce198"/>
          <table:table-cell table:style-name="ce62" table:content-validation-name="val6" office:value-type="float" office:value="27" calcext:value-type="float">
            <text:p>27</text:p>
          </table:table-cell>
          <table:table-cell table:style-name="ce199" office:value-type="string" calcext:value-type="string">
            <text:p>Megidolaon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14" calcext:value-type="float">
            <text:p>14</text:p>
          </table:table-cell>
          <table:table-cell table:style-name="ce165" office:value-type="string" calcext:value-type="string">
            <text:p>5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90" calcext:value-type="float">
            <text:p>9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53" calcext:value-type="float">
            <text:p>253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8" calcext:value-type="float">
            <text:p>28</text:p>
          </table:table-cell>
          <table:table-cell table:style-name="ce164" office:value-type="string" calcext:value-type="string">
            <text:p>Take-Minakata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17" calcext:value-type="float">
            <text:p>17</text:p>
          </table:table-cell>
          <table:table-cell table:style-name="ce168" table:content-validation-name="val6" table:formula="of:=([.D30]+[.J30]/2)*6" office:value-type="float" office:value="168" calcext:value-type="float">
            <text:p>168</text:p>
          </table:table-cell>
          <table:table-cell table:style-name="ce171" table:content-validation-name="val6" table:formula="of:=([.D30]+[.I30]/2)*4" office:value-type="float" office:value="100" calcext:value-type="float">
            <text:p>100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19" calcext:value-type="float">
            <text:p>19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30:.L30])" office:value-type="float" office:value="107" calcext:value-type="float">
            <text:p>107</text:p>
          </table:table-cell>
          <table:table-cell table:style-name="ce192" table:formula="of:=CONCATENATE(COM.MICROSOFT.FLOOR([.E30]/(150/(150+[.J30]+MIN([.D30];99)));1); &quot; (~&quot;; COM.MICROSOFT.CEILING((1-(150/(150+[.J30]+MIN([.D30];99))))*100;1); &quot;%)&quot;)" office:value-type="string" office:string-value="211 (~21%)" calcext:value-type="string">
            <text:p>211 (~21%)</text:p>
          </table:table-cell>
          <table:table-cell table:style-name="ce195" table:formula="of:=CONCATENATE(COM.MICROSOFT.FLOOR([.E30]/(150/(150+[.I30]+MIN([.D30];99)));1); &quot; (~&quot;; COM.MICROSOFT.CEILING((1-(150/(150+[.I30]+MIN([.D30];99))))*100;1); &quot;%)&quot;)" office:value-type="string" office:string-value="204 (~19%)" calcext:value-type="string">
            <text:p>204 (~19%)</text:p>
          </table:table-cell>
          <table:table-cell table:style-name="ce198"/>
          <table:table-cell table:style-name="ce62" table:content-validation-name="val6" office:value-type="float" office:value="28" calcext:value-type="float">
            <text:p>28</text:p>
          </table:table-cell>
          <table:table-cell table:style-name="ce199" office:value-type="string" calcext:value-type="string">
            <text:p>Hama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60" calcext:value-type="float">
            <text:p>60</text:p>
          </table:table-cell>
          <table:table-cell table:style-name="ce165" office:value-type="float" office:value="20" calcext:value-type="float">
            <text:p>2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9" calcext:value-type="float">
            <text:p>29</text:p>
          </table:table-cell>
          <table:table-cell table:style-name="ce164" office:value-type="string" calcext:value-type="string">
            <text:p>Chimera</text:p>
          </table:table-cell>
          <table:table-cell table:style-name="ce165" office:value-type="string" calcext:value-type="string">
            <text:p>Holy</text:p>
          </table:table-cell>
          <table:table-cell table:style-name="ce165" office:value-type="float" office:value="55" calcext:value-type="float">
            <text:p>55</text:p>
          </table:table-cell>
          <table:table-cell table:style-name="ce168" table:content-validation-name="val6" table:formula="of:=([.D31]+[.J31]/2)*6" office:value-type="float" office:value="426" calcext:value-type="float">
            <text:p>426</text:p>
          </table:table-cell>
          <table:table-cell table:style-name="ce171" table:content-validation-name="val6" table:formula="of:=([.D31]+[.I31]/2)*4" office:value-type="float" office:value="272" calcext:value-type="float">
            <text:p>272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30" calcext:value-type="float">
            <text:p>30</text:p>
          </table:table-cell>
          <table:table-cell table:style-name="ce180" office:value-type="float" office:value="26" calcext:value-type="float">
            <text:p>26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31:.L31])" office:value-type="float" office:value="188" calcext:value-type="float">
            <text:p>188</text:p>
          </table:table-cell>
          <table:table-cell table:style-name="ce192" table:formula="of:=CONCATENATE(COM.MICROSOFT.FLOOR([.E31]/(150/(150+[.J31]+MIN([.D31];99)));1); &quot; (~&quot;; COM.MICROSOFT.CEILING((1-(150/(150+[.J31]+MIN([.D31];99))))*100;1); &quot;%)&quot;)" office:value-type="string" office:string-value="673 (~37%)" calcext:value-type="string">
            <text:p>673 (~37%)</text:p>
          </table:table-cell>
          <table:table-cell table:style-name="ce195" table:formula="of:=CONCATENATE(COM.MICROSOFT.FLOOR([.E31]/(150/(150+[.I31]+MIN([.D31];99)));1); &quot; (~&quot;; COM.MICROSOFT.CEILING((1-(150/(150+[.I31]+MIN([.D31];99))))*100;1); &quot;%)&quot;)" office:value-type="string" office:string-value="656 (~36%)" calcext:value-type="string">
            <text:p>656 (~36%)</text:p>
          </table:table-cell>
          <table:table-cell table:style-name="ce198"/>
          <table:table-cell table:style-name="ce62" table:content-validation-name="val6" office:value-type="float" office:value="29" calcext:value-type="float">
            <text:p>29</text:p>
          </table:table-cell>
          <table:table-cell table:style-name="ce199" office:value-type="string" calcext:value-type="string">
            <text:p>Hamaon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75" calcext:value-type="float">
            <text:p>75</text:p>
          </table:table-cell>
          <table:table-cell table:style-name="ce165" office:value-type="float" office:value="120" calcext:value-type="float">
            <text:p>120</text:p>
          </table:table-cell>
          <table:table-cell table:style-name="ce165" office:value-type="float" office:value="40" calcext:value-type="float">
            <text:p>4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30" calcext:value-type="float">
            <text:p>30</text:p>
          </table:table-cell>
          <table:table-cell table:style-name="ce164" office:value-type="string" calcext:value-type="string">
            <text:p>Baihu</text:p>
          </table:table-cell>
          <table:table-cell table:style-name="ce165" office:value-type="string" calcext:value-type="string">
            <text:p>Holy</text:p>
          </table:table-cell>
          <table:table-cell table:style-name="ce165" office:value-type="float" office:value="43" calcext:value-type="float">
            <text:p>43</text:p>
          </table:table-cell>
          <table:table-cell table:style-name="ce168" table:content-validation-name="val6" table:formula="of:=([.D32]+[.J32]/2)*6" office:value-type="float" office:value="348" calcext:value-type="float">
            <text:p>348</text:p>
          </table:table-cell>
          <table:table-cell table:style-name="ce171" table:content-validation-name="val6" table:formula="of:=([.D32]+[.I32]/2)*4" office:value-type="float" office:value="204" calcext:value-type="float">
            <text:p>204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32:.L32])" office:value-type="float" office:value="156" calcext:value-type="float">
            <text:p>156</text:p>
          </table:table-cell>
          <table:table-cell table:style-name="ce192" table:formula="of:=CONCATENATE(COM.MICROSOFT.FLOOR([.E32]/(150/(150+[.J32]+MIN([.D32];99)));1); &quot; (~&quot;; COM.MICROSOFT.CEILING((1-(150/(150+[.J32]+MIN([.D32];99))))*100;1); &quot;%)&quot;)" office:value-type="string" office:string-value="517 (~33%)" calcext:value-type="string">
            <text:p>517 (~33%)</text:p>
          </table:table-cell>
          <table:table-cell table:style-name="ce195" table:formula="of:=CONCATENATE(COM.MICROSOFT.FLOOR([.E32]/(150/(150+[.I32]+MIN([.D32];99)));1); &quot; (~&quot;; COM.MICROSOFT.CEILING((1-(150/(150+[.I32]+MIN([.D32];99))))*100;1); &quot;%)&quot;)" office:value-type="string" office:string-value="484 (~29%)" calcext:value-type="string">
            <text:p>484 (~29%)</text:p>
          </table:table-cell>
          <table:table-cell table:style-name="ce198"/>
          <table:table-cell table:style-name="ce62" table:content-validation-name="val6" office:value-type="float" office:value="30" calcext:value-type="float">
            <text:p>30</text:p>
          </table:table-cell>
          <table:table-cell table:style-name="ce199" office:value-type="string" calcext:value-type="string">
            <text:p>Mahama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40" calcext:value-type="float">
            <text:p>4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10" calcext:value-type="float">
            <text:p>1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31" calcext:value-type="float">
            <text:p>31</text:p>
          </table:table-cell>
          <table:table-cell table:style-name="ce164" office:value-type="string" calcext:value-type="string">
            <text:p>Senri</text:p>
          </table:table-cell>
          <table:table-cell table:style-name="ce165" office:value-type="string" calcext:value-type="string">
            <text:p>Holy</text:p>
          </table:table-cell>
          <table:table-cell table:style-name="ce165" office:value-type="float" office:value="27" calcext:value-type="float">
            <text:p>27</text:p>
          </table:table-cell>
          <table:table-cell table:style-name="ce168" table:content-validation-name="val6" table:formula="of:=([.D33]+[.J33]/2)*6" office:value-type="float" office:value="216" calcext:value-type="float">
            <text:p>216</text:p>
          </table:table-cell>
          <table:table-cell table:style-name="ce171" table:content-validation-name="val6" table:formula="of:=([.D33]+[.I33]/2)*4" office:value-type="float" office:value="164" calcext:value-type="float">
            <text:p>164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25" calcext:value-type="float">
            <text:p>25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33:.L33])" office:value-type="float" office:value="133" calcext:value-type="float">
            <text:p>133</text:p>
          </table:table-cell>
          <table:table-cell table:style-name="ce192" table:formula="of:=CONCATENATE(COM.MICROSOFT.FLOOR([.E33]/(150/(150+[.J33]+MIN([.D33];99)));1); &quot; (~&quot;; COM.MICROSOFT.CEILING((1-(150/(150+[.J33]+MIN([.D33];99))))*100;1); &quot;%)&quot;)" office:value-type="string" office:string-value="280 (~24%)" calcext:value-type="string">
            <text:p>280 (~24%)</text:p>
          </table:table-cell>
          <table:table-cell table:style-name="ce195" table:formula="of:=CONCATENATE(COM.MICROSOFT.FLOOR([.E33]/(150/(150+[.I33]+MIN([.D33];99)));1); &quot; (~&quot;; COM.MICROSOFT.CEILING((1-(150/(150+[.I33]+MIN([.D33];99))))*100;1); &quot;%)&quot;)" office:value-type="string" office:string-value="295 (~27%)" calcext:value-type="string">
            <text:p>295 (~27%)</text:p>
          </table:table-cell>
          <table:table-cell table:style-name="ce198"/>
          <table:table-cell table:style-name="ce62" table:content-validation-name="val6" office:value-type="float" office:value="31" calcext:value-type="float">
            <text:p>31</text:p>
          </table:table-cell>
          <table:table-cell table:style-name="ce199" office:value-type="string" calcext:value-type="string">
            <text:p>Mahamaon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60" calcext:value-type="float">
            <text:p>60</text:p>
          </table:table-cell>
          <table:table-cell table:style-name="ce165" office:value-type="float" office:value="100" calcext:value-type="float">
            <text:p>100</text:p>
          </table:table-cell>
          <table:table-cell table:style-name="ce165" office:value-type="float" office:value="30" calcext:value-type="float">
            <text:p>3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32" calcext:value-type="float">
            <text:p>32</text:p>
          </table:table-cell>
          <table:table-cell table:style-name="ce164" office:value-type="string" calcext:value-type="string">
            <text:p>Zhuque</text:p>
          </table:table-cell>
          <table:table-cell table:style-name="ce165" office:value-type="string" calcext:value-type="string">
            <text:p>Holy</text:p>
          </table:table-cell>
          <table:table-cell table:style-name="ce165" office:value-type="float" office:value="36" calcext:value-type="float">
            <text:p>36</text:p>
          </table:table-cell>
          <table:table-cell table:style-name="ce168" table:content-validation-name="val6" table:formula="of:=([.D34]+[.J34]/2)*6" office:value-type="float" office:value="276" calcext:value-type="float">
            <text:p>276</text:p>
          </table:table-cell>
          <table:table-cell table:style-name="ce171" table:content-validation-name="val6" table:formula="of:=([.D34]+[.I34]/2)*4" office:value-type="float" office:value="184" calcext:value-type="float">
            <text:p>184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28" calcext:value-type="float">
            <text:p>28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34:.L34])" office:value-type="float" office:value="148" calcext:value-type="float">
            <text:p>148</text:p>
          </table:table-cell>
          <table:table-cell table:style-name="ce192" table:formula="of:=CONCATENATE(COM.MICROSOFT.FLOOR([.E34]/(150/(150+[.J34]+MIN([.D34];99)));1); &quot; (~&quot;; COM.MICROSOFT.CEILING((1-(150/(150+[.J34]+MIN([.D34];99))))*100;1); &quot;%)&quot;)" office:value-type="string" office:string-value="379 (~28%)" calcext:value-type="string">
            <text:p>379 (~28%)</text:p>
          </table:table-cell>
          <table:table-cell table:style-name="ce195" table:formula="of:=CONCATENATE(COM.MICROSOFT.FLOOR([.E34]/(150/(150+[.I34]+MIN([.D34];99)));1); &quot; (~&quot;; COM.MICROSOFT.CEILING((1-(150/(150+[.I34]+MIN([.D34];99))))*100;1); &quot;%)&quot;)" office:value-type="string" office:string-value="379 (~28%)" calcext:value-type="string">
            <text:p>379 (~28%)</text:p>
          </table:table-cell>
          <table:table-cell table:style-name="ce198"/>
          <table:table-cell table:style-name="ce62" table:content-validation-name="val6" office:value-type="float" office:value="32" calcext:value-type="float">
            <text:p>32</text:p>
          </table:table-cell>
          <table:table-cell table:style-name="ce199" office:value-type="string" calcext:value-type="string">
            <text:p>Mudo</text:p>
          </table:table-cell>
          <table:table-cell table:style-name="ce201" table:content-validation-name="val7" office:value-type="string" calcext:value-type="string">
            <text:p>Dark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120" calcext:value-type="float">
            <text:p>120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20" calcext:value-type="float">
            <text:p>2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33" calcext:value-type="float">
            <text:p>33</text:p>
          </table:table-cell>
          <table:table-cell table:style-name="ce164" office:value-type="string" calcext:value-type="string">
            <text:p>Shiisaa</text:p>
          </table:table-cell>
          <table:table-cell table:style-name="ce165" office:value-type="string" calcext:value-type="string">
            <text:p>Holy</text:p>
          </table:table-cell>
          <table:table-cell table:style-name="ce165" office:value-type="float" office:value="13" calcext:value-type="float">
            <text:p>13</text:p>
          </table:table-cell>
          <table:table-cell table:style-name="ce168" table:content-validation-name="val6" table:formula="of:=([.D35]+[.J35]/2)*6" office:value-type="float" office:value="120" calcext:value-type="float">
            <text:p>120</text:p>
          </table:table-cell>
          <table:table-cell table:style-name="ce171" table:content-validation-name="val6" table:formula="of:=([.D35]+[.I35]/2)*4" office:value-type="float" office:value="76" calcext:value-type="float">
            <text:p>76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15" calcext:value-type="float">
            <text:p>15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14" calcext:value-type="float">
            <text:p>14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35:.L35])" office:value-type="float" office:value="89" calcext:value-type="float">
            <text:p>89</text:p>
          </table:table-cell>
          <table:table-cell table:style-name="ce192" table:formula="of:=CONCATENATE(COM.MICROSOFT.FLOOR([.E35]/(150/(150+[.J35]+MIN([.D35];99)));1); &quot; (~&quot;; COM.MICROSOFT.CEILING((1-(150/(150+[.J35]+MIN([.D35];99))))*100;1); &quot;%)&quot;)" office:value-type="string" office:string-value="141 (~16%)" calcext:value-type="string">
            <text:p>141 (~16%)</text:p>
          </table:table-cell>
          <table:table-cell table:style-name="ce195" table:formula="of:=CONCATENATE(COM.MICROSOFT.FLOOR([.E35]/(150/(150+[.I35]+MIN([.D35];99)));1); &quot; (~&quot;; COM.MICROSOFT.CEILING((1-(150/(150+[.I35]+MIN([.D35];99))))*100;1); &quot;%)&quot;)" office:value-type="string" office:string-value="140 (~15%)" calcext:value-type="string">
            <text:p>140 (~15%)</text:p>
          </table:table-cell>
          <table:table-cell table:style-name="ce198"/>
          <table:table-cell table:style-name="ce62" table:content-validation-name="val6" office:value-type="float" office:value="33" calcext:value-type="float">
            <text:p>33</text:p>
          </table:table-cell>
          <table:table-cell table:style-name="ce199" office:value-type="string" calcext:value-type="string">
            <text:p>Mudoon</text:p>
          </table:table-cell>
          <table:table-cell table:style-name="ce201" table:content-validation-name="val7" office:value-type="string" calcext:value-type="string">
            <text:p>Dark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180" calcext:value-type="float">
            <text:p>180</text:p>
          </table:table-cell>
          <table:table-cell table:style-name="ce165" office:value-type="float" office:value="20" calcext:value-type="float">
            <text:p>20</text:p>
          </table:table-cell>
          <table:table-cell table:style-name="ce165" office:value-type="float" office:value="40" calcext:value-type="float">
            <text:p>4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34" calcext:value-type="float">
            <text:p>34</text:p>
          </table:table-cell>
          <table:table-cell table:style-name="ce164" office:value-type="string" calcext:value-type="string">
            <text:p>Xiezhai</text:p>
          </table:table-cell>
          <table:table-cell table:style-name="ce165" office:value-type="string" calcext:value-type="string">
            <text:p>Avatar</text:p>
          </table:table-cell>
          <table:table-cell table:style-name="ce165" office:value-type="float" office:value="26" calcext:value-type="float">
            <text:p>26</text:p>
          </table:table-cell>
          <table:table-cell table:style-name="ce168" table:content-validation-name="val6" table:formula="of:=([.D36]+[.J36]/2)*6" office:value-type="float" office:value="210" calcext:value-type="float">
            <text:p>210</text:p>
          </table:table-cell>
          <table:table-cell table:style-name="ce171" table:content-validation-name="val6" table:formula="of:=([.D36]+[.I36]/2)*4" office:value-type="float" office:value="152" calcext:value-type="float">
            <text:p>152</text:p>
          </table:table-cell>
          <table:table-cell table:style-name="ce174" office:value-type="float" office:value="26" calcext:value-type="float">
            <text:p>26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36:.L36])" office:value-type="float" office:value="122" calcext:value-type="float">
            <text:p>122</text:p>
          </table:table-cell>
          <table:table-cell table:style-name="ce192" table:formula="of:=CONCATENATE(COM.MICROSOFT.FLOOR([.E36]/(150/(150+[.J36]+MIN([.D36];99)));1); &quot; (~&quot;; COM.MICROSOFT.CEILING((1-(150/(150+[.J36]+MIN([.D36];99))))*100;1); &quot;%)&quot;)" office:value-type="string" office:string-value="271 (~23%)" calcext:value-type="string">
            <text:p>271 (~23%)</text:p>
          </table:table-cell>
          <table:table-cell table:style-name="ce195" table:formula="of:=CONCATENATE(COM.MICROSOFT.FLOOR([.E36]/(150/(150+[.I36]+MIN([.D36];99)));1); &quot; (~&quot;; COM.MICROSOFT.CEILING((1-(150/(150+[.I36]+MIN([.D36];99))))*100;1); &quot;%)&quot;)" office:value-type="string" office:string-value="280 (~25%)" calcext:value-type="string">
            <text:p>280 (~25%)</text:p>
          </table:table-cell>
          <table:table-cell table:style-name="ce198"/>
          <table:table-cell table:style-name="ce62" table:content-validation-name="val6" office:value-type="float" office:value="34" calcext:value-type="float">
            <text:p>34</text:p>
          </table:table-cell>
          <table:table-cell table:style-name="ce199" office:value-type="string" calcext:value-type="string">
            <text:p>Mamudo</text:p>
          </table:table-cell>
          <table:table-cell table:style-name="ce201" table:content-validation-name="val7" office:value-type="string" calcext:value-type="string">
            <text:p>Dark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100" calcext:value-type="float">
            <text:p>100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10" calcext:value-type="float">
            <text:p>1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35" calcext:value-type="float">
            <text:p>35</text:p>
          </table:table-cell>
          <table:table-cell table:style-name="ce164" office:value-type="string" calcext:value-type="string">
            <text:p>Unicorn</text:p>
          </table:table-cell>
          <table:table-cell table:style-name="ce165" office:value-type="string" calcext:value-type="string">
            <text:p>Holy</text:p>
          </table:table-cell>
          <table:table-cell table:style-name="ce165" office:value-type="float" office:value="21" calcext:value-type="float">
            <text:p>21</text:p>
          </table:table-cell>
          <table:table-cell table:style-name="ce168" table:content-validation-name="val6" table:formula="of:=([.D37]+[.J37]/2)*6" office:value-type="float" office:value="186" calcext:value-type="float">
            <text:p>186</text:p>
          </table:table-cell>
          <table:table-cell table:style-name="ce171" table:content-validation-name="val6" table:formula="of:=([.D37]+[.I37]/2)*4" office:value-type="float" office:value="132" calcext:value-type="float">
            <text:p>132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37:.L37])" office:value-type="float" office:value="112" calcext:value-type="float">
            <text:p>112</text:p>
          </table:table-cell>
          <table:table-cell table:style-name="ce192" table:formula="of:=CONCATENATE(COM.MICROSOFT.FLOOR([.E37]/(150/(150+[.J37]+MIN([.D37];99)));1); &quot; (~&quot;; COM.MICROSOFT.CEILING((1-(150/(150+[.J37]+MIN([.D37];99))))*100;1); &quot;%)&quot;)" office:value-type="string" office:string-value="236 (~22%)" calcext:value-type="string">
            <text:p>236 (~22%)</text:p>
          </table:table-cell>
          <table:table-cell table:style-name="ce195" table:formula="of:=CONCATENATE(COM.MICROSOFT.FLOOR([.E37]/(150/(150+[.I37]+MIN([.D37];99)));1); &quot; (~&quot;; COM.MICROSOFT.CEILING((1-(150/(150+[.I37]+MIN([.D37];99))))*100;1); &quot;%)&quot;)" office:value-type="string" office:string-value="241 (~24%)" calcext:value-type="string">
            <text:p>241 (~24%)</text:p>
          </table:table-cell>
          <table:table-cell table:style-name="ce198"/>
          <table:table-cell table:style-name="ce62" table:content-validation-name="val6" office:value-type="float" office:value="35" calcext:value-type="float">
            <text:p>35</text:p>
          </table:table-cell>
          <table:table-cell table:style-name="ce199" office:value-type="string" calcext:value-type="string">
            <text:p>Mamudoon</text:p>
          </table:table-cell>
          <table:table-cell table:style-name="ce201" table:content-validation-name="val7" office:value-type="string" calcext:value-type="string">
            <text:p>Dark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150" calcext:value-type="float">
            <text:p>150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30" calcext:value-type="float">
            <text:p>3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36" calcext:value-type="float">
            <text:p>36</text:p>
          </table:table-cell>
          <table:table-cell table:style-name="ce164" office:value-type="string" calcext:value-type="string">
            <text:p>Flaemis</text:p>
          </table:table-cell>
          <table:table-cell table:style-name="ce165" office:value-type="string" calcext:value-type="string">
            <text:p>Element</text:p>
          </table:table-cell>
          <table:table-cell table:style-name="ce165" office:value-type="float" office:value="20" calcext:value-type="float">
            <text:p>20</text:p>
          </table:table-cell>
          <table:table-cell table:style-name="ce168" table:content-validation-name="val6" table:formula="of:=([.D38]+[.J38]/2)*6" office:value-type="float" office:value="156" calcext:value-type="float">
            <text:p>156</text:p>
          </table:table-cell>
          <table:table-cell table:style-name="ce171" table:content-validation-name="val6" table:formula="of:=([.D38]+[.I38]/2)*4" office:value-type="float" office:value="128" calcext:value-type="float">
            <text:p>128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21" calcext:value-type="float">
            <text:p>21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38:.L38])" office:value-type="float" office:value="103" calcext:value-type="float">
            <text:p>103</text:p>
          </table:table-cell>
          <table:table-cell table:style-name="ce192" table:formula="of:=CONCATENATE(COM.MICROSOFT.FLOOR([.E38]/(150/(150+[.J38]+MIN([.D38];99)));1); &quot; (~&quot;; COM.MICROSOFT.CEILING((1-(150/(150+[.J38]+MIN([.D38];99))))*100;1); &quot;%)&quot;)" office:value-type="string" office:string-value="189 (~18%)" calcext:value-type="string">
            <text:p>189 (~18%)</text:p>
          </table:table-cell>
          <table:table-cell table:style-name="ce195" table:formula="of:=CONCATENATE(COM.MICROSOFT.FLOOR([.E38]/(150/(150+[.I38]+MIN([.D38];99)));1); &quot; (~&quot;; COM.MICROSOFT.CEILING((1-(150/(150+[.I38]+MIN([.D38];99))))*100;1); &quot;%)&quot;)" office:value-type="string" office:string-value="201 (~23%)" calcext:value-type="string">
            <text:p>201 (~23%)</text:p>
          </table:table-cell>
          <table:table-cell table:style-name="ce198"/>
          <table:table-cell table:style-name="ce62" table:content-validation-name="val6" office:value-type="float" office:value="36" calcext:value-type="float">
            <text:p>36</text:p>
          </table:table-cell>
          <table:table-cell table:style-name="ce199" office:value-type="string" calcext:value-type="string">
            <text:p>Dia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3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10" calcext:value-type="float">
            <text:p>1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37" calcext:value-type="float">
            <text:p>37</text:p>
          </table:table-cell>
          <table:table-cell table:style-name="ce164" office:value-type="string" calcext:value-type="string">
            <text:p>Aquans</text:p>
          </table:table-cell>
          <table:table-cell table:style-name="ce165" office:value-type="string" calcext:value-type="string">
            <text:p>Element</text:p>
          </table:table-cell>
          <table:table-cell table:style-name="ce165" office:value-type="float" office:value="15" calcext:value-type="float">
            <text:p>15</text:p>
          </table:table-cell>
          <table:table-cell table:style-name="ce168" table:content-validation-name="val6" table:formula="of:=([.D39]+[.J39]/2)*6" office:value-type="float" office:value="126" calcext:value-type="float">
            <text:p>126</text:p>
          </table:table-cell>
          <table:table-cell table:style-name="ce171" table:content-validation-name="val6" table:formula="of:=([.D39]+[.I39]/2)*4" office:value-type="float" office:value="100" calcext:value-type="float">
            <text:p>100</text:p>
          </table:table-cell>
          <table:table-cell table:style-name="ce174" office:value-type="float" office:value="12" calcext:value-type="float">
            <text:p>12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39:.L39])" office:value-type="float" office:value="94" calcext:value-type="float">
            <text:p>94</text:p>
          </table:table-cell>
          <table:table-cell table:style-name="ce192" table:formula="of:=CONCATENATE(COM.MICROSOFT.FLOOR([.E39]/(150/(150+[.J39]+MIN([.D39];99)));1); &quot; (~&quot;; COM.MICROSOFT.CEILING((1-(150/(150+[.J39]+MIN([.D39];99))))*100;1); &quot;%)&quot;)" office:value-type="string" office:string-value="148 (~16%)" calcext:value-type="string">
            <text:p>148 (~16%)</text:p>
          </table:table-cell>
          <table:table-cell table:style-name="ce195" table:formula="of:=CONCATENATE(COM.MICROSOFT.FLOOR([.E39]/(150/(150+[.I39]+MIN([.D39];99)));1); &quot; (~&quot;; COM.MICROSOFT.CEILING((1-(150/(150+[.I39]+MIN([.D39];99))))*100;1); &quot;%)&quot;)" office:value-type="string" office:string-value="155 (~19%)" calcext:value-type="string">
            <text:p>155 (~19%)</text:p>
          </table:table-cell>
          <table:table-cell table:style-name="ce198"/>
          <table:table-cell table:style-name="ce62" table:content-validation-name="val6" office:value-type="float" office:value="37" calcext:value-type="float">
            <text:p>37</text:p>
          </table:table-cell>
          <table:table-cell table:style-name="ce199" office:value-type="string" calcext:value-type="string">
            <text:p>Diarama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7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17" calcext:value-type="float">
            <text:p>17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38" calcext:value-type="float">
            <text:p>38</text:p>
          </table:table-cell>
          <table:table-cell table:style-name="ce164" office:value-type="string" calcext:value-type="string">
            <text:p>Aeros</text:p>
          </table:table-cell>
          <table:table-cell table:style-name="ce165" office:value-type="string" calcext:value-type="string">
            <text:p>Element</text:p>
          </table:table-cell>
          <table:table-cell table:style-name="ce165" office:value-type="float" office:value="11" calcext:value-type="float">
            <text:p>11</text:p>
          </table:table-cell>
          <table:table-cell table:style-name="ce168" table:content-validation-name="val6" table:formula="of:=([.D40]+[.J40]/2)*6" office:value-type="float" office:value="102" calcext:value-type="float">
            <text:p>102</text:p>
          </table:table-cell>
          <table:table-cell table:style-name="ce171" table:content-validation-name="val6" table:formula="of:=([.D40]+[.I40]/2)*4" office:value-type="float" office:value="76" calcext:value-type="float">
            <text:p>76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15" calcext:value-type="float">
            <text:p>15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40:.L40])" office:value-type="float" office:value="79" calcext:value-type="float">
            <text:p>79</text:p>
          </table:table-cell>
          <table:table-cell table:style-name="ce192" table:formula="of:=CONCATENATE(COM.MICROSOFT.FLOOR([.E40]/(150/(150+[.J40]+MIN([.D40];99)));1); &quot; (~&quot;; COM.MICROSOFT.CEILING((1-(150/(150+[.J40]+MIN([.D40];99))))*100;1); &quot;%)&quot;)" office:value-type="string" office:string-value="117 (~14%)" calcext:value-type="string">
            <text:p>117 (~14%)</text:p>
          </table:table-cell>
          <table:table-cell table:style-name="ce195" table:formula="of:=CONCATENATE(COM.MICROSOFT.FLOOR([.E40]/(150/(150+[.I40]+MIN([.D40];99)));1); &quot; (~&quot;; COM.MICROSOFT.CEILING((1-(150/(150+[.I40]+MIN([.D40];99))))*100;1); &quot;%)&quot;)" office:value-type="string" office:string-value="120 (~16%)" calcext:value-type="string">
            <text:p>120 (~16%)</text:p>
          </table:table-cell>
          <table:table-cell table:style-name="ce198"/>
          <table:table-cell table:style-name="ce62" table:content-validation-name="val6" office:value-type="float" office:value="38" calcext:value-type="float">
            <text:p>38</text:p>
          </table:table-cell>
          <table:table-cell table:style-name="ce199" office:value-type="string" calcext:value-type="string">
            <text:p>Diarahan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100" calcext:value-type="float">
            <text:p>10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39" calcext:value-type="float">
            <text:p>39</text:p>
          </table:table-cell>
          <table:table-cell table:style-name="ce164" office:value-type="string" calcext:value-type="string">
            <text:p>Erthys</text:p>
          </table:table-cell>
          <table:table-cell table:style-name="ce165" office:value-type="string" calcext:value-type="string">
            <text:p>Element</text:p>
          </table:table-cell>
          <table:table-cell table:style-name="ce165" office:value-type="float" office:value="7" calcext:value-type="float">
            <text:p>7</text:p>
          </table:table-cell>
          <table:table-cell table:style-name="ce168" table:content-validation-name="val6" table:formula="of:=([.D41]+[.J41]/2)*6" office:value-type="float" office:value="90" calcext:value-type="float">
            <text:p>90</text:p>
          </table:table-cell>
          <table:table-cell table:style-name="ce171" table:content-validation-name="val6" table:formula="of:=([.D41]+[.I41]/2)*4" office:value-type="float" office:value="48" calcext:value-type="float">
            <text:p>48</text:p>
          </table:table-cell>
          <table:table-cell table:style-name="ce174" office:value-type="float" office:value="12" calcext:value-type="float">
            <text:p>12</text:p>
          </table:table-cell>
          <table:table-cell table:style-name="ce177" office:value-type="float" office:value="11" calcext:value-type="float">
            <text:p>11</text:p>
          </table:table-cell>
          <table:table-cell table:style-name="ce180" office:value-type="float" office:value="10" calcext:value-type="float">
            <text:p>10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41:.L41])" office:value-type="float" office:value="67" calcext:value-type="float">
            <text:p>67</text:p>
          </table:table-cell>
          <table:table-cell table:style-name="ce192" table:formula="of:=CONCATENATE(COM.MICROSOFT.FLOOR([.E41]/(150/(150+[.J41]+MIN([.D41];99)));1); &quot; (~&quot;; COM.MICROSOFT.CEILING((1-(150/(150+[.J41]+MIN([.D41];99))))*100;1); &quot;%)&quot;)" office:value-type="string" office:string-value="103 (~14%)" calcext:value-type="string">
            <text:p>103 (~14%)</text:p>
          </table:table-cell>
          <table:table-cell table:style-name="ce195" table:formula="of:=CONCATENATE(COM.MICROSOFT.FLOOR([.E41]/(150/(150+[.I41]+MIN([.D41];99)));1); &quot; (~&quot;; COM.MICROSOFT.CEILING((1-(150/(150+[.I41]+MIN([.D41];99))))*100;1); &quot;%)&quot;)" office:value-type="string" office:string-value="100 (~11%)" calcext:value-type="string">
            <text:p>100 (~11%)</text:p>
          </table:table-cell>
          <table:table-cell table:style-name="ce198"/>
          <table:table-cell table:style-name="ce62" table:content-validation-name="val6" office:value-type="float" office:value="39" calcext:value-type="float">
            <text:p>39</text:p>
          </table:table-cell>
          <table:table-cell table:style-name="ce199" office:value-type="string" calcext:value-type="string">
            <text:p>Media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10" calcext:value-type="float">
            <text:p>1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40" calcext:value-type="float">
            <text:p>40</text:p>
          </table:table-cell>
          <table:table-cell table:style-name="ce164" office:value-type="string" calcext:value-type="string">
            <text:p>Saki Mitama</text:p>
          </table:table-cell>
          <table:table-cell table:style-name="ce165" office:value-type="string" calcext:value-type="string">
            <text:p>Mitama</text:p>
          </table:table-cell>
          <table:table-cell table:style-name="ce165" office:value-type="float" office:value="35" calcext:value-type="float">
            <text:p>35</text:p>
          </table:table-cell>
          <table:table-cell table:style-name="ce168" table:content-validation-name="val6" table:formula="of:=([.D42]+[.J42]/2)*6" office:value-type="float" office:value="270" calcext:value-type="float">
            <text:p>270</text:p>
          </table:table-cell>
          <table:table-cell table:style-name="ce171" table:content-validation-name="val6" table:formula="of:=([.D42]+[.I42]/2)*4" office:value-type="float" office:value="184" calcext:value-type="float">
            <text:p>184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18" calcext:value-type="float">
            <text:p>18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42:.L42])" office:value-type="float" office:value="142" calcext:value-type="float">
            <text:p>142</text:p>
          </table:table-cell>
          <table:table-cell table:style-name="ce192" table:formula="of:=CONCATENATE(COM.MICROSOFT.FLOOR([.E42]/(150/(150+[.J42]+MIN([.D42];99)));1); &quot; (~&quot;; COM.MICROSOFT.CEILING((1-(150/(150+[.J42]+MIN([.D42];99))))*100;1); &quot;%)&quot;)" office:value-type="string" office:string-value="369 (~27%)" calcext:value-type="string">
            <text:p>369 (~27%)</text:p>
          </table:table-cell>
          <table:table-cell table:style-name="ce195" table:formula="of:=CONCATENATE(COM.MICROSOFT.FLOOR([.E42]/(150/(150+[.I42]+MIN([.D42];99)));1); &quot; (~&quot;; COM.MICROSOFT.CEILING((1-(150/(150+[.I42]+MIN([.D42];99))))*100;1); &quot;%)&quot;)" office:value-type="string" office:string-value="372 (~28%)" calcext:value-type="string">
            <text:p>372 (~28%)</text:p>
          </table:table-cell>
          <table:table-cell table:style-name="ce198"/>
          <table:table-cell table:style-name="ce62" table:content-validation-name="val6" office:value-type="float" office:value="40" calcext:value-type="float">
            <text:p>40</text:p>
          </table:table-cell>
          <table:table-cell table:style-name="ce199" office:value-type="string" calcext:value-type="string">
            <text:p>Mediarama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2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17" calcext:value-type="float">
            <text:p>17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41" calcext:value-type="float">
            <text:p>41</text:p>
          </table:table-cell>
          <table:table-cell table:style-name="ce164" office:value-type="string" calcext:value-type="string">
            <text:p>Kusi Mitama</text:p>
          </table:table-cell>
          <table:table-cell table:style-name="ce165" office:value-type="string" calcext:value-type="string">
            <text:p>Mitama</text:p>
          </table:table-cell>
          <table:table-cell table:style-name="ce165" office:value-type="float" office:value="32" calcext:value-type="float">
            <text:p>32</text:p>
          </table:table-cell>
          <table:table-cell table:style-name="ce168" table:content-validation-name="val6" table:formula="of:=([.D43]+[.J43]/2)*6" office:value-type="float" office:value="240" calcext:value-type="float">
            <text:p>240</text:p>
          </table:table-cell>
          <table:table-cell table:style-name="ce171" table:content-validation-name="val6" table:formula="of:=([.D43]+[.I43]/2)*4" office:value-type="float" office:value="200" calcext:value-type="float">
            <text:p>200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24" calcext:value-type="float">
            <text:p>24</text:p>
          </table:table-cell>
          <table:table-cell table:style-name="ce180" office:value-type="float" office:value="36" calcext:value-type="float">
            <text:p>36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43:.L43])" office:value-type="float" office:value="142" calcext:value-type="float">
            <text:p>142</text:p>
          </table:table-cell>
          <table:table-cell table:style-name="ce192" table:formula="of:=CONCATENATE(COM.MICROSOFT.FLOOR([.E43]/(150/(150+[.J43]+MIN([.D43];99)));1); &quot; (~&quot;; COM.MICROSOFT.CEILING((1-(150/(150+[.J43]+MIN([.D43];99))))*100;1); &quot;%)&quot;)" office:value-type="string" office:string-value="316 (~25%)" calcext:value-type="string">
            <text:p>316 (~25%)</text:p>
          </table:table-cell>
          <table:table-cell table:style-name="ce195" table:formula="of:=CONCATENATE(COM.MICROSOFT.FLOOR([.E43]/(150/(150+[.I43]+MIN([.D43];99)));1); &quot; (~&quot;; COM.MICROSOFT.CEILING((1-(150/(150+[.I43]+MIN([.D43];99))))*100;1); &quot;%)&quot;)" office:value-type="string" office:string-value="348 (~32%)" calcext:value-type="string">
            <text:p>348 (~32%)</text:p>
          </table:table-cell>
          <table:table-cell table:style-name="ce198"/>
          <table:table-cell table:style-name="ce62" table:content-validation-name="val6" office:value-type="float" office:value="41" calcext:value-type="float">
            <text:p>41</text:p>
          </table:table-cell>
          <table:table-cell table:style-name="ce199" office:value-type="string" calcext:value-type="string">
            <text:p>Mediarahan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3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100" calcext:value-type="float">
            <text:p>10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42" calcext:value-type="float">
            <text:p>42</text:p>
          </table:table-cell>
          <table:table-cell table:style-name="ce164" office:value-type="string" calcext:value-type="string">
            <text:p>Nigi Mitama</text:p>
          </table:table-cell>
          <table:table-cell table:style-name="ce165" office:value-type="string" calcext:value-type="string">
            <text:p>Mitama</text:p>
          </table:table-cell>
          <table:table-cell table:style-name="ce165" office:value-type="float" office:value="29" calcext:value-type="float">
            <text:p>29</text:p>
          </table:table-cell>
          <table:table-cell table:style-name="ce168" table:content-validation-name="val6" table:formula="of:=([.D44]+[.J44]/2)*6" office:value-type="float" office:value="234" calcext:value-type="float">
            <text:p>234</text:p>
          </table:table-cell>
          <table:table-cell table:style-name="ce171" table:content-validation-name="val6" table:formula="of:=([.D44]+[.I44]/2)*4" office:value-type="float" office:value="156" calcext:value-type="float">
            <text:p>156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32" calcext:value-type="float">
            <text:p>32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44:.L44])" office:value-type="float" office:value="144" calcext:value-type="float">
            <text:p>144</text:p>
          </table:table-cell>
          <table:table-cell table:style-name="ce192" table:formula="of:=CONCATENATE(COM.MICROSOFT.FLOOR([.E44]/(150/(150+[.J44]+MIN([.D44];99)));1); &quot; (~&quot;; COM.MICROSOFT.CEILING((1-(150/(150+[.J44]+MIN([.D44];99))))*100;1); &quot;%)&quot;)" office:value-type="string" office:string-value="310 (~25%)" calcext:value-type="string">
            <text:p>310 (~25%)</text:p>
          </table:table-cell>
          <table:table-cell table:style-name="ce195" table:formula="of:=CONCATENATE(COM.MICROSOFT.FLOOR([.E44]/(150/(150+[.I44]+MIN([.D44];99)));1); &quot; (~&quot;; COM.MICROSOFT.CEILING((1-(150/(150+[.I44]+MIN([.D44];99))))*100;1); &quot;%)&quot;)" office:value-type="string" office:string-value="310 (~25%)" calcext:value-type="string">
            <text:p>310 (~25%)</text:p>
          </table:table-cell>
          <table:table-cell table:style-name="ce198"/>
          <table:table-cell table:style-name="ce62" table:content-validation-name="val6" office:value-type="float" office:value="42" calcext:value-type="float">
            <text:p>42</text:p>
          </table:table-cell>
          <table:table-cell table:style-name="ce199" office:value-type="string" calcext:value-type="string">
            <text:p>Makator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43" calcext:value-type="float">
            <text:p>43</text:p>
          </table:table-cell>
          <table:table-cell table:style-name="ce164" office:value-type="string" calcext:value-type="string">
            <text:p>Ara Mitama</text:p>
          </table:table-cell>
          <table:table-cell table:style-name="ce165" office:value-type="string" calcext:value-type="string">
            <text:p>Mitama</text:p>
          </table:table-cell>
          <table:table-cell table:style-name="ce165" office:value-type="float" office:value="25" calcext:value-type="float">
            <text:p>25</text:p>
          </table:table-cell>
          <table:table-cell table:style-name="ce168" table:content-validation-name="val6" table:formula="of:=([.D45]+[.J45]/2)*6" office:value-type="float" office:value="210" calcext:value-type="float">
            <text:p>210</text:p>
          </table:table-cell>
          <table:table-cell table:style-name="ce171" table:content-validation-name="val6" table:formula="of:=([.D45]+[.I45]/2)*4" office:value-type="float" office:value="140" calcext:value-type="float">
            <text:p>140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27" calcext:value-type="float">
            <text:p>27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45:.L45])" office:value-type="float" office:value="131" calcext:value-type="float">
            <text:p>131</text:p>
          </table:table-cell>
          <table:table-cell table:style-name="ce192" table:formula="of:=CONCATENATE(COM.MICROSOFT.FLOOR([.E45]/(150/(150+[.J45]+MIN([.D45];99)));1); &quot; (~&quot;; COM.MICROSOFT.CEILING((1-(150/(150+[.J45]+MIN([.D45];99))))*100;1); &quot;%)&quot;)" office:value-type="string" office:string-value="273 (~24%)" calcext:value-type="string">
            <text:p>273 (~24%)</text:p>
          </table:table-cell>
          <table:table-cell table:style-name="ce195" table:formula="of:=CONCATENATE(COM.MICROSOFT.FLOOR([.E45]/(150/(150+[.I45]+MIN([.D45];99)));1); &quot; (~&quot;; COM.MICROSOFT.CEILING((1-(150/(150+[.I45]+MIN([.D45];99))))*100;1); &quot;%)&quot;)" office:value-type="string" office:string-value="273 (~24%)" calcext:value-type="string">
            <text:p>273 (~24%)</text:p>
          </table:table-cell>
          <table:table-cell table:style-name="ce198"/>
          <table:table-cell table:style-name="ce62" table:content-validation-name="val6" office:value-type="float" office:value="43" calcext:value-type="float">
            <text:p>43</text:p>
          </table:table-cell>
          <table:table-cell table:style-name="ce199" office:value-type="string" calcext:value-type="string">
            <text:p>Patra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44" calcext:value-type="float">
            <text:p>44</text:p>
          </table:table-cell>
          <table:table-cell table:style-name="ce164" office:value-type="string" calcext:value-type="string">
            <text:p>Efreet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table:formula="of:=([.D46]+[.J46]/2)*6" office:value-type="float" office:value="402" calcext:value-type="float">
            <text:p>402</text:p>
          </table:table-cell>
          <table:table-cell table:style-name="ce171" table:content-validation-name="val6" table:formula="of:=([.D46]+[.I46]/2)*4" office:value-type="float" office:value="300" calcext:value-type="float">
            <text:p>300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49" calcext:value-type="float">
            <text:p>49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46:.L46])" office:value-type="float" office:value="201" calcext:value-type="float">
            <text:p>201</text:p>
          </table:table-cell>
          <table:table-cell table:style-name="ce192" table:formula="of:=CONCATENATE(COM.MICROSOFT.FLOOR([.E46]/(150/(150+[.J46]+MIN([.D46];99)));1); &quot; (~&quot;; COM.MICROSOFT.CEILING((1-(150/(150+[.J46]+MIN([.D46];99))))*100;1); &quot;%)&quot;)" office:value-type="string" office:string-value="621 (~36%)" calcext:value-type="string">
            <text:p>621 (~36%)</text:p>
          </table:table-cell>
          <table:table-cell table:style-name="ce195" table:formula="of:=CONCATENATE(COM.MICROSOFT.FLOOR([.E46]/(150/(150+[.I46]+MIN([.D46];99)));1); &quot; (~&quot;; COM.MICROSOFT.CEILING((1-(150/(150+[.I46]+MIN([.D46];99))))*100;1); &quot;%)&quot;)" office:value-type="string" office:string-value="664 (~40%)" calcext:value-type="string">
            <text:p>664 (~40%)</text:p>
          </table:table-cell>
          <table:table-cell table:style-name="ce198"/>
          <table:table-cell table:style-name="ce62" table:content-validation-name="val6" office:value-type="float" office:value="44" calcext:value-type="float">
            <text:p>44</text:p>
          </table:table-cell>
          <table:table-cell table:style-name="ce199" office:value-type="string" calcext:value-type="string">
            <text:p>Me Patra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45" calcext:value-type="float">
            <text:p>45</text:p>
          </table:table-cell>
          <table:table-cell table:style-name="ce164" office:value-type="string" calcext:value-type="string">
            <text:p>Pulukishi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48" calcext:value-type="float">
            <text:p>48</text:p>
          </table:table-cell>
          <table:table-cell table:style-name="ce168" table:content-validation-name="val6" table:formula="of:=([.D47]+[.J47]/2)*6" office:value-type="float" office:value="390" calcext:value-type="float">
            <text:p>390</text:p>
          </table:table-cell>
          <table:table-cell table:style-name="ce171" table:content-validation-name="val6" table:formula="of:=([.D47]+[.I47]/2)*4" office:value-type="float" office:value="252" calcext:value-type="float">
            <text:p>252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34" calcext:value-type="float">
            <text:p>34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47:.L47])" office:value-type="float" office:value="178" calcext:value-type="float">
            <text:p>178</text:p>
          </table:table-cell>
          <table:table-cell table:style-name="ce192" table:formula="of:=CONCATENATE(COM.MICROSOFT.FLOOR([.E47]/(150/(150+[.J47]+MIN([.D47];99)));1); &quot; (~&quot;; COM.MICROSOFT.CEILING((1-(150/(150+[.J47]+MIN([.D47];99))))*100;1); &quot;%)&quot;)" office:value-type="string" office:string-value="603 (~36%)" calcext:value-type="string">
            <text:p>603 (~36%)</text:p>
          </table:table-cell>
          <table:table-cell table:style-name="ce195" table:formula="of:=CONCATENATE(COM.MICROSOFT.FLOOR([.E47]/(150/(150+[.I47]+MIN([.D47];99)));1); &quot; (~&quot;; COM.MICROSOFT.CEILING((1-(150/(150+[.I47]+MIN([.D47];99))))*100;1); &quot;%)&quot;)" office:value-type="string" office:string-value="592 (~35%)" calcext:value-type="string">
            <text:p>592 (~35%)</text:p>
          </table:table-cell>
          <table:table-cell table:style-name="ce198"/>
          <table:table-cell table:style-name="ce62" table:content-validation-name="val6" office:value-type="float" office:value="45" calcext:value-type="float">
            <text:p>45</text:p>
          </table:table-cell>
          <table:table-cell table:style-name="ce199" office:value-type="string" calcext:value-type="string">
            <text:p>Mutudi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46" calcext:value-type="float">
            <text:p>46</text:p>
          </table:table-cell>
          <table:table-cell table:style-name="ce164" office:value-type="string" calcext:value-type="string">
            <text:p>Ongkhot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37" calcext:value-type="float">
            <text:p>37</text:p>
          </table:table-cell>
          <table:table-cell table:style-name="ce168" table:content-validation-name="val6" table:formula="of:=([.D48]+[.J48]/2)*6" office:value-type="float" office:value="288" calcext:value-type="float">
            <text:p>288</text:p>
          </table:table-cell>
          <table:table-cell table:style-name="ce171" table:content-validation-name="val6" table:formula="of:=([.D48]+[.I48]/2)*4" office:value-type="float" office:value="184" calcext:value-type="float">
            <text:p>184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16" calcext:value-type="float">
            <text:p>16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48:.L48])" office:value-type="float" office:value="138" calcext:value-type="float">
            <text:p>138</text:p>
          </table:table-cell>
          <table:table-cell table:style-name="ce192" table:formula="of:=CONCATENATE(COM.MICROSOFT.FLOOR([.E48]/(150/(150+[.J48]+MIN([.D48];99)));1); &quot; (~&quot;; COM.MICROSOFT.CEILING((1-(150/(150+[.J48]+MIN([.D48];99))))*100;1); &quot;%)&quot;)" office:value-type="string" office:string-value="401 (~29%)" calcext:value-type="string">
            <text:p>401 (~29%)</text:p>
          </table:table-cell>
          <table:table-cell table:style-name="ce195" table:formula="of:=CONCATENATE(COM.MICROSOFT.FLOOR([.E48]/(150/(150+[.I48]+MIN([.D48];99)));1); &quot; (~&quot;; COM.MICROSOFT.CEILING((1-(150/(150+[.I48]+MIN([.D48];99))))*100;1); &quot;%)&quot;)" office:value-type="string" office:string-value="393 (~27%)" calcext:value-type="string">
            <text:p>393 (~27%)</text:p>
          </table:table-cell>
          <table:table-cell table:style-name="ce198"/>
          <table:table-cell table:style-name="ce62" table:content-validation-name="val6" office:value-type="float" office:value="46" calcext:value-type="float">
            <text:p>46</text:p>
          </table:table-cell>
          <table:table-cell table:style-name="ce199" office:value-type="string" calcext:value-type="string">
            <text:p>Posomudi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47" calcext:value-type="float">
            <text:p>47</text:p>
          </table:table-cell>
          <table:table-cell table:style-name="ce164" office:value-type="string" calcext:value-type="string">
            <text:p>Jinn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44" calcext:value-type="float">
            <text:p>44</text:p>
          </table:table-cell>
          <table:table-cell table:style-name="ce168" table:content-validation-name="val6" table:formula="of:=([.D49]+[.J49]/2)*6" office:value-type="float" office:value="342" calcext:value-type="float">
            <text:p>342</text:p>
          </table:table-cell>
          <table:table-cell table:style-name="ce171" table:content-validation-name="val6" table:formula="of:=([.D49]+[.I49]/2)*4" office:value-type="float" office:value="252" calcext:value-type="float">
            <text:p>252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41" calcext:value-type="float">
            <text:p>41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49:.L49])" office:value-type="float" office:value="177" calcext:value-type="float">
            <text:p>177</text:p>
          </table:table-cell>
          <table:table-cell table:style-name="ce192" table:formula="of:=CONCATENATE(COM.MICROSOFT.FLOOR([.E49]/(150/(150+[.J49]+MIN([.D49];99)));1); &quot; (~&quot;; COM.MICROSOFT.CEILING((1-(150/(150+[.J49]+MIN([.D49];99))))*100;1); &quot;%)&quot;)" office:value-type="string" office:string-value="501 (~32%)" calcext:value-type="string">
            <text:p>501 (~32%)</text:p>
          </table:table-cell>
          <table:table-cell table:style-name="ce195" table:formula="of:=CONCATENATE(COM.MICROSOFT.FLOOR([.E49]/(150/(150+[.I49]+MIN([.D49];99)));1); &quot; (~&quot;; COM.MICROSOFT.CEILING((1-(150/(150+[.I49]+MIN([.D49];99))))*100;1); &quot;%)&quot;)" office:value-type="string" office:string-value="528 (~36%)" calcext:value-type="string">
            <text:p>528 (~36%)</text:p>
          </table:table-cell>
          <table:table-cell table:style-name="ce198"/>
          <table:table-cell table:style-name="ce62" table:content-validation-name="val6" office:value-type="float" office:value="47" calcext:value-type="float">
            <text:p>47</text:p>
          </table:table-cell>
          <table:table-cell table:style-name="ce199" office:value-type="string" calcext:value-type="string">
            <text:p>Paraladi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48" calcext:value-type="float">
            <text:p>48</text:p>
          </table:table-cell>
          <table:table-cell table:style-name="ce164" office:value-type="string" calcext:value-type="string">
            <text:p>Karasu Tengu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28" calcext:value-type="float">
            <text:p>28</text:p>
          </table:table-cell>
          <table:table-cell table:style-name="ce168" table:content-validation-name="val6" table:formula="of:=([.D50]+[.J50]/2)*6" office:value-type="float" office:value="234" calcext:value-type="float">
            <text:p>234</text:p>
          </table:table-cell>
          <table:table-cell table:style-name="ce171" table:content-validation-name="val6" table:formula="of:=([.D50]+[.I50]/2)*4" office:value-type="float" office:value="156" calcext:value-type="float">
            <text:p>156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25" calcext:value-type="float">
            <text:p>25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50:.L50])" office:value-type="float" office:value="129" calcext:value-type="float">
            <text:p>129</text:p>
          </table:table-cell>
          <table:table-cell table:style-name="ce192" table:formula="of:=CONCATENATE(COM.MICROSOFT.FLOOR([.E50]/(150/(150+[.J50]+MIN([.D50];99)));1); &quot; (~&quot;; COM.MICROSOFT.CEILING((1-(150/(150+[.J50]+MIN([.D50];99))))*100;1); &quot;%)&quot;)" office:value-type="string" office:string-value="312 (~25%)" calcext:value-type="string">
            <text:p>312 (~25%)</text:p>
          </table:table-cell>
          <table:table-cell table:style-name="ce195" table:formula="of:=CONCATENATE(COM.MICROSOFT.FLOOR([.E50]/(150/(150+[.I50]+MIN([.D50];99)));1); &quot; (~&quot;; COM.MICROSOFT.CEILING((1-(150/(150+[.I50]+MIN([.D50];99))))*100;1); &quot;%)&quot;)" office:value-type="string" office:string-value="312 (~25%)" calcext:value-type="string">
            <text:p>312 (~25%)</text:p>
          </table:table-cell>
          <table:table-cell table:style-name="ce198"/>
          <table:table-cell table:style-name="ce62" table:content-validation-name="val6" office:value-type="float" office:value="48" calcext:value-type="float">
            <text:p>48</text:p>
          </table:table-cell>
          <table:table-cell table:style-name="ce199" office:value-type="string" calcext:value-type="string">
            <text:p>Petradi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49" calcext:value-type="float">
            <text:p>49</text:p>
          </table:table-cell>
          <table:table-cell table:style-name="ce164" office:value-type="string" calcext:value-type="string">
            <text:p>Dis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23" calcext:value-type="float">
            <text:p>23</text:p>
          </table:table-cell>
          <table:table-cell table:style-name="ce168" table:content-validation-name="val6" table:formula="of:=([.D51]+[.J51]/2)*6" office:value-type="float" office:value="198" calcext:value-type="float">
            <text:p>198</text:p>
          </table:table-cell>
          <table:table-cell table:style-name="ce171" table:content-validation-name="val6" table:formula="of:=([.D51]+[.I51]/2)*4" office:value-type="float" office:value="148" calcext:value-type="float">
            <text:p>148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29" calcext:value-type="float">
            <text:p>29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51:.L51])" office:value-type="float" office:value="123" calcext:value-type="float">
            <text:p>123</text:p>
          </table:table-cell>
          <table:table-cell table:style-name="ce192" table:formula="of:=CONCATENATE(COM.MICROSOFT.FLOOR([.E51]/(150/(150+[.J51]+MIN([.D51];99)));1); &quot; (~&quot;; COM.MICROSOFT.CEILING((1-(150/(150+[.J51]+MIN([.D51];99))))*100;1); &quot;%)&quot;)" office:value-type="string" office:string-value="254 (~23%)" calcext:value-type="string">
            <text:p>254 (~23%)</text:p>
          </table:table-cell>
          <table:table-cell table:style-name="ce195" table:formula="of:=CONCATENATE(COM.MICROSOFT.FLOOR([.E51]/(150/(150+[.I51]+MIN([.D51];99)));1); &quot; (~&quot;; COM.MICROSOFT.CEILING((1-(150/(150+[.I51]+MIN([.D51];99))))*100;1); &quot;%)&quot;)" office:value-type="string" office:string-value="265 (~26%)" calcext:value-type="string">
            <text:p>265 (~26%)</text:p>
          </table:table-cell>
          <table:table-cell table:style-name="ce198"/>
          <table:table-cell table:style-name="ce62" table:content-validation-name="val6" office:value-type="float" office:value="49" calcext:value-type="float">
            <text:p>49</text:p>
          </table:table-cell>
          <table:table-cell table:style-name="ce199" office:value-type="string" calcext:value-type="string">
            <text:p>Recarm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2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50" calcext:value-type="float">
            <text:p>50</text:p>
          </table:table-cell>
          <table:table-cell table:style-name="ce164" office:value-type="string" calcext:value-type="string">
            <text:p>Isora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14" calcext:value-type="float">
            <text:p>14</text:p>
          </table:table-cell>
          <table:table-cell table:style-name="ce168" table:content-validation-name="val6" table:formula="of:=([.D52]+[.J52]/2)*6" office:value-type="float" office:value="132" calcext:value-type="float">
            <text:p>132</text:p>
          </table:table-cell>
          <table:table-cell table:style-name="ce171" table:content-validation-name="val6" table:formula="of:=([.D52]+[.I52]/2)*4" office:value-type="float" office:value="88" calcext:value-type="float">
            <text:p>88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15" calcext:value-type="float">
            <text:p>15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6" calcext:value-type="float">
            <text:p>6</text:p>
          </table:table-cell>
          <table:table-cell table:style-name="ce165" table:formula="of:=SUM([.G52:.L52])" office:value-type="float" office:value="83" calcext:value-type="float">
            <text:p>83</text:p>
          </table:table-cell>
          <table:table-cell table:style-name="ce192" table:formula="of:=CONCATENATE(COM.MICROSOFT.FLOOR([.E52]/(150/(150+[.J52]+MIN([.D52];99)));1); &quot; (~&quot;; COM.MICROSOFT.CEILING((1-(150/(150+[.J52]+MIN([.D52];99))))*100;1); &quot;%)&quot;)" office:value-type="string" office:string-value="158 (~17%)" calcext:value-type="string">
            <text:p>158 (~17%)</text:p>
          </table:table-cell>
          <table:table-cell table:style-name="ce195" table:formula="of:=CONCATENATE(COM.MICROSOFT.FLOOR([.E52]/(150/(150+[.I52]+MIN([.D52];99)));1); &quot; (~&quot;; COM.MICROSOFT.CEILING((1-(150/(150+[.I52]+MIN([.D52];99))))*100;1); &quot;%)&quot;)" office:value-type="string" office:string-value="158 (~17%)" calcext:value-type="string">
            <text:p>158 (~17%)</text:p>
          </table:table-cell>
          <table:table-cell table:style-name="ce198"/>
          <table:table-cell table:style-name="ce62" table:content-validation-name="val6" office:value-type="float" office:value="50" calcext:value-type="float">
            <text:p>50</text:p>
          </table:table-cell>
          <table:table-cell table:style-name="ce199" office:value-type="string" calcext:value-type="string">
            <text:p>Samarecarm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3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100" calcext:value-type="float">
            <text:p>10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51" calcext:value-type="float">
            <text:p>51</text:p>
          </table:table-cell>
          <table:table-cell table:style-name="ce164" office:value-type="string" calcext:value-type="string">
            <text:p>Apsaras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8" calcext:value-type="float">
            <text:p>8</text:p>
          </table:table-cell>
          <table:table-cell table:style-name="ce168" table:content-validation-name="val6" table:formula="of:=([.D53]+[.J53]/2)*6" office:value-type="float" office:value="84" calcext:value-type="float">
            <text:p>84</text:p>
          </table:table-cell>
          <table:table-cell table:style-name="ce171" table:content-validation-name="val6" table:formula="of:=([.D53]+[.I53]/2)*4" office:value-type="float" office:value="56" calcext:value-type="float">
            <text:p>56</text:p>
          </table:table-cell>
          <table:table-cell table:style-name="ce174" office:value-type="float" office:value="12" calcext:value-type="float">
            <text:p>12</text:p>
          </table:table-cell>
          <table:table-cell table:style-name="ce177" office:value-type="float" office:value="11" calcext:value-type="float">
            <text:p>11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53:.L53])" office:value-type="float" office:value="67" calcext:value-type="float">
            <text:p>67</text:p>
          </table:table-cell>
          <table:table-cell table:style-name="ce192" table:formula="of:=CONCATENATE(COM.MICROSOFT.FLOOR([.E53]/(150/(150+[.J53]+MIN([.D53];99)));1); &quot; (~&quot;; COM.MICROSOFT.CEILING((1-(150/(150+[.J53]+MIN([.D53];99))))*100;1); &quot;%)&quot;)" office:value-type="string" office:string-value="95 (~12%)" calcext:value-type="string">
            <text:p>95 (~12%)</text:p>
          </table:table-cell>
          <table:table-cell table:style-name="ce195" table:formula="of:=CONCATENATE(COM.MICROSOFT.FLOOR([.E53]/(150/(150+[.I53]+MIN([.D53];99)));1); &quot; (~&quot;; COM.MICROSOFT.CEILING((1-(150/(150+[.I53]+MIN([.D53];99))))*100;1); &quot;%)&quot;)" office:value-type="string" office:string-value="95 (~12%)" calcext:value-type="string">
            <text:p>95 (~12%)</text:p>
          </table:table-cell>
          <table:table-cell table:style-name="ce198"/>
          <table:table-cell table:style-name="ce62" table:content-validation-name="val6" office:value-type="float" office:value="51" calcext:value-type="float">
            <text:p>51</text:p>
          </table:table-cell>
          <table:table-cell table:style-name="ce199" office:value-type="string" calcext:value-type="string">
            <text:p>Recarmdra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2" table:style-name="ce165" office:value-type="float" office:value="100" calcext:value-type="float">
            <text:p>100</text:p>
          </table:table-cell>
          <table:table-cell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52" calcext:value-type="float">
            <text:p>52</text:p>
          </table:table-cell>
          <table:table-cell table:style-name="ce164" office:value-type="string" calcext:value-type="string">
            <text:p>Koppa Tengu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19" calcext:value-type="float">
            <text:p>19</text:p>
          </table:table-cell>
          <table:table-cell table:style-name="ce168" table:content-validation-name="val6" table:formula="of:=([.D54]+[.J54]/2)*6" office:value-type="float" office:value="144" calcext:value-type="float">
            <text:p>144</text:p>
          </table:table-cell>
          <table:table-cell table:style-name="ce171" table:content-validation-name="val6" table:formula="of:=([.D54]+[.I54]/2)*4" office:value-type="float" office:value="116" calcext:value-type="float">
            <text:p>116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23" calcext:value-type="float">
            <text:p>23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54:.L54])" office:value-type="float" office:value="109" calcext:value-type="float">
            <text:p>109</text:p>
          </table:table-cell>
          <table:table-cell table:style-name="ce192" table:formula="of:=CONCATENATE(COM.MICROSOFT.FLOOR([.E54]/(150/(150+[.J54]+MIN([.D54];99)));1); &quot; (~&quot;; COM.MICROSOFT.CEILING((1-(150/(150+[.J54]+MIN([.D54];99))))*100;1); &quot;%)&quot;)" office:value-type="string" office:string-value="171 (~17%)" calcext:value-type="string">
            <text:p>171 (~17%)</text:p>
          </table:table-cell>
          <table:table-cell table:style-name="ce195" table:formula="of:=CONCATENATE(COM.MICROSOFT.FLOOR([.E54]/(150/(150+[.I54]+MIN([.D54];99)));1); &quot; (~&quot;; COM.MICROSOFT.CEILING((1-(150/(150+[.I54]+MIN([.D54];99))))*100;1); &quot;%)&quot;)" office:value-type="string" office:string-value="181 (~21%)" calcext:value-type="string">
            <text:p>181 (~21%)</text:p>
          </table:table-cell>
          <table:table-cell table:style-name="ce198"/>
          <table:table-cell table:style-name="ce62" table:content-validation-name="val6" office:value-type="float" office:value="52" calcext:value-type="float">
            <text:p>52</text:p>
          </table:table-cell>
          <table:table-cell table:style-name="ce199" office:value-type="string" calcext:value-type="string">
            <text:p>Tarund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2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53" calcext:value-type="float">
            <text:p>53</text:p>
          </table:table-cell>
          <table:table-cell table:style-name="ce164" office:value-type="string" calcext:value-type="string">
            <text:p>Titania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57" calcext:value-type="float">
            <text:p>57</text:p>
          </table:table-cell>
          <table:table-cell table:style-name="ce168" table:content-validation-name="val6" table:formula="of:=([.D55]+[.J55]/2)*6" office:value-type="float" office:value="432" calcext:value-type="float">
            <text:p>432</text:p>
          </table:table-cell>
          <table:table-cell table:style-name="ce171" table:content-validation-name="val6" table:formula="of:=([.D55]+[.I55]/2)*4" office:value-type="float" office:value="320" calcext:value-type="float">
            <text:p>320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45" calcext:value-type="float">
            <text:p>45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55:.L55])" office:value-type="float" office:value="199" calcext:value-type="float">
            <text:p>199</text:p>
          </table:table-cell>
          <table:table-cell table:style-name="ce192" table:formula="of:=CONCATENATE(COM.MICROSOFT.FLOOR([.E55]/(150/(150+[.J55]+MIN([.D55];99)));1); &quot; (~&quot;; COM.MICROSOFT.CEILING((1-(150/(150+[.J55]+MIN([.D55];99))))*100;1); &quot;%)&quot;)" office:value-type="string" office:string-value="682 (~37%)" calcext:value-type="string">
            <text:p>682 (~37%)</text:p>
          </table:table-cell>
          <table:table-cell table:style-name="ce195" table:formula="of:=CONCATENATE(COM.MICROSOFT.FLOOR([.E55]/(150/(150+[.I55]+MIN([.D55];99)));1); &quot; (~&quot;; COM.MICROSOFT.CEILING((1-(150/(150+[.I55]+MIN([.D55];99))))*100;1); &quot;%)&quot;)" office:value-type="string" office:string-value="728 (~41%)" calcext:value-type="string">
            <text:p>728 (~41%)</text:p>
          </table:table-cell>
          <table:table-cell table:style-name="ce198"/>
          <table:table-cell table:style-name="ce62" table:content-validation-name="val6" office:value-type="float" office:value="53" calcext:value-type="float">
            <text:p>53</text:p>
          </table:table-cell>
          <table:table-cell table:style-name="ce199" office:value-type="string" calcext:value-type="string">
            <text:p>Sukund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54" calcext:value-type="float">
            <text:p>54</text:p>
          </table:table-cell>
          <table:table-cell table:style-name="ce164" office:value-type="string" calcext:value-type="string">
            <text:p>Oberon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46" calcext:value-type="float">
            <text:p>46</text:p>
          </table:table-cell>
          <table:table-cell table:style-name="ce168" table:content-validation-name="val6" table:formula="of:=([.D56]+[.J56]/2)*6" office:value-type="float" office:value="354" calcext:value-type="float">
            <text:p>354</text:p>
          </table:table-cell>
          <table:table-cell table:style-name="ce171" table:content-validation-name="val6" table:formula="of:=([.D56]+[.I56]/2)*4" office:value-type="float" office:value="260" calcext:value-type="float">
            <text:p>260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35" calcext:value-type="float">
            <text:p>35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56:.L56])" office:value-type="float" office:value="167" calcext:value-type="float">
            <text:p>167</text:p>
          </table:table-cell>
          <table:table-cell table:style-name="ce192" table:formula="of:=CONCATENATE(COM.MICROSOFT.FLOOR([.E56]/(150/(150+[.J56]+MIN([.D56];99)));1); &quot; (~&quot;; COM.MICROSOFT.CEILING((1-(150/(150+[.J56]+MIN([.D56];99))))*100;1); &quot;%)&quot;)" office:value-type="string" office:string-value="523 (~33%)" calcext:value-type="string">
            <text:p>523 (~33%)</text:p>
          </table:table-cell>
          <table:table-cell table:style-name="ce195" table:formula="of:=CONCATENATE(COM.MICROSOFT.FLOOR([.E56]/(150/(150+[.I56]+MIN([.D56];99)));1); &quot; (~&quot;; COM.MICROSOFT.CEILING((1-(150/(150+[.I56]+MIN([.D56];99))))*100;1); &quot;%)&quot;)" office:value-type="string" office:string-value="552 (~36%)" calcext:value-type="string">
            <text:p>552 (~36%)</text:p>
          </table:table-cell>
          <table:table-cell table:style-name="ce198"/>
          <table:table-cell table:style-name="ce62" table:content-validation-name="val6" office:value-type="float" office:value="54" calcext:value-type="float">
            <text:p>54</text:p>
          </table:table-cell>
          <table:table-cell table:style-name="ce199" office:value-type="string" calcext:value-type="string">
            <text:p>Rakund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55" calcext:value-type="float">
            <text:p>55</text:p>
          </table:table-cell>
          <table:table-cell table:style-name="ce164" office:value-type="string" calcext:value-type="string">
            <text:p>Troll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38" calcext:value-type="float">
            <text:p>38</text:p>
          </table:table-cell>
          <table:table-cell table:style-name="ce168" table:content-validation-name="val6" table:formula="of:=([.D57]+[.J57]/2)*6" office:value-type="float" office:value="354" calcext:value-type="float">
            <text:p>354</text:p>
          </table:table-cell>
          <table:table-cell table:style-name="ce171" table:content-validation-name="val6" table:formula="of:=([.D57]+[.I57]/2)*4" office:value-type="float" office:value="192" calcext:value-type="float">
            <text:p>192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24" calcext:value-type="float">
            <text:p>24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57:.L57])" office:value-type="float" office:value="140" calcext:value-type="float">
            <text:p>140</text:p>
          </table:table-cell>
          <table:table-cell table:style-name="ce192" table:formula="of:=CONCATENATE(COM.MICROSOFT.FLOOR([.E57]/(150/(150+[.J57]+MIN([.D57];99)));1); &quot; (~&quot;; COM.MICROSOFT.CEILING((1-(150/(150+[.J57]+MIN([.D57];99))))*100;1); &quot;%)&quot;)" office:value-type="string" office:string-value="542 (~35%)" calcext:value-type="string">
            <text:p>542 (~35%)</text:p>
          </table:table-cell>
          <table:table-cell table:style-name="ce195" table:formula="of:=CONCATENATE(COM.MICROSOFT.FLOOR([.E57]/(150/(150+[.I57]+MIN([.D57];99)));1); &quot; (~&quot;; COM.MICROSOFT.CEILING((1-(150/(150+[.I57]+MIN([.D57];99))))*100;1); &quot;%)&quot;)" office:value-type="string" office:string-value="490 (~28%)" calcext:value-type="string">
            <text:p>490 (~28%)</text:p>
          </table:table-cell>
          <table:table-cell table:style-name="ce198"/>
          <table:table-cell table:style-name="ce62" table:content-validation-name="val6" office:value-type="float" office:value="55" calcext:value-type="float">
            <text:p>55</text:p>
          </table:table-cell>
          <table:table-cell table:style-name="ce199" office:value-type="string" calcext:value-type="string">
            <text:p>Makajam</text:p>
          </table:table-cell>
          <table:table-cell table:style-name="ce201" table:content-validation-name="val7" office:value-type="string" calcext:value-type="string">
            <text:p>Curse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4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56" calcext:value-type="float">
            <text:p>56</text:p>
          </table:table-cell>
          <table:table-cell table:style-name="ce164" office:value-type="string" calcext:value-type="string">
            <text:p>Setanta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43" calcext:value-type="float">
            <text:p>43</text:p>
          </table:table-cell>
          <table:table-cell table:style-name="ce168" table:content-validation-name="val6" table:formula="of:=([.D58]+[.J58]/2)*6" office:value-type="float" office:value="378" calcext:value-type="float">
            <text:p>378</text:p>
          </table:table-cell>
          <table:table-cell table:style-name="ce171" table:content-validation-name="val6" table:formula="of:=([.D58]+[.I58]/2)*4" office:value-type="float" office:value="220" calcext:value-type="float">
            <text:p>220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58:.L58])" office:value-type="float" office:value="156" calcext:value-type="float">
            <text:p>156</text:p>
          </table:table-cell>
          <table:table-cell table:style-name="ce192" table:formula="of:=CONCATENATE(COM.MICROSOFT.FLOOR([.E58]/(150/(150+[.J58]+MIN([.D58];99)));1); &quot; (~&quot;; COM.MICROSOFT.CEILING((1-(150/(150+[.J58]+MIN([.D58];99))))*100;1); &quot;%)&quot;)" office:value-type="string" office:string-value="587 (~36%)" calcext:value-type="string">
            <text:p>587 (~36%)</text:p>
          </table:table-cell>
          <table:table-cell table:style-name="ce195" table:formula="of:=CONCATENATE(COM.MICROSOFT.FLOOR([.E58]/(150/(150+[.I58]+MIN([.D58];99)));1); &quot; (~&quot;; COM.MICROSOFT.CEILING((1-(150/(150+[.I58]+MIN([.D58];99))))*100;1); &quot;%)&quot;)" office:value-type="string" office:string-value="546 (~31%)" calcext:value-type="string">
            <text:p>546 (~31%)</text:p>
          </table:table-cell>
          <table:table-cell table:style-name="ce198"/>
          <table:table-cell table:style-name="ce62" table:content-validation-name="val6" office:value-type="float" office:value="56" calcext:value-type="float">
            <text:p>56</text:p>
          </table:table-cell>
          <table:table-cell table:style-name="ce199" office:value-type="string" calcext:value-type="string">
            <text:p>Makajamon</text:p>
          </table:table-cell>
          <table:table-cell table:style-name="ce201" table:content-validation-name="val7" office:value-type="string" calcext:value-type="string">
            <text:p>Curse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1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57" calcext:value-type="float">
            <text:p>57</text:p>
          </table:table-cell>
          <table:table-cell table:style-name="ce164" office:value-type="string" calcext:value-type="string">
            <text:p>Kelpie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26" calcext:value-type="float">
            <text:p>26</text:p>
          </table:table-cell>
          <table:table-cell table:style-name="ce168" table:content-validation-name="val6" table:formula="of:=([.D59]+[.J59]/2)*6" office:value-type="float" office:value="210" calcext:value-type="float">
            <text:p>210</text:p>
          </table:table-cell>
          <table:table-cell table:style-name="ce171" table:content-validation-name="val6" table:formula="of:=([.D59]+[.I59]/2)*4" office:value-type="float" office:value="156" calcext:value-type="float">
            <text:p>156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6" calcext:value-type="float">
            <text:p>26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59:.L59])" office:value-type="float" office:value="114" calcext:value-type="float">
            <text:p>114</text:p>
          </table:table-cell>
          <table:table-cell table:style-name="ce192" table:formula="of:=CONCATENATE(COM.MICROSOFT.FLOOR([.E59]/(150/(150+[.J59]+MIN([.D59];99)));1); &quot; (~&quot;; COM.MICROSOFT.CEILING((1-(150/(150+[.J59]+MIN([.D59];99))))*100;1); &quot;%)&quot;)" office:value-type="string" office:string-value="271 (~23%)" calcext:value-type="string">
            <text:p>271 (~23%)</text:p>
          </table:table-cell>
          <table:table-cell table:style-name="ce195" table:formula="of:=CONCATENATE(COM.MICROSOFT.FLOOR([.E59]/(150/(150+[.I59]+MIN([.D59];99)));1); &quot; (~&quot;; COM.MICROSOFT.CEILING((1-(150/(150+[.I59]+MIN([.D59];99))))*100;1); &quot;%)&quot;)" office:value-type="string" office:string-value="282 (~26%)" calcext:value-type="string">
            <text:p>282 (~26%)</text:p>
          </table:table-cell>
          <table:table-cell table:style-name="ce198"/>
          <table:table-cell table:style-name="ce62" table:content-validation-name="val6" office:value-type="float" office:value="57" calcext:value-type="float">
            <text:p>57</text:p>
          </table:table-cell>
          <table:table-cell table:style-name="ce199" office:value-type="string" calcext:value-type="string">
            <text:p>Dekaj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58" calcext:value-type="float">
            <text:p>58</text:p>
          </table:table-cell>
          <table:table-cell table:style-name="ce164" office:value-type="string" calcext:value-type="string">
            <text:p>Jack-o'-Lantern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19" calcext:value-type="float">
            <text:p>19</text:p>
          </table:table-cell>
          <table:table-cell table:style-name="ce168" table:content-validation-name="val6" table:formula="of:=([.D60]+[.J60]/2)*6" office:value-type="float" office:value="162" calcext:value-type="float">
            <text:p>162</text:p>
          </table:table-cell>
          <table:table-cell table:style-name="ce171" table:content-validation-name="val6" table:formula="of:=([.D60]+[.I60]/2)*4" office:value-type="float" office:value="116" calcext:value-type="float">
            <text:p>116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19" calcext:value-type="float">
            <text:p>19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60:.L60])" office:value-type="float" office:value="97" calcext:value-type="float">
            <text:p>97</text:p>
          </table:table-cell>
          <table:table-cell table:style-name="ce192" table:formula="of:=CONCATENATE(COM.MICROSOFT.FLOOR([.E60]/(150/(150+[.J60]+MIN([.D60];99)));1); &quot; (~&quot;; COM.MICROSOFT.CEILING((1-(150/(150+[.J60]+MIN([.D60];99))))*100;1); &quot;%)&quot;)" office:value-type="string" office:string-value="199 (~19%)" calcext:value-type="string">
            <text:p>199 (~19%)</text:p>
          </table:table-cell>
          <table:table-cell table:style-name="ce195" table:formula="of:=CONCATENATE(COM.MICROSOFT.FLOOR([.E60]/(150/(150+[.I60]+MIN([.D60];99)));1); &quot; (~&quot;; COM.MICROSOFT.CEILING((1-(150/(150+[.I60]+MIN([.D60];99))))*100;1); &quot;%)&quot;)" office:value-type="string" office:string-value="204 (~21%)" calcext:value-type="string">
            <text:p>204 (~21%)</text:p>
          </table:table-cell>
          <table:table-cell table:style-name="ce198"/>
          <table:table-cell table:style-name="ce62" table:content-validation-name="val6" office:value-type="float" office:value="59" calcext:value-type="float">
            <text:p>59</text:p>
          </table:table-cell>
          <table:table-cell table:style-name="ce199" office:value-type="string" calcext:value-type="string">
            <text:p>Shibaboo</text:p>
          </table:table-cell>
          <table:table-cell table:style-name="ce201" table:content-validation-name="val7" office:value-type="string" calcext:value-type="string">
            <text:p>Nerve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59" calcext:value-type="float">
            <text:p>59</text:p>
          </table:table-cell>
          <table:table-cell table:style-name="ce164" office:value-type="string" calcext:value-type="string">
            <text:p>High Pixie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10" calcext:value-type="float">
            <text:p>10</text:p>
          </table:table-cell>
          <table:table-cell table:style-name="ce168" table:content-validation-name="val6" table:formula="of:=([.D61]+[.J61]/2)*6" office:value-type="float" office:value="84" calcext:value-type="float">
            <text:p>84</text:p>
          </table:table-cell>
          <table:table-cell table:style-name="ce171" table:content-validation-name="val6" table:formula="of:=([.D61]+[.I61]/2)*4" office:value-type="float" office:value="64" calcext:value-type="float">
            <text:p>64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10" calcext:value-type="float">
            <text:p>10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61:.L61])" office:value-type="float" office:value="70" calcext:value-type="float">
            <text:p>70</text:p>
          </table:table-cell>
          <table:table-cell table:style-name="ce192" table:formula="of:=CONCATENATE(COM.MICROSOFT.FLOOR([.E61]/(150/(150+[.J61]+MIN([.D61];99)));1); &quot; (~&quot;; COM.MICROSOFT.CEILING((1-(150/(150+[.J61]+MIN([.D61];99))))*100;1); &quot;%)&quot;)" office:value-type="string" office:string-value="94 (~11%)" calcext:value-type="string">
            <text:p>94 (~11%)</text:p>
          </table:table-cell>
          <table:table-cell table:style-name="ce195" table:formula="of:=CONCATENATE(COM.MICROSOFT.FLOOR([.E61]/(150/(150+[.I61]+MIN([.D61];99)));1); &quot; (~&quot;; COM.MICROSOFT.CEILING((1-(150/(150+[.I61]+MIN([.D61];99))))*100;1); &quot;%)&quot;)" office:value-type="string" office:string-value="96 (~13%)" calcext:value-type="string">
            <text:p>96 (~13%)</text:p>
          </table:table-cell>
          <table:table-cell table:style-name="ce198"/>
          <table:table-cell table:style-name="ce62" table:content-validation-name="val6" office:value-type="float" office:value="60" calcext:value-type="float">
            <text:p>60</text:p>
          </table:table-cell>
          <table:table-cell table:style-name="ce199" office:value-type="string" calcext:value-type="string">
            <text:p>Dormina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9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60" calcext:value-type="float">
            <text:p>60</text:p>
          </table:table-cell>
          <table:table-cell table:style-name="ce164" office:value-type="string" calcext:value-type="string">
            <text:p>Jack Frost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7" calcext:value-type="float">
            <text:p>7</text:p>
          </table:table-cell>
          <table:table-cell table:style-name="ce168" table:content-validation-name="val6" table:formula="of:=([.D62]+[.J62]/2)*6" office:value-type="float" office:value="78" calcext:value-type="float">
            <text:p>78</text:p>
          </table:table-cell>
          <table:table-cell table:style-name="ce171" table:content-validation-name="val6" table:formula="of:=([.D62]+[.I62]/2)*4" office:value-type="float" office:value="60" calcext:value-type="float">
            <text:p>60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11" calcext:value-type="float">
            <text:p>11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8" calcext:value-type="float">
            <text:p>8</text:p>
          </table:table-cell>
          <table:table-cell table:style-name="ce165" table:formula="of:=SUM([.G62:.L62])" office:value-type="float" office:value="65" calcext:value-type="float">
            <text:p>65</text:p>
          </table:table-cell>
          <table:table-cell table:style-name="ce192" table:formula="of:=CONCATENATE(COM.MICROSOFT.FLOOR([.E62]/(150/(150+[.J62]+MIN([.D62];99)));1); &quot; (~&quot;; COM.MICROSOFT.CEILING((1-(150/(150+[.J62]+MIN([.D62];99))))*100;1); &quot;%)&quot;)" office:value-type="string" office:string-value="87 (~12%)" calcext:value-type="string">
            <text:p>87 (~12%)</text:p>
          </table:table-cell>
          <table:table-cell table:style-name="ce195" table:formula="of:=CONCATENATE(COM.MICROSOFT.FLOOR([.E62]/(150/(150+[.I62]+MIN([.D62];99)));1); &quot; (~&quot;; COM.MICROSOFT.CEILING((1-(150/(150+[.I62]+MIN([.D62];99))))*100;1); &quot;%)&quot;)" office:value-type="string" office:string-value="89 (~14%)" calcext:value-type="string">
            <text:p>89 (~14%)</text:p>
          </table:table-cell>
          <table:table-cell table:style-name="ce198"/>
          <table:table-cell table:style-name="ce62" table:content-validation-name="val6" office:value-type="float" office:value="61" calcext:value-type="float">
            <text:p>61</text:p>
          </table:table-cell>
          <table:table-cell table:style-name="ce199" office:value-type="string" calcext:value-type="string">
            <text:p>Pulinpa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61" calcext:value-type="float">
            <text:p>61</text:p>
          </table:table-cell>
          <table:table-cell table:style-name="ce164" office:value-type="string" calcext:value-type="string">
            <text:p>Pixie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2" calcext:value-type="float">
            <text:p>2</text:p>
          </table:table-cell>
          <table:table-cell table:style-name="ce168" table:content-validation-name="val6" table:formula="of:=([.D63]+[.J63]/2)*6" office:value-type="float" office:value="36" calcext:value-type="float">
            <text:p>36</text:p>
          </table:table-cell>
          <table:table-cell table:style-name="ce171" table:content-validation-name="val6" table:formula="of:=([.D63]+[.I63]/2)*4" office:value-type="float" office:value="32" calcext:value-type="float">
            <text:p>32</text:p>
          </table:table-cell>
          <table:table-cell table:style-name="ce174" office:value-type="float" office:value="6" calcext:value-type="float">
            <text:p>6</text:p>
          </table:table-cell>
          <table:table-cell table:style-name="ce177" office:value-type="float" office:value="10" calcext:value-type="float">
            <text:p>10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63:.L63])" office:value-type="float" office:value="54" calcext:value-type="float">
            <text:p>54</text:p>
          </table:table-cell>
          <table:table-cell table:style-name="ce192" table:formula="of:=CONCATENATE(COM.MICROSOFT.FLOOR([.E63]/(150/(150+[.J63]+MIN([.D63];99)));1); &quot; (~&quot;; COM.MICROSOFT.CEILING((1-(150/(150+[.J63]+MIN([.D63];99))))*100;1); &quot;%)&quot;)" office:value-type="string" office:string-value="38 (~7%)" calcext:value-type="string">
            <text:p>38 (~7%)</text:p>
          </table:table-cell>
          <table:table-cell table:style-name="ce195" table:formula="of:=CONCATENATE(COM.MICROSOFT.FLOOR([.E63]/(150/(150+[.I63]+MIN([.D63];99)));1); &quot; (~&quot;; COM.MICROSOFT.CEILING((1-(150/(150+[.I63]+MIN([.D63];99))))*100;1); &quot;%)&quot;)" office:value-type="string" office:string-value="39 (~9%)" calcext:value-type="string">
            <text:p>39 (~9%)</text:p>
          </table:table-cell>
          <table:table-cell table:style-name="ce198"/>
          <table:table-cell table:style-name="ce62" table:content-validation-name="val6" office:value-type="float" office:value="62" calcext:value-type="float">
            <text:p>62</text:p>
          </table:table-cell>
          <table:table-cell table:style-name="ce199" office:value-type="string" calcext:value-type="string">
            <text:p>Marin Karin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62" calcext:value-type="float">
            <text:p>62</text:p>
          </table:table-cell>
          <table:table-cell table:style-name="ce164" office:value-type="string" calcext:value-type="string">
            <text:p>Throne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64" calcext:value-type="float">
            <text:p>64</text:p>
          </table:table-cell>
          <table:table-cell table:style-name="ce168" table:content-validation-name="val6" table:formula="of:=([.D64]+[.J64]/2)*6" office:value-type="float" office:value="492" calcext:value-type="float">
            <text:p>492</text:p>
          </table:table-cell>
          <table:table-cell table:style-name="ce171" table:content-validation-name="val6" table:formula="of:=([.D64]+[.I64]/2)*4" office:value-type="float" office:value="344" calcext:value-type="float">
            <text:p>344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52" calcext:value-type="float">
            <text:p>52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64:.L64])" office:value-type="float" office:value="228" calcext:value-type="float">
            <text:p>228</text:p>
          </table:table-cell>
          <table:table-cell table:style-name="ce192" table:formula="of:=CONCATENATE(COM.MICROSOFT.FLOOR([.E64]/(150/(150+[.J64]+MIN([.D64];99)));1); &quot; (~&quot;; COM.MICROSOFT.CEILING((1-(150/(150+[.J64]+MIN([.D64];99))))*100;1); &quot;%)&quot;)" office:value-type="string" office:string-value="820 (~40%)" calcext:value-type="string">
            <text:p>820 (~40%)</text:p>
          </table:table-cell>
          <table:table-cell table:style-name="ce195" table:formula="of:=CONCATENATE(COM.MICROSOFT.FLOOR([.E64]/(150/(150+[.I64]+MIN([.D64];99)));1); &quot; (~&quot;; COM.MICROSOFT.CEILING((1-(150/(150+[.I64]+MIN([.D64];99))))*100;1); &quot;%)&quot;)" office:value-type="string" office:string-value="846 (~42%)" calcext:value-type="string">
            <text:p>846 (~42%)</text:p>
          </table:table-cell>
          <table:table-cell table:style-name="ce198"/>
          <table:table-cell table:style-name="ce62" table:content-validation-name="val6" office:value-type="float" office:value="63" calcext:value-type="float">
            <text:p>63</text:p>
          </table:table-cell>
          <table:table-cell table:style-name="ce199" office:value-type="string" calcext:value-type="string">
            <text:p>Tentarafoo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63" calcext:value-type="float">
            <text:p>63</text:p>
          </table:table-cell>
          <table:table-cell table:style-name="ce164" office:value-type="string" calcext:value-type="string">
            <text:p>Dominion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50" calcext:value-type="float">
            <text:p>50</text:p>
          </table:table-cell>
          <table:table-cell table:style-name="ce168" table:content-validation-name="val6" table:formula="of:=([.D65]+[.J65]/2)*6" office:value-type="float" office:value="390" calcext:value-type="float">
            <text:p>390</text:p>
          </table:table-cell>
          <table:table-cell table:style-name="ce171" table:content-validation-name="val6" table:formula="of:=([.D65]+[.I65]/2)*4" office:value-type="float" office:value="272" calcext:value-type="float">
            <text:p>272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38" calcext:value-type="float">
            <text:p>38</text:p>
          </table:table-cell>
          <table:table-cell table:style-name="ce180" office:value-type="float" office:value="36" calcext:value-type="float">
            <text:p>36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65:.L65])" office:value-type="float" office:value="178" calcext:value-type="float">
            <text:p>178</text:p>
          </table:table-cell>
          <table:table-cell table:style-name="ce192" table:formula="of:=CONCATENATE(COM.MICROSOFT.FLOOR([.E65]/(150/(150+[.J65]+MIN([.D65];99)));1); &quot; (~&quot;; COM.MICROSOFT.CEILING((1-(150/(150+[.J65]+MIN([.D65];99))))*100;1); &quot;%)&quot;)" office:value-type="string" office:string-value="598 (~35%)" calcext:value-type="string">
            <text:p>598 (~35%)</text:p>
          </table:table-cell>
          <table:table-cell table:style-name="ce195" table:formula="of:=CONCATENATE(COM.MICROSOFT.FLOOR([.E65]/(150/(150+[.I65]+MIN([.D65];99)));1); &quot; (~&quot;; COM.MICROSOFT.CEILING((1-(150/(150+[.I65]+MIN([.D65];99))))*100;1); &quot;%)&quot;)" office:value-type="string" office:string-value="613 (~37%)" calcext:value-type="string">
            <text:p>613 (~37%)</text:p>
          </table:table-cell>
          <table:table-cell table:style-name="ce198"/>
          <table:table-cell table:style-name="ce62" table:content-validation-name="val6" office:value-type="float" office:value="64" calcext:value-type="float">
            <text:p>64</text:p>
          </table:table-cell>
          <table:table-cell table:style-name="ce199" office:value-type="string" calcext:value-type="string">
            <text:p>Tarukaj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64" calcext:value-type="float">
            <text:p>64</text:p>
          </table:table-cell>
          <table:table-cell table:style-name="ce164" office:value-type="string" calcext:value-type="string">
            <text:p>Virtue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41" calcext:value-type="float">
            <text:p>41</text:p>
          </table:table-cell>
          <table:table-cell table:style-name="ce168" table:content-validation-name="val6" table:formula="of:=([.D66]+[.J66]/2)*6" office:value-type="float" office:value="348" calcext:value-type="float">
            <text:p>348</text:p>
          </table:table-cell>
          <table:table-cell table:style-name="ce171" table:content-validation-name="val6" table:formula="of:=([.D66]+[.I66]/2)*4" office:value-type="float" office:value="232" calcext:value-type="float">
            <text:p>232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35" calcext:value-type="float">
            <text:p>35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66:.L66])" office:value-type="float" office:value="157" calcext:value-type="float">
            <text:p>157</text:p>
          </table:table-cell>
          <table:table-cell table:style-name="ce192" table:formula="of:=CONCATENATE(COM.MICROSOFT.FLOOR([.E66]/(150/(150+[.J66]+MIN([.D66];99)));1); &quot; (~&quot;; COM.MICROSOFT.CEILING((1-(150/(150+[.J66]+MIN([.D66];99))))*100;1); &quot;%)&quot;)" office:value-type="string" office:string-value="522 (~34%)" calcext:value-type="string">
            <text:p>522 (~34%)</text:p>
          </table:table-cell>
          <table:table-cell table:style-name="ce195" table:formula="of:=CONCATENATE(COM.MICROSOFT.FLOOR([.E66]/(150/(150+[.I66]+MIN([.D66];99)));1); &quot; (~&quot;; COM.MICROSOFT.CEILING((1-(150/(150+[.I66]+MIN([.D66];99))))*100;1); &quot;%)&quot;)" office:value-type="string" office:string-value="522 (~34%)" calcext:value-type="string">
            <text:p>522 (~34%)</text:p>
          </table:table-cell>
          <table:table-cell table:style-name="ce198"/>
          <table:table-cell table:style-name="ce62" table:content-validation-name="val6" office:value-type="float" office:value="65" calcext:value-type="float">
            <text:p>65</text:p>
          </table:table-cell>
          <table:table-cell table:style-name="ce199" office:value-type="string" calcext:value-type="string">
            <text:p>Sukukaj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65" calcext:value-type="float">
            <text:p>65</text:p>
          </table:table-cell>
          <table:table-cell table:style-name="ce164" office:value-type="string" calcext:value-type="string">
            <text:p>Power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33" calcext:value-type="float">
            <text:p>33</text:p>
          </table:table-cell>
          <table:table-cell table:style-name="ce168" table:content-validation-name="val6" table:formula="of:=([.D67]+[.J67]/2)*6" office:value-type="float" office:value="294" calcext:value-type="float">
            <text:p>294</text:p>
          </table:table-cell>
          <table:table-cell table:style-name="ce171" table:content-validation-name="val6" table:formula="of:=([.D67]+[.I67]/2)*4" office:value-type="float" office:value="164" calcext:value-type="float">
            <text:p>164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19" calcext:value-type="float">
            <text:p>19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67:.L67])" office:value-type="float" office:value="125" calcext:value-type="float">
            <text:p>125</text:p>
          </table:table-cell>
          <table:table-cell table:style-name="ce192" table:formula="of:=CONCATENATE(COM.MICROSOFT.FLOOR([.E67]/(150/(150+[.J67]+MIN([.D67];99)));1); &quot; (~&quot;; COM.MICROSOFT.CEILING((1-(150/(150+[.J67]+MIN([.D67];99))))*100;1); &quot;%)&quot;)" office:value-type="string" office:string-value="421 (~31%)" calcext:value-type="string">
            <text:p>421 (~31%)</text:p>
          </table:table-cell>
          <table:table-cell table:style-name="ce195" table:formula="of:=CONCATENATE(COM.MICROSOFT.FLOOR([.E67]/(150/(150+[.I67]+MIN([.D67];99)));1); &quot; (~&quot;; COM.MICROSOFT.CEILING((1-(150/(150+[.I67]+MIN([.D67];99))))*100;1); &quot;%)&quot;)" office:value-type="string" office:string-value="390 (~25%)" calcext:value-type="string">
            <text:p>390 (~25%)</text:p>
          </table:table-cell>
          <table:table-cell table:style-name="ce198"/>
          <table:table-cell table:style-name="ce62" table:content-validation-name="val6" office:value-type="float" office:value="66" calcext:value-type="float">
            <text:p>66</text:p>
          </table:table-cell>
          <table:table-cell table:style-name="ce199" office:value-type="string" calcext:value-type="string">
            <text:p>Rakukaj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66" calcext:value-type="float">
            <text:p>66</text:p>
          </table:table-cell>
          <table:table-cell table:style-name="ce164" office:value-type="string" calcext:value-type="string">
            <text:p>Principality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28" calcext:value-type="float">
            <text:p>28</text:p>
          </table:table-cell>
          <table:table-cell table:style-name="ce168" table:content-validation-name="val6" table:formula="of:=([.D68]+[.J68]/2)*6" office:value-type="float" office:value="222" calcext:value-type="float">
            <text:p>222</text:p>
          </table:table-cell>
          <table:table-cell table:style-name="ce171" table:content-validation-name="val6" table:formula="of:=([.D68]+[.I68]/2)*4" office:value-type="float" office:value="160" calcext:value-type="float">
            <text:p>160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21" calcext:value-type="float">
            <text:p>21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68:.L68])" office:value-type="float" office:value="117" calcext:value-type="float">
            <text:p>117</text:p>
          </table:table-cell>
          <table:table-cell table:style-name="ce192" table:formula="of:=CONCATENATE(COM.MICROSOFT.FLOOR([.E68]/(150/(150+[.J68]+MIN([.D68];99)));1); &quot; (~&quot;; COM.MICROSOFT.CEILING((1-(150/(150+[.J68]+MIN([.D68];99))))*100;1); &quot;%)&quot;)" office:value-type="string" office:string-value="290 (~24%)" calcext:value-type="string">
            <text:p>290 (~24%)</text:p>
          </table:table-cell>
          <table:table-cell table:style-name="ce195" table:formula="of:=CONCATENATE(COM.MICROSOFT.FLOOR([.E68]/(150/(150+[.I68]+MIN([.D68];99)));1); &quot; (~&quot;; COM.MICROSOFT.CEILING((1-(150/(150+[.I68]+MIN([.D68];99))))*100;1); &quot;%)&quot;)" office:value-type="string" office:string-value="298 (~26%)" calcext:value-type="string">
            <text:p>298 (~26%)</text:p>
          </table:table-cell>
          <table:table-cell table:style-name="ce198"/>
          <table:table-cell table:style-name="ce62" table:content-validation-name="val6" office:value-type="float" office:value="67" calcext:value-type="float">
            <text:p>67</text:p>
          </table:table-cell>
          <table:table-cell table:style-name="ce199" office:value-type="string" calcext:value-type="string">
            <text:p>Makakaj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67" calcext:value-type="float">
            <text:p>67</text:p>
          </table:table-cell>
          <table:table-cell table:style-name="ce164" office:value-type="string" calcext:value-type="string">
            <text:p>Archangel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18" calcext:value-type="float">
            <text:p>18</text:p>
          </table:table-cell>
          <table:table-cell table:style-name="ce168" table:content-validation-name="val6" table:formula="of:=([.D69]+[.J69]/2)*6" office:value-type="float" office:value="156" calcext:value-type="float">
            <text:p>156</text:p>
          </table:table-cell>
          <table:table-cell table:style-name="ce171" table:content-validation-name="val6" table:formula="of:=([.D69]+[.I69]/2)*4" office:value-type="float" office:value="96" calcext:value-type="float">
            <text:p>96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13" calcext:value-type="float">
            <text:p>13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69:.L69])" office:value-type="float" office:value="89" calcext:value-type="float">
            <text:p>89</text:p>
          </table:table-cell>
          <table:table-cell table:style-name="ce192" table:formula="of:=CONCATENATE(COM.MICROSOFT.FLOOR([.E69]/(150/(150+[.J69]+MIN([.D69];99)));1); &quot; (~&quot;; COM.MICROSOFT.CEILING((1-(150/(150+[.J69]+MIN([.D69];99))))*100;1); &quot;%)&quot;)" office:value-type="string" office:string-value="191 (~19%)" calcext:value-type="string">
            <text:p>191 (~19%)</text:p>
          </table:table-cell>
          <table:table-cell table:style-name="ce195" table:formula="of:=CONCATENATE(COM.MICROSOFT.FLOOR([.E69]/(150/(150+[.I69]+MIN([.D69];99)));1); &quot; (~&quot;; COM.MICROSOFT.CEILING((1-(150/(150+[.I69]+MIN([.D69];99))))*100;1); &quot;%)&quot;)" office:value-type="string" office:string-value="187 (~17%)" calcext:value-type="string">
            <text:p>187 (~17%)</text:p>
          </table:table-cell>
          <table:table-cell table:style-name="ce198"/>
          <table:table-cell table:style-name="ce62" table:content-validation-name="val6" office:value-type="float" office:value="68" calcext:value-type="float">
            <text:p>68</text:p>
          </table:table-cell>
          <table:table-cell table:style-name="ce199" office:value-type="string" calcext:value-type="string">
            <text:p>Tetraj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68" calcext:value-type="float">
            <text:p>68</text:p>
          </table:table-cell>
          <table:table-cell table:style-name="ce164" office:value-type="string" calcext:value-type="string">
            <text:p>Angel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11" calcext:value-type="float">
            <text:p>11</text:p>
          </table:table-cell>
          <table:table-cell table:style-name="ce168" table:content-validation-name="val6" table:formula="of:=([.D70]+[.J70]/2)*6" office:value-type="float" office:value="108" calcext:value-type="float">
            <text:p>108</text:p>
          </table:table-cell>
          <table:table-cell table:style-name="ce171" table:content-validation-name="val6" table:formula="of:=([.D70]+[.I70]/2)*4" office:value-type="float" office:value="72" calcext:value-type="float">
            <text:p>72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12" calcext:value-type="float">
            <text:p>12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14" calcext:value-type="float">
            <text:p>14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70:.L70])" office:value-type="float" office:value="74" calcext:value-type="float">
            <text:p>74</text:p>
          </table:table-cell>
          <table:table-cell table:style-name="ce192" table:formula="of:=CONCATENATE(COM.MICROSOFT.FLOOR([.E70]/(150/(150+[.J70]+MIN([.D70];99)));1); &quot; (~&quot;; COM.MICROSOFT.CEILING((1-(150/(150+[.J70]+MIN([.D70];99))))*100;1); &quot;%)&quot;)" office:value-type="string" office:string-value="126 (~15%)" calcext:value-type="string">
            <text:p>126 (~15%)</text:p>
          </table:table-cell>
          <table:table-cell table:style-name="ce195" table:formula="of:=CONCATENATE(COM.MICROSOFT.FLOOR([.E70]/(150/(150+[.I70]+MIN([.D70];99)));1); &quot; (~&quot;; COM.MICROSOFT.CEILING((1-(150/(150+[.I70]+MIN([.D70];99))))*100;1); &quot;%)&quot;)" office:value-type="string" office:string-value="126 (~15%)" calcext:value-type="string">
            <text:p>126 (~15%)</text:p>
          </table:table-cell>
          <table:table-cell table:style-name="ce198"/>
          <table:table-cell table:style-name="ce62" table:content-validation-name="val6" office:value-type="float" office:value="69" calcext:value-type="float">
            <text:p>69</text:p>
          </table:table-cell>
          <table:table-cell table:style-name="ce199" office:value-type="string" calcext:value-type="string">
            <text:p>Makarakarn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4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69" calcext:value-type="float">
            <text:p>69</text:p>
          </table:table-cell>
          <table:table-cell table:style-name="ce164" office:value-type="string" calcext:value-type="string">
            <text:p>Flauros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68" calcext:value-type="float">
            <text:p>68</text:p>
          </table:table-cell>
          <table:table-cell table:style-name="ce168" table:content-validation-name="val6" table:formula="of:=([.D71]+[.J71]/2)*6" office:value-type="float" office:value="540" calcext:value-type="float">
            <text:p>540</text:p>
          </table:table-cell>
          <table:table-cell table:style-name="ce171" table:content-validation-name="val6" table:formula="of:=([.D71]+[.I71]/2)*4" office:value-type="float" office:value="328" calcext:value-type="float">
            <text:p>328</text:p>
          </table:table-cell>
          <table:table-cell table:style-name="ce174" office:value-type="float" office:value="54" calcext:value-type="float">
            <text:p>54</text:p>
          </table:table-cell>
          <table:table-cell table:style-name="ce177" office:value-type="float" office:value="32" calcext:value-type="float">
            <text:p>32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44" calcext:value-type="float">
            <text:p>44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71:.L71])" office:value-type="float" office:value="208" calcext:value-type="float">
            <text:p>208</text:p>
          </table:table-cell>
          <table:table-cell table:style-name="ce192" table:formula="of:=CONCATENATE(COM.MICROSOFT.FLOOR([.E71]/(150/(150+[.J71]+MIN([.D71];99)));1); &quot; (~&quot;; COM.MICROSOFT.CEILING((1-(150/(150+[.J71]+MIN([.D71];99))))*100;1); &quot;%)&quot;)" office:value-type="string" office:string-value="943 (~43%)" calcext:value-type="string">
            <text:p>943 (~43%)</text:p>
          </table:table-cell>
          <table:table-cell table:style-name="ce195" table:formula="of:=CONCATENATE(COM.MICROSOFT.FLOOR([.E71]/(150/(150+[.I71]+MIN([.D71];99)));1); &quot; (~&quot;; COM.MICROSOFT.CEILING((1-(150/(150+[.I71]+MIN([.D71];99))))*100;1); &quot;%)&quot;)" office:value-type="string" office:string-value="885 (~40%)" calcext:value-type="string">
            <text:p>885 (~40%)</text:p>
          </table:table-cell>
          <table:table-cell table:style-name="ce198"/>
          <table:table-cell table:style-name="ce62" table:content-validation-name="val6" office:value-type="float" office:value="70" calcext:value-type="float">
            <text:p>70</text:p>
          </table:table-cell>
          <table:table-cell table:style-name="ce199" office:value-type="string" calcext:value-type="string">
            <text:p>Tetrakarn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4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70" calcext:value-type="float">
            <text:p>70</text:p>
          </table:table-cell>
          <table:table-cell table:style-name="ce164" office:value-type="string" calcext:value-type="string">
            <text:p>Decarabia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58" calcext:value-type="float">
            <text:p>58</text:p>
          </table:table-cell>
          <table:table-cell table:style-name="ce168" table:content-validation-name="val6" table:formula="of:=([.D72]+[.J72]/2)*6" office:value-type="float" office:value="450" calcext:value-type="float">
            <text:p>450</text:p>
          </table:table-cell>
          <table:table-cell table:style-name="ce171" table:content-validation-name="val6" table:formula="of:=([.D72]+[.I72]/2)*4" office:value-type="float" office:value="320" calcext:value-type="float">
            <text:p>320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72:.L72])" office:value-type="float" office:value="204" calcext:value-type="float">
            <text:p>204</text:p>
          </table:table-cell>
          <table:table-cell table:style-name="ce192" table:formula="of:=CONCATENATE(COM.MICROSOFT.FLOOR([.E72]/(150/(150+[.J72]+MIN([.D72];99)));1); &quot; (~&quot;; COM.MICROSOFT.CEILING((1-(150/(150+[.J72]+MIN([.D72];99))))*100;1); &quot;%)&quot;)" office:value-type="string" office:string-value="726 (~39%)" calcext:value-type="string">
            <text:p>726 (~39%)</text:p>
          </table:table-cell>
          <table:table-cell table:style-name="ce195" table:formula="of:=CONCATENATE(COM.MICROSOFT.FLOOR([.E72]/(150/(150+[.I72]+MIN([.D72];99)));1); &quot; (~&quot;; COM.MICROSOFT.CEILING((1-(150/(150+[.I72]+MIN([.D72];99))))*100;1); &quot;%)&quot;)" office:value-type="string" office:string-value="756 (~41%)" calcext:value-type="string">
            <text:p>756 (~41%)</text:p>
          </table:table-cell>
          <table:table-cell table:style-name="ce198"/>
          <table:table-cell table:style-name="ce62" table:content-validation-name="val6" office:value-type="float" office:value="71" calcext:value-type="float">
            <text:p>71</text:p>
          </table:table-cell>
          <table:table-cell table:style-name="ce199" office:value-type="string" calcext:value-type="string">
            <text:p>Analyze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71" calcext:value-type="float">
            <text:p>71</text:p>
          </table:table-cell>
          <table:table-cell table:style-name="ce164" office:value-type="string" calcext:value-type="string">
            <text:p>Ose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45" calcext:value-type="float">
            <text:p>45</text:p>
          </table:table-cell>
          <table:table-cell table:style-name="ce168" table:content-validation-name="val6" table:formula="of:=([.D73]+[.J73]/2)*6" office:value-type="float" office:value="354" calcext:value-type="float">
            <text:p>354</text:p>
          </table:table-cell>
          <table:table-cell table:style-name="ce171" table:content-validation-name="val6" table:formula="of:=([.D73]+[.I73]/2)*4" office:value-type="float" office:value="224" calcext:value-type="float">
            <text:p>224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24" calcext:value-type="float">
            <text:p>24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73:.L73])" office:value-type="float" office:value="154" calcext:value-type="float">
            <text:p>154</text:p>
          </table:table-cell>
          <table:table-cell table:style-name="ce192" table:formula="of:=CONCATENATE(COM.MICROSOFT.FLOOR([.E73]/(150/(150+[.J73]+MIN([.D73];99)));1); &quot; (~&quot;; COM.MICROSOFT.CEILING((1-(150/(150+[.J73]+MIN([.D73];99))))*100;1); &quot;%)&quot;)" office:value-type="string" office:string-value="526 (~33%)" calcext:value-type="string">
            <text:p>526 (~33%)</text:p>
          </table:table-cell>
          <table:table-cell table:style-name="ce195" table:formula="of:=CONCATENATE(COM.MICROSOFT.FLOOR([.E73]/(150/(150+[.I73]+MIN([.D73];99)));1); &quot; (~&quot;; COM.MICROSOFT.CEILING((1-(150/(150+[.I73]+MIN([.D73];99))))*100;1); &quot;%)&quot;)" office:value-type="string" office:string-value="512 (~31%)" calcext:value-type="string">
            <text:p>512 (~31%)</text:p>
          </table:table-cell>
          <table:table-cell table:style-name="ce198"/>
          <table:table-cell table:style-name="ce62" table:content-validation-name="val6" office:value-type="float" office:value="72" calcext:value-type="float">
            <text:p>72</text:p>
          </table:table-cell>
          <table:table-cell table:style-name="ce199" office:value-type="string" calcext:value-type="string">
            <text:p>Trafuri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72" calcext:value-type="float">
            <text:p>72</text:p>
          </table:table-cell>
          <table:table-cell table:style-name="ce164" office:value-type="string" calcext:value-type="string">
            <text:p>Berith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37" calcext:value-type="float">
            <text:p>37</text:p>
          </table:table-cell>
          <table:table-cell table:style-name="ce168" table:content-validation-name="val6" table:formula="of:=([.D74]+[.J74]/2)*6" office:value-type="float" office:value="324" calcext:value-type="float">
            <text:p>324</text:p>
          </table:table-cell>
          <table:table-cell table:style-name="ce171" table:content-validation-name="val6" table:formula="of:=([.D74]+[.I74]/2)*4" office:value-type="float" office:value="188" calcext:value-type="float">
            <text:p>188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26" calcext:value-type="float">
            <text:p>26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74:.L74])" office:value-type="float" office:value="140" calcext:value-type="float">
            <text:p>140</text:p>
          </table:table-cell>
          <table:table-cell table:style-name="ce192" table:formula="of:=CONCATENATE(COM.MICROSOFT.FLOOR([.E74]/(150/(150+[.J74]+MIN([.D74];99)));1); &quot; (~&quot;; COM.MICROSOFT.CEILING((1-(150/(150+[.J74]+MIN([.D74];99))))*100;1); &quot;%)&quot;)" office:value-type="string" office:string-value="477 (~33%)" calcext:value-type="string">
            <text:p>477 (~33%)</text:p>
          </table:table-cell>
          <table:table-cell table:style-name="ce195" table:formula="of:=CONCATENATE(COM.MICROSOFT.FLOOR([.E74]/(150/(150+[.I74]+MIN([.D74];99)));1); &quot; (~&quot;; COM.MICROSOFT.CEILING((1-(150/(150+[.I74]+MIN([.D74];99))))*100;1); &quot;%)&quot;)" office:value-type="string" office:string-value="447 (~28%)" calcext:value-type="string">
            <text:p>447 (~28%)</text:p>
          </table:table-cell>
          <table:table-cell table:style-name="ce198"/>
          <table:table-cell table:style-name="ce62" table:content-validation-name="val6" office:value-type="float" office:value="73" calcext:value-type="float">
            <text:p>73</text:p>
          </table:table-cell>
          <table:table-cell table:style-name="ce199" office:value-type="string" calcext:value-type="string">
            <text:p>Estoma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73" calcext:value-type="float">
            <text:p>73</text:p>
          </table:table-cell>
          <table:table-cell table:style-name="ce164" office:value-type="string" calcext:value-type="string">
            <text:p>Eligor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29" calcext:value-type="float">
            <text:p>29</text:p>
          </table:table-cell>
          <table:table-cell table:style-name="ce168" table:content-validation-name="val6" table:formula="of:=([.D75]+[.J75]/2)*6" office:value-type="float" office:value="258" calcext:value-type="float">
            <text:p>258</text:p>
          </table:table-cell>
          <table:table-cell table:style-name="ce171" table:content-validation-name="val6" table:formula="of:=([.D75]+[.I75]/2)*4" office:value-type="float" office:value="152" calcext:value-type="float">
            <text:p>152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21" calcext:value-type="float">
            <text:p>21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75:.L75])" office:value-type="float" office:value="119" calcext:value-type="float">
            <text:p>119</text:p>
          </table:table-cell>
          <table:table-cell table:style-name="ce192" table:formula="of:=CONCATENATE(COM.MICROSOFT.FLOOR([.E75]/(150/(150+[.J75]+MIN([.D75];99)));1); &quot; (~&quot;; COM.MICROSOFT.CEILING((1-(150/(150+[.J75]+MIN([.D75];99))))*100;1); &quot;%)&quot;)" office:value-type="string" office:string-value="356 (~28%)" calcext:value-type="string">
            <text:p>356 (~28%)</text:p>
          </table:table-cell>
          <table:table-cell table:style-name="ce195" table:formula="of:=CONCATENATE(COM.MICROSOFT.FLOOR([.E75]/(150/(150+[.I75]+MIN([.D75];99)));1); &quot; (~&quot;; COM.MICROSOFT.CEILING((1-(150/(150+[.I75]+MIN([.D75];99))))*100;1); &quot;%)&quot;)" office:value-type="string" office:string-value="338 (~24%)" calcext:value-type="string">
            <text:p>338 (~24%)</text:p>
          </table:table-cell>
          <table:table-cell table:style-name="ce198"/>
          <table:table-cell table:style-name="ce62" table:content-validation-name="val6" office:value-type="float" office:value="74" calcext:value-type="float">
            <text:p>74</text:p>
          </table:table-cell>
          <table:table-cell table:style-name="ce199" office:value-type="string" calcext:value-type="string">
            <text:p>Riberama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74" calcext:value-type="float">
            <text:p>74</text:p>
          </table:table-cell>
          <table:table-cell table:style-name="ce164" office:value-type="string" calcext:value-type="string">
            <text:p>Forneus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20" calcext:value-type="float">
            <text:p>20</text:p>
          </table:table-cell>
          <table:table-cell table:style-name="ce168" table:content-validation-name="val6" table:formula="of:=([.D76]+[.J76]/2)*6" office:value-type="float" office:value="180" calcext:value-type="float">
            <text:p>180</text:p>
          </table:table-cell>
          <table:table-cell table:style-name="ce171" table:content-validation-name="val6" table:formula="of:=([.D76]+[.I76]/2)*4" office:value-type="float" office:value="108" calcext:value-type="float">
            <text:p>108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15" calcext:value-type="float">
            <text:p>15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76:.L76])" office:value-type="float" office:value="95" calcext:value-type="float">
            <text:p>95</text:p>
          </table:table-cell>
          <table:table-cell table:style-name="ce192" table:formula="of:=CONCATENATE(COM.MICROSOFT.FLOOR([.E76]/(150/(150+[.J76]+MIN([.D76];99)));1); &quot; (~&quot;; COM.MICROSOFT.CEILING((1-(150/(150+[.J76]+MIN([.D76];99))))*100;1); &quot;%)&quot;)" office:value-type="string" office:string-value="228 (~22%)" calcext:value-type="string">
            <text:p>228 (~22%)</text:p>
          </table:table-cell>
          <table:table-cell table:style-name="ce195" table:formula="of:=CONCATENATE(COM.MICROSOFT.FLOOR([.E76]/(150/(150+[.I76]+MIN([.D76];99)));1); &quot; (~&quot;; COM.MICROSOFT.CEILING((1-(150/(150+[.I76]+MIN([.D76];99))))*100;1); &quot;%)&quot;)" office:value-type="string" office:string-value="220 (~19%)" calcext:value-type="string">
            <text:p>220 (~19%)</text:p>
          </table:table-cell>
          <table:table-cell table:style-name="ce198"/>
          <table:table-cell table:style-name="ce62" table:content-validation-name="val6" office:value-type="float" office:value="75" calcext:value-type="float">
            <text:p>75</text:p>
          </table:table-cell>
          <table:table-cell table:style-name="ce199" office:value-type="string" calcext:value-type="string">
            <text:p>Liftoma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75" calcext:value-type="float">
            <text:p>75</text:p>
          </table:table-cell>
          <table:table-cell table:style-name="ce164" office:value-type="string" calcext:value-type="string">
            <text:p>Yurlungur</text:p>
          </table:table-cell>
          <table:table-cell table:style-name="ce165" office:value-type="string" calcext:value-type="string">
            <text:p>Snake</text:p>
          </table:table-cell>
          <table:table-cell table:style-name="ce165" office:value-type="float" office:value="66" calcext:value-type="float">
            <text:p>66</text:p>
          </table:table-cell>
          <table:table-cell table:style-name="ce168" table:content-validation-name="val6" table:formula="of:=([.D77]+[.J77]/2)*6" office:value-type="float" office:value="576" calcext:value-type="float">
            <text:p>576</text:p>
          </table:table-cell>
          <table:table-cell table:style-name="ce171" table:content-validation-name="val6" table:formula="of:=([.D77]+[.I77]/2)*4" office:value-type="float" office:value="328" calcext:value-type="float">
            <text:p>328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38" calcext:value-type="float">
            <text:p>38</text:p>
          </table:table-cell>
          <table:table-cell table:style-name="ce180" office:value-type="float" office:value="32" calcext:value-type="float">
            <text:p>32</text:p>
          </table:table-cell>
          <table:table-cell table:style-name="ce183" office:value-type="float" office:value="60" calcext:value-type="float">
            <text:p>60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77:.L77])" office:value-type="float" office:value="210" calcext:value-type="float">
            <text:p>210</text:p>
          </table:table-cell>
          <table:table-cell table:style-name="ce192" table:formula="of:=CONCATENATE(COM.MICROSOFT.FLOOR([.E77]/(150/(150+[.J77]+MIN([.D77];99)));1); &quot; (~&quot;; COM.MICROSOFT.CEILING((1-(150/(150+[.J77]+MIN([.D77];99))))*100;1); &quot;%)&quot;)" office:value-type="string" office:string-value="1059 (~46%)" calcext:value-type="string">
            <text:p>1059 (~46%)</text:p>
          </table:table-cell>
          <table:table-cell table:style-name="ce195" table:formula="of:=CONCATENATE(COM.MICROSOFT.FLOOR([.E77]/(150/(150+[.I77]+MIN([.D77];99)));1); &quot; (~&quot;; COM.MICROSOFT.CEILING((1-(150/(150+[.I77]+MIN([.D77];99))))*100;1); &quot;%)&quot;)" office:value-type="string" office:string-value="952 (~40%)" calcext:value-type="string">
            <text:p>952 (~40%)</text:p>
          </table:table-cell>
          <table:table-cell table:style-name="ce198"/>
          <table:table-cell table:style-name="ce62" table:content-validation-name="val6" office:value-type="float" office:value="76" calcext:value-type="float">
            <text:p>76</text:p>
          </table:table-cell>
          <table:table-cell table:style-name="ce199" office:value-type="string" calcext:value-type="string">
            <text:p>Lightoma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76" calcext:value-type="float">
            <text:p>76</text:p>
          </table:table-cell>
          <table:table-cell table:style-name="ce164" office:value-type="string" calcext:value-type="string">
            <text:p>Quetzalcoatl</text:p>
          </table:table-cell>
          <table:table-cell table:style-name="ce165" office:value-type="string" calcext:value-type="string">
            <text:p>Snake</text:p>
          </table:table-cell>
          <table:table-cell table:style-name="ce165" office:value-type="float" office:value="55" calcext:value-type="float">
            <text:p>55</text:p>
          </table:table-cell>
          <table:table-cell table:style-name="ce168" table:content-validation-name="val6" table:formula="of:=([.D78]+[.J78]/2)*6" office:value-type="float" office:value="492" calcext:value-type="float">
            <text:p>492</text:p>
          </table:table-cell>
          <table:table-cell table:style-name="ce171" table:content-validation-name="val6" table:formula="of:=([.D78]+[.I78]/2)*4" office:value-type="float" office:value="268" calcext:value-type="float">
            <text:p>268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29" calcext:value-type="float">
            <text:p>29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54" calcext:value-type="float">
            <text:p>54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78:.L78])" office:value-type="float" office:value="179" calcext:value-type="float">
            <text:p>179</text:p>
          </table:table-cell>
          <table:table-cell table:style-name="ce192" table:formula="of:=CONCATENATE(COM.MICROSOFT.FLOOR([.E78]/(150/(150+[.J78]+MIN([.D78];99)));1); &quot; (~&quot;; COM.MICROSOFT.CEILING((1-(150/(150+[.J78]+MIN([.D78];99))))*100;1); &quot;%)&quot;)" office:value-type="string" office:string-value="849 (~43%)" calcext:value-type="string">
            <text:p>849 (~43%)</text:p>
          </table:table-cell>
          <table:table-cell table:style-name="ce195" table:formula="of:=CONCATENATE(COM.MICROSOFT.FLOOR([.E78]/(150/(150+[.I78]+MIN([.D78];99)));1); &quot; (~&quot;; COM.MICROSOFT.CEILING((1-(150/(150+[.I78]+MIN([.D78];99))))*100;1); &quot;%)&quot;)" office:value-type="string" office:string-value="751 (~35%)" calcext:value-type="string">
            <text:p>751 (~35%)</text:p>
          </table:table-cell>
          <table:table-cell table:style-name="ce198"/>
          <table:table-cell table:style-name="ce62" table:content-validation-name="val6" office:value-type="float" office:value="77" calcext:value-type="float">
            <text:p>77</text:p>
          </table:table-cell>
          <table:table-cell table:style-name="ce199" office:value-type="string" calcext:value-type="string">
            <text:p>Dekund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77" calcext:value-type="float">
            <text:p>77</text:p>
          </table:table-cell>
          <table:table-cell table:style-name="ce164" office:value-type="string" calcext:value-type="string">
            <text:p>Naga Raja</text:p>
          </table:table-cell>
          <table:table-cell table:style-name="ce165" office:value-type="string" calcext:value-type="string">
            <text:p>Snake</text:p>
          </table:table-cell>
          <table:table-cell table:style-name="ce165" office:value-type="float" office:value="37" calcext:value-type="float">
            <text:p>37</text:p>
          </table:table-cell>
          <table:table-cell table:style-name="ce168" table:content-validation-name="val6" table:formula="of:=([.D79]+[.J79]/2)*6" office:value-type="float" office:value="348" calcext:value-type="float">
            <text:p>348</text:p>
          </table:table-cell>
          <table:table-cell table:style-name="ce171" table:content-validation-name="val6" table:formula="of:=([.D79]+[.I79]/2)*4" office:value-type="float" office:value="184" calcext:value-type="float">
            <text:p>184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24" calcext:value-type="float">
            <text:p>24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79:.L79])" office:value-type="float" office:value="148" calcext:value-type="float">
            <text:p>148</text:p>
          </table:table-cell>
          <table:table-cell table:style-name="ce192" table:formula="of:=CONCATENATE(COM.MICROSOFT.FLOOR([.E79]/(150/(150+[.J79]+MIN([.D79];99)));1); &quot; (~&quot;; COM.MICROSOFT.CEILING((1-(150/(150+[.J79]+MIN([.D79];99))))*100;1); &quot;%)&quot;)" office:value-type="string" office:string-value="531 (~35%)" calcext:value-type="string">
            <text:p>531 (~35%)</text:p>
          </table:table-cell>
          <table:table-cell table:style-name="ce195" table:formula="of:=CONCATENATE(COM.MICROSOFT.FLOOR([.E79]/(150/(150+[.I79]+MIN([.D79];99)));1); &quot; (~&quot;; COM.MICROSOFT.CEILING((1-(150/(150+[.I79]+MIN([.D79];99))))*100;1); &quot;%)&quot;)" office:value-type="string" office:string-value="475 (~27%)" calcext:value-type="string">
            <text:p>475 (~27%)</text:p>
          </table:table-cell>
          <table:table-cell table:style-name="ce198"/>
          <table:table-cell table:style-name="ce62" table:content-validation-name="val6" office:value-type="float" office:value="79" calcext:value-type="float">
            <text:p>79</text:p>
          </table:table-cell>
          <table:table-cell table:style-name="ce199" office:value-type="string" calcext:value-type="string">
            <text:p>Pestilence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20" calcext:value-type="float">
            <text:p>12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78" calcext:value-type="float">
            <text:p>78</text:p>
          </table:table-cell>
          <table:table-cell table:style-name="ce164" office:value-type="string" calcext:value-type="string">
            <text:p>Mizuchi</text:p>
          </table:table-cell>
          <table:table-cell table:style-name="ce165" office:value-type="string" calcext:value-type="string">
            <text:p>Snake</text:p>
          </table:table-cell>
          <table:table-cell table:style-name="ce165" office:value-type="float" office:value="34" calcext:value-type="float">
            <text:p>34</text:p>
          </table:table-cell>
          <table:table-cell table:style-name="ce168" table:content-validation-name="val6" table:formula="of:=([.D80]+[.J80]/2)*6" office:value-type="float" office:value="318" calcext:value-type="float">
            <text:p>318</text:p>
          </table:table-cell>
          <table:table-cell table:style-name="ce171" table:content-validation-name="val6" table:formula="of:=([.D80]+[.I80]/2)*4" office:value-type="float" office:value="188" calcext:value-type="float">
            <text:p>188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29" calcext:value-type="float">
            <text:p>29</text:p>
          </table:table-cell>
          <table:table-cell table:style-name="ce180" office:value-type="float" office:value="26" calcext:value-type="float">
            <text:p>26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80:.L80])" office:value-type="float" office:value="145" calcext:value-type="float">
            <text:p>145</text:p>
          </table:table-cell>
          <table:table-cell table:style-name="ce192" table:formula="of:=CONCATENATE(COM.MICROSOFT.FLOOR([.E80]/(150/(150+[.J80]+MIN([.D80];99)));1); &quot; (~&quot;; COM.MICROSOFT.CEILING((1-(150/(150+[.J80]+MIN([.D80];99))))*100;1); &quot;%)&quot;)" office:value-type="string" office:string-value="470 (~33%)" calcext:value-type="string">
            <text:p>470 (~33%)</text:p>
          </table:table-cell>
          <table:table-cell table:style-name="ce195" table:formula="of:=CONCATENATE(COM.MICROSOFT.FLOOR([.E80]/(150/(150+[.I80]+MIN([.D80];99)));1); &quot; (~&quot;; COM.MICROSOFT.CEILING((1-(150/(150+[.I80]+MIN([.D80];99))))*100;1); &quot;%)&quot;)" office:value-type="string" office:string-value="445 (~29%)" calcext:value-type="string">
            <text:p>445 (~29%)</text:p>
          </table:table-cell>
          <table:table-cell table:style-name="ce198"/>
          <table:table-cell table:style-name="ce62" table:content-validation-name="val6" office:value-type="float" office:value="96" calcext:value-type="float">
            <text:p>96</text:p>
          </table:table-cell>
          <table:table-cell table:style-name="ce199" office:value-type="string" calcext:value-type="string">
            <text:p>Lung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2" table:content-validation-name="val8" office:value-type="string" calcext:value-type="string">
            <text:p>Str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10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24" calcext:value-type="float">
            <text:p>24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79" calcext:value-type="float">
            <text:p>79</text:p>
          </table:table-cell>
          <table:table-cell table:style-name="ce164" office:value-type="string" calcext:value-type="string">
            <text:p>Naga</text:p>
          </table:table-cell>
          <table:table-cell table:style-name="ce165" office:value-type="string" calcext:value-type="string">
            <text:p>Snake</text:p>
          </table:table-cell>
          <table:table-cell table:style-name="ce165" office:value-type="float" office:value="28" calcext:value-type="float">
            <text:p>28</text:p>
          </table:table-cell>
          <table:table-cell table:style-name="ce168" table:content-validation-name="val6" table:formula="of:=([.D81]+[.J81]/2)*6" office:value-type="float" office:value="264" calcext:value-type="float">
            <text:p>264</text:p>
          </table:table-cell>
          <table:table-cell table:style-name="ce171" table:content-validation-name="val6" table:formula="of:=([.D81]+[.I81]/2)*4" office:value-type="float" office:value="144" calcext:value-type="float">
            <text:p>144</text:p>
          </table:table-cell>
          <table:table-cell table:style-name="ce174" office:value-type="float" office:value="26" calcext:value-type="float">
            <text:p>26</text:p>
          </table:table-cell>
          <table:table-cell table:style-name="ce177" office:value-type="float" office:value="20" calcext:value-type="float">
            <text:p>20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81:.L81])" office:value-type="float" office:value="124" calcext:value-type="float">
            <text:p>124</text:p>
          </table:table-cell>
          <table:table-cell table:style-name="ce192" table:formula="of:=CONCATENATE(COM.MICROSOFT.FLOOR([.E81]/(150/(150+[.J81]+MIN([.D81];99)));1); &quot; (~&quot;; COM.MICROSOFT.CEILING((1-(150/(150+[.J81]+MIN([.D81];99))))*100;1); &quot;%)&quot;)" office:value-type="string" office:string-value="369 (~29%)" calcext:value-type="string">
            <text:p>369 (~29%)</text:p>
          </table:table-cell>
          <table:table-cell table:style-name="ce195" table:formula="of:=CONCATENATE(COM.MICROSOFT.FLOOR([.E81]/(150/(150+[.I81]+MIN([.D81];99)));1); &quot; (~&quot;; COM.MICROSOFT.CEILING((1-(150/(150+[.I81]+MIN([.D81];99))))*100;1); &quot;%)&quot;)" office:value-type="string" office:string-value="341 (~23%)" calcext:value-type="string">
            <text:p>341 (~23%)</text:p>
          </table:table-cell>
          <table:table-cell table:style-name="ce198"/>
          <table:table-cell table:style-name="ce62" table:content-validation-name="val6" office:value-type="float" office:value="97" calcext:value-type="float">
            <text:p>97</text:p>
          </table:table-cell>
          <table:table-cell table:style-name="ce199" office:value-type="string" calcext:value-type="string">
            <text:p>Hell Thrust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2" table:content-validation-name="val8" office:value-type="string" calcext:value-type="string">
            <text:p>Str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1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33" calcext:value-type="float">
            <text:p>33</text:p>
          </table:table-cell>
          <table:table-cell table:style-name="ce165" office:value-type="float" office:value="47" calcext:value-type="float">
            <text:p>47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80" calcext:value-type="float">
            <text:p>80</text:p>
          </table:table-cell>
          <table:table-cell table:style-name="ce164" office:value-type="string" calcext:value-type="string">
            <text:p>Nozuchi</text:p>
          </table:table-cell>
          <table:table-cell table:style-name="ce165" office:value-type="string" calcext:value-type="string">
            <text:p>Snake</text:p>
          </table:table-cell>
          <table:table-cell table:style-name="ce165" office:value-type="float" office:value="14" calcext:value-type="float">
            <text:p>14</text:p>
          </table:table-cell>
          <table:table-cell table:style-name="ce168" table:content-validation-name="val6" table:formula="of:=([.D82]+[.J82]/2)*6" office:value-type="float" office:value="144" calcext:value-type="float">
            <text:p>144</text:p>
          </table:table-cell>
          <table:table-cell table:style-name="ce171" table:content-validation-name="val6" table:formula="of:=([.D82]+[.I82]/2)*4" office:value-type="float" office:value="80" calcext:value-type="float">
            <text:p>80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16" calcext:value-type="float">
            <text:p>16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82:.L82])" office:value-type="float" office:value="92" calcext:value-type="float">
            <text:p>92</text:p>
          </table:table-cell>
          <table:table-cell table:style-name="ce192" table:formula="of:=CONCATENATE(COM.MICROSOFT.FLOOR([.E82]/(150/(150+[.J82]+MIN([.D82];99)));1); &quot; (~&quot;; COM.MICROSOFT.CEILING((1-(150/(150+[.J82]+MIN([.D82];99))))*100;1); &quot;%)&quot;)" office:value-type="string" office:string-value="176 (~19%)" calcext:value-type="string">
            <text:p>176 (~19%)</text:p>
          </table:table-cell>
          <table:table-cell table:style-name="ce195" table:formula="of:=CONCATENATE(COM.MICROSOFT.FLOOR([.E82]/(150/(150+[.I82]+MIN([.D82];99)));1); &quot; (~&quot;; COM.MICROSOFT.CEILING((1-(150/(150+[.I82]+MIN([.D82];99))))*100;1); &quot;%)&quot;)" office:value-type="string" office:string-value="168 (~15%)" calcext:value-type="string">
            <text:p>168 (~15%)</text:p>
          </table:table-cell>
          <table:table-cell table:style-name="ce198"/>
          <table:table-cell table:style-name="ce62" table:content-validation-name="val6" office:value-type="float" office:value="98" calcext:value-type="float">
            <text:p>98</text:p>
          </table:table-cell>
          <table:table-cell table:style-name="ce199" office:value-type="string" calcext:value-type="string">
            <text:p>Berserk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2" table:content-validation-name="val8" office:value-type="string" calcext:value-type="string">
            <text:p>Str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3% H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3" calcext:value-type="float">
            <text:p>3</text:p>
          </table:table-cell>
          <table:table-cell table:style-name="ce165" office:value-type="float" office:value="16" calcext:value-type="float">
            <text:p>16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81" calcext:value-type="float">
            <text:p>81</text:p>
          </table:table-cell>
          <table:table-cell table:style-name="ce164" office:value-type="string" calcext:value-type="string">
            <text:p>Cerberus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61" calcext:value-type="float">
            <text:p>61</text:p>
          </table:table-cell>
          <table:table-cell table:style-name="ce168" table:content-validation-name="val6" table:formula="of:=([.D83]+[.J83]/2)*6" office:value-type="float" office:value="456" calcext:value-type="float">
            <text:p>456</text:p>
          </table:table-cell>
          <table:table-cell table:style-name="ce171" table:content-validation-name="val6" table:formula="of:=([.D83]+[.I83]/2)*4" office:value-type="float" office:value="300" calcext:value-type="float">
            <text:p>300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36" calcext:value-type="float">
            <text:p>36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83:.L83])" office:value-type="float" office:value="198" calcext:value-type="float">
            <text:p>198</text:p>
          </table:table-cell>
          <table:table-cell table:style-name="ce192" table:formula="of:=CONCATENATE(COM.MICROSOFT.FLOOR([.E83]/(150/(150+[.J83]+MIN([.D83];99)));1); &quot; (~&quot;; COM.MICROSOFT.CEILING((1-(150/(150+[.J83]+MIN([.D83];99))))*100;1); &quot;%)&quot;)" office:value-type="string" office:string-value="732 (~38%)" calcext:value-type="string">
            <text:p>732 (~38%)</text:p>
          </table:table-cell>
          <table:table-cell table:style-name="ce195" table:formula="of:=CONCATENATE(COM.MICROSOFT.FLOOR([.E83]/(150/(150+[.I83]+MIN([.D83];99)));1); &quot; (~&quot;; COM.MICROSOFT.CEILING((1-(150/(150+[.I83]+MIN([.D83];99))))*100;1); &quot;%)&quot;)" office:value-type="string" office:string-value="726 (~38%)" calcext:value-type="string">
            <text:p>726 (~38%)</text:p>
          </table:table-cell>
          <table:table-cell table:style-name="ce198"/>
          <table:table-cell table:style-name="ce62" table:content-validation-name="val6" office:value-type="float" office:value="99" calcext:value-type="float">
            <text:p>99</text:p>
          </table:table-cell>
          <table:table-cell table:style-name="ce199" office:value-type="string" calcext:value-type="string">
            <text:p>Tempest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2" table:content-validation-name="val8" office:value-type="string" calcext:value-type="string">
            <text:p>Str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2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30" calcext:value-type="float">
            <text:p>30</text:p>
          </table:table-cell>
          <table:table-cell table:style-name="ce165" office:value-type="float" office:value="31" calcext:value-type="float">
            <text:p>3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82" calcext:value-type="float">
            <text:p>82</text:p>
          </table:table-cell>
          <table:table-cell table:style-name="ce164" office:value-type="string" calcext:value-type="string">
            <text:p>Orthrus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34" calcext:value-type="float">
            <text:p>34</text:p>
          </table:table-cell>
          <table:table-cell table:style-name="ce168" table:content-validation-name="val6" table:formula="of:=([.D84]+[.J84]/2)*6" office:value-type="float" office:value="282" calcext:value-type="float">
            <text:p>282</text:p>
          </table:table-cell>
          <table:table-cell table:style-name="ce171" table:content-validation-name="val6" table:formula="of:=([.D84]+[.I84]/2)*4" office:value-type="float" office:value="168" calcext:value-type="float">
            <text:p>168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25" calcext:value-type="float">
            <text:p>25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84:.L84])" office:value-type="float" office:value="133" calcext:value-type="float">
            <text:p>133</text:p>
          </table:table-cell>
          <table:table-cell table:style-name="ce192" table:formula="of:=CONCATENATE(COM.MICROSOFT.FLOOR([.E84]/(150/(150+[.J84]+MIN([.D84];99)));1); &quot; (~&quot;; COM.MICROSOFT.CEILING((1-(150/(150+[.J84]+MIN([.D84];99))))*100;1); &quot;%)&quot;)" office:value-type="string" office:string-value="394 (~29%)" calcext:value-type="string">
            <text:p>394 (~29%)</text:p>
          </table:table-cell>
          <table:table-cell table:style-name="ce195" table:formula="of:=CONCATENATE(COM.MICROSOFT.FLOOR([.E84]/(150/(150+[.I84]+MIN([.D84];99)));1); &quot; (~&quot;; COM.MICROSOFT.CEILING((1-(150/(150+[.I84]+MIN([.D84];99))))*100;1); &quot;%)&quot;)" office:value-type="string" office:string-value="376 (~25%)" calcext:value-type="string">
            <text:p>376 (~25%)</text:p>
          </table:table-cell>
          <table:table-cell table:style-name="ce198"/>
          <table:table-cell table:style-name="ce62" table:content-validation-name="val6" office:value-type="float" office:value="100" calcext:value-type="float">
            <text:p>100</text:p>
          </table:table-cell>
          <table:table-cell table:style-name="ce199" office:value-type="string" calcext:value-type="string">
            <text:p>Hades Blast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2" table:content-validation-name="val8" office:value-type="string" calcext:value-type="string">
            <text:p>Str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3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float" office:value="10" calcext:value-type="float">
            <text:p>10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83" calcext:value-type="float">
            <text:p>83</text:p>
          </table:table-cell>
          <table:table-cell table:style-name="ce164" office:value-type="string" calcext:value-type="string">
            <text:p>Suparna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54" calcext:value-type="float">
            <text:p>54</text:p>
          </table:table-cell>
          <table:table-cell table:style-name="ce168" table:content-validation-name="val6" table:formula="of:=([.D85]+[.J85]/2)*6" office:value-type="float" office:value="408" calcext:value-type="float">
            <text:p>408</text:p>
          </table:table-cell>
          <table:table-cell table:style-name="ce171" table:content-validation-name="val6" table:formula="of:=([.D85]+[.I85]/2)*4" office:value-type="float" office:value="292" calcext:value-type="float">
            <text:p>292</text:p>
          </table:table-cell>
          <table:table-cell table:style-name="ce174" office:value-type="float" office:value="26" calcext:value-type="float">
            <text:p>26</text:p>
          </table:table-cell>
          <table:table-cell table:style-name="ce177" office:value-type="float" office:value="35" calcext:value-type="float">
            <text:p>35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44" calcext:value-type="float">
            <text:p>44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85:.L85])" office:value-type="float" office:value="193" calcext:value-type="float">
            <text:p>193</text:p>
          </table:table-cell>
          <table:table-cell table:style-name="ce192" table:formula="of:=CONCATENATE(COM.MICROSOFT.FLOOR([.E85]/(150/(150+[.J85]+MIN([.D85];99)));1); &quot; (~&quot;; COM.MICROSOFT.CEILING((1-(150/(150+[.J85]+MIN([.D85];99))))*100;1); &quot;%)&quot;)" office:value-type="string" office:string-value="631 (~36%)" calcext:value-type="string">
            <text:p>631 (~36%)</text:p>
          </table:table-cell>
          <table:table-cell table:style-name="ce195" table:formula="of:=CONCATENATE(COM.MICROSOFT.FLOOR([.E85]/(150/(150+[.I85]+MIN([.D85];99)));1); &quot; (~&quot;; COM.MICROSOFT.CEILING((1-(150/(150+[.I85]+MIN([.D85];99))))*100;1); &quot;%)&quot;)" office:value-type="string" office:string-value="658 (~39%)" calcext:value-type="string">
            <text:p>658 (~39%)</text:p>
          </table:table-cell>
          <table:table-cell table:style-name="ce198"/>
          <table:table-cell table:style-name="ce62" table:content-validation-name="val6" office:value-type="float" office:value="101" calcext:value-type="float">
            <text:p>101</text:p>
          </table:table-cell>
          <table:table-cell table:style-name="ce199" office:value-type="string" calcext:value-type="string">
            <text:p>Heat Wav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2" table:content-validation-name="val8" office:value-type="string" calcext:value-type="string">
            <text:p>HP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16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7" calcext:value-type="float">
            <text:p>7</text:p>
          </table:table-cell>
          <table:table-cell table:style-name="ce165" office:value-type="float" office:value="19" calcext:value-type="float">
            <text:p>19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84" calcext:value-type="float">
            <text:p>84</text:p>
          </table:table-cell>
          <table:table-cell table:style-name="ce164" office:value-type="string" calcext:value-type="string">
            <text:p>Badb Catha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23" calcext:value-type="float">
            <text:p>23</text:p>
          </table:table-cell>
          <table:table-cell table:style-name="ce168" table:content-validation-name="val6" table:formula="of:=([.D86]+[.J86]/2)*6" office:value-type="float" office:value="186" calcext:value-type="float">
            <text:p>186</text:p>
          </table:table-cell>
          <table:table-cell table:style-name="ce171" table:content-validation-name="val6" table:formula="of:=([.D86]+[.I86]/2)*4" office:value-type="float" office:value="116" calcext:value-type="float">
            <text:p>116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16" calcext:value-type="float">
            <text:p>16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86:.L86])" office:value-type="float" office:value="102" calcext:value-type="float">
            <text:p>102</text:p>
          </table:table-cell>
          <table:table-cell table:style-name="ce192" table:formula="of:=CONCATENATE(COM.MICROSOFT.FLOOR([.E86]/(150/(150+[.J86]+MIN([.D86];99)));1); &quot; (~&quot;; COM.MICROSOFT.CEILING((1-(150/(150+[.J86]+MIN([.D86];99))))*100;1); &quot;%)&quot;)" office:value-type="string" office:string-value="234 (~21%)" calcext:value-type="string">
            <text:p>234 (~21%)</text:p>
          </table:table-cell>
          <table:table-cell table:style-name="ce195" table:formula="of:=CONCATENATE(COM.MICROSOFT.FLOOR([.E86]/(150/(150+[.I86]+MIN([.D86];99)));1); &quot; (~&quot;; COM.MICROSOFT.CEILING((1-(150/(150+[.I86]+MIN([.D86];99))))*100;1); &quot;%)&quot;)" office:value-type="string" office:string-value="229 (~19%)" calcext:value-type="string">
            <text:p>229 (~19%)</text:p>
          </table:table-cell>
          <table:table-cell table:style-name="ce198"/>
          <table:table-cell table:style-name="ce62" table:content-validation-name="val6" office:value-type="float" office:value="102" calcext:value-type="float">
            <text:p>102</text:p>
          </table:table-cell>
          <table:table-cell table:style-name="ce199" office:value-type="string" calcext:value-type="string">
            <text:p>Blight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2" table:content-validation-name="val8" office:value-type="string" calcext:value-type="string">
            <text:p>HP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36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62" office:value-type="float" office:value="36" calcext:value-type="float">
            <text:p>36</text:p>
          </table:table-cell>
          <table:table-cell table:style-name="ce62" office:value-type="float" office:value="9" calcext:value-type="float">
            <text:p>9</text:p>
          </table:table-cell>
          <table:table-cell table:style-name="ce165" office:value-type="float" office:value="22" calcext:value-type="float">
            <text:p>22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85" calcext:value-type="float">
            <text:p>85</text:p>
          </table:table-cell>
          <table:table-cell table:style-name="ce164" office:value-type="string" calcext:value-type="string">
            <text:p>Inugami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13" calcext:value-type="float">
            <text:p>13</text:p>
          </table:table-cell>
          <table:table-cell table:style-name="ce168" table:content-validation-name="val6" table:formula="of:=([.D87]+[.J87]/2)*6" office:value-type="float" office:value="132" calcext:value-type="float">
            <text:p>132</text:p>
          </table:table-cell>
          <table:table-cell table:style-name="ce171" table:content-validation-name="val6" table:formula="of:=([.D87]+[.I87]/2)*4" office:value-type="float" office:value="80" calcext:value-type="float">
            <text:p>80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17" calcext:value-type="float">
            <text:p>17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87:.L87])" office:value-type="float" office:value="91" calcext:value-type="float">
            <text:p>91</text:p>
          </table:table-cell>
          <table:table-cell table:style-name="ce192" table:formula="of:=CONCATENATE(COM.MICROSOFT.FLOOR([.E87]/(150/(150+[.J87]+MIN([.D87];99)));1); &quot; (~&quot;; COM.MICROSOFT.CEILING((1-(150/(150+[.J87]+MIN([.D87];99))))*100;1); &quot;%)&quot;)" office:value-type="string" office:string-value="159 (~18%)" calcext:value-type="string">
            <text:p>159 (~18%)</text:p>
          </table:table-cell>
          <table:table-cell table:style-name="ce195" table:formula="of:=CONCATENATE(COM.MICROSOFT.FLOOR([.E87]/(150/(150+[.I87]+MIN([.D87];99)));1); &quot; (~&quot;; COM.MICROSOFT.CEILING((1-(150/(150+[.I87]+MIN([.D87];99))))*100;1); &quot;%)&quot;)" office:value-type="string" office:string-value="155 (~16%)" calcext:value-type="string">
            <text:p>155 (~16%)</text:p>
          </table:table-cell>
          <table:table-cell table:style-name="ce198"/>
          <table:table-cell table:style-name="ce62" table:content-validation-name="val6" office:value-type="float" office:value="103" calcext:value-type="float">
            <text:p>103</text:p>
          </table:table-cell>
          <table:table-cell table:style-name="ce199" office:value-type="string" calcext:value-type="string">
            <text:p>Brutal Slash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2" table:content-validation-name="val8" office:value-type="string" calcext:value-type="string">
            <text:p>HP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3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26" calcext:value-type="float">
            <text:p>26</text:p>
          </table:table-cell>
          <table:table-cell table:style-name="ce165" office:value-type="float" office:value="50" calcext:value-type="float">
            <text:p>5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86" calcext:value-type="float">
            <text:p>86</text:p>
          </table:table-cell>
          <table:table-cell table:style-name="ce164" office:value-type="string" calcext:value-type="string">
            <text:p>Nekomata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18" calcext:value-type="float">
            <text:p>18</text:p>
          </table:table-cell>
          <table:table-cell table:style-name="ce168" table:content-validation-name="val6" table:formula="of:=([.D88]+[.J88]/2)*6" office:value-type="float" office:value="156" calcext:value-type="float">
            <text:p>156</text:p>
          </table:table-cell>
          <table:table-cell table:style-name="ce171" table:content-validation-name="val6" table:formula="of:=([.D88]+[.I88]/2)*4" office:value-type="float" office:value="120" calcext:value-type="float">
            <text:p>120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26" calcext:value-type="float">
            <text:p>26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88:.L88])" office:value-type="float" office:value="108" calcext:value-type="float">
            <text:p>108</text:p>
          </table:table-cell>
          <table:table-cell table:style-name="ce192" table:formula="of:=CONCATENATE(COM.MICROSOFT.FLOOR([.E88]/(150/(150+[.J88]+MIN([.D88];99)));1); &quot; (~&quot;; COM.MICROSOFT.CEILING((1-(150/(150+[.J88]+MIN([.D88];99))))*100;1); &quot;%)&quot;)" office:value-type="string" office:string-value="191 (~19%)" calcext:value-type="string">
            <text:p>191 (~19%)</text:p>
          </table:table-cell>
          <table:table-cell table:style-name="ce195" table:formula="of:=CONCATENATE(COM.MICROSOFT.FLOOR([.E88]/(150/(150+[.I88]+MIN([.D88];99)));1); &quot; (~&quot;; COM.MICROSOFT.CEILING((1-(150/(150+[.I88]+MIN([.D88];99))))*100;1); &quot;%)&quot;)" office:value-type="string" office:string-value="199 (~22%)" calcext:value-type="string">
            <text:p>199 (~22%)</text:p>
          </table:table-cell>
          <table:table-cell table:style-name="ce198"/>
          <table:table-cell table:style-name="ce62" table:content-validation-name="val6" office:value-type="float" office:value="104" calcext:value-type="float">
            <text:p>104</text:p>
          </table:table-cell>
          <table:table-cell table:style-name="ce199" office:value-type="string" calcext:value-type="string">
            <text:p>Hassohappa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2" table:content-validation-name="val8" office:value-type="string" calcext:value-type="string">
            <text:p>HP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3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11" calcext:value-type="float">
            <text:p>11</text:p>
          </table:table-cell>
          <table:table-cell table:style-name="ce165" office:value-type="float" office:value="47" calcext:value-type="float">
            <text:p>47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87" calcext:value-type="float">
            <text:p>87</text:p>
          </table:table-cell>
          <table:table-cell table:style-name="ce164" office:value-type="string" calcext:value-type="string">
            <text:p>Gogmagog</text:p>
          </table:table-cell>
          <table:table-cell table:style-name="ce165" office:value-type="string" calcext:value-type="string">
            <text:p>Jirae</text:p>
          </table:table-cell>
          <table:table-cell table:style-name="ce165" office:value-type="float" office:value="55" calcext:value-type="float">
            <text:p>55</text:p>
          </table:table-cell>
          <table:table-cell table:style-name="ce168" table:content-validation-name="val6" table:formula="of:=([.D89]+[.J89]/2)*6" office:value-type="float" office:value="456" calcext:value-type="float">
            <text:p>456</text:p>
          </table:table-cell>
          <table:table-cell table:style-name="ce171" table:content-validation-name="val6" table:formula="of:=([.D89]+[.I89]/2)*4" office:value-type="float" office:value="276" calcext:value-type="float">
            <text:p>276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31" calcext:value-type="float">
            <text:p>31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89:.L89])" office:value-type="float" office:value="187" calcext:value-type="float">
            <text:p>187</text:p>
          </table:table-cell>
          <table:table-cell table:style-name="ce192" table:formula="of:=CONCATENATE(COM.MICROSOFT.FLOOR([.E89]/(150/(150+[.J89]+MIN([.D89];99)));1); &quot; (~&quot;; COM.MICROSOFT.CEILING((1-(150/(150+[.J89]+MIN([.D89];99))))*100;1); &quot;%)&quot;)" office:value-type="string" office:string-value="750 (~40%)" calcext:value-type="string">
            <text:p>750 (~40%)</text:p>
          </table:table-cell>
          <table:table-cell table:style-name="ce195" table:formula="of:=CONCATENATE(COM.MICROSOFT.FLOOR([.E89]/(150/(150+[.I89]+MIN([.D89];99)));1); &quot; (~&quot;; COM.MICROSOFT.CEILING((1-(150/(150+[.I89]+MIN([.D89];99))))*100;1); &quot;%)&quot;)" office:value-type="string" office:string-value="708 (~36%)" calcext:value-type="string">
            <text:p>708 (~36%)</text:p>
          </table:table-cell>
          <table:table-cell table:style-name="ce198"/>
          <table:table-cell table:style-name="ce62" table:content-validation-name="val6" office:value-type="float" office:value="105" calcext:value-type="float">
            <text:p>105</text:p>
          </table:table-cell>
          <table:table-cell table:style-name="ce199" office:value-type="string" calcext:value-type="string">
            <text:p>Dark Sword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2" table:content-validation-name="val8" office:value-type="string" calcext:value-type="string">
            <text:p>HP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2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40" calcext:value-type="float">
            <text:p>40</text:p>
          </table:table-cell>
          <table:table-cell table:style-name="ce165" office:value-type="float" office:value="53" calcext:value-type="float">
            <text:p>53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88" calcext:value-type="float">
            <text:p>88</text:p>
          </table:table-cell>
          <table:table-cell table:style-name="ce164" office:value-type="string" calcext:value-type="string">
            <text:p>Titan</text:p>
          </table:table-cell>
          <table:table-cell table:style-name="ce165" office:value-type="string" calcext:value-type="string">
            <text:p>Jirae</text:p>
          </table:table-cell>
          <table:table-cell table:style-name="ce165" office:value-type="float" office:value="49" calcext:value-type="float">
            <text:p>49</text:p>
          </table:table-cell>
          <table:table-cell table:style-name="ce168" table:content-validation-name="val6" table:formula="of:=([.D90]+[.J90]/2)*6" office:value-type="float" office:value="396" calcext:value-type="float">
            <text:p>396</text:p>
          </table:table-cell>
          <table:table-cell table:style-name="ce171" table:content-validation-name="val6" table:formula="of:=([.D90]+[.I90]/2)*4" office:value-type="float" office:value="236" calcext:value-type="float">
            <text:p>236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24" calcext:value-type="float">
            <text:p>24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90:.L90])" office:value-type="float" office:value="162" calcext:value-type="float">
            <text:p>162</text:p>
          </table:table-cell>
          <table:table-cell table:style-name="ce192" table:formula="of:=CONCATENATE(COM.MICROSOFT.FLOOR([.E90]/(150/(150+[.J90]+MIN([.D90];99)));1); &quot; (~&quot;; COM.MICROSOFT.CEILING((1-(150/(150+[.J90]+MIN([.D90];99))))*100;1); &quot;%)&quot;)" office:value-type="string" office:string-value="615 (~36%)" calcext:value-type="string">
            <text:p>615 (~36%)</text:p>
          </table:table-cell>
          <table:table-cell table:style-name="ce195" table:formula="of:=CONCATENATE(COM.MICROSOFT.FLOOR([.E90]/(150/(150+[.I90]+MIN([.D90];99)));1); &quot; (~&quot;; COM.MICROSOFT.CEILING((1-(150/(150+[.I90]+MIN([.D90];99))))*100;1); &quot;%)&quot;)" office:value-type="string" office:string-value="578 (~32%)" calcext:value-type="string">
            <text:p>578 (~32%)</text:p>
          </table:table-cell>
          <table:table-cell table:style-name="ce198"/>
          <table:table-cell table:style-name="ce62" table:content-validation-name="val6" office:value-type="float" office:value="106" calcext:value-type="float">
            <text:p>106</text:p>
          </table:table-cell>
          <table:table-cell table:style-name="ce199" office:value-type="string" calcext:value-type="string">
            <text:p>Stasis Blad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2" table:content-validation-name="val8" office:value-type="string" calcext:value-type="string">
            <text:p>HP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string" calcext:value-type="string">
            <text:p>2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40" calcext:value-type="float">
            <text:p>40</text:p>
          </table:table-cell>
          <table:table-cell table:style-name="ce165" office:value-type="float" office:value="53" calcext:value-type="float">
            <text:p>53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89" calcext:value-type="float">
            <text:p>89</text:p>
          </table:table-cell>
          <table:table-cell table:style-name="ce164" office:value-type="string" calcext:value-type="string">
            <text:p>Sarutahiko</text:p>
          </table:table-cell>
          <table:table-cell table:style-name="ce165" office:value-type="string" calcext:value-type="string">
            <text:p>Jirae</text:p>
          </table:table-cell>
          <table:table-cell table:style-name="ce165" office:value-type="float" office:value="35" calcext:value-type="float">
            <text:p>35</text:p>
          </table:table-cell>
          <table:table-cell table:style-name="ce168" table:content-validation-name="val6" table:formula="of:=([.D91]+[.J91]/2)*6" office:value-type="float" office:value="312" calcext:value-type="float">
            <text:p>312</text:p>
          </table:table-cell>
          <table:table-cell table:style-name="ce171" table:content-validation-name="val6" table:formula="of:=([.D91]+[.I91]/2)*4" office:value-type="float" office:value="168" calcext:value-type="float">
            <text:p>168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17" calcext:value-type="float">
            <text:p>17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91:.L91])" office:value-type="float" office:value="127" calcext:value-type="float">
            <text:p>127</text:p>
          </table:table-cell>
          <table:table-cell table:style-name="ce192" table:formula="of:=CONCATENATE(COM.MICROSOFT.FLOOR([.E91]/(150/(150+[.J91]+MIN([.D91];99)));1); &quot; (~&quot;; COM.MICROSOFT.CEILING((1-(150/(150+[.J91]+MIN([.D91];99))))*100;1); &quot;%)&quot;)" office:value-type="string" office:string-value="455 (~32%)" calcext:value-type="string">
            <text:p>455 (~32%)</text:p>
          </table:table-cell>
          <table:table-cell table:style-name="ce195" table:formula="of:=CONCATENATE(COM.MICROSOFT.FLOOR([.E91]/(150/(150+[.I91]+MIN([.D91];99)));1); &quot; (~&quot;; COM.MICROSOFT.CEILING((1-(150/(150+[.I91]+MIN([.D91];99))))*100;1); &quot;%)&quot;)" office:value-type="string" office:string-value="413 (~25%)" calcext:value-type="string">
            <text:p>413 (~25%)</text:p>
          </table:table-cell>
          <table:table-cell table:style-name="ce198"/>
          <table:table-cell table:style-name="ce62" table:content-validation-name="val6" office:value-type="float" office:value="107" calcext:value-type="float">
            <text:p>107</text:p>
          </table:table-cell>
          <table:table-cell table:style-name="ce199" office:value-type="string" calcext:value-type="string">
            <text:p>Mighty Gust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2" table:content-validation-name="val8" office:value-type="string" calcext:value-type="string">
            <text:p>HP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4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26" calcext:value-type="float">
            <text:p>26</text:p>
          </table:table-cell>
          <table:table-cell table:style-name="ce165" office:value-type="float" office:value="53" calcext:value-type="float">
            <text:p>53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90" calcext:value-type="float">
            <text:p>90</text:p>
          </table:table-cell>
          <table:table-cell table:style-name="ce164" office:value-type="string" calcext:value-type="string">
            <text:p>Sudama</text:p>
          </table:table-cell>
          <table:table-cell table:style-name="ce165" office:value-type="string" calcext:value-type="string">
            <text:p>Jirae</text:p>
          </table:table-cell>
          <table:table-cell table:style-name="ce165" office:value-type="float" office:value="13" calcext:value-type="float">
            <text:p>13</text:p>
          </table:table-cell>
          <table:table-cell table:style-name="ce168" table:content-validation-name="val6" table:formula="of:=([.D92]+[.J92]/2)*6" office:value-type="float" office:value="96" calcext:value-type="float">
            <text:p>96</text:p>
          </table:table-cell>
          <table:table-cell table:style-name="ce171" table:content-validation-name="val6" table:formula="of:=([.D92]+[.I92]/2)*4" office:value-type="float" office:value="80" calcext:value-type="float">
            <text:p>80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13" calcext:value-type="float">
            <text:p>13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6" calcext:value-type="float">
            <text:p>6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92:.L92])" office:value-type="float" office:value="79" calcext:value-type="float">
            <text:p>79</text:p>
          </table:table-cell>
          <table:table-cell table:style-name="ce192" table:formula="of:=CONCATENATE(COM.MICROSOFT.FLOOR([.E92]/(150/(150+[.J92]+MIN([.D92];99)));1); &quot; (~&quot;; COM.MICROSOFT.CEILING((1-(150/(150+[.J92]+MIN([.D92];99))))*100;1); &quot;%)&quot;)" office:value-type="string" office:string-value="108 (~12%)" calcext:value-type="string">
            <text:p>108 (~12%)</text:p>
          </table:table-cell>
          <table:table-cell table:style-name="ce195" table:formula="of:=CONCATENATE(COM.MICROSOFT.FLOOR([.E92]/(150/(150+[.I92]+MIN([.D92];99)));1); &quot; (~&quot;; COM.MICROSOFT.CEILING((1-(150/(150+[.I92]+MIN([.D92];99))))*100;1); &quot;%)&quot;)" office:value-type="string" office:string-value="113 (~16%)" calcext:value-type="string">
            <text:p>113 (~16%)</text:p>
          </table:table-cell>
          <table:table-cell table:style-name="ce198"/>
          <table:table-cell table:style-name="ce62" table:content-validation-name="val6" office:value-type="float" office:value="108" calcext:value-type="float">
            <text:p>108</text:p>
          </table:table-cell>
          <table:table-cell table:style-name="ce199" office:value-type="string" calcext:value-type="string">
            <text:p>Deathbound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2" table:content-validation-name="val8" office:value-type="string" calcext:value-type="string">
            <text:p>HP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25% H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62" office:value-type="float" office:value="5" calcext:value-type="float">
            <text:p>5</text:p>
          </table:table-cell>
          <table:table-cell table:style-name="ce165" office:value-type="float" office:value="38" calcext:value-type="float">
            <text:p>38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91" calcext:value-type="float">
            <text:p>91</text:p>
          </table:table-cell>
          <table:table-cell table:style-name="ce164" office:value-type="string" calcext:value-type="string">
            <text:p>Hua Po</text:p>
          </table:table-cell>
          <table:table-cell table:style-name="ce165" office:value-type="string" calcext:value-type="string">
            <text:p>Jirae</text:p>
          </table:table-cell>
          <table:table-cell table:style-name="ce165" office:value-type="float" office:value="5" calcext:value-type="float">
            <text:p>5</text:p>
          </table:table-cell>
          <table:table-cell table:style-name="ce168" table:content-validation-name="val6" table:formula="of:=([.D93]+[.J93]/2)*6" office:value-type="float" office:value="60" calcext:value-type="float">
            <text:p>60</text:p>
          </table:table-cell>
          <table:table-cell table:style-name="ce171" table:content-validation-name="val6" table:formula="of:=([.D93]+[.I93]/2)*4" office:value-type="float" office:value="40" calcext:value-type="float">
            <text:p>40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9" calcext:value-type="float">
            <text:p>9</text:p>
          </table:table-cell>
          <table:table-cell table:style-name="ce180" office:value-type="float" office:value="10" calcext:value-type="float">
            <text:p>10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93:.L93])" office:value-type="float" office:value="59" calcext:value-type="float">
            <text:p>59</text:p>
          </table:table-cell>
          <table:table-cell table:style-name="ce192" table:formula="of:=CONCATENATE(COM.MICROSOFT.FLOOR([.E93]/(150/(150+[.J93]+MIN([.D93];99)));1); &quot; (~&quot;; COM.MICROSOFT.CEILING((1-(150/(150+[.J93]+MIN([.D93];99))))*100;1); &quot;%)&quot;)" office:value-type="string" office:string-value="66 (~10%)" calcext:value-type="string">
            <text:p>66 (~10%)</text:p>
          </table:table-cell>
          <table:table-cell table:style-name="ce195" table:formula="of:=CONCATENATE(COM.MICROSOFT.FLOOR([.E93]/(150/(150+[.I93]+MIN([.D93];99)));1); &quot; (~&quot;; COM.MICROSOFT.CEILING((1-(150/(150+[.I93]+MIN([.D93];99))))*100;1); &quot;%)&quot;)" office:value-type="string" office:string-value="66 (~10%)" calcext:value-type="string">
            <text:p>66 (~10%)</text:p>
          </table:table-cell>
          <table:table-cell table:style-name="ce198"/>
          <table:table-cell table:style-name="ce62" table:content-validation-name="val6" office:value-type="float" office:value="109" calcext:value-type="float">
            <text:p>109</text:p>
          </table:table-cell>
          <table:table-cell table:style-name="ce199" office:value-type="string" calcext:value-type="string">
            <text:p>Guillotin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2" table:content-validation-name="val8" office:value-type="string" calcext:value-type="string">
            <text:p>HP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7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33" calcext:value-type="float">
            <text:p>33</text:p>
          </table:table-cell>
          <table:table-cell table:style-name="ce165" office:value-type="float" office:value="47" calcext:value-type="float">
            <text:p>47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92" calcext:value-type="float">
            <text:p>92</text:p>
          </table:table-cell>
          <table:table-cell table:style-name="ce164" office:value-type="string" calcext:value-type="string">
            <text:p>Kodama</text:p>
          </table:table-cell>
          <table:table-cell table:style-name="ce165" office:value-type="string" calcext:value-type="string">
            <text:p>Jirae</text:p>
          </table:table-cell>
          <table:table-cell table:style-name="ce165" office:value-type="float" office:value="3" calcext:value-type="float">
            <text:p>3</text:p>
          </table:table-cell>
          <table:table-cell table:style-name="ce168" table:content-validation-name="val6" table:formula="of:=([.D94]+[.J94]/2)*6" office:value-type="float" office:value="42" calcext:value-type="float">
            <text:p>42</text:p>
          </table:table-cell>
          <table:table-cell table:style-name="ce171" table:content-validation-name="val6" table:formula="of:=([.D94]+[.I94]/2)*4" office:value-type="float" office:value="28" calcext:value-type="float">
            <text:p>28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6" calcext:value-type="float">
            <text:p>6</text:p>
          </table:table-cell>
          <table:table-cell table:style-name="ce180" office:value-type="float" office:value="8" calcext:value-type="float">
            <text:p>8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94:.L94])" office:value-type="float" office:value="52" calcext:value-type="float">
            <text:p>52</text:p>
          </table:table-cell>
          <table:table-cell table:style-name="ce192" table:formula="of:=CONCATENATE(COM.MICROSOFT.FLOOR([.E94]/(150/(150+[.J94]+MIN([.D94];99)));1); &quot; (~&quot;; COM.MICROSOFT.CEILING((1-(150/(150+[.J94]+MIN([.D94];99))))*100;1); &quot;%)&quot;)" office:value-type="string" office:string-value="45 (~7%)" calcext:value-type="string">
            <text:p>45 (~7%)</text:p>
          </table:table-cell>
          <table:table-cell table:style-name="ce195" table:formula="of:=CONCATENATE(COM.MICROSOFT.FLOOR([.E94]/(150/(150+[.I94]+MIN([.D94];99)));1); &quot; (~&quot;; COM.MICROSOFT.CEILING((1-(150/(150+[.I94]+MIN([.D94];99))))*100;1); &quot;%)&quot;)" office:value-type="string" office:string-value="45 (~7%)" calcext:value-type="string">
            <text:p>45 (~7%)</text:p>
          </table:table-cell>
          <table:table-cell table:style-name="ce198"/>
          <table:table-cell table:style-name="ce62" table:content-validation-name="val6" office:value-type="float" office:value="110" calcext:value-type="float">
            <text:p>110</text:p>
          </table:table-cell>
          <table:table-cell table:style-name="ce199" office:value-type="string" calcext:value-type="string">
            <text:p>Chaos Blad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2" table:content-validation-name="val8" office:value-type="string" calcext:value-type="string">
            <text:p>HP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32% H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5" calcext:value-type="float">
            <text:p>5</text:p>
          </table:table-cell>
          <table:table-cell table:style-name="ce165" office:value-type="float" office:value="22" calcext:value-type="float">
            <text:p>22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93" calcext:value-type="float">
            <text:p>93</text:p>
          </table:table-cell>
          <table:table-cell table:style-name="ce164" office:value-type="string" calcext:value-type="string">
            <text:p>Shiki-Ouji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54" calcext:value-type="float">
            <text:p>54</text:p>
          </table:table-cell>
          <table:table-cell table:style-name="ce168" table:content-validation-name="val6" table:formula="of:=([.D95]+[.J95]/2)*6" office:value-type="float" office:value="420" calcext:value-type="float">
            <text:p>420</text:p>
          </table:table-cell>
          <table:table-cell table:style-name="ce171" table:content-validation-name="val6" table:formula="of:=([.D95]+[.I95]/2)*4" office:value-type="float" office:value="312" calcext:value-type="float">
            <text:p>312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43" calcext:value-type="float">
            <text:p>43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95:.L95])" office:value-type="float" office:value="191" calcext:value-type="float">
            <text:p>191</text:p>
          </table:table-cell>
          <table:table-cell table:style-name="ce192" table:formula="of:=CONCATENATE(COM.MICROSOFT.FLOOR([.E95]/(150/(150+[.J95]+MIN([.D95];99)));1); &quot; (~&quot;; COM.MICROSOFT.CEILING((1-(150/(150+[.J95]+MIN([.D95];99))))*100;1); &quot;%)&quot;)" office:value-type="string" office:string-value="660 (~37%)" calcext:value-type="string">
            <text:p>660 (~37%)</text:p>
          </table:table-cell>
          <table:table-cell table:style-name="ce195" table:formula="of:=CONCATENATE(COM.MICROSOFT.FLOOR([.E95]/(150/(150+[.I95]+MIN([.D95];99)));1); &quot; (~&quot;; COM.MICROSOFT.CEILING((1-(150/(150+[.I95]+MIN([.D95];99))))*100;1); &quot;%)&quot;)" office:value-type="string" office:string-value="705 (~41%)" calcext:value-type="string">
            <text:p>705 (~41%)</text:p>
          </table:table-cell>
          <table:table-cell table:style-name="ce198"/>
          <table:table-cell table:style-name="ce62" table:content-validation-name="val6" office:value-type="float" office:value="111" calcext:value-type="float">
            <text:p>111</text:p>
          </table:table-cell>
          <table:table-cell table:style-name="ce199" office:value-type="string" calcext:value-type="string">
            <text:p>Needle Rush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2" table:content-validation-name="val8" office:value-type="string" calcext:value-type="string">
            <text:p>Str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10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24" calcext:value-type="float">
            <text:p>24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94" calcext:value-type="float">
            <text:p>94</text:p>
          </table:table-cell>
          <table:table-cell table:style-name="ce164" office:value-type="string" calcext:value-type="string">
            <text:p>Oni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25" calcext:value-type="float">
            <text:p>25</text:p>
          </table:table-cell>
          <table:table-cell table:style-name="ce168" table:content-validation-name="val6" table:formula="of:=([.D96]+[.J96]/2)*6" office:value-type="float" office:value="222" calcext:value-type="float">
            <text:p>222</text:p>
          </table:table-cell>
          <table:table-cell table:style-name="ce171" table:content-validation-name="val6" table:formula="of:=([.D96]+[.I96]/2)*4" office:value-type="float" office:value="128" calcext:value-type="float">
            <text:p>128</text:p>
          </table:table-cell>
          <table:table-cell table:style-name="ce174" office:value-type="float" office:value="26" calcext:value-type="float">
            <text:p>26</text:p>
          </table:table-cell>
          <table:table-cell table:style-name="ce177" office:value-type="float" office:value="13" calcext:value-type="float">
            <text:p>13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24" calcext:value-type="float">
            <text:p>24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96:.L96])" office:value-type="float" office:value="103" calcext:value-type="float">
            <text:p>103</text:p>
          </table:table-cell>
          <table:table-cell table:style-name="ce192" table:formula="of:=CONCATENATE(COM.MICROSOFT.FLOOR([.E96]/(150/(150+[.J96]+MIN([.D96];99)));1); &quot; (~&quot;; COM.MICROSOFT.CEILING((1-(150/(150+[.J96]+MIN([.D96];99))))*100;1); &quot;%)&quot;)" office:value-type="string" office:string-value="294 (~25%)" calcext:value-type="string">
            <text:p>294 (~25%)</text:p>
          </table:table-cell>
          <table:table-cell table:style-name="ce195" table:formula="of:=CONCATENATE(COM.MICROSOFT.FLOOR([.E96]/(150/(150+[.I96]+MIN([.D96];99)));1); &quot; (~&quot;; COM.MICROSOFT.CEILING((1-(150/(150+[.I96]+MIN([.D96];99))))*100;1); &quot;%)&quot;)" office:value-type="string" office:string-value="279 (~21%)" calcext:value-type="string">
            <text:p>279 (~21%)</text:p>
          </table:table-cell>
          <table:table-cell table:style-name="ce198"/>
          <table:table-cell table:style-name="ce62" table:content-validation-name="val6" office:value-type="float" office:value="112" calcext:value-type="float">
            <text:p>112</text:p>
          </table:table-cell>
          <table:table-cell table:style-name="ce199" office:value-type="string" calcext:value-type="string">
            <text:p>Stun Needl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2" table:content-validation-name="val8" office:value-type="string" calcext:value-type="string">
            <text:p>Str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7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24" calcext:value-type="float">
            <text:p>24</text:p>
          </table:table-cell>
          <table:table-cell table:style-name="ce165" office:value-type="float" office:value="31" calcext:value-type="float">
            <text:p>3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95" calcext:value-type="float">
            <text:p>95</text:p>
          </table:table-cell>
          <table:table-cell table:style-name="ce164" office:value-type="string" calcext:value-type="string">
            <text:p>Yomotsu-Ikusa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44" calcext:value-type="float">
            <text:p>44</text:p>
          </table:table-cell>
          <table:table-cell table:style-name="ce168" table:content-validation-name="val6" table:formula="of:=([.D97]+[.J97]/2)*6" office:value-type="float" office:value="342" calcext:value-type="float">
            <text:p>342</text:p>
          </table:table-cell>
          <table:table-cell table:style-name="ce171" table:content-validation-name="val6" table:formula="of:=([.D97]+[.I97]/2)*4" office:value-type="float" office:value="236" calcext:value-type="float">
            <text:p>236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34" calcext:value-type="float">
            <text:p>34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97:.L97])" office:value-type="float" office:value="162" calcext:value-type="float">
            <text:p>162</text:p>
          </table:table-cell>
          <table:table-cell table:style-name="ce192" table:formula="of:=CONCATENATE(COM.MICROSOFT.FLOOR([.E97]/(150/(150+[.J97]+MIN([.D97];99)));1); &quot; (~&quot;; COM.MICROSOFT.CEILING((1-(150/(150+[.J97]+MIN([.D97];99))))*100;1); &quot;%)&quot;)" office:value-type="string" office:string-value="501 (~32%)" calcext:value-type="string">
            <text:p>501 (~32%)</text:p>
          </table:table-cell>
          <table:table-cell table:style-name="ce195" table:formula="of:=CONCATENATE(COM.MICROSOFT.FLOOR([.E97]/(150/(150+[.I97]+MIN([.D97];99)));1); &quot; (~&quot;; COM.MICROSOFT.CEILING((1-(150/(150+[.I97]+MIN([.D97];99))))*100;1); &quot;%)&quot;)" office:value-type="string" office:string-value="510 (~34%)" calcext:value-type="string">
            <text:p>510 (~34%)</text:p>
          </table:table-cell>
          <table:table-cell table:style-name="ce198"/>
          <table:table-cell table:style-name="ce62" table:content-validation-name="val6" office:value-type="float" office:value="113" calcext:value-type="float">
            <text:p>113</text:p>
          </table:table-cell>
          <table:table-cell table:style-name="ce199" office:value-type="string" calcext:value-type="string">
            <text:p>Toxic Sting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2" table:content-validation-name="val8" office:value-type="string" calcext:value-type="string">
            <text:p>Str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7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24" calcext:value-type="float">
            <text:p>24</text:p>
          </table:table-cell>
          <table:table-cell table:style-name="ce165" office:value-type="float" office:value="31" calcext:value-type="float">
            <text:p>3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96" calcext:value-type="float">
            <text:p>96</text:p>
          </table:table-cell>
          <table:table-cell table:style-name="ce164" office:value-type="string" calcext:value-type="string">
            <text:p>Momunofu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20" calcext:value-type="float">
            <text:p>20</text:p>
          </table:table-cell>
          <table:table-cell table:style-name="ce168" table:content-validation-name="val6" table:formula="of:=([.D98]+[.J98]/2)*6" office:value-type="float" office:value="180" calcext:value-type="float">
            <text:p>180</text:p>
          </table:table-cell>
          <table:table-cell table:style-name="ce171" table:content-validation-name="val6" table:formula="of:=([.D98]+[.I98]/2)*4" office:value-type="float" office:value="104" calcext:value-type="float">
            <text:p>104</text:p>
          </table:table-cell>
          <table:table-cell table:style-name="ce174" office:value-type="float" office:value="26" calcext:value-type="float">
            <text:p>26</text:p>
          </table:table-cell>
          <table:table-cell table:style-name="ce177" office:value-type="float" office:value="11" calcext:value-type="float">
            <text:p>11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98:.L98])" office:value-type="float" office:value="99" calcext:value-type="float">
            <text:p>99</text:p>
          </table:table-cell>
          <table:table-cell table:style-name="ce192" table:formula="of:=CONCATENATE(COM.MICROSOFT.FLOOR([.E98]/(150/(150+[.J98]+MIN([.D98];99)));1); &quot; (~&quot;; COM.MICROSOFT.CEILING((1-(150/(150+[.J98]+MIN([.D98];99))))*100;1); &quot;%)&quot;)" office:value-type="string" office:string-value="228 (~22%)" calcext:value-type="string">
            <text:p>228 (~22%)</text:p>
          </table:table-cell>
          <table:table-cell table:style-name="ce195" table:formula="of:=CONCATENATE(COM.MICROSOFT.FLOOR([.E98]/(150/(150+[.I98]+MIN([.D98];99)));1); &quot; (~&quot;; COM.MICROSOFT.CEILING((1-(150/(150+[.I98]+MIN([.D98];99))))*100;1); &quot;%)&quot;)" office:value-type="string" office:string-value="218 (~18%)" calcext:value-type="string">
            <text:p>218 (~18%)</text:p>
          </table:table-cell>
          <table:table-cell table:style-name="ce198"/>
          <table:table-cell table:style-name="ce62" table:content-validation-name="val6" office:value-type="float" office:value="114" calcext:value-type="float">
            <text:p>114</text:p>
          </table:table-cell>
          <table:table-cell table:style-name="ce199" office:value-type="string" calcext:value-type="string">
            <text:p>Arid Needl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2" table:content-validation-name="val8" office:value-type="string" calcext:value-type="string">
            <text:p>Str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26" calcext:value-type="float">
            <text:p>26</text:p>
          </table:table-cell>
          <table:table-cell table:style-name="ce165" office:value-type="float" office:value="31" calcext:value-type="float">
            <text:p>3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97" calcext:value-type="float">
            <text:p>97</text:p>
          </table:table-cell>
          <table:table-cell table:style-name="ce164" office:value-type="string" calcext:value-type="string">
            <text:p>Shikigami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4" calcext:value-type="float">
            <text:p>4</text:p>
          </table:table-cell>
          <table:table-cell table:style-name="ce168" table:content-validation-name="val6" table:formula="of:=([.D99]+[.J99]/2)*6" office:value-type="float" office:value="48" calcext:value-type="float">
            <text:p>48</text:p>
          </table:table-cell>
          <table:table-cell table:style-name="ce171" table:content-validation-name="val6" table:formula="of:=([.D99]+[.I99]/2)*4" office:value-type="float" office:value="36" calcext:value-type="float">
            <text:p>36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8" calcext:value-type="float">
            <text:p>8</text:p>
          </table:table-cell>
          <table:table-cell table:style-name="ce180" office:value-type="float" office:value="10" calcext:value-type="float">
            <text:p>10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99:.L99])" office:value-type="float" office:value="56" calcext:value-type="float">
            <text:p>56</text:p>
          </table:table-cell>
          <table:table-cell table:style-name="ce192" table:formula="of:=CONCATENATE(COM.MICROSOFT.FLOOR([.E99]/(150/(150+[.J99]+MIN([.D99];99)));1); &quot; (~&quot;; COM.MICROSOFT.CEILING((1-(150/(150+[.J99]+MIN([.D99];99))))*100;1); &quot;%)&quot;)" office:value-type="string" office:string-value="51 (~8%)" calcext:value-type="string">
            <text:p>51 (~8%)</text:p>
          </table:table-cell>
          <table:table-cell table:style-name="ce195" table:formula="of:=CONCATENATE(COM.MICROSOFT.FLOOR([.E99]/(150/(150+[.I99]+MIN([.D99];99)));1); &quot; (~&quot;; COM.MICROSOFT.CEILING((1-(150/(150+[.I99]+MIN([.D99];99))))*100;1); &quot;%)&quot;)" office:value-type="string" office:string-value="52 (~9%)" calcext:value-type="string">
            <text:p>52 (~9%)</text:p>
          </table:table-cell>
          <table:table-cell table:style-name="ce198"/>
          <table:table-cell table:style-name="ce62" table:content-validation-name="val6" office:value-type="float" office:value="115" calcext:value-type="float">
            <text:p>115</text:p>
          </table:table-cell>
          <table:table-cell table:style-name="ce199" office:value-type="string" calcext:value-type="string">
            <text:p>Sacrifice</text:p>
          </table:table-cell>
          <table:table-cell table:style-name="ce201" table:content-validation-name="val7" office:value-type="string" calcext:value-type="string">
            <text:p>Self-Destruct</text:p>
          </table:table-cell>
          <table:table-cell table:style-name="ce62" table:content-validation-name="val8" office:value-type="string" calcext:value-type="string">
            <text:p>Str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0" calcext:value-type="float">
            <text:p>0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10" calcext:value-type="float">
            <text:p>10</text:p>
          </table:table-cell>
          <table:table-cell table:style-name="ce165" office:value-type="float" office:value="56" calcext:value-type="float">
            <text:p>56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98" calcext:value-type="float">
            <text:p>98</text:p>
          </table:table-cell>
          <table:table-cell table:style-name="ce164" office:value-type="string" calcext:value-type="string">
            <text:p>Rangda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72" calcext:value-type="float">
            <text:p>72</text:p>
          </table:table-cell>
          <table:table-cell table:style-name="ce168" table:content-validation-name="val6" table:formula="of:=([.D100]+[.J100]/2)*6" office:value-type="float" office:value="552" calcext:value-type="float">
            <text:p>552</text:p>
          </table:table-cell>
          <table:table-cell table:style-name="ce171" table:content-validation-name="val6" table:formula="of:=([.D100]+[.I100]/2)*4" office:value-type="float" office:value="384" calcext:value-type="float">
            <text:p>384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43" calcext:value-type="float">
            <text:p>43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00:.L100])" office:value-type="float" office:value="227" calcext:value-type="float">
            <text:p>227</text:p>
          </table:table-cell>
          <table:table-cell table:style-name="ce192" table:formula="of:=CONCATENATE(COM.MICROSOFT.FLOOR([.E100]/(150/(150+[.J100]+MIN([.D100];99)));1); &quot; (~&quot;; COM.MICROSOFT.CEILING((1-(150/(150+[.J100]+MIN([.D100];99))))*100;1); &quot;%)&quot;)" office:value-type="string" office:string-value="964 (~43%)" calcext:value-type="string">
            <text:p>964 (~43%)</text:p>
          </table:table-cell>
          <table:table-cell table:style-name="ce195" table:formula="of:=CONCATENATE(COM.MICROSOFT.FLOOR([.E100]/(150/(150+[.I100]+MIN([.D100];99)));1); &quot; (~&quot;; COM.MICROSOFT.CEILING((1-(150/(150+[.I100]+MIN([.D100];99))))*100;1); &quot;%)&quot;)" office:value-type="string" office:string-value="993 (~45%)" calcext:value-type="string">
            <text:p>993 (~45%)</text:p>
          </table:table-cell>
          <table:table-cell table:style-name="ce198"/>
          <table:table-cell table:style-name="ce62" table:content-validation-name="val6" office:value-type="float" office:value="116" calcext:value-type="float">
            <text:p>116</text:p>
          </table:table-cell>
          <table:table-cell table:style-name="ce199" office:value-type="string" calcext:value-type="string">
            <text:p>Kamikaze</text:p>
          </table:table-cell>
          <table:table-cell table:style-name="ce201" table:content-validation-name="val7" office:value-type="string" calcext:value-type="string">
            <text:p>Self-Destruct</text:p>
          </table:table-cell>
          <table:table-cell table:style-name="ce62" table:content-validation-name="val8" office:value-type="string" calcext:value-type="string">
            <text:p>Str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10" calcext:value-type="float">
            <text:p>10</text:p>
          </table:table-cell>
          <table:table-cell table:style-name="ce165" office:value-type="float" office:value="78" calcext:value-type="float">
            <text:p>78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99" calcext:value-type="float">
            <text:p>99</text:p>
          </table:table-cell>
          <table:table-cell table:style-name="ce164" office:value-type="string" calcext:value-type="string">
            <text:p>Dakini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table:formula="of:=([.D101]+[.J101]/2)*6" office:value-type="float" office:value="414" calcext:value-type="float">
            <text:p>414</text:p>
          </table:table-cell>
          <table:table-cell table:style-name="ce171" table:content-validation-name="val6" table:formula="of:=([.D101]+[.I101]/2)*4" office:value-type="float" office:value="252" calcext:value-type="float">
            <text:p>252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26" calcext:value-type="float">
            <text:p>26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01:.L101])" office:value-type="float" office:value="170" calcext:value-type="float">
            <text:p>170</text:p>
          </table:table-cell>
          <table:table-cell table:style-name="ce192" table:formula="of:=CONCATENATE(COM.MICROSOFT.FLOOR([.E101]/(150/(150+[.J101]+MIN([.D101];99)));1); &quot; (~&quot;; COM.MICROSOFT.CEILING((1-(150/(150+[.J101]+MIN([.D101];99))))*100;1); &quot;%)&quot;)" office:value-type="string" office:string-value="651 (~37%)" calcext:value-type="string">
            <text:p>651 (~37%)</text:p>
          </table:table-cell>
          <table:table-cell table:style-name="ce195" table:formula="of:=CONCATENATE(COM.MICROSOFT.FLOOR([.E101]/(150/(150+[.I101]+MIN([.D101];99)));1); &quot; (~&quot;; COM.MICROSOFT.CEILING((1-(150/(150+[.I101]+MIN([.D101];99))))*100;1); &quot;%)&quot;)" office:value-type="string" office:string-value="618 (~34%)" calcext:value-type="string">
            <text:p>618 (~34%)</text:p>
          </table:table-cell>
          <table:table-cell table:style-name="ce198"/>
          <table:table-cell table:style-name="ce62" table:content-validation-name="val6" office:value-type="float" office:value="117" calcext:value-type="float">
            <text:p>117</text:p>
          </table:table-cell>
          <table:table-cell table:style-name="ce199" office:value-type="string" calcext:value-type="string">
            <text:p>Feral Bit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2" table:content-validation-name="val8" office:value-type="string" calcext:value-type="string">
            <text:p>Str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1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24" calcext:value-type="float">
            <text:p>24</text:p>
          </table:table-cell>
          <table:table-cell table:style-name="ce165" office:value-type="float" office:value="44" calcext:value-type="float">
            <text:p>44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00" calcext:value-type="float">
            <text:p>100</text:p>
          </table:table-cell>
          <table:table-cell table:style-name="ce164" office:value-type="string" calcext:value-type="string">
            <text:p>Yaksini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43" calcext:value-type="float">
            <text:p>43</text:p>
          </table:table-cell>
          <table:table-cell table:style-name="ce168" table:content-validation-name="val6" table:formula="of:=([.D102]+[.J102]/2)*6" office:value-type="float" office:value="348" calcext:value-type="float">
            <text:p>348</text:p>
          </table:table-cell>
          <table:table-cell table:style-name="ce171" table:content-validation-name="val6" table:formula="of:=([.D102]+[.I102]/2)*4" office:value-type="float" office:value="216" calcext:value-type="float">
            <text:p>216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23" calcext:value-type="float">
            <text:p>23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102:.L102])" office:value-type="float" office:value="149" calcext:value-type="float">
            <text:p>149</text:p>
          </table:table-cell>
          <table:table-cell table:style-name="ce192" table:formula="of:=CONCATENATE(COM.MICROSOFT.FLOOR([.E102]/(150/(150+[.J102]+MIN([.D102];99)));1); &quot; (~&quot;; COM.MICROSOFT.CEILING((1-(150/(150+[.J102]+MIN([.D102];99))))*100;1); &quot;%)&quot;)" office:value-type="string" office:string-value="517 (~33%)" calcext:value-type="string">
            <text:p>517 (~33%)</text:p>
          </table:table-cell>
          <table:table-cell table:style-name="ce195" table:formula="of:=CONCATENATE(COM.MICROSOFT.FLOOR([.E102]/(150/(150+[.I102]+MIN([.D102];99)));1); &quot; (~&quot;; COM.MICROSOFT.CEILING((1-(150/(150+[.I102]+MIN([.D102];99))))*100;1); &quot;%)&quot;)" office:value-type="string" office:string-value="498 (~31%)" calcext:value-type="string">
            <text:p>498 (~31%)</text:p>
          </table:table-cell>
          <table:table-cell table:style-name="ce198"/>
          <table:table-cell table:style-name="ce62" table:content-validation-name="val6" office:value-type="float" office:value="118" calcext:value-type="float">
            <text:p>118</text:p>
          </table:table-cell>
          <table:table-cell table:style-name="ce199" office:value-type="string" calcext:value-type="string">
            <text:p>Venom Bit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2" table:content-validation-name="val8" office:value-type="string" calcext:value-type="string">
            <text:p>Str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18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24" calcext:value-type="float">
            <text:p>24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01" calcext:value-type="float">
            <text:p>101</text:p>
          </table:table-cell>
          <table:table-cell table:style-name="ce164" office:value-type="string" calcext:value-type="string">
            <text:p>Yomotsu-Shikome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32" calcext:value-type="float">
            <text:p>32</text:p>
          </table:table-cell>
          <table:table-cell table:style-name="ce168" table:content-validation-name="val6" table:formula="of:=([.D103]+[.J103]/2)*6" office:value-type="float" office:value="246" calcext:value-type="float">
            <text:p>246</text:p>
          </table:table-cell>
          <table:table-cell table:style-name="ce171" table:content-validation-name="val6" table:formula="of:=([.D103]+[.I103]/2)*4" office:value-type="float" office:value="192" calcext:value-type="float">
            <text:p>192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29" calcext:value-type="float">
            <text:p>29</text:p>
          </table:table-cell>
          <table:table-cell table:style-name="ce180" office:value-type="float" office:value="32" calcext:value-type="float">
            <text:p>32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103:.L103])" office:value-type="float" office:value="133" calcext:value-type="float">
            <text:p>133</text:p>
          </table:table-cell>
          <table:table-cell table:style-name="ce192" table:formula="of:=CONCATENATE(COM.MICROSOFT.FLOOR([.E103]/(150/(150+[.J103]+MIN([.D103];99)));1); &quot; (~&quot;; COM.MICROSOFT.CEILING((1-(150/(150+[.J103]+MIN([.D103];99))))*100;1); &quot;%)&quot;)" office:value-type="string" office:string-value="328 (~25%)" calcext:value-type="string">
            <text:p>328 (~25%)</text:p>
          </table:table-cell>
          <table:table-cell table:style-name="ce195" table:formula="of:=CONCATENATE(COM.MICROSOFT.FLOOR([.E103]/(150/(150+[.I103]+MIN([.D103];99)));1); &quot; (~&quot;; COM.MICROSOFT.CEILING((1-(150/(150+[.I103]+MIN([.D103];99))))*100;1); &quot;%)&quot;)" office:value-type="string" office:string-value="350 (~30%)" calcext:value-type="string">
            <text:p>350 (~30%)</text:p>
          </table:table-cell>
          <table:table-cell table:style-name="ce198"/>
          <table:table-cell table:style-name="ce62" table:content-validation-name="val6" office:value-type="float" office:value="119" calcext:value-type="float">
            <text:p>119</text:p>
          </table:table-cell>
          <table:table-cell table:style-name="ce199" office:value-type="string" calcext:value-type="string">
            <text:p>Charm Bit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2" table:content-validation-name="val8" office:value-type="string" calcext:value-type="string">
            <text:p>Str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8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24" calcext:value-type="float">
            <text:p>24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02" calcext:value-type="float">
            <text:p>102</text:p>
          </table:table-cell>
          <table:table-cell table:style-name="ce164" office:value-type="string" calcext:value-type="string">
            <text:p>Taraka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20" calcext:value-type="float">
            <text:p>20</text:p>
          </table:table-cell>
          <table:table-cell table:style-name="ce168" table:content-validation-name="val6" table:formula="of:=([.D104]+[.J104]/2)*6" office:value-type="float" office:value="186" calcext:value-type="float">
            <text:p>186</text:p>
          </table:table-cell>
          <table:table-cell table:style-name="ce171" table:content-validation-name="val6" table:formula="of:=([.D104]+[.I104]/2)*4" office:value-type="float" office:value="104" calcext:value-type="float">
            <text:p>104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14" calcext:value-type="float">
            <text:p>14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04:.L104])" office:value-type="float" office:value="94" calcext:value-type="float">
            <text:p>94</text:p>
          </table:table-cell>
          <table:table-cell table:style-name="ce192" table:formula="of:=CONCATENATE(COM.MICROSOFT.FLOOR([.E104]/(150/(150+[.J104]+MIN([.D104];99)));1); &quot; (~&quot;; COM.MICROSOFT.CEILING((1-(150/(150+[.J104]+MIN([.D104];99))))*100;1); &quot;%)&quot;)" office:value-type="string" office:string-value="238 (~22%)" calcext:value-type="string">
            <text:p>238 (~22%)</text:p>
          </table:table-cell>
          <table:table-cell table:style-name="ce195" table:formula="of:=CONCATENATE(COM.MICROSOFT.FLOOR([.E104]/(150/(150+[.I104]+MIN([.D104];99)));1); &quot; (~&quot;; COM.MICROSOFT.CEILING((1-(150/(150+[.I104]+MIN([.D104];99))))*100;1); &quot;%)&quot;)" office:value-type="string" office:string-value="225 (~18%)" calcext:value-type="string">
            <text:p>225 (~18%)</text:p>
          </table:table-cell>
          <table:table-cell table:style-name="ce198"/>
          <table:table-cell table:style-name="ce62" table:content-validation-name="val6" office:value-type="float" office:value="120" calcext:value-type="float">
            <text:p>120</text:p>
          </table:table-cell>
          <table:table-cell table:style-name="ce199" office:value-type="string" calcext:value-type="string">
            <text:p>Stone Bit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2" table:content-validation-name="val8" office:value-type="string" calcext:value-type="string">
            <text:p>Str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2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26" calcext:value-type="float">
            <text:p>26</text:p>
          </table:table-cell>
          <table:table-cell table:style-name="ce165" office:value-type="float" office:value="44" calcext:value-type="float">
            <text:p>44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03" calcext:value-type="float">
            <text:p>103</text:p>
          </table:table-cell>
          <table:table-cell table:style-name="ce164" office:value-type="string" calcext:value-type="string">
            <text:p>Datsue-Ba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7" calcext:value-type="float">
            <text:p>7</text:p>
          </table:table-cell>
          <table:table-cell table:style-name="ce168" table:content-validation-name="val6" table:formula="of:=([.D105]+[.J105]/2)*6" office:value-type="float" office:value="72" calcext:value-type="float">
            <text:p>72</text:p>
          </table:table-cell>
          <table:table-cell table:style-name="ce171" table:content-validation-name="val6" table:formula="of:=([.D105]+[.I105]/2)*4" office:value-type="float" office:value="60" calcext:value-type="float">
            <text:p>60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12" calcext:value-type="float">
            <text:p>12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105:.L105])" office:value-type="float" office:value="66" calcext:value-type="float">
            <text:p>66</text:p>
          </table:table-cell>
          <table:table-cell table:style-name="ce192" table:formula="of:=CONCATENATE(COM.MICROSOFT.FLOOR([.E105]/(150/(150+[.J105]+MIN([.D105];99)));1); &quot; (~&quot;; COM.MICROSOFT.CEILING((1-(150/(150+[.J105]+MIN([.D105];99))))*100;1); &quot;%)&quot;)" office:value-type="string" office:string-value="80 (~11%)" calcext:value-type="string">
            <text:p>80 (~11%)</text:p>
          </table:table-cell>
          <table:table-cell table:style-name="ce195" table:formula="of:=CONCATENATE(COM.MICROSOFT.FLOOR([.E105]/(150/(150+[.I105]+MIN([.D105];99)));1); &quot; (~&quot;; COM.MICROSOFT.CEILING((1-(150/(150+[.I105]+MIN([.D105];99))))*100;1); &quot;%)&quot;)" office:value-type="string" office:string-value="83 (~14%)" calcext:value-type="string">
            <text:p>83 (~14%)</text:p>
          </table:table-cell>
          <table:table-cell table:style-name="ce198"/>
          <table:table-cell table:style-name="ce62" table:content-validation-name="val6" office:value-type="float" office:value="121" calcext:value-type="float">
            <text:p>121</text:p>
          </table:table-cell>
          <table:table-cell table:style-name="ce199" office:value-type="string" calcext:value-type="string">
            <text:p>Stun Bit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2" table:content-validation-name="val8" office:value-type="string" calcext:value-type="string">
            <text:p>Str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7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26" calcext:value-type="float">
            <text:p>26</text:p>
          </table:table-cell>
          <table:table-cell table:style-name="ce165" office:value-type="float" office:value="44" calcext:value-type="float">
            <text:p>44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04" calcext:value-type="float">
            <text:p>104</text:p>
          </table:table-cell>
          <table:table-cell table:style-name="ce164" office:value-type="string" calcext:value-type="string">
            <text:p>Mada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83" calcext:value-type="float">
            <text:p>83</text:p>
          </table:table-cell>
          <table:table-cell table:style-name="ce168" table:content-validation-name="val6" table:formula="of:=([.D106]+[.J106]/2)*6" office:value-type="float" office:value="678" calcext:value-type="float">
            <text:p>678</text:p>
          </table:table-cell>
          <table:table-cell table:style-name="ce171" table:content-validation-name="val6" table:formula="of:=([.D106]+[.I106]/2)*4" office:value-type="float" office:value="416" calcext:value-type="float">
            <text:p>416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47" calcext:value-type="float">
            <text:p>47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60" calcext:value-type="float">
            <text:p>60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106:.L106])" office:value-type="float" office:value="269" calcext:value-type="float">
            <text:p>269</text:p>
          </table:table-cell>
          <table:table-cell table:style-name="ce192" table:formula="of:=CONCATENATE(COM.MICROSOFT.FLOOR([.E106]/(150/(150+[.J106]+MIN([.D106];99)));1); &quot; (~&quot;; COM.MICROSOFT.CEILING((1-(150/(150+[.J106]+MIN([.D106];99))))*100;1); &quot;%)&quot;)" office:value-type="string" office:string-value="1324 (~49%)" calcext:value-type="string">
            <text:p>1324 (~49%)</text:p>
          </table:table-cell>
          <table:table-cell table:style-name="ce195" table:formula="of:=CONCATENATE(COM.MICROSOFT.FLOOR([.E106]/(150/(150+[.I106]+MIN([.D106];99)));1); &quot; (~&quot;; COM.MICROSOFT.CEILING((1-(150/(150+[.I106]+MIN([.D106];99))))*100;1); &quot;%)&quot;)" office:value-type="string" office:string-value="1243 (~46%)" calcext:value-type="string">
            <text:p>1243 (~46%)</text:p>
          </table:table-cell>
          <table:table-cell table:style-name="ce198"/>
          <table:table-cell table:style-name="ce62" table:content-validation-name="val6" office:value-type="float" office:value="122" calcext:value-type="float">
            <text:p>122</text:p>
          </table:table-cell>
          <table:table-cell table:style-name="ce199" office:value-type="string" calcext:value-type="string">
            <text:p>Hell Fang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2" table:content-validation-name="val8" office:value-type="string" calcext:value-type="string">
            <text:p>Str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1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45" calcext:value-type="float">
            <text:p>45</text:p>
          </table:table-cell>
          <table:table-cell table:style-name="ce165" office:value-type="float" office:value="56" calcext:value-type="float">
            <text:p>56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05" calcext:value-type="float">
            <text:p>105</text:p>
          </table:table-cell>
          <table:table-cell table:style-name="ce164" office:value-type="string" calcext:value-type="string">
            <text:p>Girimekhala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58" calcext:value-type="float">
            <text:p>58</text:p>
          </table:table-cell>
          <table:table-cell table:style-name="ce168" table:content-validation-name="val6" table:formula="of:=([.D107]+[.J107]/2)*6" office:value-type="float" office:value="474" calcext:value-type="float">
            <text:p>474</text:p>
          </table:table-cell>
          <table:table-cell table:style-name="ce171" table:content-validation-name="val6" table:formula="of:=([.D107]+[.I107]/2)*4" office:value-type="float" office:value="300" calcext:value-type="float">
            <text:p>300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37" calcext:value-type="float">
            <text:p>37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07:.L107])" office:value-type="float" office:value="209" calcext:value-type="float">
            <text:p>209</text:p>
          </table:table-cell>
          <table:table-cell table:style-name="ce192" table:formula="of:=CONCATENATE(COM.MICROSOFT.FLOOR([.E107]/(150/(150+[.J107]+MIN([.D107];99)));1); &quot; (~&quot;; COM.MICROSOFT.CEILING((1-(150/(150+[.J107]+MIN([.D107];99))))*100;1); &quot;%)&quot;)" office:value-type="string" office:string-value="790 (~40%)" calcext:value-type="string">
            <text:p>790 (~40%)</text:p>
          </table:table-cell>
          <table:table-cell table:style-name="ce195" table:formula="of:=CONCATENATE(COM.MICROSOFT.FLOOR([.E107]/(150/(150+[.I107]+MIN([.D107];99)));1); &quot; (~&quot;; COM.MICROSOFT.CEILING((1-(150/(150+[.I107]+MIN([.D107];99))))*100;1); &quot;%)&quot;)" office:value-type="string" office:string-value="764 (~39%)" calcext:value-type="string">
            <text:p>764 (~39%)</text:p>
          </table:table-cell>
          <table:table-cell table:style-name="ce198"/>
          <table:table-cell table:style-name="ce62" table:content-validation-name="val6" office:value-type="float" office:value="123" calcext:value-type="float">
            <text:p>123</text:p>
          </table:table-cell>
          <table:table-cell table:style-name="ce199" office:value-type="string" calcext:value-type="string">
            <text:p>Feral Claw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2" table:content-validation-name="val8" office:value-type="string" calcext:value-type="string">
            <text:p>Str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6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25" calcext:value-type="float">
            <text:p>25</text:p>
          </table:table-cell>
          <table:table-cell table:style-name="ce165" office:value-type="float" office:value="34" calcext:value-type="float">
            <text:p>34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06" calcext:value-type="float">
            <text:p>106</text:p>
          </table:table-cell>
          <table:table-cell table:style-name="ce164" office:value-type="string" calcext:value-type="string">
            <text:p>Taotie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65" calcext:value-type="float">
            <text:p>65</text:p>
          </table:table-cell>
          <table:table-cell table:style-name="ce168" table:content-validation-name="val6" table:formula="of:=([.D108]+[.J108]/2)*6" office:value-type="float" office:value="516" calcext:value-type="float">
            <text:p>516</text:p>
          </table:table-cell>
          <table:table-cell table:style-name="ce171" table:content-validation-name="val6" table:formula="of:=([.D108]+[.I108]/2)*4" office:value-type="float" office:value="344" calcext:value-type="float">
            <text:p>344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44" calcext:value-type="float">
            <text:p>44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36" calcext:value-type="float">
            <text:p>36</text:p>
          </table:table-cell>
          <table:table-cell table:style-name="ce165" table:formula="of:=SUM([.G108:.L108])" office:value-type="float" office:value="230" calcext:value-type="float">
            <text:p>230</text:p>
          </table:table-cell>
          <table:table-cell table:style-name="ce192" table:formula="of:=CONCATENATE(COM.MICROSOFT.FLOOR([.E108]/(150/(150+[.J108]+MIN([.D108];99)));1); &quot; (~&quot;; COM.MICROSOFT.CEILING((1-(150/(150+[.J108]+MIN([.D108];99))))*100;1); &quot;%)&quot;)" office:value-type="string" office:string-value="884 (~42%)" calcext:value-type="string">
            <text:p>884 (~42%)</text:p>
          </table:table-cell>
          <table:table-cell table:style-name="ce195" table:formula="of:=CONCATENATE(COM.MICROSOFT.FLOOR([.E108]/(150/(150+[.I108]+MIN([.D108];99)));1); &quot; (~&quot;; COM.MICROSOFT.CEILING((1-(150/(150+[.I108]+MIN([.D108];99))))*100;1); &quot;%)&quot;)" office:value-type="string" office:string-value="884 (~42%)" calcext:value-type="string">
            <text:p>884 (~42%)</text:p>
          </table:table-cell>
          <table:table-cell table:style-name="ce198"/>
          <table:table-cell table:style-name="ce62" table:content-validation-name="val6" office:value-type="float" office:value="124" calcext:value-type="float">
            <text:p>124</text:p>
          </table:table-cell>
          <table:table-cell table:style-name="ce199" office:value-type="string" calcext:value-type="string">
            <text:p>Venom Claw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2" table:content-validation-name="val8" office:value-type="string" calcext:value-type="string">
            <text:p>Str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18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24" calcext:value-type="float">
            <text:p>24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07" calcext:value-type="float">
            <text:p>107</text:p>
          </table:table-cell>
          <table:table-cell table:style-name="ce164" office:value-type="string" calcext:value-type="string">
            <text:p>Pazuzu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45" calcext:value-type="float">
            <text:p>45</text:p>
          </table:table-cell>
          <table:table-cell table:style-name="ce168" table:content-validation-name="val6" table:formula="of:=([.D109]+[.J109]/2)*6" office:value-type="float" office:value="390" calcext:value-type="float">
            <text:p>390</text:p>
          </table:table-cell>
          <table:table-cell table:style-name="ce171" table:content-validation-name="val6" table:formula="of:=([.D109]+[.I109]/2)*4" office:value-type="float" office:value="256" calcext:value-type="float">
            <text:p>256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35" calcext:value-type="float">
            <text:p>35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109:.L109])" office:value-type="float" office:value="181" calcext:value-type="float">
            <text:p>181</text:p>
          </table:table-cell>
          <table:table-cell table:style-name="ce192" table:formula="of:=CONCATENATE(COM.MICROSOFT.FLOOR([.E109]/(150/(150+[.J109]+MIN([.D109];99)));1); &quot; (~&quot;; COM.MICROSOFT.CEILING((1-(150/(150+[.J109]+MIN([.D109];99))))*100;1); &quot;%)&quot;)" office:value-type="string" office:string-value="611 (~37%)" calcext:value-type="string">
            <text:p>611 (~37%)</text:p>
          </table:table-cell>
          <table:table-cell table:style-name="ce195" table:formula="of:=CONCATENATE(COM.MICROSOFT.FLOOR([.E109]/(150/(150+[.I109]+MIN([.D109];99)));1); &quot; (~&quot;; COM.MICROSOFT.CEILING((1-(150/(150+[.I109]+MIN([.D109];99))))*100;1); &quot;%)&quot;)" office:value-type="string" office:string-value="605 (~36%)" calcext:value-type="string">
            <text:p>605 (~36%)</text:p>
          </table:table-cell>
          <table:table-cell table:style-name="ce198"/>
          <table:table-cell table:style-name="ce62" table:content-validation-name="val6" office:value-type="float" office:value="125" calcext:value-type="float">
            <text:p>125</text:p>
          </table:table-cell>
          <table:table-cell table:style-name="ce199" office:value-type="string" calcext:value-type="string">
            <text:p>Stun Claw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2" table:content-validation-name="val8" office:value-type="string" calcext:value-type="string">
            <text:p>Str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7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30" calcext:value-type="float">
            <text:p>30</text:p>
          </table:table-cell>
          <table:table-cell table:style-name="ce165" office:value-type="float" office:value="44" calcext:value-type="float">
            <text:p>44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08" calcext:value-type="float">
            <text:p>108</text:p>
          </table:table-cell>
          <table:table-cell table:style-name="ce164" office:value-type="string" calcext:value-type="string">
            <text:p>Baphomet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33" calcext:value-type="float">
            <text:p>33</text:p>
          </table:table-cell>
          <table:table-cell table:style-name="ce168" table:content-validation-name="val6" table:formula="of:=([.D110]+[.J110]/2)*6" office:value-type="float" office:value="300" calcext:value-type="float">
            <text:p>300</text:p>
          </table:table-cell>
          <table:table-cell table:style-name="ce171" table:content-validation-name="val6" table:formula="of:=([.D110]+[.I110]/2)*4" office:value-type="float" office:value="200" calcext:value-type="float">
            <text:p>200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32" calcext:value-type="float">
            <text:p>32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10:.L110])" office:value-type="float" office:value="154" calcext:value-type="float">
            <text:p>154</text:p>
          </table:table-cell>
          <table:table-cell table:style-name="ce192" table:formula="of:=CONCATENATE(COM.MICROSOFT.FLOOR([.E110]/(150/(150+[.J110]+MIN([.D110];99)));1); &quot; (~&quot;; COM.MICROSOFT.CEILING((1-(150/(150+[.J110]+MIN([.D110];99))))*100;1); &quot;%)&quot;)" office:value-type="string" office:string-value="434 (~31%)" calcext:value-type="string">
            <text:p>434 (~31%)</text:p>
          </table:table-cell>
          <table:table-cell table:style-name="ce195" table:formula="of:=CONCATENATE(COM.MICROSOFT.FLOOR([.E110]/(150/(150+[.I110]+MIN([.D110];99)));1); &quot; (~&quot;; COM.MICROSOFT.CEILING((1-(150/(150+[.I110]+MIN([.D110];99))))*100;1); &quot;%)&quot;)" office:value-type="string" office:string-value="434 (~31%)" calcext:value-type="string">
            <text:p>434 (~31%)</text:p>
          </table:table-cell>
          <table:table-cell table:style-name="ce198"/>
          <table:table-cell table:style-name="ce62" table:content-validation-name="val6" office:value-type="float" office:value="126" calcext:value-type="float">
            <text:p>126</text:p>
          </table:table-cell>
          <table:table-cell table:style-name="ce199" office:value-type="string" calcext:value-type="string">
            <text:p>Iron Claw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2" table:content-validation-name="val8" office:value-type="string" calcext:value-type="string">
            <text:p>Str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45" calcext:value-type="float">
            <text:p>45</text:p>
          </table:table-cell>
          <table:table-cell table:style-name="ce165" office:value-type="float" office:value="56" calcext:value-type="float">
            <text:p>56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09" calcext:value-type="float">
            <text:p>109</text:p>
          </table:table-cell>
          <table:table-cell table:style-name="ce164" office:value-type="string" calcext:value-type="string">
            <text:p>Mot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91" calcext:value-type="float">
            <text:p>91</text:p>
          </table:table-cell>
          <table:table-cell table:style-name="ce168" table:content-validation-name="val6" table:formula="of:=([.D111]+[.J111]/2)*6" office:value-type="float" office:value="732" calcext:value-type="float">
            <text:p>732</text:p>
          </table:table-cell>
          <table:table-cell table:style-name="ce171" table:content-validation-name="val6" table:formula="of:=([.D111]+[.I111]/2)*4" office:value-type="float" office:value="492" calcext:value-type="float">
            <text:p>492</text:p>
          </table:table-cell>
          <table:table-cell table:style-name="ce174" office:value-type="float" office:value="50" calcext:value-type="float">
            <text:p>50</text:p>
          </table:table-cell>
          <table:table-cell table:style-name="ce177" office:value-type="float" office:value="69" calcext:value-type="float">
            <text:p>69</text:p>
          </table:table-cell>
          <table:table-cell table:style-name="ce180" office:value-type="float" office:value="64" calcext:value-type="float">
            <text:p>64</text:p>
          </table:table-cell>
          <table:table-cell table:style-name="ce183" office:value-type="float" office:value="62" calcext:value-type="float">
            <text:p>62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38" calcext:value-type="float">
            <text:p>38</text:p>
          </table:table-cell>
          <table:table-cell table:style-name="ce165" table:formula="of:=SUM([.G111:.L111])" office:value-type="float" office:value="315" calcext:value-type="float">
            <text:p>315</text:p>
          </table:table-cell>
          <table:table-cell table:style-name="ce192" table:formula="of:=CONCATENATE(COM.MICROSOFT.FLOOR([.E111]/(150/(150+[.J111]+MIN([.D111];99)));1); &quot; (~&quot;; COM.MICROSOFT.CEILING((1-(150/(150+[.J111]+MIN([.D111];99))))*100;1); &quot;%)&quot;)" office:value-type="string" office:string-value="1478 (~51%)" calcext:value-type="string">
            <text:p>1478 (~51%)</text:p>
          </table:table-cell>
          <table:table-cell table:style-name="ce195" table:formula="of:=CONCATENATE(COM.MICROSOFT.FLOOR([.E111]/(150/(150+[.I111]+MIN([.D111];99)));1); &quot; (~&quot;; COM.MICROSOFT.CEILING((1-(150/(150+[.I111]+MIN([.D111];99))))*100;1); &quot;%)&quot;)" office:value-type="string" office:string-value="1488 (~51%)" calcext:value-type="string">
            <text:p>1488 (~51%)</text:p>
          </table:table-cell>
          <table:table-cell table:style-name="ce198"/>
          <table:table-cell table:style-name="ce62" table:content-validation-name="val6" office:value-type="float" office:value="127" calcext:value-type="float">
            <text:p>127</text:p>
          </table:table-cell>
          <table:table-cell table:style-name="ce199" office:value-type="string" calcext:value-type="string">
            <text:p>Godly Light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50" calcext:value-type="float">
            <text:p>5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80" calcext:value-type="float">
            <text:p>8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40" calcext:value-type="float">
            <text:p>14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10" calcext:value-type="float">
            <text:p>110</text:p>
          </table:table-cell>
          <table:table-cell table:style-name="ce164" office:value-type="string" calcext:value-type="string">
            <text:p>Alciel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77" calcext:value-type="float">
            <text:p>77</text:p>
          </table:table-cell>
          <table:table-cell table:style-name="ce168" table:content-validation-name="val6" table:formula="of:=([.D112]+[.J112]/2)*6" office:value-type="float" office:value="624" calcext:value-type="float">
            <text:p>624</text:p>
          </table:table-cell>
          <table:table-cell table:style-name="ce171" table:content-validation-name="val6" table:formula="of:=([.D112]+[.I112]/2)*4" office:value-type="float" office:value="408" calcext:value-type="float">
            <text:p>408</text:p>
          </table:table-cell>
          <table:table-cell table:style-name="ce174" office:value-type="float" office:value="58" calcext:value-type="float">
            <text:p>58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54" calcext:value-type="float">
            <text:p>54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112:.L112])" office:value-type="float" office:value="277" calcext:value-type="float">
            <text:p>277</text:p>
          </table:table-cell>
          <table:table-cell table:style-name="ce192" table:formula="of:=CONCATENATE(COM.MICROSOFT.FLOOR([.E112]/(150/(150+[.J112]+MIN([.D112];99)));1); &quot; (~&quot;; COM.MICROSOFT.CEILING((1-(150/(150+[.J112]+MIN([.D112];99))))*100;1); &quot;%)&quot;)" office:value-type="string" office:string-value="1168 (~47%)" calcext:value-type="string">
            <text:p>1168 (~47%)</text:p>
          </table:table-cell>
          <table:table-cell table:style-name="ce195" table:formula="of:=CONCATENATE(COM.MICROSOFT.FLOOR([.E112]/(150/(150+[.I112]+MIN([.D112];99)));1); &quot; (~&quot;; COM.MICROSOFT.CEILING((1-(150/(150+[.I112]+MIN([.D112];99))))*100;1); &quot;%)&quot;)" office:value-type="string" office:string-value="1152 (~46%)" calcext:value-type="string">
            <text:p>1152 (~46%)</text:p>
          </table:table-cell>
          <table:table-cell table:style-name="ce198"/>
          <table:table-cell table:style-name="ce62" table:content-validation-name="val6" office:value-type="float" office:value="131" calcext:value-type="float">
            <text:p>131</text:p>
          </table:table-cell>
          <table:table-cell table:style-name="ce199" office:value-type="string" calcext:value-type="string">
            <text:p>Deadly Fury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2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3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3" calcext:value-type="float">
            <text:p>3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11" calcext:value-type="float">
            <text:p>111</text:p>
          </table:table-cell>
          <table:table-cell table:style-name="ce164" office:value-type="string" calcext:value-type="string">
            <text:p>Surt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74" calcext:value-type="float">
            <text:p>74</text:p>
          </table:table-cell>
          <table:table-cell table:style-name="ce168" table:content-validation-name="val6" table:formula="of:=([.D113]+[.J113]/2)*6" office:value-type="float" office:value="588" calcext:value-type="float">
            <text:p>588</text:p>
          </table:table-cell>
          <table:table-cell table:style-name="ce171" table:content-validation-name="val6" table:formula="of:=([.D113]+[.I113]/2)*4" office:value-type="float" office:value="376" calcext:value-type="float">
            <text:p>376</text:p>
          </table:table-cell>
          <table:table-cell table:style-name="ce174" office:value-type="float" office:value="56" calcext:value-type="float">
            <text:p>56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48" calcext:value-type="float">
            <text:p>48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38" calcext:value-type="float">
            <text:p>38</text:p>
          </table:table-cell>
          <table:table-cell table:style-name="ce165" table:formula="of:=SUM([.G113:.L113])" office:value-type="float" office:value="260" calcext:value-type="float">
            <text:p>260</text:p>
          </table:table-cell>
          <table:table-cell table:style-name="ce192" table:formula="of:=CONCATENATE(COM.MICROSOFT.FLOOR([.E113]/(150/(150+[.J113]+MIN([.D113];99)));1); &quot; (~&quot;; COM.MICROSOFT.CEILING((1-(150/(150+[.J113]+MIN([.D113];99))))*100;1); &quot;%)&quot;)" office:value-type="string" office:string-value="1066 (~45%)" calcext:value-type="string">
            <text:p>1066 (~45%)</text:p>
          </table:table-cell>
          <table:table-cell table:style-name="ce195" table:formula="of:=CONCATENATE(COM.MICROSOFT.FLOOR([.E113]/(150/(150+[.I113]+MIN([.D113];99)));1); &quot; (~&quot;; COM.MICROSOFT.CEILING((1-(150/(150+[.I113]+MIN([.D113];99))))*100;1); &quot;%)&quot;)" office:value-type="string" office:string-value="1034 (~44%)" calcext:value-type="string">
            <text:p>1034 (~44%)</text:p>
          </table:table-cell>
          <table:table-cell table:style-name="ce198"/>
          <table:table-cell table:style-name="ce62" table:content-validation-name="val6" office:value-type="float" office:value="133" calcext:value-type="float">
            <text:p>133</text:p>
          </table:table-cell>
          <table:table-cell table:style-name="ce199" office:value-type="string" calcext:value-type="string">
            <text:p>Xeros Beat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2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40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3" calcext:value-type="float">
            <text:p>3</text:p>
          </table:table-cell>
          <table:table-cell table:style-name="ce165" office:value-type="float" office:value="28" calcext:value-type="float">
            <text:p>28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12" calcext:value-type="float">
            <text:p>112</text:p>
          </table:table-cell>
          <table:table-cell table:style-name="ce164" office:value-type="string" calcext:value-type="string">
            <text:p>Abaddon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table:formula="of:=([.D114]+[.J114]/2)*6" office:value-type="float" office:value="564" calcext:value-type="float">
            <text:p>564</text:p>
          </table:table-cell>
          <table:table-cell table:style-name="ce171" table:content-validation-name="val6" table:formula="of:=([.D114]+[.I114]/2)*4" office:value-type="float" office:value="372" calcext:value-type="float">
            <text:p>372</text:p>
          </table:table-cell>
          <table:table-cell table:style-name="ce174" office:value-type="float" office:value="52" calcext:value-type="float">
            <text:p>52</text:p>
          </table:table-cell>
          <table:table-cell table:style-name="ce177" office:value-type="float" office:value="53" calcext:value-type="float">
            <text:p>53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50" calcext:value-type="float">
            <text:p>50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14:.L114])" office:value-type="float" office:value="259" calcext:value-type="float">
            <text:p>259</text:p>
          </table:table-cell>
          <table:table-cell table:style-name="ce192" table:formula="of:=CONCATENATE(COM.MICROSOFT.FLOOR([.E114]/(150/(150+[.J114]+MIN([.D114];99)));1); &quot; (~&quot;; COM.MICROSOFT.CEILING((1-(150/(150+[.J114]+MIN([.D114];99))))*100;1); &quot;%)&quot;)" office:value-type="string" office:string-value="1011 (~45%)" calcext:value-type="string">
            <text:p>1011 (~45%)</text:p>
          </table:table-cell>
          <table:table-cell table:style-name="ce195" table:formula="of:=CONCATENATE(COM.MICROSOFT.FLOOR([.E114]/(150/(150+[.I114]+MIN([.D114];99)));1); &quot; (~&quot;; COM.MICROSOFT.CEILING((1-(150/(150+[.I114]+MIN([.D114];99))))*100;1); &quot;%)&quot;)" office:value-type="string" office:string-value="1003 (~44%)" calcext:value-type="string">
            <text:p>1003 (~44%)</text:p>
          </table:table-cell>
          <table:table-cell table:style-name="ce198"/>
          <table:table-cell table:style-name="ce62" table:content-validation-name="val6" office:value-type="float" office:value="136" calcext:value-type="float">
            <text:p>136</text:p>
          </table:table-cell>
          <table:table-cell table:style-name="ce199" office:value-type="string" calcext:value-type="string">
            <text:p>Divine Shot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2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3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3" calcext:value-type="float">
            <text:p>3</text:p>
          </table:table-cell>
          <table:table-cell table:style-name="ce165" office:value-type="float" office:value="50" calcext:value-type="float">
            <text:p>5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13" calcext:value-type="float">
            <text:p>113</text:p>
          </table:table-cell>
          <table:table-cell table:style-name="ce164" office:value-type="string" calcext:value-type="string">
            <text:p>Loki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table:formula="of:=([.D115]+[.J115]/2)*6" office:value-type="float" office:value="432" calcext:value-type="float">
            <text:p>432</text:p>
          </table:table-cell>
          <table:table-cell table:style-name="ce171" table:content-validation-name="val6" table:formula="of:=([.D115]+[.I115]/2)*4" office:value-type="float" office:value="288" calcext:value-type="float">
            <text:p>288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45" calcext:value-type="float">
            <text:p>45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115:.L115])" office:value-type="float" office:value="213" calcext:value-type="float">
            <text:p>213</text:p>
          </table:table-cell>
          <table:table-cell table:style-name="ce192" table:formula="of:=CONCATENATE(COM.MICROSOFT.FLOOR([.E115]/(150/(150+[.J115]+MIN([.D115];99)));1); &quot; (~&quot;; COM.MICROSOFT.CEILING((1-(150/(150+[.J115]+MIN([.D115];99))))*100;1); &quot;%)&quot;)" office:value-type="string" office:string-value="696 (~39%)" calcext:value-type="string">
            <text:p>696 (~39%)</text:p>
          </table:table-cell>
          <table:table-cell table:style-name="ce195" table:formula="of:=CONCATENATE(COM.MICROSOFT.FLOOR([.E115]/(150/(150+[.I115]+MIN([.D115];99)));1); &quot; (~&quot;; COM.MICROSOFT.CEILING((1-(150/(150+[.I115]+MIN([.D115];99))))*100;1); &quot;%)&quot;)" office:value-type="string" office:string-value="696 (~39%)" calcext:value-type="string">
            <text:p>696 (~39%)</text:p>
          </table:table-cell>
          <table:table-cell table:style-name="ce198"/>
          <table:table-cell table:style-name="ce62" table:content-validation-name="val6" office:value-type="float" office:value="143" calcext:value-type="float">
            <text:p>143</text:p>
          </table:table-cell>
          <table:table-cell table:style-name="ce199" office:value-type="string" calcext:value-type="string">
            <text:p>Javelin Rain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2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40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3" calcext:value-type="float">
            <text:p>3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14" calcext:value-type="float">
            <text:p>114</text:p>
          </table:table-cell>
          <table:table-cell table:style-name="ce164" office:value-type="string" calcext:value-type="string">
            <text:p>Lilith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80" calcext:value-type="float">
            <text:p>80</text:p>
          </table:table-cell>
          <table:table-cell table:style-name="ce168" table:content-validation-name="val6" table:formula="of:=([.D116]+[.J116]/2)*6" office:value-type="float" office:value="606" calcext:value-type="float">
            <text:p>606</text:p>
          </table:table-cell>
          <table:table-cell table:style-name="ce171" table:content-validation-name="val6" table:formula="of:=([.D116]+[.I116]/2)*4" office:value-type="float" office:value="440" calcext:value-type="float">
            <text:p>440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61" calcext:value-type="float">
            <text:p>61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16:.L116])" office:value-type="float" office:value="261" calcext:value-type="float">
            <text:p>261</text:p>
          </table:table-cell>
          <table:table-cell table:style-name="ce192" table:formula="of:=CONCATENATE(COM.MICROSOFT.FLOOR([.E116]/(150/(150+[.J116]+MIN([.D116];99)));1); &quot; (~&quot;; COM.MICROSOFT.CEILING((1-(150/(150+[.J116]+MIN([.D116];99))))*100;1); &quot;%)&quot;)" office:value-type="string" office:string-value="1098 (~45%)" calcext:value-type="string">
            <text:p>1098 (~45%)</text:p>
          </table:table-cell>
          <table:table-cell table:style-name="ce195" table:formula="of:=CONCATENATE(COM.MICROSOFT.FLOOR([.E116]/(150/(150+[.I116]+MIN([.D116];99)));1); &quot; (~&quot;; COM.MICROSOFT.CEILING((1-(150/(150+[.I116]+MIN([.D116];99))))*100;1); &quot;%)&quot;)" office:value-type="string" office:string-value="1171 (~49%)" calcext:value-type="string">
            <text:p>1171 (~49%)</text:p>
          </table:table-cell>
          <table:table-cell table:style-name="ce198"/>
          <table:table-cell table:style-name="ce62" table:content-validation-name="val6" office:value-type="float" office:value="144" calcext:value-type="float">
            <text:p>144</text:p>
          </table:table-cell>
          <table:table-cell table:style-name="ce199" office:value-type="string" calcext:value-type="string">
            <text:p>Oni Kagura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2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30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3" calcext:value-type="float">
            <text:p>3</text:p>
          </table:table-cell>
          <table:table-cell table:style-name="ce165" office:value-type="float" office:value="38" calcext:value-type="float">
            <text:p>38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15" calcext:value-type="float">
            <text:p>115</text:p>
          </table:table-cell>
          <table:table-cell table:style-name="ce164" office:value-type="string" calcext:value-type="string">
            <text:p>Nyx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70" calcext:value-type="float">
            <text:p>70</text:p>
          </table:table-cell>
          <table:table-cell table:style-name="ce168" table:content-validation-name="val6" table:formula="of:=([.D117]+[.J117]/2)*6" office:value-type="float" office:value="522" calcext:value-type="float">
            <text:p>522</text:p>
          </table:table-cell>
          <table:table-cell table:style-name="ce171" table:content-validation-name="val6" table:formula="of:=([.D117]+[.I117]/2)*4" office:value-type="float" office:value="388" calcext:value-type="float">
            <text:p>388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58" calcext:value-type="float">
            <text:p>58</text:p>
          </table:table-cell>
          <table:table-cell table:style-name="ce180" office:value-type="float" office:value="54" calcext:value-type="float">
            <text:p>54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17:.L117])" office:value-type="float" office:value="238" calcext:value-type="float">
            <text:p>238</text:p>
          </table:table-cell>
          <table:table-cell table:style-name="ce192" table:formula="of:=CONCATENATE(COM.MICROSOFT.FLOOR([.E117]/(150/(150+[.J117]+MIN([.D117];99)));1); &quot; (~&quot;; COM.MICROSOFT.CEILING((1-(150/(150+[.J117]+MIN([.D117];99))))*100;1); &quot;%)&quot;)" office:value-type="string" office:string-value="883 (~41%)" calcext:value-type="string">
            <text:p>883 (~41%)</text:p>
          </table:table-cell>
          <table:table-cell table:style-name="ce195" table:formula="of:=CONCATENATE(COM.MICROSOFT.FLOOR([.E117]/(150/(150+[.I117]+MIN([.D117];99)));1); &quot; (~&quot;; COM.MICROSOFT.CEILING((1-(150/(150+[.I117]+MIN([.D117];99))))*100;1); &quot;%)&quot;)" office:value-type="string" office:string-value="953 (~46%)" calcext:value-type="string">
            <text:p>953 (~46%)</text:p>
          </table:table-cell>
          <table:table-cell table:style-name="ce198"/>
          <table:table-cell table:style-name="ce62" table:content-validation-name="val6" office:value-type="float" office:value="147" calcext:value-type="float">
            <text:p>147</text:p>
          </table:table-cell>
          <table:table-cell table:style-name="ce199" office:value-type="string" calcext:value-type="string">
            <text:p>Freikugel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2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7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3" calcext:value-type="float">
            <text:p>3</text:p>
          </table:table-cell>
          <table:table-cell table:style-name="ce165" office:value-type="float" office:value="65" calcext:value-type="float">
            <text:p>65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16" calcext:value-type="float">
            <text:p>116</text:p>
          </table:table-cell>
          <table:table-cell table:style-name="ce164" office:value-type="string" calcext:value-type="string">
            <text:p>Queen Mab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56" calcext:value-type="float">
            <text:p>56</text:p>
          </table:table-cell>
          <table:table-cell table:style-name="ce168" table:content-validation-name="val6" table:formula="of:=([.D118]+[.J118]/2)*6" office:value-type="float" office:value="408" calcext:value-type="float">
            <text:p>408</text:p>
          </table:table-cell>
          <table:table-cell table:style-name="ce171" table:content-validation-name="val6" table:formula="of:=([.D118]+[.I118]/2)*4" office:value-type="float" office:value="308" calcext:value-type="float">
            <text:p>308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46" calcext:value-type="float">
            <text:p>46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24" calcext:value-type="float">
            <text:p>24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38" calcext:value-type="float">
            <text:p>38</text:p>
          </table:table-cell>
          <table:table-cell table:style-name="ce165" table:formula="of:=SUM([.G118:.L118])" office:value-type="float" office:value="198" calcext:value-type="float">
            <text:p>198</text:p>
          </table:table-cell>
          <table:table-cell table:style-name="ce192" table:formula="of:=CONCATENATE(COM.MICROSOFT.FLOOR([.E118]/(150/(150+[.J118]+MIN([.D118];99)));1); &quot; (~&quot;; COM.MICROSOFT.CEILING((1-(150/(150+[.J118]+MIN([.D118];99))))*100;1); &quot;%)&quot;)" office:value-type="string" office:string-value="625 (~35%)" calcext:value-type="string">
            <text:p>625 (~35%)</text:p>
          </table:table-cell>
          <table:table-cell table:style-name="ce195" table:formula="of:=CONCATENATE(COM.MICROSOFT.FLOOR([.E118]/(150/(150+[.I118]+MIN([.D118];99)));1); &quot; (~&quot;; COM.MICROSOFT.CEILING((1-(150/(150+[.I118]+MIN([.D118];99))))*100;1); &quot;%)&quot;)" office:value-type="string" office:string-value="674 (~40%)" calcext:value-type="string">
            <text:p>674 (~40%)</text:p>
          </table:table-cell>
          <table:table-cell table:style-name="ce198"/>
          <table:table-cell table:style-name="ce62" table:content-validation-name="val6" office:value-type="float" office:value="152" calcext:value-type="float">
            <text:p>152</text:p>
          </table:table-cell>
          <table:table-cell table:style-name="ce199" office:value-type="string" calcext:value-type="string">
            <text:p>Last Resort</text:p>
          </table:table-cell>
          <table:table-cell table:style-name="ce201" table:content-validation-name="val7" office:value-type="string" calcext:value-type="string">
            <text:p>Self-Destruct</text:p>
          </table:table-cell>
          <table:table-cell table:style-name="ce62" table:content-validation-name="val8" office:value-type="string" calcext:value-type="string">
            <text:p>Str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59" calcext:value-type="float">
            <text:p>59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17" calcext:value-type="float">
            <text:p>117</text:p>
          </table:table-cell>
          <table:table-cell table:style-name="ce164" office:value-type="string" calcext:value-type="string">
            <text:p>Succubus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37" calcext:value-type="float">
            <text:p>37</text:p>
          </table:table-cell>
          <table:table-cell table:style-name="ce168" table:content-validation-name="val6" table:formula="of:=([.D119]+[.J119]/2)*6" office:value-type="float" office:value="288" calcext:value-type="float">
            <text:p>288</text:p>
          </table:table-cell>
          <table:table-cell table:style-name="ce171" table:content-validation-name="val6" table:formula="of:=([.D119]+[.I119]/2)*4" office:value-type="float" office:value="212" calcext:value-type="float">
            <text:p>212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37" calcext:value-type="float">
            <text:p>37</text:p>
          </table:table-cell>
          <table:table-cell table:style-name="ce180" office:value-type="float" office:value="32" calcext:value-type="float">
            <text:p>32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19:.L119])" office:value-type="float" office:value="151" calcext:value-type="float">
            <text:p>151</text:p>
          </table:table-cell>
          <table:table-cell table:style-name="ce192" table:formula="of:=CONCATENATE(COM.MICROSOFT.FLOOR([.E119]/(150/(150+[.J119]+MIN([.D119];99)));1); &quot; (~&quot;; COM.MICROSOFT.CEILING((1-(150/(150+[.J119]+MIN([.D119];99))))*100;1); &quot;%)&quot;)" office:value-type="string" office:string-value="401 (~29%)" calcext:value-type="string">
            <text:p>401 (~29%)</text:p>
          </table:table-cell>
          <table:table-cell table:style-name="ce195" table:formula="of:=CONCATENATE(COM.MICROSOFT.FLOOR([.E119]/(150/(150+[.I119]+MIN([.D119];99)));1); &quot; (~&quot;; COM.MICROSOFT.CEILING((1-(150/(150+[.I119]+MIN([.D119];99))))*100;1); &quot;%)&quot;)" office:value-type="string" office:string-value="420 (~32%)" calcext:value-type="string">
            <text:p>420 (~32%)</text:p>
          </table:table-cell>
          <table:table-cell table:style-name="ce198"/>
          <table:table-cell table:style-name="ce62" table:content-validation-name="val6" office:value-type="float" office:value="153" calcext:value-type="float">
            <text:p>153</text:p>
          </table:table-cell>
          <table:table-cell table:style-name="ce199" office:value-type="string" calcext:value-type="string">
            <text:p>Foul Havoc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2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3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10" calcext:value-type="float">
            <text:p>10</text:p>
          </table:table-cell>
          <table:table-cell table:style-name="ce165" office:value-type="float" office:value="23" calcext:value-type="float">
            <text:p>23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18" calcext:value-type="float">
            <text:p>118</text:p>
          </table:table-cell>
          <table:table-cell table:style-name="ce164" office:value-type="string" calcext:value-type="string">
            <text:p>Incubus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25" calcext:value-type="float">
            <text:p>25</text:p>
          </table:table-cell>
          <table:table-cell table:style-name="ce168" table:content-validation-name="val6" table:formula="of:=([.D120]+[.J120]/2)*6" office:value-type="float" office:value="198" calcext:value-type="float">
            <text:p>198</text:p>
          </table:table-cell>
          <table:table-cell table:style-name="ce171" table:content-validation-name="val6" table:formula="of:=([.D120]+[.I120]/2)*4" office:value-type="float" office:value="156" calcext:value-type="float">
            <text:p>156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31" calcext:value-type="float">
            <text:p>31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20:.L120])" office:value-type="float" office:value="121" calcext:value-type="float">
            <text:p>121</text:p>
          </table:table-cell>
          <table:table-cell table:style-name="ce192" table:formula="of:=CONCATENATE(COM.MICROSOFT.FLOOR([.E120]/(150/(150+[.J120]+MIN([.D120];99)));1); &quot; (~&quot;; COM.MICROSOFT.CEILING((1-(150/(150+[.J120]+MIN([.D120];99))))*100;1); &quot;%)&quot;)" office:value-type="string" office:string-value="252 (~22%)" calcext:value-type="string">
            <text:p>252 (~22%)</text:p>
          </table:table-cell>
          <table:table-cell table:style-name="ce195" table:formula="of:=CONCATENATE(COM.MICROSOFT.FLOOR([.E120]/(150/(150+[.I120]+MIN([.D120];99)));1); &quot; (~&quot;; COM.MICROSOFT.CEILING((1-(150/(150+[.I120]+MIN([.D120];99))))*100;1); &quot;%)&quot;)" office:value-type="string" office:string-value="267 (~27%)" calcext:value-type="string">
            <text:p>267 (~27%)</text:p>
          </table:table-cell>
          <table:table-cell table:style-name="ce198"/>
          <table:table-cell table:style-name="ce62" table:content-validation-name="val6" office:value-type="float" office:value="155" calcext:value-type="float">
            <text:p>155</text:p>
          </table:table-cell>
          <table:table-cell table:style-name="ce199" office:value-type="string" calcext:value-type="string">
            <text:p>Earthquak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2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4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00" calcext:value-type="float">
            <text:p>20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0" calcext:value-type="float">
            <text:p>10</text:p>
          </table:table-cell>
          <table:table-cell table:style-name="ce165" office:value-type="float" office:value="70" calcext:value-type="float">
            <text:p>7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19" calcext:value-type="float">
            <text:p>119</text:p>
          </table:table-cell>
          <table:table-cell table:style-name="ce164" office:value-type="string" calcext:value-type="string">
            <text:p>Fomorian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18" calcext:value-type="float">
            <text:p>18</text:p>
          </table:table-cell>
          <table:table-cell table:style-name="ce168" table:content-validation-name="val6" table:formula="of:=([.D121]+[.J121]/2)*6" office:value-type="float" office:value="192" calcext:value-type="float">
            <text:p>192</text:p>
          </table:table-cell>
          <table:table-cell table:style-name="ce171" table:content-validation-name="val6" table:formula="of:=([.D121]+[.I121]/2)*4" office:value-type="float" office:value="100" calcext:value-type="float">
            <text:p>100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11" calcext:value-type="float">
            <text:p>11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121:.L121])" office:value-type="float" office:value="87" calcext:value-type="float">
            <text:p>87</text:p>
          </table:table-cell>
          <table:table-cell table:style-name="ce192" table:formula="of:=CONCATENATE(COM.MICROSOFT.FLOOR([.E121]/(150/(150+[.J121]+MIN([.D121];99)));1); &quot; (~&quot;; COM.MICROSOFT.CEILING((1-(150/(150+[.J121]+MIN([.D121];99))))*100;1); &quot;%)&quot;)" office:value-type="string" office:string-value="250 (~24%)" calcext:value-type="string">
            <text:p>250 (~24%)</text:p>
          </table:table-cell>
          <table:table-cell table:style-name="ce195" table:formula="of:=CONCATENATE(COM.MICROSOFT.FLOOR([.E121]/(150/(150+[.I121]+MIN([.D121];99)));1); &quot; (~&quot;; COM.MICROSOFT.CEILING((1-(150/(150+[.I121]+MIN([.D121];99))))*100;1); &quot;%)&quot;)" office:value-type="string" office:string-value="232 (~18%)" calcext:value-type="string">
            <text:p>232 (~18%)</text:p>
          </table:table-cell>
          <table:table-cell table:style-name="ce198"/>
          <table:table-cell table:style-name="ce62" table:content-validation-name="val6" office:value-type="float" office:value="158" calcext:value-type="float">
            <text:p>158</text:p>
          </table:table-cell>
          <table:table-cell table:style-name="ce199" office:value-type="string" calcext:value-type="string">
            <text:p>Holy Melody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" calcext:value-type="float">
            <text:p>1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2" table:style-name="ce165" office:value-type="float" office:value="100" calcext:value-type="float">
            <text:p>100</text:p>
          </table:table-cell>
          <table:table-cell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20" calcext:value-type="float">
            <text:p>120</text:p>
          </table:table-cell>
          <table:table-cell table:style-name="ce164" office:value-type="string" calcext:value-type="string">
            <text:p>Lilim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8" calcext:value-type="float">
            <text:p>8</text:p>
          </table:table-cell>
          <table:table-cell table:style-name="ce168" table:content-validation-name="val6" table:formula="of:=([.D122]+[.J122]/2)*6" office:value-type="float" office:value="78" calcext:value-type="float">
            <text:p>78</text:p>
          </table:table-cell>
          <table:table-cell table:style-name="ce171" table:content-validation-name="val6" table:formula="of:=([.D122]+[.I122]/2)*4" office:value-type="float" office:value="64" calcext:value-type="float">
            <text:p>64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12" calcext:value-type="float">
            <text:p>12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8" calcext:value-type="float">
            <text:p>8</text:p>
          </table:table-cell>
          <table:table-cell table:style-name="ce165" table:formula="of:=SUM([.G122:.L122])" office:value-type="float" office:value="68" calcext:value-type="float">
            <text:p>68</text:p>
          </table:table-cell>
          <table:table-cell table:style-name="ce192" table:formula="of:=CONCATENATE(COM.MICROSOFT.FLOOR([.E122]/(150/(150+[.J122]+MIN([.D122];99)));1); &quot; (~&quot;; COM.MICROSOFT.CEILING((1-(150/(150+[.J122]+MIN([.D122];99))))*100;1); &quot;%)&quot;)" office:value-type="string" office:string-value="87 (~11%)" calcext:value-type="string">
            <text:p>87 (~11%)</text:p>
          </table:table-cell>
          <table:table-cell table:style-name="ce195" table:formula="of:=CONCATENATE(COM.MICROSOFT.FLOOR([.E122]/(150/(150+[.I122]+MIN([.D122];99)));1); &quot; (~&quot;; COM.MICROSOFT.CEILING((1-(150/(150+[.I122]+MIN([.D122];99))))*100;1); &quot;%)&quot;)" office:value-type="string" office:string-value="90 (~14%)" calcext:value-type="string">
            <text:p>90 (~14%)</text:p>
          </table:table-cell>
          <table:table-cell table:style-name="ce198"/>
          <table:table-cell table:style-name="ce62" table:content-validation-name="val6" office:value-type="float" office:value="159" calcext:value-type="float">
            <text:p>159</text:p>
          </table:table-cell>
          <table:table-cell table:style-name="ce199" office:value-type="string" calcext:value-type="string">
            <text:p>Evil Melody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" calcext:value-type="float">
            <text:p>1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21" calcext:value-type="float">
            <text:p>121</text:p>
          </table:table-cell>
          <table:table-cell table:style-name="ce164" office:value-type="string" calcext:value-type="string">
            <text:p>Hresvelgr</text:p>
          </table:table-cell>
          <table:table-cell table:style-name="ce165" office:value-type="string" calcext:value-type="string">
            <text:p>Wilder</text:p>
          </table:table-cell>
          <table:table-cell table:style-name="ce165" office:value-type="float" office:value="75" calcext:value-type="float">
            <text:p>75</text:p>
          </table:table-cell>
          <table:table-cell table:style-name="ce168" table:content-validation-name="val6" table:formula="of:=([.D123]+[.J123]/2)*6" office:value-type="float" office:value="564" calcext:value-type="float">
            <text:p>564</text:p>
          </table:table-cell>
          <table:table-cell table:style-name="ce171" table:content-validation-name="val6" table:formula="of:=([.D123]+[.I123]/2)*4" office:value-type="float" office:value="380" calcext:value-type="float">
            <text:p>38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51" calcext:value-type="float">
            <text:p>51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50" calcext:value-type="float">
            <text:p>50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123:.L123])" office:value-type="float" office:value="241" calcext:value-type="float">
            <text:p>241</text:p>
          </table:table-cell>
          <table:table-cell table:style-name="ce192" table:formula="of:=CONCATENATE(COM.MICROSOFT.FLOOR([.E123]/(150/(150+[.J123]+MIN([.D123];99)));1); &quot; (~&quot;; COM.MICROSOFT.CEILING((1-(150/(150+[.J123]+MIN([.D123];99))))*100;1); &quot;%)&quot;)" office:value-type="string" office:string-value="988 (~43%)" calcext:value-type="string">
            <text:p>988 (~43%)</text:p>
          </table:table-cell>
          <table:table-cell table:style-name="ce195" table:formula="of:=CONCATENATE(COM.MICROSOFT.FLOOR([.E123]/(150/(150+[.I123]+MIN([.D123];99)));1); &quot; (~&quot;; COM.MICROSOFT.CEILING((1-(150/(150+[.I123]+MIN([.D123];99))))*100;1); &quot;%)&quot;)" office:value-type="string" office:string-value="996 (~44%)" calcext:value-type="string">
            <text:p>996 (~44%)</text:p>
          </table:table-cell>
          <table:table-cell table:style-name="ce198"/>
          <table:table-cell table:style-name="ce62" table:content-validation-name="val6" office:value-type="float" office:value="160" calcext:value-type="float">
            <text:p>160</text:p>
          </table:table-cell>
          <table:table-cell table:style-name="ce199" office:value-type="string" calcext:value-type="string">
            <text:p>Spiral Viper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2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6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3" calcext:value-type="float">
            <text:p>3</text:p>
          </table:table-cell>
          <table:table-cell table:style-name="ce165" office:value-type="float" office:value="62" calcext:value-type="float">
            <text:p>62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22" calcext:value-type="float">
            <text:p>122</text:p>
          </table:table-cell>
          <table:table-cell table:style-name="ce164" office:value-type="string" calcext:value-type="string">
            <text:p>Mothman</text:p>
          </table:table-cell>
          <table:table-cell table:style-name="ce165" office:value-type="string" calcext:value-type="string">
            <text:p>Wilder</text:p>
          </table:table-cell>
          <table:table-cell table:style-name="ce165" office:value-type="float" office:value="43" calcext:value-type="float">
            <text:p>43</text:p>
          </table:table-cell>
          <table:table-cell table:style-name="ce168" table:content-validation-name="val6" table:formula="of:=([.D124]+[.J124]/2)*6" office:value-type="float" office:value="366" calcext:value-type="float">
            <text:p>366</text:p>
          </table:table-cell>
          <table:table-cell table:style-name="ce171" table:content-validation-name="val6" table:formula="of:=([.D124]+[.I124]/2)*4" office:value-type="float" office:value="244" calcext:value-type="float">
            <text:p>244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34" calcext:value-type="float">
            <text:p>34</text:p>
          </table:table-cell>
          <table:table-cell table:style-name="ce180" office:value-type="float" office:value="36" calcext:value-type="float">
            <text:p>36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124:.L124])" office:value-type="float" office:value="160" calcext:value-type="float">
            <text:p>160</text:p>
          </table:table-cell>
          <table:table-cell table:style-name="ce192" table:formula="of:=CONCATENATE(COM.MICROSOFT.FLOOR([.E124]/(150/(150+[.J124]+MIN([.D124];99)));1); &quot; (~&quot;; COM.MICROSOFT.CEILING((1-(150/(150+[.J124]+MIN([.D124];99))))*100;1); &quot;%)&quot;)" office:value-type="string" office:string-value="558 (~35%)" calcext:value-type="string">
            <text:p>558 (~35%)</text:p>
          </table:table-cell>
          <table:table-cell table:style-name="ce195" table:formula="of:=CONCATENATE(COM.MICROSOFT.FLOOR([.E124]/(150/(150+[.I124]+MIN([.D124];99)));1); &quot; (~&quot;; COM.MICROSOFT.CEILING((1-(150/(150+[.I124]+MIN([.D124];99))))*100;1); &quot;%)&quot;)" office:value-type="string" office:string-value="558 (~35%)" calcext:value-type="string">
            <text:p>558 (~35%)</text:p>
          </table:table-cell>
          <table:table-cell table:style-name="ce198"/>
          <table:table-cell table:style-name="ce62" table:content-validation-name="val6" office:value-type="float" office:value="161" calcext:value-type="float">
            <text:p>161</text:p>
          </table:table-cell>
          <table:table-cell table:style-name="ce199" office:value-type="string" calcext:value-type="string">
            <text:p>Magma Axis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30" calcext:value-type="float">
            <text:p>30</text:p>
          </table:table-cell>
          <table:table-cell table:style-name="ce165" office:value-type="float" office:value="48" calcext:value-type="float">
            <text:p>48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470" calcext:value-type="float">
            <text:p>47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23" calcext:value-type="float">
            <text:p>123</text:p>
          </table:table-cell>
          <table:table-cell table:style-name="ce164" office:value-type="string" calcext:value-type="string">
            <text:p>Raiju</text:p>
          </table:table-cell>
          <table:table-cell table:style-name="ce165" office:value-type="string" calcext:value-type="string">
            <text:p>Wilder</text:p>
          </table:table-cell>
          <table:table-cell table:style-name="ce165" office:value-type="float" office:value="25" calcext:value-type="float">
            <text:p>25</text:p>
          </table:table-cell>
          <table:table-cell table:style-name="ce168" table:content-validation-name="val6" table:formula="of:=([.D125]+[.J125]/2)*6" office:value-type="float" office:value="204" calcext:value-type="float">
            <text:p>204</text:p>
          </table:table-cell>
          <table:table-cell table:style-name="ce171" table:content-validation-name="val6" table:formula="of:=([.D125]+[.I125]/2)*4" office:value-type="float" office:value="160" calcext:value-type="float">
            <text:p>160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23" calcext:value-type="float">
            <text:p>23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125:.L125])" office:value-type="float" office:value="113" calcext:value-type="float">
            <text:p>113</text:p>
          </table:table-cell>
          <table:table-cell table:style-name="ce192" table:formula="of:=CONCATENATE(COM.MICROSOFT.FLOOR([.E125]/(150/(150+[.J125]+MIN([.D125];99)));1); &quot; (~&quot;; COM.MICROSOFT.CEILING((1-(150/(150+[.J125]+MIN([.D125];99))))*100;1); &quot;%)&quot;)" office:value-type="string" office:string-value="262 (~23%)" calcext:value-type="string">
            <text:p>262 (~23%)</text:p>
          </table:table-cell>
          <table:table-cell table:style-name="ce195" table:formula="of:=CONCATENATE(COM.MICROSOFT.FLOOR([.E125]/(150/(150+[.I125]+MIN([.D125];99)));1); &quot; (~&quot;; COM.MICROSOFT.CEILING((1-(150/(150+[.I125]+MIN([.D125];99))))*100;1); &quot;%)&quot;)" office:value-type="string" office:string-value="278 (~27%)" calcext:value-type="string">
            <text:p>278 (~27%)</text:p>
          </table:table-cell>
          <table:table-cell table:style-name="ce198"/>
          <table:table-cell table:style-name="ce62" table:content-validation-name="val6" office:value-type="float" office:value="163" calcext:value-type="float">
            <text:p>163</text:p>
          </table:table-cell>
          <table:table-cell table:style-name="ce199" office:value-type="string" calcext:value-type="string">
            <text:p>Gaea Rag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2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3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3" calcext:value-type="float">
            <text:p>3</text:p>
          </table:table-cell>
          <table:table-cell table:style-name="ce165" office:value-type="float" office:value="47" calcext:value-type="float">
            <text:p>47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24" calcext:value-type="float">
            <text:p>124</text:p>
          </table:table-cell>
          <table:table-cell table:style-name="ce164" office:value-type="string" calcext:value-type="string">
            <text:p>Nue</text:p>
          </table:table-cell>
          <table:table-cell table:style-name="ce165" office:value-type="string" calcext:value-type="string">
            <text:p>Wilder</text:p>
          </table:table-cell>
          <table:table-cell table:style-name="ce165" office:value-type="float" office:value="31" calcext:value-type="float">
            <text:p>31</text:p>
          </table:table-cell>
          <table:table-cell table:style-name="ce168" table:content-validation-name="val6" table:formula="of:=([.D126]+[.J126]/2)*6" office:value-type="float" office:value="258" calcext:value-type="float">
            <text:p>258</text:p>
          </table:table-cell>
          <table:table-cell table:style-name="ce171" table:content-validation-name="val6" table:formula="of:=([.D126]+[.I126]/2)*4" office:value-type="float" office:value="160" calcext:value-type="float">
            <text:p>160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23" calcext:value-type="float">
            <text:p>23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24" calcext:value-type="float">
            <text:p>24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126:.L126])" office:value-type="float" office:value="125" calcext:value-type="float">
            <text:p>125</text:p>
          </table:table-cell>
          <table:table-cell table:style-name="ce192" table:formula="of:=CONCATENATE(COM.MICROSOFT.FLOOR([.E126]/(150/(150+[.J126]+MIN([.D126];99)));1); &quot; (~&quot;; COM.MICROSOFT.CEILING((1-(150/(150+[.J126]+MIN([.D126];99))))*100;1); &quot;%)&quot;)" office:value-type="string" office:string-value="352 (~27%)" calcext:value-type="string">
            <text:p>352 (~27%)</text:p>
          </table:table-cell>
          <table:table-cell table:style-name="ce195" table:formula="of:=CONCATENATE(COM.MICROSOFT.FLOOR([.E126]/(150/(150+[.I126]+MIN([.D126];99)));1); &quot; (~&quot;; COM.MICROSOFT.CEILING((1-(150/(150+[.I126]+MIN([.D126];99))))*100;1); &quot;%)&quot;)" office:value-type="string" office:string-value="342 (~25%)" calcext:value-type="string">
            <text:p>342 (~25%)</text:p>
          </table:table-cell>
          <table:table-cell table:style-name="ce198"/>
          <table:table-cell table:style-name="ce62" table:content-validation-name="val6" office:value-type="float" office:value="176" calcext:value-type="float">
            <text:p>176</text:p>
          </table:table-cell>
          <table:table-cell table:style-name="ce199" office:value-type="string" calcext:value-type="string">
            <text:p>Fire Breath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9 M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5" calcext:value-type="float">
            <text:p>85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25" calcext:value-type="float">
            <text:p>125</text:p>
          </table:table-cell>
          <table:table-cell table:style-name="ce164" office:value-type="string" calcext:value-type="string">
            <text:p>Bicorn</text:p>
          </table:table-cell>
          <table:table-cell table:style-name="ce165" office:value-type="string" calcext:value-type="string">
            <text:p>Wilder</text:p>
          </table:table-cell>
          <table:table-cell table:style-name="ce165" office:value-type="float" office:value="15" calcext:value-type="float">
            <text:p>15</text:p>
          </table:table-cell>
          <table:table-cell table:style-name="ce168" table:content-validation-name="val6" table:formula="of:=([.D127]+[.J127]/2)*6" office:value-type="float" office:value="150" calcext:value-type="float">
            <text:p>150</text:p>
          </table:table-cell>
          <table:table-cell table:style-name="ce171" table:content-validation-name="val6" table:formula="of:=([.D127]+[.I127]/2)*4" office:value-type="float" office:value="84" calcext:value-type="float">
            <text:p>84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11" calcext:value-type="float">
            <text:p>11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8" calcext:value-type="float">
            <text:p>8</text:p>
          </table:table-cell>
          <table:table-cell table:style-name="ce165" table:formula="of:=SUM([.G127:.L127])" office:value-type="float" office:value="81" calcext:value-type="float">
            <text:p>81</text:p>
          </table:table-cell>
          <table:table-cell table:style-name="ce192" table:formula="of:=CONCATENATE(COM.MICROSOFT.FLOOR([.E127]/(150/(150+[.J127]+MIN([.D127];99)));1); &quot; (~&quot;; COM.MICROSOFT.CEILING((1-(150/(150+[.J127]+MIN([.D127];99))))*100;1); &quot;%)&quot;)" office:value-type="string" office:string-value="185 (~19%)" calcext:value-type="string">
            <text:p>185 (~19%)</text:p>
          </table:table-cell>
          <table:table-cell table:style-name="ce195" table:formula="of:=CONCATENATE(COM.MICROSOFT.FLOOR([.E127]/(150/(150+[.I127]+MIN([.D127];99)));1); &quot; (~&quot;; COM.MICROSOFT.CEILING((1-(150/(150+[.I127]+MIN([.D127];99))))*100;1); &quot;%)&quot;)" office:value-type="string" office:string-value="177 (~16%)" calcext:value-type="string">
            <text:p>177 (~16%)</text:p>
          </table:table-cell>
          <table:table-cell table:style-name="ce198"/>
          <table:table-cell table:style-name="ce62" table:content-validation-name="val6" office:value-type="float" office:value="177" calcext:value-type="float">
            <text:p>177</text:p>
          </table:table-cell>
          <table:table-cell table:style-name="ce199" office:value-type="string" calcext:value-type="string">
            <text:p>Hellfire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8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40" calcext:value-type="float">
            <text:p>14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26" calcext:value-type="float">
            <text:p>126</text:p>
          </table:table-cell>
          <table:table-cell table:style-name="ce164" office:value-type="string" calcext:value-type="string">
            <text:p>Zhen</text:p>
          </table:table-cell>
          <table:table-cell table:style-name="ce165" office:value-type="string" calcext:value-type="string">
            <text:p>Wilder</text:p>
          </table:table-cell>
          <table:table-cell table:style-name="ce165" office:value-type="float" office:value="6" calcext:value-type="float">
            <text:p>6</text:p>
          </table:table-cell>
          <table:table-cell table:style-name="ce168" table:content-validation-name="val6" table:formula="of:=([.D128]+[.J128]/2)*6" office:value-type="float" office:value="72" calcext:value-type="float">
            <text:p>72</text:p>
          </table:table-cell>
          <table:table-cell table:style-name="ce171" table:content-validation-name="val6" table:formula="of:=([.D128]+[.I128]/2)*4" office:value-type="float" office:value="48" calcext:value-type="float">
            <text:p>48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9" calcext:value-type="float">
            <text:p>9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128:.L128])" office:value-type="float" office:value="61" calcext:value-type="float">
            <text:p>61</text:p>
          </table:table-cell>
          <table:table-cell table:style-name="ce192" table:formula="of:=CONCATENATE(COM.MICROSOFT.FLOOR([.E128]/(150/(150+[.J128]+MIN([.D128];99)));1); &quot; (~&quot;; COM.MICROSOFT.CEILING((1-(150/(150+[.J128]+MIN([.D128];99))))*100;1); &quot;%)&quot;)" office:value-type="string" office:string-value="80 (~11%)" calcext:value-type="string">
            <text:p>80 (~11%)</text:p>
          </table:table-cell>
          <table:table-cell table:style-name="ce195" table:formula="of:=CONCATENATE(COM.MICROSOFT.FLOOR([.E128]/(150/(150+[.I128]+MIN([.D128];99)));1); &quot; (~&quot;; COM.MICROSOFT.CEILING((1-(150/(150+[.I128]+MIN([.D128];99))))*100;1); &quot;%)&quot;)" office:value-type="string" office:string-value="80 (~11%)" calcext:value-type="string">
            <text:p>80 (~11%)</text:p>
          </table:table-cell>
          <table:table-cell table:style-name="ce198"/>
          <table:table-cell table:style-name="ce62" table:content-validation-name="val6" office:value-type="float" office:value="178" calcext:value-type="float">
            <text:p>178</text:p>
          </table:table-cell>
          <table:table-cell table:style-name="ce199" office:value-type="string" calcext:value-type="string">
            <text:p>Prominence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30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90" calcext:value-type="float">
            <text:p>9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53" calcext:value-type="float">
            <text:p>253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27" calcext:value-type="float">
            <text:p>127</text:p>
          </table:table-cell>
          <table:table-cell table:style-name="ce164" office:value-type="string" calcext:value-type="string">
            <text:p>Vetala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63" calcext:value-type="float">
            <text:p>63</text:p>
          </table:table-cell>
          <table:table-cell table:style-name="ce168" table:content-validation-name="val6" table:formula="of:=([.D129]+[.J129]/2)*6" office:value-type="float" office:value="474" calcext:value-type="float">
            <text:p>474</text:p>
          </table:table-cell>
          <table:table-cell table:style-name="ce171" table:content-validation-name="val6" table:formula="of:=([.D129]+[.I129]/2)*4" office:value-type="float" office:value="332" calcext:value-type="float">
            <text:p>332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46" calcext:value-type="float">
            <text:p>46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129:.L129])" office:value-type="float" office:value="212" calcext:value-type="float">
            <text:p>212</text:p>
          </table:table-cell>
          <table:table-cell table:style-name="ce192" table:formula="of:=CONCATENATE(COM.MICROSOFT.FLOOR([.E129]/(150/(150+[.J129]+MIN([.D129];99)));1); &quot; (~&quot;; COM.MICROSOFT.CEILING((1-(150/(150+[.J129]+MIN([.D129];99))))*100;1); &quot;%)&quot;)" office:value-type="string" office:string-value="774 (~39%)" calcext:value-type="string">
            <text:p>774 (~39%)</text:p>
          </table:table-cell>
          <table:table-cell table:style-name="ce195" table:formula="of:=CONCATENATE(COM.MICROSOFT.FLOOR([.E129]/(150/(150+[.I129]+MIN([.D129];99)));1); &quot; (~&quot;; COM.MICROSOFT.CEILING((1-(150/(150+[.I129]+MIN([.D129];99))))*100;1); &quot;%)&quot;)" office:value-type="string" office:string-value="799 (~41%)" calcext:value-type="string">
            <text:p>799 (~41%)</text:p>
          </table:table-cell>
          <table:table-cell table:style-name="ce198"/>
          <table:table-cell table:style-name="ce62" table:content-validation-name="val6" office:value-type="float" office:value="179" calcext:value-type="float">
            <text:p>179</text:p>
          </table:table-cell>
          <table:table-cell table:style-name="ce199" office:value-type="string" calcext:value-type="string">
            <text:p>Ragnarok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3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80" calcext:value-type="float">
            <text:p>8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00" calcext:value-type="float">
            <text:p>80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28" calcext:value-type="float">
            <text:p>128</text:p>
          </table:table-cell>
          <table:table-cell table:style-name="ce164" office:value-type="string" calcext:value-type="string">
            <text:p>Legion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49" calcext:value-type="float">
            <text:p>49</text:p>
          </table:table-cell>
          <table:table-cell table:style-name="ce168" table:content-validation-name="val6" table:formula="of:=([.D130]+[.J130]/2)*6" office:value-type="float" office:value="420" calcext:value-type="float">
            <text:p>420</text:p>
          </table:table-cell>
          <table:table-cell table:style-name="ce171" table:content-validation-name="val6" table:formula="of:=([.D130]+[.I130]/2)*4" office:value-type="float" office:value="240" calcext:value-type="float">
            <text:p>24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28" calcext:value-type="float">
            <text:p>28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130:.L130])" office:value-type="float" office:value="166" calcext:value-type="float">
            <text:p>166</text:p>
          </table:table-cell>
          <table:table-cell table:style-name="ce192" table:formula="of:=CONCATENATE(COM.MICROSOFT.FLOOR([.E130]/(150/(150+[.J130]+MIN([.D130];99)));1); &quot; (~&quot;; COM.MICROSOFT.CEILING((1-(150/(150+[.J130]+MIN([.D130];99))))*100;1); &quot;%)&quot;)" office:value-type="string" office:string-value="674 (~38%)" calcext:value-type="string">
            <text:p>674 (~38%)</text:p>
          </table:table-cell>
          <table:table-cell table:style-name="ce195" table:formula="of:=CONCATENATE(COM.MICROSOFT.FLOOR([.E130]/(150/(150+[.I130]+MIN([.D130];99)));1); &quot; (~&quot;; COM.MICROSOFT.CEILING((1-(150/(150+[.I130]+MIN([.D130];99))))*100;1); &quot;%)&quot;)" office:value-type="string" office:string-value="618 (~33%)" calcext:value-type="string">
            <text:p>618 (~33%)</text:p>
          </table:table-cell>
          <table:table-cell table:style-name="ce198"/>
          <table:table-cell table:style-name="ce62" table:content-validation-name="val6" office:value-type="float" office:value="180" calcext:value-type="float">
            <text:p>180</text:p>
          </table:table-cell>
          <table:table-cell table:style-name="ce199" office:value-type="string" calcext:value-type="string">
            <text:p>Ice Breath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9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25" calcext:value-type="float">
            <text:p>2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70" calcext:value-type="float">
            <text:p>7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29" calcext:value-type="float">
            <text:p>129</text:p>
          </table:table-cell>
          <table:table-cell table:style-name="ce164" office:value-type="string" calcext:value-type="string">
            <text:p>Yaka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17" calcext:value-type="float">
            <text:p>17</text:p>
          </table:table-cell>
          <table:table-cell table:style-name="ce168" table:content-validation-name="val6" table:formula="of:=([.D131]+[.J131]/2)*6" office:value-type="float" office:value="150" calcext:value-type="float">
            <text:p>150</text:p>
          </table:table-cell>
          <table:table-cell table:style-name="ce171" table:content-validation-name="val6" table:formula="of:=([.D131]+[.I131]/2)*4" office:value-type="float" office:value="108" calcext:value-type="float">
            <text:p>108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17" calcext:value-type="float">
            <text:p>17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131:.L131])" office:value-type="float" office:value="91" calcext:value-type="float">
            <text:p>91</text:p>
          </table:table-cell>
          <table:table-cell table:style-name="ce192" table:formula="of:=CONCATENATE(COM.MICROSOFT.FLOOR([.E131]/(150/(150+[.J131]+MIN([.D131];99)));1); &quot; (~&quot;; COM.MICROSOFT.CEILING((1-(150/(150+[.J131]+MIN([.D131];99))))*100;1); &quot;%)&quot;)" office:value-type="string" office:string-value="183 (~19%)" calcext:value-type="string">
            <text:p>183 (~19%)</text:p>
          </table:table-cell>
          <table:table-cell table:style-name="ce195" table:formula="of:=CONCATENATE(COM.MICROSOFT.FLOOR([.E131]/(150/(150+[.I131]+MIN([.D131];99)));1); &quot; (~&quot;; COM.MICROSOFT.CEILING((1-(150/(150+[.I131]+MIN([.D131];99))))*100;1); &quot;%)&quot;)" office:value-type="string" office:string-value="187 (~20%)" calcext:value-type="string">
            <text:p>187 (~20%)</text:p>
          </table:table-cell>
          <table:table-cell table:style-name="ce198"/>
          <table:table-cell table:style-name="ce62" table:content-validation-name="val6" office:value-type="float" office:value="181" calcext:value-type="float">
            <text:p>181</text:p>
          </table:table-cell>
          <table:table-cell table:style-name="ce199" office:value-type="string" calcext:value-type="string">
            <text:p>Glacial Blast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30" calcext:value-type="float">
            <text:p>130</text:p>
          </table:table-cell>
          <table:table-cell table:style-name="ce164" office:value-type="string" calcext:value-type="string">
            <text:p>Choronzon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11" calcext:value-type="float">
            <text:p>11</text:p>
          </table:table-cell>
          <table:table-cell table:style-name="ce168" table:content-validation-name="val6" table:formula="of:=([.D132]+[.J132]/2)*6" office:value-type="float" office:value="156" calcext:value-type="float">
            <text:p>156</text:p>
          </table:table-cell>
          <table:table-cell table:style-name="ce171" table:content-validation-name="val6" table:formula="of:=([.D132]+[.I132]/2)*4" office:value-type="float" office:value="60" calcext:value-type="float">
            <text:p>60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6" calcext:value-type="float">
            <text:p>6</text:p>
          </table:table-cell>
          <table:table-cell table:style-name="ce180" office:value-type="float" office:value="8" calcext:value-type="float">
            <text:p>8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4" calcext:value-type="float">
            <text:p>4</text:p>
          </table:table-cell>
          <table:table-cell table:style-name="ce165" table:formula="of:=SUM([.G132:.L132])" office:value-type="float" office:value="68" calcext:value-type="float">
            <text:p>68</text:p>
          </table:table-cell>
          <table:table-cell table:style-name="ce192" table:formula="of:=CONCATENATE(COM.MICROSOFT.FLOOR([.E132]/(150/(150+[.J132]+MIN([.D132];99)));1); &quot; (~&quot;; COM.MICROSOFT.CEILING((1-(150/(150+[.J132]+MIN([.D132];99))))*100;1); &quot;%)&quot;)" office:value-type="string" office:string-value="198 (~22%)" calcext:value-type="string">
            <text:p>198 (~22%)</text:p>
          </table:table-cell>
          <table:table-cell table:style-name="ce195" table:formula="of:=CONCATENATE(COM.MICROSOFT.FLOOR([.E132]/(150/(150+[.I132]+MIN([.D132];99)));1); &quot; (~&quot;; COM.MICROSOFT.CEILING((1-(150/(150+[.I132]+MIN([.D132];99))))*100;1); &quot;%)&quot;)" office:value-type="string" office:string-value="175 (~12%)" calcext:value-type="string">
            <text:p>175 (~12%)</text:p>
          </table:table-cell>
          <table:table-cell table:style-name="ce198"/>
          <table:table-cell table:style-name="ce62" table:content-validation-name="val6" office:value-type="float" office:value="182" calcext:value-type="float">
            <text:p>182</text:p>
          </table:table-cell>
          <table:table-cell table:style-name="ce199" office:value-type="string" calcext:value-type="string">
            <text:p>Shock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9 M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25" calcext:value-type="float">
            <text:p>2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70" calcext:value-type="float">
            <text:p>7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31" calcext:value-type="float">
            <text:p>131</text:p>
          </table:table-cell>
          <table:table-cell table:style-name="ce164" office:value-type="string" calcext:value-type="string">
            <text:p>Preta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4" calcext:value-type="float">
            <text:p>4</text:p>
          </table:table-cell>
          <table:table-cell table:style-name="ce168" table:content-validation-name="val6" table:formula="of:=([.D133]+[.J133]/2)*6" office:value-type="float" office:value="54" calcext:value-type="float">
            <text:p>54</text:p>
          </table:table-cell>
          <table:table-cell table:style-name="ce171" table:content-validation-name="val6" table:formula="of:=([.D133]+[.I133]/2)*4" office:value-type="float" office:value="32" calcext:value-type="float">
            <text:p>32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5" calcext:value-type="float">
            <text:p>5</text:p>
          </table:table-cell>
          <table:table-cell table:style-name="ce180" office:value-type="float" office:value="8" calcext:value-type="float">
            <text:p>8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8" calcext:value-type="float">
            <text:p>8</text:p>
          </table:table-cell>
          <table:table-cell table:style-name="ce165" table:formula="of:=SUM([.G133:.L133])" office:value-type="float" office:value="53" calcext:value-type="float">
            <text:p>53</text:p>
          </table:table-cell>
          <table:table-cell table:style-name="ce192" table:formula="of:=CONCATENATE(COM.MICROSOFT.FLOOR([.E133]/(150/(150+[.J133]+MIN([.D133];99)));1); &quot; (~&quot;; COM.MICROSOFT.CEILING((1-(150/(150+[.J133]+MIN([.D133];99))))*100;1); &quot;%)&quot;)" office:value-type="string" office:string-value="59 (~9%)" calcext:value-type="string">
            <text:p>59 (~9%)</text:p>
          </table:table-cell>
          <table:table-cell table:style-name="ce195" table:formula="of:=CONCATENATE(COM.MICROSOFT.FLOOR([.E133]/(150/(150+[.I133]+MIN([.D133];99)));1); &quot; (~&quot;; COM.MICROSOFT.CEILING((1-(150/(150+[.I133]+MIN([.D133];99))))*100;1); &quot;%)&quot;)" office:value-type="string" office:string-value="58 (~8%)" calcext:value-type="string">
            <text:p>58 (~8%)</text:p>
          </table:table-cell>
          <table:table-cell table:style-name="ce198"/>
          <table:table-cell table:style-name="ce62" table:content-validation-name="val6" office:value-type="float" office:value="183" calcext:value-type="float">
            <text:p>183</text:p>
          </table:table-cell>
          <table:table-cell table:style-name="ce199" office:value-type="string" calcext:value-type="string">
            <text:p>Bolt Storm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32" calcext:value-type="float">
            <text:p>132</text:p>
          </table:table-cell>
          <table:table-cell table:style-name="ce164" office:value-type="string" calcext:value-type="string">
            <text:p>Shadow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table:formula="of:=([.D134]+[.J134]/2)*6" office:value-type="float" office:value="420" calcext:value-type="float">
            <text:p>420</text:p>
          </table:table-cell>
          <table:table-cell table:style-name="ce171" table:content-validation-name="val6" table:formula="of:=([.D134]+[.I134]/2)*4" office:value-type="float" office:value="288" calcext:value-type="float">
            <text:p>288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134:.L134])" office:value-type="float" office:value="192" calcext:value-type="float">
            <text:p>192</text:p>
          </table:table-cell>
          <table:table-cell table:style-name="ce192" table:formula="of:=CONCATENATE(COM.MICROSOFT.FLOOR([.E134]/(150/(150+[.J134]+MIN([.D134];99)));1); &quot; (~&quot;; COM.MICROSOFT.CEILING((1-(150/(150+[.J134]+MIN([.D134];99))))*100;1); &quot;%)&quot;)" office:value-type="string" office:string-value="666 (~37%)" calcext:value-type="string">
            <text:p>666 (~37%)</text:p>
          </table:table-cell>
          <table:table-cell table:style-name="ce195" table:formula="of:=CONCATENATE(COM.MICROSOFT.FLOOR([.E134]/(150/(150+[.I134]+MIN([.D134];99)));1); &quot; (~&quot;; COM.MICROSOFT.CEILING((1-(150/(150+[.I134]+MIN([.D134];99))))*100;1); &quot;%)&quot;)" office:value-type="string" office:string-value="677 (~39%)" calcext:value-type="string">
            <text:p>677 (~39%)</text:p>
          </table:table-cell>
          <table:table-cell table:style-name="ce198"/>
          <table:table-cell table:style-name="ce62" table:content-validation-name="val6" office:value-type="float" office:value="184" calcext:value-type="float">
            <text:p>184</text:p>
          </table:table-cell>
          <table:table-cell table:style-name="ce199" office:value-type="string" calcext:value-type="string">
            <text:p>Wing Buffet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9 M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4" calcext:value-type="float">
            <text:p>84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33" calcext:value-type="float">
            <text:p>133</text:p>
          </table:table-cell>
          <table:table-cell table:style-name="ce164" office:value-type="string" calcext:value-type="string">
            <text:p>Black Ooze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28" calcext:value-type="float">
            <text:p>28</text:p>
          </table:table-cell>
          <table:table-cell table:style-name="ce168" table:content-validation-name="val6" table:formula="of:=([.D135]+[.J135]/2)*6" office:value-type="float" office:value="264" calcext:value-type="float">
            <text:p>264</text:p>
          </table:table-cell>
          <table:table-cell table:style-name="ce171" table:content-validation-name="val6" table:formula="of:=([.D135]+[.I135]/2)*4" office:value-type="float" office:value="148" calcext:value-type="float">
            <text:p>148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14" calcext:value-type="float">
            <text:p>14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135:.L135])" office:value-type="float" office:value="110" calcext:value-type="float">
            <text:p>110</text:p>
          </table:table-cell>
          <table:table-cell table:style-name="ce192" table:formula="of:=CONCATENATE(COM.MICROSOFT.FLOOR([.E135]/(150/(150+[.J135]+MIN([.D135];99)));1); &quot; (~&quot;; COM.MICROSOFT.CEILING((1-(150/(150+[.J135]+MIN([.D135];99))))*100;1); &quot;%)&quot;)" office:value-type="string" office:string-value="369 (~29%)" calcext:value-type="string">
            <text:p>369 (~29%)</text:p>
          </table:table-cell>
          <table:table-cell table:style-name="ce195" table:formula="of:=CONCATENATE(COM.MICROSOFT.FLOOR([.E135]/(150/(150+[.I135]+MIN([.D135];99)));1); &quot; (~&quot;; COM.MICROSOFT.CEILING((1-(150/(150+[.I135]+MIN([.D135];99))))*100;1); &quot;%)&quot;)" office:value-type="string" office:string-value="344 (~24%)" calcext:value-type="string">
            <text:p>344 (~24%)</text:p>
          </table:table-cell>
          <table:table-cell table:style-name="ce198"/>
          <table:table-cell table:style-name="ce62" table:content-validation-name="val6" office:value-type="float" office:value="185" calcext:value-type="float">
            <text:p>185</text:p>
          </table:table-cell>
          <table:table-cell table:style-name="ce199" office:value-type="string" calcext:value-type="string">
            <text:p>Tornado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34" calcext:value-type="float">
            <text:p>134</text:p>
          </table:table-cell>
          <table:table-cell table:style-name="ce164" office:value-type="string" calcext:value-type="string">
            <text:p>Blob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16" calcext:value-type="float">
            <text:p>16</text:p>
          </table:table-cell>
          <table:table-cell table:style-name="ce168" table:content-validation-name="val6" table:formula="of:=([.D136]+[.J136]/2)*6" office:value-type="float" office:value="156" calcext:value-type="float">
            <text:p>156</text:p>
          </table:table-cell>
          <table:table-cell table:style-name="ce171" table:content-validation-name="val6" table:formula="of:=([.D136]+[.I136]/2)*4" office:value-type="float" office:value="88" calcext:value-type="float">
            <text:p>88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9" calcext:value-type="float">
            <text:p>9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36:.L136])" office:value-type="float" office:value="81" calcext:value-type="float">
            <text:p>81</text:p>
          </table:table-cell>
          <table:table-cell table:style-name="ce192" table:formula="of:=CONCATENATE(COM.MICROSOFT.FLOOR([.E136]/(150/(150+[.J136]+MIN([.D136];99)));1); &quot; (~&quot;; COM.MICROSOFT.CEILING((1-(150/(150+[.J136]+MIN([.D136];99))))*100;1); &quot;%)&quot;)" office:value-type="string" office:string-value="193 (~20%)" calcext:value-type="string">
            <text:p>193 (~20%)</text:p>
          </table:table-cell>
          <table:table-cell table:style-name="ce195" table:formula="of:=CONCATENATE(COM.MICROSOFT.FLOOR([.E136]/(150/(150+[.I136]+MIN([.D136];99)));1); &quot; (~&quot;; COM.MICROSOFT.CEILING((1-(150/(150+[.I136]+MIN([.D136];99))))*100;1); &quot;%)&quot;)" office:value-type="string" office:string-value="185 (~16%)" calcext:value-type="string">
            <text:p>185 (~16%)</text:p>
          </table:table-cell>
          <table:table-cell table:style-name="ce198"/>
          <table:table-cell table:style-name="ce62" table:content-validation-name="val6" office:value-type="float" office:value="186" calcext:value-type="float">
            <text:p>186</text:p>
          </table:table-cell>
          <table:table-cell table:style-name="ce199" office:value-type="string" calcext:value-type="string">
            <text:p>Wind Cutter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string" calcext:value-type="string">
            <text:p>13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90" calcext:value-type="float">
            <text:p>9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330" calcext:value-type="float">
            <text:p>33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35" calcext:value-type="float">
            <text:p>135</text:p>
          </table:table-cell>
          <table:table-cell table:style-name="ce164" office:value-type="string" calcext:value-type="string">
            <text:p>Slime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6" calcext:value-type="float">
            <text:p>6</text:p>
          </table:table-cell>
          <table:table-cell table:style-name="ce168" table:content-validation-name="val6" table:formula="of:=([.D137]+[.J137]/2)*6" office:value-type="float" office:value="54" calcext:value-type="float">
            <text:p>54</text:p>
          </table:table-cell>
          <table:table-cell table:style-name="ce171" table:content-validation-name="val6" table:formula="of:=([.D137]+[.I137]/2)*4" office:value-type="float" office:value="44" calcext:value-type="float">
            <text:p>44</text:p>
          </table:table-cell>
          <table:table-cell table:style-name="ce174" office:value-type="float" office:value="12" calcext:value-type="float">
            <text:p>12</text:p>
          </table:table-cell>
          <table:table-cell table:style-name="ce177" office:value-type="float" office:value="9" calcext:value-type="float">
            <text:p>9</text:p>
          </table:table-cell>
          <table:table-cell table:style-name="ce180" office:value-type="float" office:value="10" calcext:value-type="float">
            <text:p>10</text:p>
          </table:table-cell>
          <table:table-cell table:style-name="ce183" office:value-type="float" office:value="6" calcext:value-type="float">
            <text:p>6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37:.L137])" office:value-type="float" office:value="61" calcext:value-type="float">
            <text:p>61</text:p>
          </table:table-cell>
          <table:table-cell table:style-name="ce192" table:formula="of:=CONCATENATE(COM.MICROSOFT.FLOOR([.E137]/(150/(150+[.J137]+MIN([.D137];99)));1); &quot; (~&quot;; COM.MICROSOFT.CEILING((1-(150/(150+[.J137]+MIN([.D137];99))))*100;1); &quot;%)&quot;)" office:value-type="string" office:string-value="58 (~8%)" calcext:value-type="string">
            <text:p>58 (~8%)</text:p>
          </table:table-cell>
          <table:table-cell table:style-name="ce195" table:formula="of:=CONCATENATE(COM.MICROSOFT.FLOOR([.E137]/(150/(150+[.I137]+MIN([.D137];99)));1); &quot; (~&quot;; COM.MICROSOFT.CEILING((1-(150/(150+[.I137]+MIN([.D137];99))))*100;1); &quot;%)&quot;)" office:value-type="string" office:string-value="59 (~10%)" calcext:value-type="string">
            <text:p>59 (~10%)</text:p>
          </table:table-cell>
          <table:table-cell table:style-name="ce198"/>
          <table:table-cell table:style-name="ce62" table:content-validation-name="val6" office:value-type="float" office:value="187" calcext:value-type="float">
            <text:p>187</text:p>
          </table:table-cell>
          <table:table-cell table:style-name="ce199" office:value-type="string" calcext:value-type="string">
            <text:p>Wet Wind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00" calcext:value-type="float">
            <text:p>20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36" calcext:value-type="float">
            <text:p>136</text:p>
          </table:table-cell>
          <table:table-cell table:style-name="ce164" office:value-type="string" calcext:value-type="string">
            <text:p>Mou-Ryo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7" calcext:value-type="float">
            <text:p>7</text:p>
          </table:table-cell>
          <table:table-cell table:style-name="ce168" table:content-validation-name="val6" table:formula="of:=([.D138]+[.J138]/2)*6" office:value-type="float" office:value="66" calcext:value-type="float">
            <text:p>66</text:p>
          </table:table-cell>
          <table:table-cell table:style-name="ce171" table:content-validation-name="val6" table:formula="of:=([.D138]+[.I138]/2)*4" office:value-type="float" office:value="56" calcext:value-type="float">
            <text:p>56</text:p>
          </table:table-cell>
          <table:table-cell table:style-name="ce174" office:value-type="float" office:value="12" calcext:value-type="float">
            <text:p>12</text:p>
          </table:table-cell>
          <table:table-cell table:style-name="ce177" office:value-type="float" office:value="10" calcext:value-type="float">
            <text:p>10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138:.L138])" office:value-type="float" office:value="64" calcext:value-type="float">
            <text:p>64</text:p>
          </table:table-cell>
          <table:table-cell table:style-name="ce192" table:formula="of:=CONCATENATE(COM.MICROSOFT.FLOOR([.E138]/(150/(150+[.J138]+MIN([.D138];99)));1); &quot; (~&quot;; COM.MICROSOFT.CEILING((1-(150/(150+[.J138]+MIN([.D138];99))))*100;1); &quot;%)&quot;)" office:value-type="string" office:string-value="72 (~10%)" calcext:value-type="string">
            <text:p>72 (~10%)</text:p>
          </table:table-cell>
          <table:table-cell table:style-name="ce195" table:formula="of:=CONCATENATE(COM.MICROSOFT.FLOOR([.E138]/(150/(150+[.I138]+MIN([.D138];99)));1); &quot; (~&quot;; COM.MICROSOFT.CEILING((1-(150/(150+[.I138]+MIN([.D138];99))))*100;1); &quot;%)&quot;)" office:value-type="string" office:string-value="75 (~13%)" calcext:value-type="string">
            <text:p>75 (~13%)</text:p>
          </table:table-cell>
          <table:table-cell table:style-name="ce198"/>
          <table:table-cell table:style-name="ce62" table:content-validation-name="val6" office:value-type="float" office:value="188" calcext:value-type="float">
            <text:p>188</text:p>
          </table:table-cell>
          <table:table-cell table:style-name="ce199" office:value-type="string" calcext:value-type="string">
            <text:p>Thunderclap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40" calcext:value-type="float">
            <text:p>14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37" calcext:value-type="float">
            <text:p>137</text:p>
          </table:table-cell>
          <table:table-cell table:style-name="ce164" office:value-type="string" calcext:value-type="string">
            <text:p>Will o' Wisp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1" calcext:value-type="float">
            <text:p>1</text:p>
          </table:table-cell>
          <table:table-cell table:style-name="ce168" table:content-validation-name="val6" table:formula="of:=([.D139]+[.J139]/2)*6" office:value-type="float" office:value="30" calcext:value-type="float">
            <text:p>30</text:p>
          </table:table-cell>
          <table:table-cell table:style-name="ce171" table:content-validation-name="val6" table:formula="of:=([.D139]+[.I139]/2)*4" office:value-type="float" office:value="24" calcext:value-type="float">
            <text:p>24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7" calcext:value-type="float">
            <text:p>7</text:p>
          </table:table-cell>
          <table:table-cell table:style-name="ce180" office:value-type="float" office:value="10" calcext:value-type="float">
            <text:p>10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6" calcext:value-type="float">
            <text:p>6</text:p>
          </table:table-cell>
          <table:table-cell table:style-name="ce165" table:formula="of:=SUM([.G139:.L139])" office:value-type="float" office:value="49" calcext:value-type="float">
            <text:p>49</text:p>
          </table:table-cell>
          <table:table-cell table:style-name="ce192" table:formula="of:=CONCATENATE(COM.MICROSOFT.FLOOR([.E139]/(150/(150+[.J139]+MIN([.D139];99)));1); &quot; (~&quot;; COM.MICROSOFT.CEILING((1-(150/(150+[.J139]+MIN([.D139];99))))*100;1); &quot;%)&quot;)" office:value-type="string" office:string-value="31 (~6%)" calcext:value-type="string">
            <text:p>31 (~6%)</text:p>
          </table:table-cell>
          <table:table-cell table:style-name="ce195" table:formula="of:=CONCATENATE(COM.MICROSOFT.FLOOR([.E139]/(150/(150+[.I139]+MIN([.D139];99)));1); &quot; (~&quot;; COM.MICROSOFT.CEILING((1-(150/(150+[.I139]+MIN([.D139];99))))*100;1); &quot;%)&quot;)" office:value-type="string" office:string-value="32 (~7%)" calcext:value-type="string">
            <text:p>32 (~7%)</text:p>
          </table:table-cell>
          <table:table-cell table:style-name="ce198"/>
          <table:table-cell table:style-name="ce62" table:content-validation-name="val6" office:value-type="float" office:value="189" calcext:value-type="float">
            <text:p>189</text:p>
          </table:table-cell>
          <table:table-cell table:style-name="ce199" office:value-type="string" calcext:value-type="string">
            <text:p>Holy Wrath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3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40" calcext:value-type="float">
            <text:p>14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38" calcext:value-type="float">
            <text:p>138</text:p>
          </table:table-cell>
          <table:table-cell table:style-name="ce164" office:value-type="string" calcext:value-type="string">
            <text:p>Michael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90" calcext:value-type="float">
            <text:p>90</text:p>
          </table:table-cell>
          <table:table-cell table:style-name="ce168" table:content-validation-name="val6" table:formula="of:=([.D140]+[.J140]/2)*6" office:value-type="float" office:value="678" calcext:value-type="float">
            <text:p>678</text:p>
          </table:table-cell>
          <table:table-cell table:style-name="ce171" table:content-validation-name="val6" table:formula="of:=([.D140]+[.I140]/2)*4" office:value-type="float" office:value="480" calcext:value-type="float">
            <text:p>480</text:p>
          </table:table-cell>
          <table:table-cell table:style-name="ce174" office:value-type="float" office:value="58" calcext:value-type="float">
            <text:p>58</text:p>
          </table:table-cell>
          <table:table-cell table:style-name="ce177" office:value-type="float" office:value="68" calcext:value-type="float">
            <text:p>68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6" calcext:value-type="float">
            <text:p>46</text:p>
          </table:table-cell>
          <table:table-cell table:style-name="ce186" office:value-type="float" office:value="50" calcext:value-type="float">
            <text:p>50</text:p>
          </table:table-cell>
          <table:table-cell table:style-name="ce189" office:value-type="float" office:value="36" calcext:value-type="float">
            <text:p>36</text:p>
          </table:table-cell>
          <table:table-cell table:style-name="ce165" table:formula="of:=SUM([.G140:.L140])" office:value-type="float" office:value="318" calcext:value-type="float">
            <text:p>318</text:p>
          </table:table-cell>
          <table:table-cell table:style-name="ce192" table:formula="of:=CONCATENATE(COM.MICROSOFT.FLOOR([.E140]/(150/(150+[.J140]+MIN([.D140];99)));1); &quot; (~&quot;; COM.MICROSOFT.CEILING((1-(150/(150+[.J140]+MIN([.D140];99))))*100;1); &quot;%)&quot;)" office:value-type="string" office:string-value="1292 (~48%)" calcext:value-type="string">
            <text:p>1292 (~48%)</text:p>
          </table:table-cell>
          <table:table-cell table:style-name="ce195" table:formula="of:=CONCATENATE(COM.MICROSOFT.FLOOR([.E140]/(150/(150+[.I140]+MIN([.D140];99)));1); &quot; (~&quot;; COM.MICROSOFT.CEILING((1-(150/(150+[.I140]+MIN([.D140];99))))*100;1); &quot;%)&quot;)" office:value-type="string" office:string-value="1356 (~50%)" calcext:value-type="string">
            <text:p>1356 (~50%)</text:p>
          </table:table-cell>
          <table:table-cell table:style-name="ce198"/>
          <table:table-cell table:style-name="ce62" table:content-validation-name="val6" office:value-type="float" office:value="190" calcext:value-type="float">
            <text:p>190</text:p>
          </table:table-cell>
          <table:table-cell table:style-name="ce199" office:value-type="string" calcext:value-type="string">
            <text:p>Deathtouch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4" calcext:value-type="float">
            <text:p>84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39" calcext:value-type="float">
            <text:p>139</text:p>
          </table:table-cell>
          <table:table-cell table:style-name="ce164" office:value-type="string" calcext:value-type="string">
            <text:p>Gabriel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87" calcext:value-type="float">
            <text:p>87</text:p>
          </table:table-cell>
          <table:table-cell table:style-name="ce168" table:content-validation-name="val6" table:formula="of:=([.D141]+[.J141]/2)*6" office:value-type="float" office:value="654" calcext:value-type="float">
            <text:p>654</text:p>
          </table:table-cell>
          <table:table-cell table:style-name="ce171" table:content-validation-name="val6" table:formula="of:=([.D141]+[.I141]/2)*4" office:value-type="float" office:value="468" calcext:value-type="float">
            <text:p>468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64" calcext:value-type="float">
            <text:p>64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4" calcext:value-type="float">
            <text:p>44</text:p>
          </table:table-cell>
          <table:table-cell table:style-name="ce186" office:value-type="float" office:value="48" calcext:value-type="float">
            <text:p>48</text:p>
          </table:table-cell>
          <table:table-cell table:style-name="ce189" office:value-type="float" office:value="44" calcext:value-type="float">
            <text:p>44</text:p>
          </table:table-cell>
          <table:table-cell table:style-name="ce165" table:formula="of:=SUM([.G141:.L141])" office:value-type="float" office:value="308" calcext:value-type="float">
            <text:p>308</text:p>
          </table:table-cell>
          <table:table-cell table:style-name="ce192" table:formula="of:=CONCATENATE(COM.MICROSOFT.FLOOR([.E141]/(150/(150+[.J141]+MIN([.D141];99)));1); &quot; (~&quot;; COM.MICROSOFT.CEILING((1-(150/(150+[.J141]+MIN([.D141];99))))*100;1); &quot;%)&quot;)" office:value-type="string" office:string-value="1225 (~47%)" calcext:value-type="string">
            <text:p>1225 (~47%)</text:p>
          </table:table-cell>
          <table:table-cell table:style-name="ce195" table:formula="of:=CONCATENATE(COM.MICROSOFT.FLOOR([.E141]/(150/(150+[.I141]+MIN([.D141];99)));1); &quot; (~&quot;; COM.MICROSOFT.CEILING((1-(150/(150+[.I141]+MIN([.D141];99))))*100;1); &quot;%)&quot;)" office:value-type="string" office:string-value="1294 (~50%)" calcext:value-type="string">
            <text:p>1294 (~50%)</text:p>
          </table:table-cell>
          <table:table-cell table:style-name="ce198"/>
          <table:table-cell table:style-name="ce62" table:content-validation-name="val6" office:value-type="float" office:value="191" calcext:value-type="float">
            <text:p>191</text:p>
          </table:table-cell>
          <table:table-cell table:style-name="ce199" office:value-type="string" calcext:value-type="string">
            <text:p>Mana Drain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5" calcext:value-type="float">
            <text:p>25</text:p>
          </table:table-cell>
          <table:table-cell table:style-name="ce165" office:value-type="float" office:value="84" calcext:value-type="float">
            <text:p>84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40" calcext:value-type="float">
            <text:p>140</text:p>
          </table:table-cell>
          <table:table-cell table:style-name="ce164" office:value-type="string" calcext:value-type="string">
            <text:p>Raphael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84" calcext:value-type="float">
            <text:p>84</text:p>
          </table:table-cell>
          <table:table-cell table:style-name="ce168" table:content-validation-name="val6" table:formula="of:=([.D142]+[.J142]/2)*6" office:value-type="float" office:value="636" calcext:value-type="float">
            <text:p>636</text:p>
          </table:table-cell>
          <table:table-cell table:style-name="ce171" table:content-validation-name="val6" table:formula="of:=([.D142]+[.I142]/2)*4" office:value-type="float" office:value="440" calcext:value-type="float">
            <text:p>440</text:p>
          </table:table-cell>
          <table:table-cell table:style-name="ce174" office:value-type="float" office:value="52" calcext:value-type="float">
            <text:p>52</text:p>
          </table:table-cell>
          <table:table-cell table:style-name="ce177" office:value-type="float" office:value="59" calcext:value-type="float">
            <text:p>59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44" calcext:value-type="float">
            <text:p>44</text:p>
          </table:table-cell>
          <table:table-cell table:style-name="ce186" office:value-type="float" office:value="56" calcext:value-type="float">
            <text:p>56</text:p>
          </table:table-cell>
          <table:table-cell table:style-name="ce189" office:value-type="float" office:value="34" calcext:value-type="float">
            <text:p>34</text:p>
          </table:table-cell>
          <table:table-cell table:style-name="ce165" table:formula="of:=SUM([.G142:.L142])" office:value-type="float" office:value="297" calcext:value-type="float">
            <text:p>297</text:p>
          </table:table-cell>
          <table:table-cell table:style-name="ce192" table:formula="of:=CONCATENATE(COM.MICROSOFT.FLOOR([.E142]/(150/(150+[.J142]+MIN([.D142];99)));1); &quot; (~&quot;; COM.MICROSOFT.CEILING((1-(150/(150+[.J142]+MIN([.D142];99))))*100;1); &quot;%)&quot;)" office:value-type="string" office:string-value="1178 (~47%)" calcext:value-type="string">
            <text:p>1178 (~47%)</text:p>
          </table:table-cell>
          <table:table-cell table:style-name="ce195" table:formula="of:=CONCATENATE(COM.MICROSOFT.FLOOR([.E142]/(150/(150+[.I142]+MIN([.D142];99)));1); &quot; (~&quot;; COM.MICROSOFT.CEILING((1-(150/(150+[.I142]+MIN([.D142];99))))*100;1); &quot;%)&quot;)" office:value-type="string" office:string-value="1212 (~48%)" calcext:value-type="string">
            <text:p>1212 (~48%)</text:p>
          </table:table-cell>
          <table:table-cell table:style-name="ce198"/>
          <table:table-cell table:style-name="ce62" table:content-validation-name="val6" office:value-type="float" office:value="192" calcext:value-type="float">
            <text:p>192</text:p>
          </table:table-cell>
          <table:table-cell table:style-name="ce199" office:value-type="string" calcext:value-type="string">
            <text:p>Life Drain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15" calcext:value-type="float">
            <text:p>15</text:p>
          </table:table-cell>
          <table:table-cell table:style-name="ce165" office:value-type="float" office:value="84" calcext:value-type="float">
            <text:p>84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41" calcext:value-type="float">
            <text:p>141</text:p>
          </table:table-cell>
          <table:table-cell table:style-name="ce164" office:value-type="string" calcext:value-type="string">
            <text:p>Uriel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73" calcext:value-type="float">
            <text:p>73</text:p>
          </table:table-cell>
          <table:table-cell table:style-name="ce168" table:content-validation-name="val6" table:formula="of:=([.D143]+[.J143]/2)*6" office:value-type="float" office:value="558" calcext:value-type="float">
            <text:p>558</text:p>
          </table:table-cell>
          <table:table-cell table:style-name="ce171" table:content-validation-name="val6" table:formula="of:=([.D143]+[.I143]/2)*4" office:value-type="float" office:value="388" calcext:value-type="float">
            <text:p>388</text:p>
          </table:table-cell>
          <table:table-cell table:style-name="ce174" office:value-type="float" office:value="50" calcext:value-type="float">
            <text:p>50</text:p>
          </table:table-cell>
          <table:table-cell table:style-name="ce177" office:value-type="float" office:value="54" calcext:value-type="float">
            <text:p>54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42" calcext:value-type="float">
            <text:p>42</text:p>
          </table:table-cell>
          <table:table-cell table:style-name="ce189" office:value-type="float" office:value="36" calcext:value-type="float">
            <text:p>36</text:p>
          </table:table-cell>
          <table:table-cell table:style-name="ce165" table:formula="of:=SUM([.G143:.L143])" office:value-type="float" office:value="270" calcext:value-type="float">
            <text:p>270</text:p>
          </table:table-cell>
          <table:table-cell table:style-name="ce192" table:formula="of:=CONCATENATE(COM.MICROSOFT.FLOOR([.E143]/(150/(150+[.J143]+MIN([.D143];99)));1); &quot; (~&quot;; COM.MICROSOFT.CEILING((1-(150/(150+[.J143]+MIN([.D143];99))))*100;1); &quot;%)&quot;)" office:value-type="string" office:string-value="978 (~43%)" calcext:value-type="string">
            <text:p>978 (~43%)</text:p>
          </table:table-cell>
          <table:table-cell table:style-name="ce195" table:formula="of:=CONCATENATE(COM.MICROSOFT.FLOOR([.E143]/(150/(150+[.I143]+MIN([.D143];99)));1); &quot; (~&quot;; COM.MICROSOFT.CEILING((1-(150/(150+[.I143]+MIN([.D143];99))))*100;1); &quot;%)&quot;)" office:value-type="string" office:string-value="1008 (~45%)" calcext:value-type="string">
            <text:p>1008 (~45%)</text:p>
          </table:table-cell>
          <table:table-cell table:style-name="ce198"/>
          <table:table-cell table:style-name="ce62" table:content-validation-name="val6" office:value-type="float" office:value="193" calcext:value-type="float">
            <text:p>193</text:p>
          </table:table-cell>
          <table:table-cell table:style-name="ce199" office:value-type="string" calcext:value-type="string">
            <text:p>Violet Flash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75" calcext:value-type="float">
            <text:p>7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20" calcext:value-type="float">
            <text:p>22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42" calcext:value-type="float">
            <text:p>142</text:p>
          </table:table-cell>
          <table:table-cell table:style-name="ce164" office:value-type="string" calcext:value-type="string">
            <text:p>Ganesha</text:p>
          </table:table-cell>
          <table:table-cell table:style-name="ce165" office:value-type="string" calcext:value-type="string">
            <text:p>Wargod</text:p>
          </table:table-cell>
          <table:table-cell table:style-name="ce165" office:value-type="float" office:value="58" calcext:value-type="float">
            <text:p>58</text:p>
          </table:table-cell>
          <table:table-cell table:style-name="ce168" table:content-validation-name="val6" table:formula="of:=([.D144]+[.J144]/2)*6" office:value-type="float" office:value="474" calcext:value-type="float">
            <text:p>474</text:p>
          </table:table-cell>
          <table:table-cell table:style-name="ce171" table:content-validation-name="val6" table:formula="of:=([.D144]+[.I144]/2)*4" office:value-type="float" office:value="316" calcext:value-type="float">
            <text:p>316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45" calcext:value-type="float">
            <text:p>45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44:.L144])" office:value-type="float" office:value="221" calcext:value-type="float">
            <text:p>221</text:p>
          </table:table-cell>
          <table:table-cell table:style-name="ce192" table:formula="of:=CONCATENATE(COM.MICROSOFT.FLOOR([.E144]/(150/(150+[.J144]+MIN([.D144];99)));1); &quot; (~&quot;; COM.MICROSOFT.CEILING((1-(150/(150+[.J144]+MIN([.D144];99))))*100;1); &quot;%)&quot;)" office:value-type="string" office:string-value="790 (~40%)" calcext:value-type="string">
            <text:p>790 (~40%)</text:p>
          </table:table-cell>
          <table:table-cell table:style-name="ce195" table:formula="of:=CONCATENATE(COM.MICROSOFT.FLOOR([.E144]/(150/(150+[.I144]+MIN([.D144];99)));1); &quot; (~&quot;; COM.MICROSOFT.CEILING((1-(150/(150+[.I144]+MIN([.D144];99))))*100;1); &quot;%)&quot;)" office:value-type="string" office:string-value="790 (~40%)" calcext:value-type="string">
            <text:p>790 (~40%)</text:p>
          </table:table-cell>
          <table:table-cell table:style-name="ce198"/>
          <table:table-cell table:style-name="ce62" table:content-validation-name="val6" office:value-type="float" office:value="194" calcext:value-type="float">
            <text:p>194</text:p>
          </table:table-cell>
          <table:table-cell table:style-name="ce199" office:value-type="string" calcext:value-type="string">
            <text:p>Starlight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40" calcext:value-type="float">
            <text:p>14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43" calcext:value-type="float">
            <text:p>143</text:p>
          </table:table-cell>
          <table:table-cell table:style-name="ce164" office:value-type="string" calcext:value-type="string">
            <text:p>Valkyrie</text:p>
          </table:table-cell>
          <table:table-cell table:style-name="ce165" office:value-type="string" calcext:value-type="string">
            <text:p>Wargod</text:p>
          </table:table-cell>
          <table:table-cell table:style-name="ce165" office:value-type="float" office:value="33" calcext:value-type="float">
            <text:p>33</text:p>
          </table:table-cell>
          <table:table-cell table:style-name="ce168" table:content-validation-name="val6" table:formula="of:=([.D145]+[.J145]/2)*6" office:value-type="float" office:value="282" calcext:value-type="float">
            <text:p>282</text:p>
          </table:table-cell>
          <table:table-cell table:style-name="ce171" table:content-validation-name="val6" table:formula="of:=([.D145]+[.I145]/2)*4" office:value-type="float" office:value="180" calcext:value-type="float">
            <text:p>180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31" calcext:value-type="float">
            <text:p>31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45:.L145])" office:value-type="float" office:value="157" calcext:value-type="float">
            <text:p>157</text:p>
          </table:table-cell>
          <table:table-cell table:style-name="ce192" table:formula="of:=CONCATENATE(COM.MICROSOFT.FLOOR([.E145]/(150/(150+[.J145]+MIN([.D145];99)));1); &quot; (~&quot;; COM.MICROSOFT.CEILING((1-(150/(150+[.J145]+MIN([.D145];99))))*100;1); &quot;%)&quot;)" office:value-type="string" office:string-value="396 (~29%)" calcext:value-type="string">
            <text:p>396 (~29%)</text:p>
          </table:table-cell>
          <table:table-cell table:style-name="ce195" table:formula="of:=CONCATENATE(COM.MICROSOFT.FLOOR([.E145]/(150/(150+[.I145]+MIN([.D145];99)));1); &quot; (~&quot;; COM.MICROSOFT.CEILING((1-(150/(150+[.I145]+MIN([.D145];99))))*100;1); &quot;%)&quot;)" office:value-type="string" office:string-value="389 (~28%)" calcext:value-type="string">
            <text:p>389 (~28%)</text:p>
          </table:table-cell>
          <table:table-cell table:style-name="ce198"/>
          <table:table-cell table:style-name="ce62" table:content-validation-name="val6" office:value-type="float" office:value="195" calcext:value-type="float">
            <text:p>195</text:p>
          </table:table-cell>
          <table:table-cell table:style-name="ce199" office:value-type="string" calcext:value-type="string">
            <text:p>Radiance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3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75" calcext:value-type="float">
            <text:p>7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11" calcext:value-type="float">
            <text:p>211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44" calcext:value-type="float">
            <text:p>144</text:p>
          </table:table-cell>
          <table:table-cell table:style-name="ce164" office:value-type="string" calcext:value-type="string">
            <text:p>Arahabaki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table:formula="of:=([.D146]+[.J146]/2)*6" office:value-type="float" office:value="294" calcext:value-type="float">
            <text:p>294</text:p>
          </table:table-cell>
          <table:table-cell table:style-name="ce171" table:content-validation-name="val6" table:formula="of:=([.D146]+[.I146]/2)*4" office:value-type="float" office:value="160" calcext:value-type="float">
            <text:p>160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17" calcext:value-type="float">
            <text:p>17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146:.L146])" office:value-type="float" office:value="133" calcext:value-type="float">
            <text:p>133</text:p>
          </table:table-cell>
          <table:table-cell table:style-name="ce192" table:formula="of:=CONCATENATE(COM.MICROSOFT.FLOOR([.E146]/(150/(150+[.J146]+MIN([.D146];99)));1); &quot; (~&quot;; COM.MICROSOFT.CEILING((1-(150/(150+[.J146]+MIN([.D146];99))))*100;1); &quot;%)&quot;)" office:value-type="string" office:string-value="427 (~32%)" calcext:value-type="string">
            <text:p>427 (~32%)</text:p>
          </table:table-cell>
          <table:table-cell table:style-name="ce195" table:formula="of:=CONCATENATE(COM.MICROSOFT.FLOOR([.E146]/(150/(150+[.I146]+MIN([.D146];99)));1); &quot; (~&quot;; COM.MICROSOFT.CEILING((1-(150/(150+[.I146]+MIN([.D146];99))))*100;1); &quot;%)&quot;)" office:value-type="string" office:string-value="392 (~25%)" calcext:value-type="string">
            <text:p>392 (~25%)</text:p>
          </table:table-cell>
          <table:table-cell table:style-name="ce198"/>
          <table:table-cell table:style-name="ce62" table:content-validation-name="val6" office:value-type="float" office:value="196" calcext:value-type="float">
            <text:p>196</text:p>
          </table:table-cell>
          <table:table-cell table:style-name="ce199" office:value-type="string" calcext:value-type="string">
            <text:p>Hell Gaze</text:p>
          </table:table-cell>
          <table:table-cell table:style-name="ce201" table:content-validation-name="val7" office:value-type="string" calcext:value-type="string">
            <text:p>Dark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45" calcext:value-type="float">
            <text:p>145</text:p>
          </table:table-cell>
          <table:table-cell table:style-name="ce164" office:value-type="string" calcext:value-type="string">
            <text:p>Kurama Tengu</text:p>
          </table:table-cell>
          <table:table-cell table:style-name="ce165" office:value-type="string" calcext:value-type="string">
            <text:p>Genma</text:p>
          </table:table-cell>
          <table:table-cell table:style-name="ce165" office:value-type="float" office:value="38" calcext:value-type="float">
            <text:p>38</text:p>
          </table:table-cell>
          <table:table-cell table:style-name="ce168" table:content-validation-name="val6" table:formula="of:=([.D147]+[.J147]/2)*6" office:value-type="float" office:value="306" calcext:value-type="float">
            <text:p>306</text:p>
          </table:table-cell>
          <table:table-cell table:style-name="ce171" table:content-validation-name="val6" table:formula="of:=([.D147]+[.I147]/2)*4" office:value-type="float" office:value="220" calcext:value-type="float">
            <text:p>220</text:p>
          </table:table-cell>
          <table:table-cell table:style-name="ce174" office:value-type="float" office:value="26" calcext:value-type="float">
            <text:p>26</text:p>
          </table:table-cell>
          <table:table-cell table:style-name="ce177" office:value-type="float" office:value="39" calcext:value-type="float">
            <text:p>39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147:.L147])" office:value-type="float" office:value="175" calcext:value-type="float">
            <text:p>175</text:p>
          </table:table-cell>
          <table:table-cell table:style-name="ce192" table:formula="of:=CONCATENATE(COM.MICROSOFT.FLOOR([.E147]/(150/(150+[.J147]+MIN([.D147];99)));1); &quot; (~&quot;; COM.MICROSOFT.CEILING((1-(150/(150+[.J147]+MIN([.D147];99))))*100;1); &quot;%)&quot;)" office:value-type="string" office:string-value="436 (~30%)" calcext:value-type="string">
            <text:p>436 (~30%)</text:p>
          </table:table-cell>
          <table:table-cell table:style-name="ce195" table:formula="of:=CONCATENATE(COM.MICROSOFT.FLOOR([.E147]/(150/(150+[.I147]+MIN([.D147];99)));1); &quot; (~&quot;; COM.MICROSOFT.CEILING((1-(150/(150+[.I147]+MIN([.D147];99))))*100;1); &quot;%)&quot;)" office:value-type="string" office:string-value="452 (~33%)" calcext:value-type="string">
            <text:p>452 (~33%)</text:p>
          </table:table-cell>
          <table:table-cell table:style-name="ce198"/>
          <table:table-cell table:style-name="ce62" table:content-validation-name="val6" office:value-type="float" office:value="197" calcext:value-type="float">
            <text:p>197</text:p>
          </table:table-cell>
          <table:table-cell table:style-name="ce199" office:value-type="string" calcext:value-type="string">
            <text:p>Stone Gaze</text:p>
          </table:table-cell>
          <table:table-cell table:style-name="ce201" table:content-validation-name="val7" office:value-type="string" calcext:value-type="string">
            <text:p>Dark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46" calcext:value-type="float">
            <text:p>146</text:p>
          </table:table-cell>
          <table:table-cell table:style-name="ce164" office:value-type="string" calcext:value-type="string">
            <text:p>Hanuman</text:p>
          </table:table-cell>
          <table:table-cell table:style-name="ce165" office:value-type="string" calcext:value-type="string">
            <text:p>Genma</text:p>
          </table:table-cell>
          <table:table-cell table:style-name="ce165" office:value-type="float" office:value="46" calcext:value-type="float">
            <text:p>46</text:p>
          </table:table-cell>
          <table:table-cell table:style-name="ce168" table:content-validation-name="val6" table:formula="of:=([.D148]+[.J148]/2)*6" office:value-type="float" office:value="366" calcext:value-type="float">
            <text:p>366</text:p>
          </table:table-cell>
          <table:table-cell table:style-name="ce171" table:content-validation-name="val6" table:formula="of:=([.D148]+[.I148]/2)*4" office:value-type="float" office:value="232" calcext:value-type="float">
            <text:p>232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29" calcext:value-type="float">
            <text:p>29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48:.L148])" office:value-type="float" office:value="181" calcext:value-type="float">
            <text:p>181</text:p>
          </table:table-cell>
          <table:table-cell table:style-name="ce192" table:formula="of:=CONCATENATE(COM.MICROSOFT.FLOOR([.E148]/(150/(150+[.J148]+MIN([.D148];99)));1); &quot; (~&quot;; COM.MICROSOFT.CEILING((1-(150/(150+[.J148]+MIN([.D148];99))))*100;1); &quot;%)&quot;)" office:value-type="string" office:string-value="551 (~34%)" calcext:value-type="string">
            <text:p>551 (~34%)</text:p>
          </table:table-cell>
          <table:table-cell table:style-name="ce195" table:formula="of:=CONCATENATE(COM.MICROSOFT.FLOOR([.E148]/(150/(150+[.I148]+MIN([.D148];99)));1); &quot; (~&quot;; COM.MICROSOFT.CEILING((1-(150/(150+[.I148]+MIN([.D148];99))))*100;1); &quot;%)&quot;)" office:value-type="string" office:string-value="536 (~32%)" calcext:value-type="string">
            <text:p>536 (~32%)</text:p>
          </table:table-cell>
          <table:table-cell table:style-name="ce198"/>
          <table:table-cell table:style-name="ce62" table:content-validation-name="val6" office:value-type="float" office:value="198" calcext:value-type="float">
            <text:p>198</text:p>
          </table:table-cell>
          <table:table-cell table:style-name="ce199" office:value-type="string" calcext:value-type="string">
            <text:p>Mute Gaze</text:p>
          </table:table-cell>
          <table:table-cell table:style-name="ce201" table:content-validation-name="val7" office:value-type="string" calcext:value-type="string">
            <text:p>Curse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47" calcext:value-type="float">
            <text:p>147</text:p>
          </table:table-cell>
          <table:table-cell table:style-name="ce164" office:value-type="string" calcext:value-type="string">
            <text:p>Cu Chulainn</text:p>
          </table:table-cell>
          <table:table-cell table:style-name="ce165" office:value-type="string" calcext:value-type="string">
            <text:p>Genma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table:formula="of:=([.D149]+[.J149]/2)*6" office:value-type="float" office:value="414" calcext:value-type="float">
            <text:p>414</text:p>
          </table:table-cell>
          <table:table-cell table:style-name="ce171" table:content-validation-name="val6" table:formula="of:=([.D149]+[.I149]/2)*4" office:value-type="float" office:value="268" calcext:value-type="float">
            <text:p>268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39" calcext:value-type="float">
            <text:p>39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49:.L149])" office:value-type="float" office:value="203" calcext:value-type="float">
            <text:p>203</text:p>
          </table:table-cell>
          <table:table-cell table:style-name="ce192" table:formula="of:=CONCATENATE(COM.MICROSOFT.FLOOR([.E149]/(150/(150+[.J149]+MIN([.D149];99)));1); &quot; (~&quot;; COM.MICROSOFT.CEILING((1-(150/(150+[.J149]+MIN([.D149];99))))*100;1); &quot;%)&quot;)" office:value-type="string" office:string-value="651 (~37%)" calcext:value-type="string">
            <text:p>651 (~37%)</text:p>
          </table:table-cell>
          <table:table-cell table:style-name="ce195" table:formula="of:=CONCATENATE(COM.MICROSOFT.FLOOR([.E149]/(150/(150+[.I149]+MIN([.D149];99)));1); &quot; (~&quot;; COM.MICROSOFT.CEILING((1-(150/(150+[.I149]+MIN([.D149];99))))*100;1); &quot;%)&quot;)" office:value-type="string" office:string-value="640 (~36%)" calcext:value-type="string">
            <text:p>640 (~36%)</text:p>
          </table:table-cell>
          <table:table-cell table:style-name="ce198"/>
          <table:table-cell table:style-name="ce62" table:content-validation-name="val6" office:value-type="float" office:value="199" calcext:value-type="float">
            <text:p>199</text:p>
          </table:table-cell>
          <table:table-cell table:style-name="ce199" office:value-type="string" calcext:value-type="string">
            <text:p>Evil Gaze</text:p>
          </table:table-cell>
          <table:table-cell table:style-name="ce201" table:content-validation-name="val7" office:value-type="string" calcext:value-type="string">
            <text:p>Dark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48" calcext:value-type="float">
            <text:p>148</text:p>
          </table:table-cell>
          <table:table-cell table:style-name="ce164" office:value-type="string" calcext:value-type="string">
            <text:p>Qing Long</text:p>
          </table:table-cell>
          <table:table-cell table:style-name="ce165" office:value-type="string" calcext:value-type="string">
            <text:p>Dragon</text:p>
          </table:table-cell>
          <table:table-cell table:style-name="ce165" office:value-type="float" office:value="44" calcext:value-type="float">
            <text:p>44</text:p>
          </table:table-cell>
          <table:table-cell table:style-name="ce168" table:content-validation-name="val6" table:formula="of:=([.D150]+[.J150]/2)*6" office:value-type="float" office:value="396" calcext:value-type="float">
            <text:p>396</text:p>
          </table:table-cell>
          <table:table-cell table:style-name="ce171" table:content-validation-name="val6" table:formula="of:=([.D150]+[.I150]/2)*4" office:value-type="float" office:value="228" calcext:value-type="float">
            <text:p>228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28" calcext:value-type="float">
            <text:p>28</text:p>
          </table:table-cell>
          <table:table-cell table:style-name="ce180" office:value-type="float" office:value="26" calcext:value-type="float">
            <text:p>26</text:p>
          </table:table-cell>
          <table:table-cell table:style-name="ce183" office:value-type="float" office:value="44" calcext:value-type="float">
            <text:p>44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150:.L150])" office:value-type="float" office:value="168" calcext:value-type="float">
            <text:p>168</text:p>
          </table:table-cell>
          <table:table-cell table:style-name="ce192" table:formula="of:=CONCATENATE(COM.MICROSOFT.FLOOR([.E150]/(150/(150+[.J150]+MIN([.D150];99)));1); &quot; (~&quot;; COM.MICROSOFT.CEILING((1-(150/(150+[.J150]+MIN([.D150];99))))*100;1); &quot;%)&quot;)" office:value-type="string" office:string-value="628 (~37%)" calcext:value-type="string">
            <text:p>628 (~37%)</text:p>
          </table:table-cell>
          <table:table-cell table:style-name="ce195" table:formula="of:=CONCATENATE(COM.MICROSOFT.FLOOR([.E150]/(150/(150+[.I150]+MIN([.D150];99)));1); &quot; (~&quot;; COM.MICROSOFT.CEILING((1-(150/(150+[.I150]+MIN([.D150];99))))*100;1); &quot;%)&quot;)" office:value-type="string" office:string-value="580 (~32%)" calcext:value-type="string">
            <text:p>580 (~32%)</text:p>
          </table:table-cell>
          <table:table-cell table:style-name="ce198"/>
          <table:table-cell table:style-name="ce62" table:content-validation-name="val6" office:value-type="float" office:value="201" calcext:value-type="float">
            <text:p>201</text:p>
          </table:table-cell>
          <table:table-cell table:style-name="ce199" office:value-type="string" calcext:value-type="string">
            <text:p>Bael's Bane</text:p>
          </table:table-cell>
          <table:table-cell table:style-name="ce201" table:content-validation-name="val7" office:value-type="string" calcext:value-type="string">
            <text:p>Curse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00" calcext:value-type="float">
            <text:p>2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49" calcext:value-type="float">
            <text:p>149</text:p>
          </table:table-cell>
          <table:table-cell table:style-name="ce164" office:value-type="string" calcext:value-type="string">
            <text:p>Xuanwu</text:p>
          </table:table-cell>
          <table:table-cell table:style-name="ce165" office:value-type="string" calcext:value-type="string">
            <text:p>Dragon</text:p>
          </table:table-cell>
          <table:table-cell table:style-name="ce165" office:value-type="float" office:value="24" calcext:value-type="float">
            <text:p>24</text:p>
          </table:table-cell>
          <table:table-cell table:style-name="ce168" table:content-validation-name="val6" table:formula="of:=([.D151]+[.J151]/2)*6" office:value-type="float" office:value="240" calcext:value-type="float">
            <text:p>240</text:p>
          </table:table-cell>
          <table:table-cell table:style-name="ce171" table:content-validation-name="val6" table:formula="of:=([.D151]+[.I151]/2)*4" office:value-type="float" office:value="140" calcext:value-type="float">
            <text:p>140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25" calcext:value-type="float">
            <text:p>25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51:.L151])" office:value-type="float" office:value="125" calcext:value-type="float">
            <text:p>125</text:p>
          </table:table-cell>
          <table:table-cell table:style-name="ce192" table:formula="of:=CONCATENATE(COM.MICROSOFT.FLOOR([.E151]/(150/(150+[.J151]+MIN([.D151];99)));1); &quot; (~&quot;; COM.MICROSOFT.CEILING((1-(150/(150+[.J151]+MIN([.D151];99))))*100;1); &quot;%)&quot;)" office:value-type="string" office:string-value="329 (~28%)" calcext:value-type="string">
            <text:p>329 (~28%)</text:p>
          </table:table-cell>
          <table:table-cell table:style-name="ce195" table:formula="of:=CONCATENATE(COM.MICROSOFT.FLOOR([.E151]/(150/(150+[.I151]+MIN([.D151];99)));1); &quot; (~&quot;; COM.MICROSOFT.CEILING((1-(150/(150+[.I151]+MIN([.D151];99))))*100;1); &quot;%)&quot;)" office:value-type="string" office:string-value="313 (~24%)" calcext:value-type="string">
            <text:p>313 (~24%)</text:p>
          </table:table-cell>
          <table:table-cell table:style-name="ce198"/>
          <table:table-cell table:style-name="ce62" table:content-validation-name="val6" office:value-type="float" office:value="202" calcext:value-type="float">
            <text:p>202</text:p>
          </table:table-cell>
          <table:table-cell table:style-name="ce199" office:value-type="string" calcext:value-type="string">
            <text:p>Toxic Cloud</text:p>
          </table:table-cell>
          <table:table-cell table:style-name="ce201" table:content-validation-name="val7" office:value-type="string" calcext:value-type="string">
            <text:p>Curse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25" calcext:value-type="float">
            <text:p>2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70" calcext:value-type="float">
            <text:p>7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50" calcext:value-type="float">
            <text:p>150</text:p>
          </table:table-cell>
          <table:table-cell table:style-name="ce164" office:value-type="string" calcext:value-type="string">
            <text:p>Barong</text:p>
          </table:table-cell>
          <table:table-cell table:style-name="ce165" office:value-type="string" calcext:value-type="string">
            <text:p>Avatar</text:p>
          </table:table-cell>
          <table:table-cell table:style-name="ce165" office:value-type="float" office:value="60" calcext:value-type="float">
            <text:p>60</text:p>
          </table:table-cell>
          <table:table-cell table:style-name="ce168" table:content-validation-name="val6" table:formula="of:=([.D152]+[.J152]/2)*6" office:value-type="float" office:value="456" calcext:value-type="float">
            <text:p>456</text:p>
          </table:table-cell>
          <table:table-cell table:style-name="ce171" table:content-validation-name="val6" table:formula="of:=([.D152]+[.I152]/2)*4" office:value-type="float" office:value="328" calcext:value-type="float">
            <text:p>328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152:.L152])" office:value-type="float" office:value="235" calcext:value-type="float">
            <text:p>235</text:p>
          </table:table-cell>
          <table:table-cell table:style-name="ce192" table:formula="of:=CONCATENATE(COM.MICROSOFT.FLOOR([.E152]/(150/(150+[.J152]+MIN([.D152];99)));1); &quot; (~&quot;; COM.MICROSOFT.CEILING((1-(150/(150+[.J152]+MIN([.D152];99))))*100;1); &quot;%)&quot;)" office:value-type="string" office:string-value="735 (~39%)" calcext:value-type="string">
            <text:p>735 (~39%)</text:p>
          </table:table-cell>
          <table:table-cell table:style-name="ce195" table:formula="of:=CONCATENATE(COM.MICROSOFT.FLOOR([.E152]/(150/(150+[.I152]+MIN([.D152];99)));1); &quot; (~&quot;; COM.MICROSOFT.CEILING((1-(150/(150+[.I152]+MIN([.D152];99))))*100;1); &quot;%)&quot;)" office:value-type="string" office:string-value="772 (~41%)" calcext:value-type="string">
            <text:p>772 (~41%)</text:p>
          </table:table-cell>
          <table:table-cell table:style-name="ce198"/>
          <table:table-cell table:style-name="ce62" table:content-validation-name="val6" office:value-type="float" office:value="203" calcext:value-type="float">
            <text:p>203</text:p>
          </table:table-cell>
          <table:table-cell table:style-name="ce199" office:value-type="string" calcext:value-type="string">
            <text:p>War Cry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4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51" calcext:value-type="float">
            <text:p>151</text:p>
          </table:table-cell>
          <table:table-cell table:style-name="ce164" office:value-type="string" calcext:value-type="string">
            <text:p>Makami</text:p>
          </table:table-cell>
          <table:table-cell table:style-name="ce165" office:value-type="string" calcext:value-type="string">
            <text:p>Avatar</text:p>
          </table:table-cell>
          <table:table-cell table:style-name="ce165" office:value-type="float" office:value="22" calcext:value-type="float">
            <text:p>22</text:p>
          </table:table-cell>
          <table:table-cell table:style-name="ce168" table:content-validation-name="val6" table:formula="of:=([.D153]+[.J153]/2)*6" office:value-type="float" office:value="186" calcext:value-type="float">
            <text:p>186</text:p>
          </table:table-cell>
          <table:table-cell table:style-name="ce171" table:content-validation-name="val6" table:formula="of:=([.D153]+[.I153]/2)*4" office:value-type="float" office:value="144" calcext:value-type="float">
            <text:p>144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25" calcext:value-type="float">
            <text:p>25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153:.L153])" office:value-type="float" office:value="129" calcext:value-type="float">
            <text:p>129</text:p>
          </table:table-cell>
          <table:table-cell table:style-name="ce192" table:formula="of:=CONCATENATE(COM.MICROSOFT.FLOOR([.E153]/(150/(150+[.J153]+MIN([.D153];99)));1); &quot; (~&quot;; COM.MICROSOFT.CEILING((1-(150/(150+[.J153]+MIN([.D153];99))))*100;1); &quot;%)&quot;)" office:value-type="string" office:string-value="235 (~22%)" calcext:value-type="string">
            <text:p>235 (~22%)</text:p>
          </table:table-cell>
          <table:table-cell table:style-name="ce195" table:formula="of:=CONCATENATE(COM.MICROSOFT.FLOOR([.E153]/(150/(150+[.I153]+MIN([.D153];99)));1); &quot; (~&quot;; COM.MICROSOFT.CEILING((1-(150/(150+[.I153]+MIN([.D153];99))))*100;1); &quot;%)&quot;)" office:value-type="string" office:string-value="248 (~25%)" calcext:value-type="string">
            <text:p>248 (~25%)</text:p>
          </table:table-cell>
          <table:table-cell table:style-name="ce198"/>
          <table:table-cell table:style-name="ce62" table:content-validation-name="val6" office:value-type="float" office:value="204" calcext:value-type="float">
            <text:p>204</text:p>
          </table:table-cell>
          <table:table-cell table:style-name="ce199" office:value-type="string" calcext:value-type="string">
            <text:p>Fog Breath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3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52" calcext:value-type="float">
            <text:p>152</text:p>
          </table:table-cell>
          <table:table-cell table:style-name="ce164" office:value-type="string" calcext:value-type="string">
            <text:p>Garuda</text:p>
          </table:table-cell>
          <table:table-cell table:style-name="ce165" office:value-type="string" calcext:value-type="string">
            <text:p>Avian</text:p>
          </table:table-cell>
          <table:table-cell table:style-name="ce165" office:value-type="float" office:value="63" calcext:value-type="float">
            <text:p>63</text:p>
          </table:table-cell>
          <table:table-cell table:style-name="ce168" table:content-validation-name="val6" table:formula="of:=([.D154]+[.J154]/2)*6" office:value-type="float" office:value="492" calcext:value-type="float">
            <text:p>492</text:p>
          </table:table-cell>
          <table:table-cell table:style-name="ce171" table:content-validation-name="val6" table:formula="of:=([.D154]+[.I154]/2)*4" office:value-type="float" office:value="324" calcext:value-type="float">
            <text:p>324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45" calcext:value-type="float">
            <text:p>45</text:p>
          </table:table-cell>
          <table:table-cell table:style-name="ce180" office:value-type="float" office:value="36" calcext:value-type="float">
            <text:p>36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48" calcext:value-type="float">
            <text:p>48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154:.L154])" office:value-type="float" office:value="235" calcext:value-type="float">
            <text:p>235</text:p>
          </table:table-cell>
          <table:table-cell table:style-name="ce192" table:formula="of:=CONCATENATE(COM.MICROSOFT.FLOOR([.E154]/(150/(150+[.J154]+MIN([.D154];99)));1); &quot; (~&quot;; COM.MICROSOFT.CEILING((1-(150/(150+[.J154]+MIN([.D154];99))))*100;1); &quot;%)&quot;)" office:value-type="string" office:string-value="823 (~41%)" calcext:value-type="string">
            <text:p>823 (~41%)</text:p>
          </table:table-cell>
          <table:table-cell table:style-name="ce195" table:formula="of:=CONCATENATE(COM.MICROSOFT.FLOOR([.E154]/(150/(150+[.I154]+MIN([.D154];99)));1); &quot; (~&quot;; COM.MICROSOFT.CEILING((1-(150/(150+[.I154]+MIN([.D154];99))))*100;1); &quot;%)&quot;)" office:value-type="string" office:string-value="816 (~40%)" calcext:value-type="string">
            <text:p>816 (~40%)</text:p>
          </table:table-cell>
          <table:table-cell table:style-name="ce198"/>
          <table:table-cell table:style-name="ce62" table:content-validation-name="val6" office:value-type="float" office:value="205" calcext:value-type="float">
            <text:p>205</text:p>
          </table:table-cell>
          <table:table-cell table:style-name="ce199" office:value-type="string" calcext:value-type="string">
            <text:p>Taunt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2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53" calcext:value-type="float">
            <text:p>153</text:p>
          </table:table-cell>
          <table:table-cell table:style-name="ce164" office:value-type="string" calcext:value-type="string">
            <text:p>Yatagarasu</text:p>
          </table:table-cell>
          <table:table-cell table:style-name="ce165" office:value-type="string" calcext:value-type="string">
            <text:p>Avatar</text:p>
          </table:table-cell>
          <table:table-cell table:style-name="ce165" office:value-type="float" office:value="46" calcext:value-type="float">
            <text:p>46</text:p>
          </table:table-cell>
          <table:table-cell table:style-name="ce168" table:content-validation-name="val6" table:formula="of:=([.D155]+[.J155]/2)*6" office:value-type="float" office:value="348" calcext:value-type="float">
            <text:p>348</text:p>
          </table:table-cell>
          <table:table-cell table:style-name="ce171" table:content-validation-name="val6" table:formula="of:=([.D155]+[.I155]/2)*4" office:value-type="float" office:value="260" calcext:value-type="float">
            <text:p>260</text:p>
          </table:table-cell>
          <table:table-cell table:style-name="ce174" office:value-type="float" office:value="26" calcext:value-type="float">
            <text:p>26</text:p>
          </table:table-cell>
          <table:table-cell table:style-name="ce177" office:value-type="float" office:value="41" calcext:value-type="float">
            <text:p>41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24" calcext:value-type="float">
            <text:p>24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55:.L155])" office:value-type="float" office:value="181" calcext:value-type="float">
            <text:p>181</text:p>
          </table:table-cell>
          <table:table-cell table:style-name="ce192" table:formula="of:=CONCATENATE(COM.MICROSOFT.FLOOR([.E155]/(150/(150+[.J155]+MIN([.D155];99)));1); &quot; (~&quot;; COM.MICROSOFT.CEILING((1-(150/(150+[.J155]+MIN([.D155];99))))*100;1); &quot;%)&quot;)" office:value-type="string" office:string-value="510 (~32%)" calcext:value-type="string">
            <text:p>510 (~32%)</text:p>
          </table:table-cell>
          <table:table-cell table:style-name="ce195" table:formula="of:=CONCATENATE(COM.MICROSOFT.FLOOR([.E155]/(150/(150+[.I155]+MIN([.D155];99)));1); &quot; (~&quot;; COM.MICROSOFT.CEILING((1-(150/(150+[.I155]+MIN([.D155];99))))*100;1); &quot;%)&quot;)" office:value-type="string" office:string-value="542 (~36%)" calcext:value-type="string">
            <text:p>542 (~36%)</text:p>
          </table:table-cell>
          <table:table-cell table:style-name="ce198"/>
          <table:table-cell table:style-name="ce62" table:content-validation-name="val6" office:value-type="float" office:value="206" calcext:value-type="float">
            <text:p>206</text:p>
          </table:table-cell>
          <table:table-cell table:style-name="ce199" office:value-type="string" calcext:value-type="string">
            <text:p>Debilitate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4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54" calcext:value-type="float">
            <text:p>154</text:p>
          </table:table-cell>
          <table:table-cell table:style-name="ce164" office:value-type="string" calcext:value-type="string">
            <text:p>Gurulu</text:p>
          </table:table-cell>
          <table:table-cell table:style-name="ce165" office:value-type="string" calcext:value-type="string">
            <text:p>Raptor</text:p>
          </table:table-cell>
          <table:table-cell table:style-name="ce165" office:value-type="float" office:value="63" calcext:value-type="float">
            <text:p>63</text:p>
          </table:table-cell>
          <table:table-cell table:style-name="ce168" table:content-validation-name="val6" table:formula="of:=([.D156]+[.J156]/2)*6" office:value-type="float" office:value="492" calcext:value-type="float">
            <text:p>492</text:p>
          </table:table-cell>
          <table:table-cell table:style-name="ce171" table:content-validation-name="val6" table:formula="of:=([.D156]+[.I156]/2)*4" office:value-type="float" office:value="340" calcext:value-type="float">
            <text:p>340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48" calcext:value-type="float">
            <text:p>48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156:.L156])" office:value-type="float" office:value="238" calcext:value-type="float">
            <text:p>238</text:p>
          </table:table-cell>
          <table:table-cell table:style-name="ce192" table:formula="of:=CONCATENATE(COM.MICROSOFT.FLOOR([.E156]/(150/(150+[.J156]+MIN([.D156];99)));1); &quot; (~&quot;; COM.MICROSOFT.CEILING((1-(150/(150+[.J156]+MIN([.D156];99))))*100;1); &quot;%)&quot;)" office:value-type="string" office:string-value="823 (~41%)" calcext:value-type="string">
            <text:p>823 (~41%)</text:p>
          </table:table-cell>
          <table:table-cell table:style-name="ce195" table:formula="of:=CONCATENATE(COM.MICROSOFT.FLOOR([.E156]/(150/(150+[.I156]+MIN([.D156];99)));1); &quot; (~&quot;; COM.MICROSOFT.CEILING((1-(150/(150+[.I156]+MIN([.D156];99))))*100;1); &quot;%)&quot;)" office:value-type="string" office:string-value="842 (~42%)" calcext:value-type="string">
            <text:p>842 (~42%)</text:p>
          </table:table-cell>
          <table:table-cell table:style-name="ce198"/>
          <table:table-cell table:style-name="ce62" table:content-validation-name="val6" office:value-type="float" office:value="207" calcext:value-type="float">
            <text:p>207</text:p>
          </table:table-cell>
          <table:table-cell table:style-name="ce199" office:value-type="string" calcext:value-type="string">
            <text:p>Dismal Tune</text:p>
          </table:table-cell>
          <table:table-cell table:style-name="ce201" table:content-validation-name="val7" office:value-type="string" calcext:value-type="string">
            <text:p>Curse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3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55" calcext:value-type="float">
            <text:p>5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55" calcext:value-type="float">
            <text:p>155</text:p>
          </table:table-cell>
          <table:table-cell table:style-name="ce164" office:value-type="string" calcext:value-type="string">
            <text:p>Albion</text:p>
          </table:table-cell>
          <table:table-cell table:style-name="ce165" office:value-type="string" calcext:value-type="string">
            <text:p>Entity</text:p>
          </table:table-cell>
          <table:table-cell table:style-name="ce165" office:value-type="float" office:value="64" calcext:value-type="float">
            <text:p>64</text:p>
          </table:table-cell>
          <table:table-cell table:style-name="ce168" table:content-validation-name="val6" table:formula="of:=([.D157]+[.J157]/2)*6" office:value-type="float" office:value="534" calcext:value-type="float">
            <text:p>534</text:p>
          </table:table-cell>
          <table:table-cell table:style-name="ce171" table:content-validation-name="val6" table:formula="of:=([.D157]+[.I157]/2)*4" office:value-type="float" office:value="336" calcext:value-type="float">
            <text:p>336</text:p>
          </table:table-cell>
          <table:table-cell table:style-name="ce174" office:value-type="float" office:value="50" calcext:value-type="float">
            <text:p>50</text:p>
          </table:table-cell>
          <table:table-cell table:style-name="ce177" office:value-type="float" office:value="47" calcext:value-type="float">
            <text:p>47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50" calcext:value-type="float">
            <text:p>5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157:.L157])" office:value-type="float" office:value="239" calcext:value-type="float">
            <text:p>239</text:p>
          </table:table-cell>
          <table:table-cell table:style-name="ce192" table:formula="of:=CONCATENATE(COM.MICROSOFT.FLOOR([.E157]/(150/(150+[.J157]+MIN([.D157];99)));1); &quot; (~&quot;; COM.MICROSOFT.CEILING((1-(150/(150+[.J157]+MIN([.D157];99))))*100;1); &quot;%)&quot;)" office:value-type="string" office:string-value="939 (~44%)" calcext:value-type="string">
            <text:p>939 (~44%)</text:p>
          </table:table-cell>
          <table:table-cell table:style-name="ce195" table:formula="of:=CONCATENATE(COM.MICROSOFT.FLOOR([.E157]/(150/(150+[.I157]+MIN([.D157];99)));1); &quot; (~&quot;; COM.MICROSOFT.CEILING((1-(150/(150+[.I157]+MIN([.D157];99))))*100;1); &quot;%)&quot;)" office:value-type="string" office:string-value="904 (~41%)" calcext:value-type="string">
            <text:p>904 (~41%)</text:p>
          </table:table-cell>
          <table:table-cell table:style-name="ce198"/>
          <table:table-cell table:style-name="ce62" table:content-validation-name="val6" office:value-type="float" office:value="208" calcext:value-type="float">
            <text:p>208</text:p>
          </table:table-cell>
          <table:table-cell table:style-name="ce199" office:value-type="string" calcext:value-type="string">
            <text:p>Sol Niger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61" calcext:value-type="float">
            <text:p>161</text:p>
          </table:table-cell>
          <table:table-cell table:style-name="ce164" office:value-type="string" calcext:value-type="string">
            <text:p>Samael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73" calcext:value-type="float">
            <text:p>73</text:p>
          </table:table-cell>
          <table:table-cell table:style-name="ce168" table:content-validation-name="val6" table:formula="of:=([.D158]+[.J158]/2)*6" office:value-type="float" office:value="576" calcext:value-type="float">
            <text:p>576</text:p>
          </table:table-cell>
          <table:table-cell table:style-name="ce171" table:content-validation-name="val6" table:formula="of:=([.D158]+[.I158]/2)*4" office:value-type="float" office:value="396" calcext:value-type="float">
            <text:p>396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0" calcext:value-type="float">
            <text:p>0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46" calcext:value-type="float">
            <text:p>46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158:.L158])" office:value-type="float" office:value="206" calcext:value-type="float">
            <text:p>206</text:p>
          </table:table-cell>
          <table:table-cell table:style-name="ce192" table:formula="of:=CONCATENATE(COM.MICROSOFT.FLOOR([.E158]/(150/(150+[.J158]+MIN([.D158];99)));1); &quot; (~&quot;; COM.MICROSOFT.CEILING((1-(150/(150+[.J158]+MIN([.D158];99))))*100;1); &quot;%)&quot;)" office:value-type="string" office:string-value="1032 (~45%)" calcext:value-type="string">
            <text:p>1032 (~45%)</text:p>
          </table:table-cell>
          <table:table-cell table:style-name="ce195" table:formula="of:=CONCATENATE(COM.MICROSOFT.FLOOR([.E158]/(150/(150+[.I158]+MIN([.D158];99)));1); &quot; (~&quot;; COM.MICROSOFT.CEILING((1-(150/(150+[.I158]+MIN([.D158];99))))*100;1); &quot;%)&quot;)" office:value-type="string" office:string-value="1056 (~46%)" calcext:value-type="string">
            <text:p>1056 (~46%)</text:p>
          </table:table-cell>
          <table:table-cell table:style-name="ce198"/>
          <table:table-cell table:style-name="ce62" table:content-validation-name="val6" office:value-type="float" office:value="209" calcext:value-type="float">
            <text:p>209</text:p>
          </table:table-cell>
          <table:table-cell table:style-name="ce199" office:value-type="string" calcext:value-type="string">
            <text:p>Stun Gaze</text:p>
          </table:table-cell>
          <table:table-cell table:style-name="ce201" table:content-validation-name="val7" office:value-type="string" calcext:value-type="string">
            <text:p>Nerve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67" calcext:value-type="float">
            <text:p>167</text:p>
          </table:table-cell>
          <table:table-cell table:style-name="ce164" office:value-type="string" calcext:value-type="string">
            <text:p>Pisaca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28" calcext:value-type="float">
            <text:p>28</text:p>
          </table:table-cell>
          <table:table-cell table:style-name="ce168" table:content-validation-name="val6" table:formula="of:=([.D159]+[.J159]/2)*6" office:value-type="float" office:value="270" calcext:value-type="float">
            <text:p>270</text:p>
          </table:table-cell>
          <table:table-cell table:style-name="ce171" table:content-validation-name="val6" table:formula="of:=([.D159]+[.I159]/2)*4" office:value-type="float" office:value="152" calcext:value-type="float">
            <text:p>152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25" calcext:value-type="float">
            <text:p>25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159:.L159])" office:value-type="float" office:value="121" calcext:value-type="float">
            <text:p>121</text:p>
          </table:table-cell>
          <table:table-cell table:style-name="ce192" table:formula="of:=CONCATENATE(COM.MICROSOFT.FLOOR([.E159]/(150/(150+[.J159]+MIN([.D159];99)));1); &quot; (~&quot;; COM.MICROSOFT.CEILING((1-(150/(150+[.J159]+MIN([.D159];99))))*100;1); &quot;%)&quot;)" office:value-type="string" office:string-value="381 (~30%)" calcext:value-type="string">
            <text:p>381 (~30%)</text:p>
          </table:table-cell>
          <table:table-cell table:style-name="ce195" table:formula="of:=CONCATENATE(COM.MICROSOFT.FLOOR([.E159]/(150/(150+[.I159]+MIN([.D159];99)));1); &quot; (~&quot;; COM.MICROSOFT.CEILING((1-(150/(150+[.I159]+MIN([.D159];99))))*100;1); &quot;%)&quot;)" office:value-type="string" office:string-value="356 (~25%)" calcext:value-type="string">
            <text:p>356 (~25%)</text:p>
          </table:table-cell>
          <table:table-cell table:style-name="ce198"/>
          <table:table-cell table:style-name="ce62" table:content-validation-name="val6" office:value-type="float" office:value="210" calcext:value-type="float">
            <text:p>210</text:p>
          </table:table-cell>
          <table:table-cell table:style-name="ce199" office:value-type="string" calcext:value-type="string">
            <text:p>Lullaby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68" calcext:value-type="float">
            <text:p>168</text:p>
          </table:table-cell>
          <table:table-cell table:style-name="ce164" office:value-type="string" calcext:value-type="string">
            <text:p>Kaiwan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47" calcext:value-type="float">
            <text:p>47</text:p>
          </table:table-cell>
          <table:table-cell table:style-name="ce168" table:content-validation-name="val6" table:formula="of:=([.D160]+[.J160]/2)*6" office:value-type="float" office:value="372" calcext:value-type="float">
            <text:p>372</text:p>
          </table:table-cell>
          <table:table-cell table:style-name="ce171" table:content-validation-name="val6" table:formula="of:=([.D160]+[.I160]/2)*4" office:value-type="float" office:value="264" calcext:value-type="float">
            <text:p>264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42" calcext:value-type="float">
            <text:p>42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160:.L160])" office:value-type="float" office:value="176" calcext:value-type="float">
            <text:p>176</text:p>
          </table:table-cell>
          <table:table-cell table:style-name="ce192" table:formula="of:=CONCATENATE(COM.MICROSOFT.FLOOR([.E160]/(150/(150+[.J160]+MIN([.D160];99)));1); &quot; (~&quot;; COM.MICROSOFT.CEILING((1-(150/(150+[.J160]+MIN([.D160];99))))*100;1); &quot;%)&quot;)" office:value-type="string" office:string-value="562 (~34%)" calcext:value-type="string">
            <text:p>562 (~34%)</text:p>
          </table:table-cell>
          <table:table-cell table:style-name="ce195" table:formula="of:=CONCATENATE(COM.MICROSOFT.FLOOR([.E160]/(150/(150+[.I160]+MIN([.D160];99)));1); &quot; (~&quot;; COM.MICROSOFT.CEILING((1-(150/(150+[.I160]+MIN([.D160];99))))*100;1); &quot;%)&quot;)" office:value-type="string" office:string-value="582 (~37%)" calcext:value-type="string">
            <text:p>582 (~37%)</text:p>
          </table:table-cell>
          <table:table-cell table:style-name="ce198"/>
          <table:table-cell table:style-name="ce62" table:content-validation-name="val6" office:value-type="float" office:value="211" calcext:value-type="float">
            <text:p>211</text:p>
          </table:table-cell>
          <table:table-cell table:style-name="ce199" office:value-type="string" calcext:value-type="string">
            <text:p>Binding Cry</text:p>
          </table:table-cell>
          <table:table-cell table:style-name="ce201" table:content-validation-name="val7" office:value-type="string" calcext:value-type="string">
            <text:p>Nerve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4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69" calcext:value-type="float">
            <text:p>169</text:p>
          </table:table-cell>
          <table:table-cell table:style-name="ce164" office:value-type="string" calcext:value-type="string">
            <text:p>Kin-Ki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59" calcext:value-type="float">
            <text:p>59</text:p>
          </table:table-cell>
          <table:table-cell table:style-name="ce168" table:content-validation-name="val6" table:formula="of:=([.D161]+[.J161]/2)*6" office:value-type="float" office:value="498" calcext:value-type="float">
            <text:p>498</text:p>
          </table:table-cell>
          <table:table-cell table:style-name="ce171" table:content-validation-name="val6" table:formula="of:=([.D161]+[.I161]/2)*4" office:value-type="float" office:value="288" calcext:value-type="float">
            <text:p>288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34" calcext:value-type="float">
            <text:p>34</text:p>
          </table:table-cell>
          <table:table-cell table:style-name="ce180" office:value-type="float" office:value="26" calcext:value-type="float">
            <text:p>26</text:p>
          </table:table-cell>
          <table:table-cell table:style-name="ce183" office:value-type="float" office:value="48" calcext:value-type="float">
            <text:p>48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61:.L161])" office:value-type="float" office:value="198" calcext:value-type="float">
            <text:p>198</text:p>
          </table:table-cell>
          <table:table-cell table:style-name="ce192" table:formula="of:=CONCATENATE(COM.MICROSOFT.FLOOR([.E161]/(150/(150+[.J161]+MIN([.D161];99)));1); &quot; (~&quot;; COM.MICROSOFT.CEILING((1-(150/(150+[.J161]+MIN([.D161];99))))*100;1); &quot;%)&quot;)" office:value-type="string" office:string-value="853 (~42%)" calcext:value-type="string">
            <text:p>853 (~42%)</text:p>
          </table:table-cell>
          <table:table-cell table:style-name="ce195" table:formula="of:=CONCATENATE(COM.MICROSOFT.FLOOR([.E161]/(150/(150+[.I161]+MIN([.D161];99)));1); &quot; (~&quot;; COM.MICROSOFT.CEILING((1-(150/(150+[.I161]+MIN([.D161];99))))*100;1); &quot;%)&quot;)" office:value-type="string" office:string-value="780 (~37%)" calcext:value-type="string">
            <text:p>780 (~37%)</text:p>
          </table:table-cell>
          <table:table-cell table:style-name="ce198"/>
          <table:table-cell table:style-name="ce62" table:content-validation-name="val6" office:value-type="float" office:value="212" calcext:value-type="float">
            <text:p>212</text:p>
          </table:table-cell>
          <table:table-cell table:style-name="ce199" office:value-type="string" calcext:value-type="string">
            <text:p>Eternal Rest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70" calcext:value-type="float">
            <text:p>170</text:p>
          </table:table-cell>
          <table:table-cell table:style-name="ce164" office:value-type="string" calcext:value-type="string">
            <text:p>Sui-Ki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62" calcext:value-type="float">
            <text:p>62</text:p>
          </table:table-cell>
          <table:table-cell table:style-name="ce168" table:content-validation-name="val6" table:formula="of:=([.D162]+[.J162]/2)*6" office:value-type="float" office:value="492" calcext:value-type="float">
            <text:p>492</text:p>
          </table:table-cell>
          <table:table-cell table:style-name="ce171" table:content-validation-name="val6" table:formula="of:=([.D162]+[.I162]/2)*4" office:value-type="float" office:value="344" calcext:value-type="float">
            <text:p>344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46" calcext:value-type="float">
            <text:p>46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162:.L162])" office:value-type="float" office:value="216" calcext:value-type="float">
            <text:p>216</text:p>
          </table:table-cell>
          <table:table-cell table:style-name="ce192" table:formula="of:=CONCATENATE(COM.MICROSOFT.FLOOR([.E162]/(150/(150+[.J162]+MIN([.D162];99)));1); &quot; (~&quot;; COM.MICROSOFT.CEILING((1-(150/(150+[.J162]+MIN([.D162];99))))*100;1); &quot;%)&quot;)" office:value-type="string" office:string-value="826 (~41%)" calcext:value-type="string">
            <text:p>826 (~41%)</text:p>
          </table:table-cell>
          <table:table-cell table:style-name="ce195" table:formula="of:=CONCATENATE(COM.MICROSOFT.FLOOR([.E162]/(150/(150+[.I162]+MIN([.D162];99)));1); &quot; (~&quot;; COM.MICROSOFT.CEILING((1-(150/(150+[.I162]+MIN([.D162];99))))*100;1); &quot;%)&quot;)" office:value-type="string" office:string-value="852 (~43%)" calcext:value-type="string">
            <text:p>852 (~43%)</text:p>
          </table:table-cell>
          <table:table-cell table:style-name="ce198"/>
          <table:table-cell table:style-name="ce62" table:content-validation-name="val6" office:value-type="float" office:value="213" calcext:value-type="float">
            <text:p>213</text:p>
          </table:table-cell>
          <table:table-cell table:style-name="ce199" office:value-type="string" calcext:value-type="string">
            <text:p>Sonic Wave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9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71" calcext:value-type="float">
            <text:p>171</text:p>
          </table:table-cell>
          <table:table-cell table:style-name="ce164" office:value-type="string" calcext:value-type="string">
            <text:p>Fuu-Ki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66" calcext:value-type="float">
            <text:p>66</text:p>
          </table:table-cell>
          <table:table-cell table:style-name="ce168" table:content-validation-name="val6" table:formula="of:=([.D163]+[.J163]/2)*6" office:value-type="float" office:value="516" calcext:value-type="float">
            <text:p>516</text:p>
          </table:table-cell>
          <table:table-cell table:style-name="ce171" table:content-validation-name="val6" table:formula="of:=([.D163]+[.I163]/2)*4" office:value-type="float" office:value="348" calcext:value-type="float">
            <text:p>348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40" calcext:value-type="float">
            <text:p>40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163:.L163])" office:value-type="float" office:value="218" calcext:value-type="float">
            <text:p>218</text:p>
          </table:table-cell>
          <table:table-cell table:style-name="ce192" table:formula="of:=CONCATENATE(COM.MICROSOFT.FLOOR([.E163]/(150/(150+[.J163]+MIN([.D163];99)));1); &quot; (~&quot;; COM.MICROSOFT.CEILING((1-(150/(150+[.J163]+MIN([.D163];99))))*100;1); &quot;%)&quot;)" office:value-type="string" office:string-value="880 (~42%)" calcext:value-type="string">
            <text:p>880 (~42%)</text:p>
          </table:table-cell>
          <table:table-cell table:style-name="ce195" table:formula="of:=CONCATENATE(COM.MICROSOFT.FLOOR([.E163]/(150/(150+[.I163]+MIN([.D163];99)));1); &quot; (~&quot;; COM.MICROSOFT.CEILING((1-(150/(150+[.I163]+MIN([.D163];99))))*100;1); &quot;%)&quot;)" office:value-type="string" office:string-value="887 (~42%)" calcext:value-type="string">
            <text:p>887 (~42%)</text:p>
          </table:table-cell>
          <table:table-cell table:style-name="ce198"/>
          <table:table-cell table:style-name="ce62" table:content-validation-name="val6" office:value-type="float" office:value="214" calcext:value-type="float">
            <text:p>214</text:p>
          </table:table-cell>
          <table:table-cell table:style-name="ce199" office:value-type="string" calcext:value-type="string">
            <text:p>Sexy Gaze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72" calcext:value-type="float">
            <text:p>172</text:p>
          </table:table-cell>
          <table:table-cell table:style-name="ce164" office:value-type="string" calcext:value-type="string">
            <text:p>Ongyo-Ki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81" calcext:value-type="float">
            <text:p>81</text:p>
          </table:table-cell>
          <table:table-cell table:style-name="ce168" table:content-validation-name="val6" table:formula="of:=([.D164]+[.J164]/2)*6" office:value-type="float" office:value="624" calcext:value-type="float">
            <text:p>624</text:p>
          </table:table-cell>
          <table:table-cell table:style-name="ce171" table:content-validation-name="val6" table:formula="of:=([.D164]+[.I164]/2)*4" office:value-type="float" office:value="432" calcext:value-type="float">
            <text:p>432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62" calcext:value-type="float">
            <text:p>62</text:p>
          </table:table-cell>
          <table:table-cell table:style-name="ce180" office:value-type="float" office:value="54" calcext:value-type="float">
            <text:p>54</text:p>
          </table:table-cell>
          <table:table-cell table:style-name="ce183" office:value-type="float" office:value="46" calcext:value-type="float">
            <text:p>46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164:.L164])" office:value-type="float" office:value="270" calcext:value-type="float">
            <text:p>270</text:p>
          </table:table-cell>
          <table:table-cell table:style-name="ce192" table:formula="of:=CONCATENATE(COM.MICROSOFT.FLOOR([.E164]/(150/(150+[.J164]+MIN([.D164];99)));1); &quot; (~&quot;; COM.MICROSOFT.CEILING((1-(150/(150+[.J164]+MIN([.D164];99))))*100;1); &quot;%)&quot;)" office:value-type="string" office:string-value="1152 (~46%)" calcext:value-type="string">
            <text:p>1152 (~46%)</text:p>
          </table:table-cell>
          <table:table-cell table:style-name="ce195" table:formula="of:=CONCATENATE(COM.MICROSOFT.FLOOR([.E164]/(150/(150+[.I164]+MIN([.D164];99)));1); &quot; (~&quot;; COM.MICROSOFT.CEILING((1-(150/(150+[.I164]+MIN([.D164];99))))*100;1); &quot;%)&quot;)" office:value-type="string" office:string-value="1185 (~48%)" calcext:value-type="string">
            <text:p>1185 (~48%)</text:p>
          </table:table-cell>
          <table:table-cell table:style-name="ce198"/>
          <table:table-cell table:style-name="ce62" table:content-validation-name="val6" office:value-type="float" office:value="215" calcext:value-type="float">
            <text:p>215</text:p>
          </table:table-cell>
          <table:table-cell table:style-name="ce199" office:value-type="string" calcext:value-type="string">
            <text:p>Allure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13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73" calcext:value-type="float">
            <text:p>173</text:p>
          </table:table-cell>
          <table:table-cell table:style-name="ce164" office:value-type="string" calcext:value-type="string">
            <text:p>Clotho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58" calcext:value-type="float">
            <text:p>58</text:p>
          </table:table-cell>
          <table:table-cell table:style-name="ce168" table:content-validation-name="val6" table:formula="of:=([.D165]+[.J165]/2)*6" office:value-type="float" office:value="438" calcext:value-type="float">
            <text:p>438</text:p>
          </table:table-cell>
          <table:table-cell table:style-name="ce171" table:content-validation-name="val6" table:formula="of:=([.D165]+[.I165]/2)*4" office:value-type="float" office:value="320" calcext:value-type="float">
            <text:p>320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41" calcext:value-type="float">
            <text:p>41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165:.L165])" office:value-type="float" office:value="203" calcext:value-type="float">
            <text:p>203</text:p>
          </table:table-cell>
          <table:table-cell table:style-name="ce192" table:formula="of:=CONCATENATE(COM.MICROSOFT.FLOOR([.E165]/(150/(150+[.J165]+MIN([.D165];99)));1); &quot; (~&quot;; COM.MICROSOFT.CEILING((1-(150/(150+[.J165]+MIN([.D165];99))))*100;1); &quot;%)&quot;)" office:value-type="string" office:string-value="694 (~37%)" calcext:value-type="string">
            <text:p>694 (~37%)</text:p>
          </table:table-cell>
          <table:table-cell table:style-name="ce195" table:formula="of:=CONCATENATE(COM.MICROSOFT.FLOOR([.E165]/(150/(150+[.I165]+MIN([.D165];99)));1); &quot; (~&quot;; COM.MICROSOFT.CEILING((1-(150/(150+[.I165]+MIN([.D165];99))))*100;1); &quot;%)&quot;)" office:value-type="string" office:string-value="735 (~41%)" calcext:value-type="string">
            <text:p>735 (~41%)</text:p>
          </table:table-cell>
          <table:table-cell table:style-name="ce198"/>
          <table:table-cell table:style-name="ce62" table:content-validation-name="val6" office:value-type="float" office:value="216" calcext:value-type="float">
            <text:p>216</text:p>
          </table:table-cell>
          <table:table-cell table:style-name="ce199" office:value-type="string" calcext:value-type="string">
            <text:p>Panic Voice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74" calcext:value-type="float">
            <text:p>174</text:p>
          </table:table-cell>
          <table:table-cell table:style-name="ce164" office:value-type="string" calcext:value-type="string">
            <text:p>Lachesis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63" calcext:value-type="float">
            <text:p>63</text:p>
          </table:table-cell>
          <table:table-cell table:style-name="ce168" table:content-validation-name="val6" table:formula="of:=([.D166]+[.J166]/2)*6" office:value-type="float" office:value="492" calcext:value-type="float">
            <text:p>492</text:p>
          </table:table-cell>
          <table:table-cell table:style-name="ce171" table:content-validation-name="val6" table:formula="of:=([.D166]+[.I166]/2)*4" office:value-type="float" office:value="356" calcext:value-type="float">
            <text:p>356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49" calcext:value-type="float">
            <text:p>49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66:.L166])" office:value-type="float" office:value="221" calcext:value-type="float">
            <text:p>221</text:p>
          </table:table-cell>
          <table:table-cell table:style-name="ce192" table:formula="of:=CONCATENATE(COM.MICROSOFT.FLOOR([.E166]/(150/(150+[.J166]+MIN([.D166];99)));1); &quot; (~&quot;; COM.MICROSOFT.CEILING((1-(150/(150+[.J166]+MIN([.D166];99))))*100;1); &quot;%)&quot;)" office:value-type="string" office:string-value="823 (~41%)" calcext:value-type="string">
            <text:p>823 (~41%)</text:p>
          </table:table-cell>
          <table:table-cell table:style-name="ce195" table:formula="of:=CONCATENATE(COM.MICROSOFT.FLOOR([.E166]/(150/(150+[.I166]+MIN([.D166];99)));1); &quot; (~&quot;; COM.MICROSOFT.CEILING((1-(150/(150+[.I166]+MIN([.D166];99))))*100;1); &quot;%)&quot;)" office:value-type="string" office:string-value="869 (~44%)" calcext:value-type="string">
            <text:p>869 (~44%)</text:p>
          </table:table-cell>
          <table:table-cell table:style-name="ce198"/>
          <table:table-cell table:style-name="ce62" table:content-validation-name="val6" office:value-type="float" office:value="217" calcext:value-type="float">
            <text:p>217</text:p>
          </table:table-cell>
          <table:table-cell table:style-name="ce199" office:value-type="string" calcext:value-type="string">
            <text:p>Intoxicate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75" calcext:value-type="float">
            <text:p>175</text:p>
          </table:table-cell>
          <table:table-cell table:style-name="ce164" office:value-type="string" calcext:value-type="string">
            <text:p>Atropos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67" calcext:value-type="float">
            <text:p>67</text:p>
          </table:table-cell>
          <table:table-cell table:style-name="ce168" table:content-validation-name="val6" table:formula="of:=([.D167]+[.J167]/2)*6" office:value-type="float" office:value="504" calcext:value-type="float">
            <text:p>504</text:p>
          </table:table-cell>
          <table:table-cell table:style-name="ce171" table:content-validation-name="val6" table:formula="of:=([.D167]+[.I167]/2)*4" office:value-type="float" office:value="380" calcext:value-type="float">
            <text:p>380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52" calcext:value-type="float">
            <text:p>52</text:p>
          </table:table-cell>
          <table:table-cell table:style-name="ce180" office:value-type="float" office:value="56" calcext:value-type="float">
            <text:p>56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167:.L167])" office:value-type="float" office:value="232" calcext:value-type="float">
            <text:p>232</text:p>
          </table:table-cell>
          <table:table-cell table:style-name="ce192" table:formula="of:=CONCATENATE(COM.MICROSOFT.FLOOR([.E167]/(150/(150+[.J167]+MIN([.D167];99)));1); &quot; (~&quot;; COM.MICROSOFT.CEILING((1-(150/(150+[.J167]+MIN([.D167];99))))*100;1); &quot;%)&quot;)" office:value-type="string" office:string-value="843 (~41%)" calcext:value-type="string">
            <text:p>843 (~41%)</text:p>
          </table:table-cell>
          <table:table-cell table:style-name="ce195" table:formula="of:=CONCATENATE(COM.MICROSOFT.FLOOR([.E167]/(150/(150+[.I167]+MIN([.D167];99)));1); &quot; (~&quot;; COM.MICROSOFT.CEILING((1-(150/(150+[.I167]+MIN([.D167];99))))*100;1); &quot;%)&quot;)" office:value-type="string" office:string-value="917 (~46%)" calcext:value-type="string">
            <text:p>917 (~46%)</text:p>
          </table:table-cell>
          <table:table-cell table:style-name="ce198"/>
          <table:table-cell table:style-name="ce62" table:content-validation-name="val6" office:value-type="float" office:value="218" calcext:value-type="float">
            <text:p>218</text:p>
          </table:table-cell>
          <table:table-cell table:style-name="ce199" office:value-type="string" calcext:value-type="string">
            <text:p>Prayer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5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100" calcext:value-type="float">
            <text:p>10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76" calcext:value-type="float">
            <text:p>176</text:p>
          </table:table-cell>
          <table:table-cell table:style-name="ce164" office:value-type="string" calcext:value-type="string">
            <text:p>Loa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53" calcext:value-type="float">
            <text:p>53</text:p>
          </table:table-cell>
          <table:table-cell table:style-name="ce168" table:content-validation-name="val6" table:formula="of:=([.D168]+[.J168]/2)*6" office:value-type="float" office:value="414" calcext:value-type="float">
            <text:p>414</text:p>
          </table:table-cell>
          <table:table-cell table:style-name="ce171" table:content-validation-name="val6" table:formula="of:=([.D168]+[.I168]/2)*4" office:value-type="float" office:value="300" calcext:value-type="float">
            <text:p>300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41" calcext:value-type="float">
            <text:p>41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68:.L168])" office:value-type="float" office:value="187" calcext:value-type="float">
            <text:p>187</text:p>
          </table:table-cell>
          <table:table-cell table:style-name="ce192" table:formula="of:=CONCATENATE(COM.MICROSOFT.FLOOR([.E168]/(150/(150+[.J168]+MIN([.D168];99)));1); &quot; (~&quot;; COM.MICROSOFT.CEILING((1-(150/(150+[.J168]+MIN([.D168];99))))*100;1); &quot;%)&quot;)" office:value-type="string" office:string-value="648 (~37%)" calcext:value-type="string">
            <text:p>648 (~37%)</text:p>
          </table:table-cell>
          <table:table-cell table:style-name="ce195" table:formula="of:=CONCATENATE(COM.MICROSOFT.FLOOR([.E168]/(150/(150+[.I168]+MIN([.D168];99)));1); &quot; (~&quot;; COM.MICROSOFT.CEILING((1-(150/(150+[.I168]+MIN([.D168];99))))*100;1); &quot;%)&quot;)" office:value-type="string" office:string-value="681 (~40%)" calcext:value-type="string">
            <text:p>681 (~40%)</text:p>
          </table:table-cell>
          <table:table-cell table:style-name="ce198"/>
          <table:table-cell table:style-name="ce62" table:content-validation-name="val6" office:value-type="float" office:value="219" calcext:value-type="float">
            <text:p>219</text:p>
          </table:table-cell>
          <table:table-cell table:style-name="ce199" office:value-type="string" calcext:value-type="string">
            <text:p>Beast Eye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77" calcext:value-type="float">
            <text:p>177</text:p>
          </table:table-cell>
          <table:table-cell table:style-name="ce164" office:value-type="string" calcext:value-type="string">
            <text:p>Chatterskull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20" calcext:value-type="float">
            <text:p>20</text:p>
          </table:table-cell>
          <table:table-cell table:style-name="ce168" table:content-validation-name="val6" table:formula="of:=([.D169]+[.J169]/2)*6" office:value-type="float" office:value="156" calcext:value-type="float">
            <text:p>156</text:p>
          </table:table-cell>
          <table:table-cell table:style-name="ce171" table:content-validation-name="val6" table:formula="of:=([.D169]+[.I169]/2)*4" office:value-type="float" office:value="128" calcext:value-type="float">
            <text:p>128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21" calcext:value-type="float">
            <text:p>21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169:.L169])" office:value-type="float" office:value="101" calcext:value-type="float">
            <text:p>101</text:p>
          </table:table-cell>
          <table:table-cell table:style-name="ce192" table:formula="of:=CONCATENATE(COM.MICROSOFT.FLOOR([.E169]/(150/(150+[.J169]+MIN([.D169];99)));1); &quot; (~&quot;; COM.MICROSOFT.CEILING((1-(150/(150+[.J169]+MIN([.D169];99))))*100;1); &quot;%)&quot;)" office:value-type="string" office:string-value="189 (~18%)" calcext:value-type="string">
            <text:p>189 (~18%)</text:p>
          </table:table-cell>
          <table:table-cell table:style-name="ce195" table:formula="of:=CONCATENATE(COM.MICROSOFT.FLOOR([.E169]/(150/(150+[.I169]+MIN([.D169];99)));1); &quot; (~&quot;; COM.MICROSOFT.CEILING((1-(150/(150+[.I169]+MIN([.D169];99))))*100;1); &quot;%)&quot;)" office:value-type="string" office:string-value="201 (~23%)" calcext:value-type="string">
            <text:p>201 (~23%)</text:p>
          </table:table-cell>
          <table:table-cell table:style-name="ce198"/>
          <table:table-cell table:style-name="ce62" table:content-validation-name="val6" office:value-type="float" office:value="220" calcext:value-type="float">
            <text:p>220</text:p>
          </table:table-cell>
          <table:table-cell table:style-name="ce199" office:value-type="string" calcext:value-type="string">
            <text:p>Dragon Eye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78" calcext:value-type="float">
            <text:p>178</text:p>
          </table:table-cell>
          <table:table-cell table:style-name="ce164" office:value-type="string" calcext:value-type="string">
            <text:p>Phantom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42" calcext:value-type="float">
            <text:p>42</text:p>
          </table:table-cell>
          <table:table-cell table:style-name="ce168" table:content-validation-name="val6" table:formula="of:=([.D170]+[.J170]/2)*6" office:value-type="float" office:value="336" calcext:value-type="float">
            <text:p>336</text:p>
          </table:table-cell>
          <table:table-cell table:style-name="ce171" table:content-validation-name="val6" table:formula="of:=([.D170]+[.I170]/2)*4" office:value-type="float" office:value="236" calcext:value-type="float">
            <text:p>236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31" calcext:value-type="float">
            <text:p>31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70:.L170])" office:value-type="float" office:value="155" calcext:value-type="float">
            <text:p>155</text:p>
          </table:table-cell>
          <table:table-cell table:style-name="ce192" table:formula="of:=CONCATENATE(COM.MICROSOFT.FLOOR([.E170]/(150/(150+[.J170]+MIN([.D170];99)));1); &quot; (~&quot;; COM.MICROSOFT.CEILING((1-(150/(150+[.J170]+MIN([.D170];99))))*100;1); &quot;%)&quot;)" office:value-type="string" office:string-value="492 (~32%)" calcext:value-type="string">
            <text:p>492 (~32%)</text:p>
          </table:table-cell>
          <table:table-cell table:style-name="ce195" table:formula="of:=CONCATENATE(COM.MICROSOFT.FLOOR([.E170]/(150/(150+[.I170]+MIN([.D170];99)));1); &quot; (~&quot;; COM.MICROSOFT.CEILING((1-(150/(150+[.I170]+MIN([.D170];99))))*100;1); &quot;%)&quot;)" office:value-type="string" office:string-value="506 (~34%)" calcext:value-type="string">
            <text:p>506 (~34%)</text:p>
          </table:table-cell>
          <table:table-cell table:style-name="ce198"/>
          <table:table-cell table:style-name="ce62" table:content-validation-name="val6" office:value-type="float" office:value="221" calcext:value-type="float">
            <text:p>221</text:p>
          </table:table-cell>
          <table:table-cell table:style-name="ce199" office:value-type="string" calcext:value-type="string">
            <text:p>Infinite Light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200" calcext:value-type="float">
            <text:p>20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700" calcext:value-type="float">
            <text:p>170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92" calcext:value-type="float">
            <text:p>192</text:p>
          </table:table-cell>
          <table:table-cell table:style-name="ce164" office:value-type="string" calcext:value-type="string">
            <text:p>Dante/Raidou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80" calcext:value-type="float">
            <text:p>80</text:p>
          </table:table-cell>
          <table:table-cell table:style-name="ce168" table:content-validation-name="val6" table:formula="of:=([.D171]+[.J171]/2)*6" office:value-type="float" office:value="660" calcext:value-type="float">
            <text:p>660</text:p>
          </table:table-cell>
          <table:table-cell table:style-name="ce171" table:content-validation-name="val6" table:formula="of:=([.D171]+[.I171]/2)*4" office:value-type="float" office:value="408" calcext:value-type="float">
            <text:p>408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47" calcext:value-type="float">
            <text:p>47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60" calcext:value-type="float">
            <text:p>60</text:p>
          </table:table-cell>
          <table:table-cell table:style-name="ce186" office:value-type="float" office:value="60" calcext:value-type="float">
            <text:p>60</text:p>
          </table:table-cell>
          <table:table-cell table:style-name="ce189" office:value-type="float" office:value="60" calcext:value-type="float">
            <text:p>60</text:p>
          </table:table-cell>
          <table:table-cell table:style-name="ce165" table:formula="of:=SUM([.G171:.L171])" office:value-type="float" office:value="331" calcext:value-type="float">
            <text:p>331</text:p>
          </table:table-cell>
          <table:table-cell table:style-name="ce192" table:formula="of:=CONCATENATE(COM.MICROSOFT.FLOOR([.E171]/(150/(150+[.J171]+MIN([.D171];99)));1); &quot; (~&quot;; COM.MICROSOFT.CEILING((1-(150/(150+[.J171]+MIN([.D171];99))))*100;1); &quot;%)&quot;)" office:value-type="string" office:string-value="1276 (~49%)" calcext:value-type="string">
            <text:p>1276 (~49%)</text:p>
          </table:table-cell>
          <table:table-cell table:style-name="ce195" table:formula="of:=CONCATENATE(COM.MICROSOFT.FLOOR([.E171]/(150/(150+[.I171]+MIN([.D171];99)));1); &quot; (~&quot;; COM.MICROSOFT.CEILING((1-(150/(150+[.I171]+MIN([.D171];99))))*100;1); &quot;%)&quot;)" office:value-type="string" office:string-value="1205 (~46%)" calcext:value-type="string">
            <text:p>1205 (~46%)</text:p>
          </table:table-cell>
          <table:table-cell table:style-name="ce198"/>
          <table:table-cell table:style-name="ce62" table:content-validation-name="val6" office:value-type="float" office:value="222" calcext:value-type="float">
            <text:p>222</text:p>
          </table:table-cell>
          <table:table-cell table:style-name="ce199" office:value-type="string" calcext:value-type="string">
            <text:p>Summon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93" calcext:value-type="float">
            <text:p>193</text:p>
          </table:table-cell>
          <table:table-cell table:style-name="ce164" office:value-type="string" calcext:value-type="string">
            <text:p>Metatron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95" calcext:value-type="float">
            <text:p>95</text:p>
          </table:table-cell>
          <table:table-cell table:style-name="ce168" table:content-validation-name="val6" table:formula="of:=([.D172]+[.J172]/2)*6" office:value-type="float" office:value="744" calcext:value-type="float">
            <text:p>744</text:p>
          </table:table-cell>
          <table:table-cell table:style-name="ce171" table:content-validation-name="val6" table:formula="of:=([.D172]+[.I172]/2)*4" office:value-type="float" office:value="516" calcext:value-type="float">
            <text:p>516</text:p>
          </table:table-cell>
          <table:table-cell table:style-name="ce174" office:value-type="float" office:value="64" calcext:value-type="float">
            <text:p>64</text:p>
          </table:table-cell>
          <table:table-cell table:style-name="ce177" office:value-type="float" office:value="73" calcext:value-type="float">
            <text:p>73</text:p>
          </table:table-cell>
          <table:table-cell table:style-name="ce180" office:value-type="float" office:value="68" calcext:value-type="float">
            <text:p>68</text:p>
          </table:table-cell>
          <table:table-cell table:style-name="ce183" office:value-type="float" office:value="58" calcext:value-type="float">
            <text:p>58</text:p>
          </table:table-cell>
          <table:table-cell table:style-name="ce186" office:value-type="float" office:value="48" calcext:value-type="float">
            <text:p>48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172:.L172])" office:value-type="float" office:value="343" calcext:value-type="float">
            <text:p>343</text:p>
          </table:table-cell>
          <table:table-cell table:style-name="ce192" table:formula="of:=CONCATENATE(COM.MICROSOFT.FLOOR([.E172]/(150/(150+[.J172]+MIN([.D172];99)));1); &quot; (~&quot;; COM.MICROSOFT.CEILING((1-(150/(150+[.J172]+MIN([.D172];99))))*100;1); &quot;%)&quot;)" office:value-type="string" office:string-value="1502 (~51%)" calcext:value-type="string">
            <text:p>1502 (~51%)</text:p>
          </table:table-cell>
          <table:table-cell table:style-name="ce195" table:formula="of:=CONCATENATE(COM.MICROSOFT.FLOOR([.E172]/(150/(150+[.I172]+MIN([.D172];99)));1); &quot; (~&quot;; COM.MICROSOFT.CEILING((1-(150/(150+[.I172]+MIN([.D172];99))))*100;1); &quot;%)&quot;)" office:value-type="string" office:string-value="1552 (~53%)" calcext:value-type="string">
            <text:p>1552 (~53%)</text:p>
          </table:table-cell>
          <table:table-cell table:style-name="ce198"/>
          <table:table-cell table:style-name="ce62" table:content-validation-name="val6" office:value-type="float" office:value="223" calcext:value-type="float">
            <text:p>223</text:p>
          </table:table-cell>
          <table:table-cell table:style-name="ce199" office:value-type="string" calcext:value-type="string">
            <text:p>Beckon Call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94" calcext:value-type="float">
            <text:p>194</text:p>
          </table:table-cell>
          <table:table-cell table:style-name="ce164" office:value-type="string" calcext:value-type="string">
            <text:p>Beelzebub Fly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95" calcext:value-type="float">
            <text:p>95</text:p>
          </table:table-cell>
          <table:table-cell table:style-name="ce168" table:content-validation-name="val6" table:formula="of:=([.D173]+[.J173]/2)*6" office:value-type="float" office:value="738" calcext:value-type="float">
            <text:p>738</text:p>
          </table:table-cell>
          <table:table-cell table:style-name="ce171" table:content-validation-name="val6" table:formula="of:=([.D173]+[.I173]/2)*4" office:value-type="float" office:value="496" calcext:value-type="float">
            <text:p>496</text:p>
          </table:table-cell>
          <table:table-cell table:style-name="ce174" office:value-type="float" office:value="70" calcext:value-type="float">
            <text:p>70</text:p>
          </table:table-cell>
          <table:table-cell table:style-name="ce177" office:value-type="float" office:value="72" calcext:value-type="float">
            <text:p>72</text:p>
          </table:table-cell>
          <table:table-cell table:style-name="ce180" office:value-type="float" office:value="58" calcext:value-type="float">
            <text:p>58</text:p>
          </table:table-cell>
          <table:table-cell table:style-name="ce183" office:value-type="float" office:value="56" calcext:value-type="float">
            <text:p>56</text:p>
          </table:table-cell>
          <table:table-cell table:style-name="ce186" office:value-type="float" office:value="58" calcext:value-type="float">
            <text:p>58</text:p>
          </table:table-cell>
          <table:table-cell table:style-name="ce189" office:value-type="float" office:value="42" calcext:value-type="float">
            <text:p>42</text:p>
          </table:table-cell>
          <table:table-cell table:style-name="ce165" table:formula="of:=SUM([.G173:.L173])" office:value-type="float" office:value="356" calcext:value-type="float">
            <text:p>356</text:p>
          </table:table-cell>
          <table:table-cell table:style-name="ce192" table:formula="of:=CONCATENATE(COM.MICROSOFT.FLOOR([.E173]/(150/(150+[.J173]+MIN([.D173];99)));1); &quot; (~&quot;; COM.MICROSOFT.CEILING((1-(150/(150+[.J173]+MIN([.D173];99))))*100;1); &quot;%)&quot;)" office:value-type="string" office:string-value="1480 (~51%)" calcext:value-type="string">
            <text:p>1480 (~51%)</text:p>
          </table:table-cell>
          <table:table-cell table:style-name="ce195" table:formula="of:=CONCATENATE(COM.MICROSOFT.FLOOR([.E173]/(150/(150+[.I173]+MIN([.D173];99)));1); &quot; (~&quot;; COM.MICROSOFT.CEILING((1-(150/(150+[.I173]+MIN([.D173];99))))*100;1); &quot;%)&quot;)" office:value-type="string" office:string-value="1490 (~51%)" calcext:value-type="string">
            <text:p>1490 (~51%)</text:p>
          </table:table-cell>
          <table:table-cell table:style-name="ce198"/>
          <table:table-cell table:style-name="ce62" table:content-validation-name="val6" office:value-type="float" office:value="224" calcext:value-type="float">
            <text:p>224</text:p>
          </table:table-cell>
          <table:table-cell table:style-name="ce199" office:value-type="string" calcext:value-type="string">
            <text:p>Focus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95" calcext:value-type="float">
            <text:p>195</text:p>
          </table:table-cell>
          <table:table-cell table:style-name="ce164" office:value-type="string" calcext:value-type="string">
            <text:p>Pale Rider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63" calcext:value-type="float">
            <text:p>63</text:p>
          </table:table-cell>
          <table:table-cell table:style-name="ce168" table:content-validation-name="val6" table:formula="of:=([.D174]+[.J174]/2)*6" office:value-type="float" office:value="486" calcext:value-type="float">
            <text:p>486</text:p>
          </table:table-cell>
          <table:table-cell table:style-name="ce171" table:content-validation-name="val6" table:formula="of:=([.D174]+[.I174]/2)*4" office:value-type="float" office:value="356" calcext:value-type="float">
            <text:p>356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54" calcext:value-type="float">
            <text:p>54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74:.L174])" office:value-type="float" office:value="250" calcext:value-type="float">
            <text:p>250</text:p>
          </table:table-cell>
          <table:table-cell table:style-name="ce192" table:formula="of:=CONCATENATE(COM.MICROSOFT.FLOOR([.E174]/(150/(150+[.J174]+MIN([.D174];99)));1); &quot; (~&quot;; COM.MICROSOFT.CEILING((1-(150/(150+[.J174]+MIN([.D174];99))))*100;1); &quot;%)&quot;)" office:value-type="string" office:string-value="806 (~40%)" calcext:value-type="string">
            <text:p>806 (~40%)</text:p>
          </table:table-cell>
          <table:table-cell table:style-name="ce195" table:formula="of:=CONCATENATE(COM.MICROSOFT.FLOOR([.E174]/(150/(150+[.I174]+MIN([.D174];99)));1); &quot; (~&quot;; COM.MICROSOFT.CEILING((1-(150/(150+[.I174]+MIN([.D174];99))))*100;1); &quot;%)&quot;)" office:value-type="string" office:string-value="858 (~44%)" calcext:value-type="string">
            <text:p>858 (~44%)</text:p>
          </table:table-cell>
          <table:table-cell table:style-name="ce198"/>
          <table:table-cell table:style-name="ce62" table:content-validation-name="val6" office:value-type="float" office:value="226" calcext:value-type="float">
            <text:p>226</text:p>
          </table:table-cell>
          <table:table-cell table:style-name="ce199" office:value-type="string" calcext:value-type="string">
            <text:p>Gathering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96" calcext:value-type="float">
            <text:p>196</text:p>
          </table:table-cell>
          <table:table-cell table:style-name="ce164" office:value-type="string" calcext:value-type="string">
            <text:p>White Rider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table:formula="of:=([.D175]+[.J175]/2)*6" office:value-type="float" office:value="408" calcext:value-type="float">
            <text:p>408</text:p>
          </table:table-cell>
          <table:table-cell table:style-name="ce171" table:content-validation-name="val6" table:formula="of:=([.D175]+[.I175]/2)*4" office:value-type="float" office:value="276" calcext:value-type="float">
            <text:p>276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40" calcext:value-type="float">
            <text:p>40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75:.L175])" office:value-type="float" office:value="214" calcext:value-type="float">
            <text:p>214</text:p>
          </table:table-cell>
          <table:table-cell table:style-name="ce192" table:formula="of:=CONCATENATE(COM.MICROSOFT.FLOOR([.E175]/(150/(150+[.J175]+MIN([.D175];99)));1); &quot; (~&quot;; COM.MICROSOFT.CEILING((1-(150/(150+[.J175]+MIN([.D175];99))))*100;1); &quot;%)&quot;)" office:value-type="string" office:string-value="636 (~36%)" calcext:value-type="string">
            <text:p>636 (~36%)</text:p>
          </table:table-cell>
          <table:table-cell table:style-name="ce195" table:formula="of:=CONCATENATE(COM.MICROSOFT.FLOOR([.E175]/(150/(150+[.I175]+MIN([.D175];99)));1); &quot; (~&quot;; COM.MICROSOFT.CEILING((1-(150/(150+[.I175]+MIN([.D175];99))))*100;1); &quot;%)&quot;)" office:value-type="string" office:string-value="641 (~37%)" calcext:value-type="string">
            <text:p>641 (~37%)</text:p>
          </table:table-cell>
          <table:table-cell table:style-name="ce198"/>
          <table:table-cell table:style-name="ce62" table:content-validation-name="val6" office:value-type="float" office:value="227" calcext:value-type="float">
            <text:p>227</text:p>
          </table:table-cell>
          <table:table-cell table:style-name="ce199" office:value-type="string" calcext:value-type="string">
            <text:p>Dark Howl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97" calcext:value-type="float">
            <text:p>197</text:p>
          </table:table-cell>
          <table:table-cell table:style-name="ce164" office:value-type="string" calcext:value-type="string">
            <text:p>Red Rider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55" calcext:value-type="float">
            <text:p>55</text:p>
          </table:table-cell>
          <table:table-cell table:style-name="ce168" table:content-validation-name="val6" table:formula="of:=([.D176]+[.J176]/2)*6" office:value-type="float" office:value="438" calcext:value-type="float">
            <text:p>438</text:p>
          </table:table-cell>
          <table:table-cell table:style-name="ce171" table:content-validation-name="val6" table:formula="of:=([.D176]+[.I176]/2)*4" office:value-type="float" office:value="304" calcext:value-type="float">
            <text:p>304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47" calcext:value-type="float">
            <text:p>47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76:.L176])" office:value-type="float" office:value="227" calcext:value-type="float">
            <text:p>227</text:p>
          </table:table-cell>
          <table:table-cell table:style-name="ce192" table:formula="of:=CONCATENATE(COM.MICROSOFT.FLOOR([.E176]/(150/(150+[.J176]+MIN([.D176];99)));1); &quot; (~&quot;; COM.MICROSOFT.CEILING((1-(150/(150+[.J176]+MIN([.D176];99))))*100;1); &quot;%)&quot;)" office:value-type="string" office:string-value="703 (~38%)" calcext:value-type="string">
            <text:p>703 (~38%)</text:p>
          </table:table-cell>
          <table:table-cell table:style-name="ce195" table:formula="of:=CONCATENATE(COM.MICROSOFT.FLOOR([.E176]/(150/(150+[.I176]+MIN([.D176];99)));1); &quot; (~&quot;; COM.MICROSOFT.CEILING((1-(150/(150+[.I176]+MIN([.D176];99))))*100;1); &quot;%)&quot;)" office:value-type="string" office:string-value="721 (~40%)" calcext:value-type="string">
            <text:p>721 (~40%)</text:p>
          </table:table-cell>
          <table:table-cell table:style-name="ce198"/>
          <table:table-cell table:style-name="ce62" table:content-validation-name="val6" office:value-type="float" office:value="229" calcext:value-type="float">
            <text:p>229</text:p>
          </table:table-cell>
          <table:table-cell table:style-name="ce199" office:value-type="string" calcext:value-type="string">
            <text:p>Laughter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98" calcext:value-type="float">
            <text:p>198</text:p>
          </table:table-cell>
          <table:table-cell table:style-name="ce164" office:value-type="string" calcext:value-type="string">
            <text:p>Black Rider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61" calcext:value-type="float">
            <text:p>61</text:p>
          </table:table-cell>
          <table:table-cell table:style-name="ce168" table:content-validation-name="val6" table:formula="of:=([.D177]+[.J177]/2)*6" office:value-type="float" office:value="462" calcext:value-type="float">
            <text:p>462</text:p>
          </table:table-cell>
          <table:table-cell table:style-name="ce171" table:content-validation-name="val6" table:formula="of:=([.D177]+[.I177]/2)*4" office:value-type="float" office:value="344" calcext:value-type="float">
            <text:p>344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53" calcext:value-type="float">
            <text:p>53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77:.L177])" office:value-type="float" office:value="245" calcext:value-type="float">
            <text:p>245</text:p>
          </table:table-cell>
          <table:table-cell table:style-name="ce192" table:formula="of:=CONCATENATE(COM.MICROSOFT.FLOOR([.E177]/(150/(150+[.J177]+MIN([.D177];99)));1); &quot; (~&quot;; COM.MICROSOFT.CEILING((1-(150/(150+[.J177]+MIN([.D177];99))))*100;1); &quot;%)&quot;)" office:value-type="string" office:string-value="748 (~39%)" calcext:value-type="string">
            <text:p>748 (~39%)</text:p>
          </table:table-cell>
          <table:table-cell table:style-name="ce195" table:formula="of:=CONCATENATE(COM.MICROSOFT.FLOOR([.E177]/(150/(150+[.I177]+MIN([.D177];99)));1); &quot; (~&quot;; COM.MICROSOFT.CEILING((1-(150/(150+[.I177]+MIN([.D177];99))))*100;1); &quot;%)&quot;)" office:value-type="string" office:string-value="803 (~43%)" calcext:value-type="string">
            <text:p>803 (~43%)</text:p>
          </table:table-cell>
          <table:table-cell table:style-name="ce198"/>
          <table:table-cell table:style-name="ce62" table:content-validation-name="val6" office:value-type="float" office:value="230" calcext:value-type="float">
            <text:p>230</text:p>
          </table:table-cell>
          <table:table-cell table:style-name="ce199" office:value-type="string" calcext:value-type="string">
            <text:p>Divine Will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199" calcext:value-type="float">
            <text:p>199</text:p>
          </table:table-cell>
          <table:table-cell table:style-name="ce164" office:value-type="string" calcext:value-type="string">
            <text:p>Matador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table:formula="of:=([.D178]+[.J178]/2)*6" office:value-type="float" office:value="246" calcext:value-type="float">
            <text:p>246</text:p>
          </table:table-cell>
          <table:table-cell table:style-name="ce171" table:content-validation-name="val6" table:formula="of:=([.D178]+[.I178]/2)*4" office:value-type="float" office:value="156" calcext:value-type="float">
            <text:p>156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23" calcext:value-type="float">
            <text:p>23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178:.L178])" office:value-type="float" office:value="143" calcext:value-type="float">
            <text:p>143</text:p>
          </table:table-cell>
          <table:table-cell table:style-name="ce192" table:formula="of:=CONCATENATE(COM.MICROSOFT.FLOOR([.E178]/(150/(150+[.J178]+MIN([.D178];99)));1); &quot; (~&quot;; COM.MICROSOFT.CEILING((1-(150/(150+[.J178]+MIN([.D178];99))))*100;1); &quot;%)&quot;)" office:value-type="string" office:string-value="331 (~26%)" calcext:value-type="string">
            <text:p>331 (~26%)</text:p>
          </table:table-cell>
          <table:table-cell table:style-name="ce195" table:formula="of:=CONCATENATE(COM.MICROSOFT.FLOOR([.E178]/(150/(150+[.I178]+MIN([.D178];99)));1); &quot; (~&quot;; COM.MICROSOFT.CEILING((1-(150/(150+[.I178]+MIN([.D178];99))))*100;1); &quot;%)&quot;)" office:value-type="string" office:string-value="324 (~25%)" calcext:value-type="string">
            <text:p>324 (~25%)</text:p>
          </table:table-cell>
          <table:table-cell table:style-name="ce198"/>
          <table:table-cell table:style-name="ce62" table:content-validation-name="val6" office:value-type="float" office:value="232" calcext:value-type="float">
            <text:p>232</text:p>
          </table:table-cell>
          <table:table-cell table:style-name="ce199" office:value-type="string" calcext:value-type="string">
            <text:p>Foul Union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00" calcext:value-type="float">
            <text:p>200</text:p>
          </table:table-cell>
          <table:table-cell table:style-name="ce164" office:value-type="string" calcext:value-type="string">
            <text:p>Hell Biker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42" calcext:value-type="float">
            <text:p>42</text:p>
          </table:table-cell>
          <table:table-cell table:style-name="ce168" table:content-validation-name="val6" table:formula="of:=([.D179]+[.J179]/2)*6" office:value-type="float" office:value="336" calcext:value-type="float">
            <text:p>336</text:p>
          </table:table-cell>
          <table:table-cell table:style-name="ce171" table:content-validation-name="val6" table:formula="of:=([.D179]+[.I179]/2)*4" office:value-type="float" office:value="224" calcext:value-type="float">
            <text:p>224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33" calcext:value-type="float">
            <text:p>33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79:.L179])" office:value-type="float" office:value="177" calcext:value-type="float">
            <text:p>177</text:p>
          </table:table-cell>
          <table:table-cell table:style-name="ce192" table:formula="of:=CONCATENATE(COM.MICROSOFT.FLOOR([.E179]/(150/(150+[.J179]+MIN([.D179];99)));1); &quot; (~&quot;; COM.MICROSOFT.CEILING((1-(150/(150+[.J179]+MIN([.D179];99))))*100;1); &quot;%)&quot;)" office:value-type="string" office:string-value="492 (~32%)" calcext:value-type="string">
            <text:p>492 (~32%)</text:p>
          </table:table-cell>
          <table:table-cell table:style-name="ce195" table:formula="of:=CONCATENATE(COM.MICROSOFT.FLOOR([.E179]/(150/(150+[.I179]+MIN([.D179];99)));1); &quot; (~&quot;; COM.MICROSOFT.CEILING((1-(150/(150+[.I179]+MIN([.D179];99))))*100;1); &quot;%)&quot;)" office:value-type="string" office:string-value="492 (~32%)" calcext:value-type="string">
            <text:p>492 (~32%)</text:p>
          </table:table-cell>
          <table:table-cell table:style-name="ce198"/>
          <table:table-cell table:style-name="ce62" table:content-validation-name="val6" office:value-type="float" office:value="233" calcext:value-type="float">
            <text:p>233</text:p>
          </table:table-cell>
          <table:table-cell table:style-name="ce199" office:value-type="string" calcext:value-type="string">
            <text:p>Replicate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01" calcext:value-type="float">
            <text:p>201</text:p>
          </table:table-cell>
          <table:table-cell table:style-name="ce164" office:value-type="string" calcext:value-type="string">
            <text:p>Daisoujou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37" calcext:value-type="float">
            <text:p>37</text:p>
          </table:table-cell>
          <table:table-cell table:style-name="ce168" table:content-validation-name="val6" table:formula="of:=([.D180]+[.J180]/2)*6" office:value-type="float" office:value="288" calcext:value-type="float">
            <text:p>288</text:p>
          </table:table-cell>
          <table:table-cell table:style-name="ce171" table:content-validation-name="val6" table:formula="of:=([.D180]+[.I180]/2)*4" office:value-type="float" office:value="232" calcext:value-type="float">
            <text:p>232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37" calcext:value-type="float">
            <text:p>37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80:.L180])" office:value-type="float" office:value="171" calcext:value-type="float">
            <text:p>171</text:p>
          </table:table-cell>
          <table:table-cell table:style-name="ce192" table:formula="of:=CONCATENATE(COM.MICROSOFT.FLOOR([.E180]/(150/(150+[.J180]+MIN([.D180];99)));1); &quot; (~&quot;; COM.MICROSOFT.CEILING((1-(150/(150+[.J180]+MIN([.D180];99))))*100;1); &quot;%)&quot;)" office:value-type="string" office:string-value="401 (~29%)" calcext:value-type="string">
            <text:p>401 (~29%)</text:p>
          </table:table-cell>
          <table:table-cell table:style-name="ce195" table:formula="of:=CONCATENATE(COM.MICROSOFT.FLOOR([.E180]/(150/(150+[.I180]+MIN([.D180];99)));1); &quot; (~&quot;; COM.MICROSOFT.CEILING((1-(150/(150+[.I180]+MIN([.D180];99))))*100;1); &quot;%)&quot;)" office:value-type="string" office:string-value="439 (~35%)" calcext:value-type="string">
            <text:p>439 (~35%)</text:p>
          </table:table-cell>
          <table:table-cell table:style-name="ce198"/>
          <table:table-cell table:style-name="ce62" table:content-validation-name="val6" office:value-type="float" office:value="234" calcext:value-type="float">
            <text:p>234</text:p>
          </table:table-cell>
          <table:table-cell table:style-name="ce199" office:value-type="string" calcext:value-type="string">
            <text:p>Aurora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02" calcext:value-type="float">
            <text:p>202</text:p>
          </table:table-cell>
          <table:table-cell table:style-name="ce164" office:value-type="string" calcext:value-type="string">
            <text:p>Mother Harlot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table:formula="of:=([.D181]+[.J181]/2)*6" office:value-type="float" office:value="528" calcext:value-type="float">
            <text:p>528</text:p>
          </table:table-cell>
          <table:table-cell table:style-name="ce171" table:content-validation-name="val6" table:formula="of:=([.D181]+[.I181]/2)*4" office:value-type="float" office:value="372" calcext:value-type="float">
            <text:p>372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56" calcext:value-type="float">
            <text:p>56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38" calcext:value-type="float">
            <text:p>38</text:p>
          </table:table-cell>
          <table:table-cell table:style-name="ce165" table:formula="of:=SUM([.G181:.L181])" office:value-type="float" office:value="264" calcext:value-type="float">
            <text:p>264</text:p>
          </table:table-cell>
          <table:table-cell table:style-name="ce192" table:formula="of:=CONCATENATE(COM.MICROSOFT.FLOOR([.E181]/(150/(150+[.J181]+MIN([.D181];99)));1); &quot; (~&quot;; COM.MICROSOFT.CEILING((1-(150/(150+[.J181]+MIN([.D181];99))))*100;1); &quot;%)&quot;)" office:value-type="string" office:string-value="904 (~42%)" calcext:value-type="string">
            <text:p>904 (~42%)</text:p>
          </table:table-cell>
          <table:table-cell table:style-name="ce195" table:formula="of:=CONCATENATE(COM.MICROSOFT.FLOOR([.E181]/(150/(150+[.I181]+MIN([.D181];99)));1); &quot; (~&quot;; COM.MICROSOFT.CEILING((1-(150/(150+[.I181]+MIN([.D181];99))))*100;1); &quot;%)&quot;)" office:value-type="string" office:string-value="939 (~44%)" calcext:value-type="string">
            <text:p>939 (~44%)</text:p>
          </table:table-cell>
          <table:table-cell table:style-name="ce198"/>
          <table:table-cell table:style-name="ce62" table:content-validation-name="val6" office:value-type="float" office:value="235" calcext:value-type="float">
            <text:p>235</text:p>
          </table:table-cell>
          <table:table-cell table:style-name="ce199" office:value-type="string" calcext:value-type="string">
            <text:p>Fire of Sinai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50 M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90" calcext:value-type="float">
            <text:p>9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53" calcext:value-type="float">
            <text:p>253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03" calcext:value-type="float">
            <text:p>203</text:p>
          </table:table-cell>
          <table:table-cell table:style-name="ce164" office:value-type="string" calcext:value-type="string">
            <text:p>Trumpeter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77" calcext:value-type="float">
            <text:p>77</text:p>
          </table:table-cell>
          <table:table-cell table:style-name="ce168" table:content-validation-name="val6" table:formula="of:=([.D182]+[.J182]/2)*6" office:value-type="float" office:value="588" calcext:value-type="float">
            <text:p>588</text:p>
          </table:table-cell>
          <table:table-cell table:style-name="ce171" table:content-validation-name="val6" table:formula="of:=([.D182]+[.I182]/2)*4" office:value-type="float" office:value="432" calcext:value-type="float">
            <text:p>432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70" calcext:value-type="float">
            <text:p>70</text:p>
          </table:table-cell>
          <table:table-cell table:style-name="ce180" office:value-type="float" office:value="62" calcext:value-type="float">
            <text:p>62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48" calcext:value-type="float">
            <text:p>48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82:.L182])" office:value-type="float" office:value="294" calcext:value-type="float">
            <text:p>294</text:p>
          </table:table-cell>
          <table:table-cell table:style-name="ce192" table:formula="of:=CONCATENATE(COM.MICROSOFT.FLOOR([.E182]/(150/(150+[.J182]+MIN([.D182];99)));1); &quot; (~&quot;; COM.MICROSOFT.CEILING((1-(150/(150+[.J182]+MIN([.D182];99))))*100;1); &quot;%)&quot;)" office:value-type="string" office:string-value="1054 (~45%)" calcext:value-type="string">
            <text:p>1054 (~45%)</text:p>
          </table:table-cell>
          <table:table-cell table:style-name="ce195" table:formula="of:=CONCATENATE(COM.MICROSOFT.FLOOR([.E182]/(150/(150+[.I182]+MIN([.D182];99)));1); &quot; (~&quot;; COM.MICROSOFT.CEILING((1-(150/(150+[.I182]+MIN([.D182];99))))*100;1); &quot;%)&quot;)" office:value-type="string" office:string-value="1132 (~49%)" calcext:value-type="string">
            <text:p>1132 (~49%)</text:p>
          </table:table-cell>
          <table:table-cell table:style-name="ce198"/>
          <table:table-cell table:style-name="ce62" table:content-validation-name="val6" office:value-type="float" office:value="236" calcext:value-type="float">
            <text:p>236</text:p>
          </table:table-cell>
          <table:table-cell table:style-name="ce199" office:value-type="string" calcext:value-type="string">
            <text:p>Conjuration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04" calcext:value-type="float">
            <text:p>204</text:p>
          </table:table-cell>
          <table:table-cell table:style-name="ce164" office:value-type="string" calcext:value-type="string">
            <text:p>Futomimi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63" calcext:value-type="float">
            <text:p>63</text:p>
          </table:table-cell>
          <table:table-cell table:style-name="ce168" table:content-validation-name="val6" table:formula="of:=([.D183]+[.J183]/2)*6" office:value-type="float" office:value="498" calcext:value-type="float">
            <text:p>498</text:p>
          </table:table-cell>
          <table:table-cell table:style-name="ce171" table:content-validation-name="val6" table:formula="of:=([.D183]+[.I183]/2)*4" office:value-type="float" office:value="356" calcext:value-type="float">
            <text:p>356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183:.L183])" office:value-type="float" office:value="234" calcext:value-type="float">
            <text:p>234</text:p>
          </table:table-cell>
          <table:table-cell table:style-name="ce192" table:formula="of:=CONCATENATE(COM.MICROSOFT.FLOOR([.E183]/(150/(150+[.J183]+MIN([.D183];99)));1); &quot; (~&quot;; COM.MICROSOFT.CEILING((1-(150/(150+[.J183]+MIN([.D183];99))))*100;1); &quot;%)&quot;)" office:value-type="string" office:string-value="839 (~41%)" calcext:value-type="string">
            <text:p>839 (~41%)</text:p>
          </table:table-cell>
          <table:table-cell table:style-name="ce195" table:formula="of:=CONCATENATE(COM.MICROSOFT.FLOOR([.E183]/(150/(150+[.I183]+MIN([.D183];99)));1); &quot; (~&quot;; COM.MICROSOFT.CEILING((1-(150/(150+[.I183]+MIN([.D183];99))))*100;1); &quot;%)&quot;)" office:value-type="string" office:string-value="879 (~44%)" calcext:value-type="string">
            <text:p>879 (~44%)</text:p>
          </table:table-cell>
          <table:table-cell table:style-name="ce198"/>
          <table:table-cell table:style-name="ce62" table:content-validation-name="val6" office:value-type="float" office:value="241" calcext:value-type="float">
            <text:p>241</text:p>
          </table:table-cell>
          <table:table-cell table:style-name="ce199" office:value-type="string" calcext:value-type="string">
            <text:p>Vast Light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75" calcext:value-type="float">
            <text:p>7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567" calcext:value-type="float">
            <text:p>567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05" calcext:value-type="float">
            <text:p>205</text:p>
          </table:table-cell>
          <table:table-cell table:style-name="ce164" office:value-type="string" calcext:value-type="string">
            <text:p>Sakahagi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45" calcext:value-type="float">
            <text:p>45</text:p>
          </table:table-cell>
          <table:table-cell table:style-name="ce168" table:content-validation-name="val6" table:formula="of:=([.D184]+[.J184]/2)*6" office:value-type="float" office:value="360" calcext:value-type="float">
            <text:p>360</text:p>
          </table:table-cell>
          <table:table-cell table:style-name="ce171" table:content-validation-name="val6" table:formula="of:=([.D184]+[.I184]/2)*4" office:value-type="float" office:value="248" calcext:value-type="float">
            <text:p>248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37" calcext:value-type="float">
            <text:p>37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184:.L184])" office:value-type="float" office:value="187" calcext:value-type="float">
            <text:p>187</text:p>
          </table:table-cell>
          <table:table-cell table:style-name="ce192" table:formula="of:=CONCATENATE(COM.MICROSOFT.FLOOR([.E184]/(150/(150+[.J184]+MIN([.D184];99)));1); &quot; (~&quot;; COM.MICROSOFT.CEILING((1-(150/(150+[.J184]+MIN([.D184];99))))*100;1); &quot;%)&quot;)" office:value-type="string" office:string-value="540 (~34%)" calcext:value-type="string">
            <text:p>540 (~34%)</text:p>
          </table:table-cell>
          <table:table-cell table:style-name="ce195" table:formula="of:=CONCATENATE(COM.MICROSOFT.FLOOR([.E184]/(150/(150+[.I184]+MIN([.D184];99)));1); &quot; (~&quot;; COM.MICROSOFT.CEILING((1-(150/(150+[.I184]+MIN([.D184];99))))*100;1); &quot;%)&quot;)" office:value-type="string" office:string-value="549 (~35%)" calcext:value-type="string">
            <text:p>549 (~35%)</text:p>
          </table:table-cell>
          <table:table-cell table:style-name="ce198"/>
          <table:table-cell table:style-name="ce62" table:content-validation-name="val6" office:value-type="float" office:value="242" calcext:value-type="float">
            <text:p>242</text:p>
          </table:table-cell>
          <table:table-cell table:style-name="ce199" office:value-type="string" calcext:value-type="string">
            <text:p>God's Curse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06" calcext:value-type="float">
            <text:p>206</text:p>
          </table:table-cell>
          <table:table-cell table:style-name="ce164" office:value-type="string" calcext:value-type="string">
            <text:p>Black Frost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66" calcext:value-type="float">
            <text:p>66</text:p>
          </table:table-cell>
          <table:table-cell table:style-name="ce168" table:content-validation-name="val6" table:formula="of:=([.D185]+[.J185]/2)*6" office:value-type="float" office:value="474" calcext:value-type="float">
            <text:p>474</text:p>
          </table:table-cell>
          <table:table-cell table:style-name="ce171" table:content-validation-name="val6" table:formula="of:=([.D185]+[.I185]/2)*4" office:value-type="float" office:value="360" calcext:value-type="float">
            <text:p>360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0" calcext:value-type="float">
            <text:p>0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48" calcext:value-type="float">
            <text:p>48</text:p>
          </table:table-cell>
          <table:table-cell table:style-name="ce165" table:formula="of:=SUM([.G185:.L185])" office:value-type="float" office:value="202" calcext:value-type="float">
            <text:p>202</text:p>
          </table:table-cell>
          <table:table-cell table:style-name="ce192" table:formula="of:=CONCATENATE(COM.MICROSOFT.FLOOR([.E185]/(150/(150+[.J185]+MIN([.D185];99)));1); &quot; (~&quot;; COM.MICROSOFT.CEILING((1-(150/(150+[.J185]+MIN([.D185];99))))*100;1); &quot;%)&quot;)" office:value-type="string" office:string-value="764 (~39%)" calcext:value-type="string">
            <text:p>764 (~39%)</text:p>
          </table:table-cell>
          <table:table-cell table:style-name="ce195" table:formula="of:=CONCATENATE(COM.MICROSOFT.FLOOR([.E185]/(150/(150+[.I185]+MIN([.D185];99)));1); &quot; (~&quot;; COM.MICROSOFT.CEILING((1-(150/(150+[.I185]+MIN([.D185];99))))*100;1); &quot;%)&quot;)" office:value-type="string" office:string-value="834 (~44%)" calcext:value-type="string">
            <text:p>834 (~44%)</text:p>
          </table:table-cell>
          <table:table-cell table:style-name="ce198"/>
          <table:table-cell table:style-name="ce62" table:content-validation-name="val6" office:value-type="float" office:value="243" calcext:value-type="float">
            <text:p>243</text:p>
          </table:table-cell>
          <table:table-cell table:style-name="ce199" office:value-type="string" calcext:value-type="string">
            <text:p>Hell's Call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07" calcext:value-type="float">
            <text:p>207</text:p>
          </table:table-cell>
          <table:table-cell table:style-name="ce164" office:value-type="string" calcext:value-type="string">
            <text:p>Beelzebub Man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84" calcext:value-type="float">
            <text:p>84</text:p>
          </table:table-cell>
          <table:table-cell table:style-name="ce168" table:content-validation-name="val6" table:formula="of:=([.D186]+[.J186]/2)*6" office:value-type="float" office:value="666" calcext:value-type="float">
            <text:p>666</text:p>
          </table:table-cell>
          <table:table-cell table:style-name="ce171" table:content-validation-name="val6" table:formula="of:=([.D186]+[.I186]/2)*4" office:value-type="float" office:value="444" calcext:value-type="float">
            <text:p>444</text:p>
          </table:table-cell>
          <table:table-cell table:style-name="ce174" office:value-type="float" office:value="64" calcext:value-type="float">
            <text:p>64</text:p>
          </table:table-cell>
          <table:table-cell table:style-name="ce177" office:value-type="float" office:value="62" calcext:value-type="float">
            <text:p>62</text:p>
          </table:table-cell>
          <table:table-cell table:style-name="ce180" office:value-type="float" office:value="54" calcext:value-type="float">
            <text:p>54</text:p>
          </table:table-cell>
          <table:table-cell table:style-name="ce183" office:value-type="float" office:value="54" calcext:value-type="float">
            <text:p>54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38" calcext:value-type="float">
            <text:p>38</text:p>
          </table:table-cell>
          <table:table-cell table:style-name="ce165" table:formula="of:=SUM([.G186:.L186])" office:value-type="float" office:value="310" calcext:value-type="float">
            <text:p>310</text:p>
          </table:table-cell>
          <table:table-cell table:style-name="ce192" table:formula="of:=CONCATENATE(COM.MICROSOFT.FLOOR([.E186]/(150/(150+[.J186]+MIN([.D186];99)));1); &quot; (~&quot;; COM.MICROSOFT.CEILING((1-(150/(150+[.J186]+MIN([.D186];99))))*100;1); &quot;%)&quot;)" office:value-type="string" office:string-value="1278 (~48%)" calcext:value-type="string">
            <text:p>1278 (~48%)</text:p>
          </table:table-cell>
          <table:table-cell table:style-name="ce195" table:formula="of:=CONCATENATE(COM.MICROSOFT.FLOOR([.E186]/(150/(150+[.I186]+MIN([.D186];99)));1); &quot; (~&quot;; COM.MICROSOFT.CEILING((1-(150/(150+[.I186]+MIN([.D186];99))))*100;1); &quot;%)&quot;)" office:value-type="string" office:string-value="1278 (~48%)" calcext:value-type="string">
            <text:p>1278 (~48%)</text:p>
          </table:table-cell>
          <table:table-cell table:style-name="ce198"/>
          <table:table-cell table:style-name="ce62" table:content-validation-name="val6" office:value-type="float" office:value="244" calcext:value-type="float">
            <text:p>244</text:p>
          </table:table-cell>
          <table:table-cell table:style-name="ce199" office:value-type="string" calcext:value-type="string">
            <text:p>Icy Death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20" calcext:value-type="float">
            <text:p>2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56" calcext:value-type="float">
            <text:p>56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56" calcext:value-type="float">
            <text:p>256</text:p>
          </table:table-cell>
          <table:table-cell table:style-name="ce164" office:value-type="string" calcext:value-type="string">
            <text:p>Forneus (Boss)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11" calcext:value-type="float">
            <text:p>11</text:p>
          </table:table-cell>
          <table:table-cell table:style-name="ce168" table:content-validation-name="val6" office:value-type="float" office:value="500" calcext:value-type="float">
            <text:p>500</text:p>
          </table:table-cell>
          <table:table-cell table:style-name="ce171" table:content-validation-name="val6" office:value-type="float" office:value="200" calcext:value-type="float">
            <text:p>200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23" calcext:value-type="float">
            <text:p>23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4" calcext:value-type="float">
            <text:p>4</text:p>
          </table:table-cell>
          <table:table-cell table:style-name="ce165" table:formula="of:=SUM([.G187:.L187])" office:value-type="float" office:value="79" calcext:value-type="float">
            <text:p>79</text:p>
          </table:table-cell>
          <table:table-cell table:style-name="ce192" table:formula="of:=CONCATENATE(COM.MICROSOFT.FLOOR([.E187]/(150/(150+[.J187]+MIN([.D187];99)));1); &quot; (~&quot;; COM.MICROSOFT.CEILING((1-(150/(150+[.J187]+MIN([.D187];99))))*100;1); &quot;%)&quot;)" office:value-type="string" office:string-value="576 (~14%)" calcext:value-type="string">
            <text:p>576 (~14%)</text:p>
          </table:table-cell>
          <table:table-cell table:style-name="ce195" table:formula="of:=CONCATENATE(COM.MICROSOFT.FLOOR([.E187]/(150/(150+[.I187]+MIN([.D187];99)));1); &quot; (~&quot;; COM.MICROSOFT.CEILING((1-(150/(150+[.I187]+MIN([.D187];99))))*100;1); &quot;%)&quot;)" office:value-type="string" office:string-value="596 (~17%)" calcext:value-type="string">
            <text:p>596 (~17%)</text:p>
          </table:table-cell>
          <table:table-cell table:style-name="ce198"/>
          <table:table-cell table:style-name="ce62" table:content-validation-name="val6" office:value-type="float" office:value="245" calcext:value-type="float">
            <text:p>245</text:p>
          </table:table-cell>
          <table:table-cell table:style-name="ce199" office:value-type="string" calcext:value-type="string">
            <text:p>Mirage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20" calcext:value-type="float">
            <text:p>12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58" calcext:value-type="float">
            <text:p>258</text:p>
          </table:table-cell>
          <table:table-cell table:style-name="ce164" office:value-type="string" calcext:value-type="string">
            <text:p>Ahriman (Phase 1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18000" calcext:value-type="float">
            <text:p>18000</text:p>
          </table:table-cell>
          <table:table-cell table:style-name="ce171" table:content-validation-name="val6" office:value-type="float" office:value="6000" calcext:value-type="float">
            <text:p>6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188:.L188])" office:value-type="float" office:value="360" calcext:value-type="float">
            <text:p>360</text:p>
          </table:table-cell>
          <table:table-cell table:style-name="ce192" table:formula="of:=CONCATENATE(COM.MICROSOFT.FLOOR([.E188]/(150/(150+[.J188]+MIN([.D188];99)));1); &quot; (~&quot;; COM.MICROSOFT.CEILING((1-(150/(150+[.J188]+MIN([.D188];99))))*100;1); &quot;%)&quot;)" office:value-type="string" office:string-value="34680 (~49%)" calcext:value-type="string">
            <text:p>34680 (~49%)</text:p>
          </table:table-cell>
          <table:table-cell table:style-name="ce195" table:formula="of:=CONCATENATE(COM.MICROSOFT.FLOOR([.E188]/(150/(150+[.I188]+MIN([.D188];99)));1); &quot; (~&quot;; COM.MICROSOFT.CEILING((1-(150/(150+[.I188]+MIN([.D188];99))))*100;1); &quot;%)&quot;)" office:value-type="string" office:string-value="39480 (~55%)" calcext:value-type="string">
            <text:p>39480 (~55%)</text:p>
          </table:table-cell>
          <table:table-cell table:style-name="ce198"/>
          <table:table-cell table:style-name="ce62" table:content-validation-name="val6" office:value-type="float" office:value="249" calcext:value-type="float">
            <text:p>249</text:p>
          </table:table-cell>
          <table:table-cell table:style-name="ce199" office:value-type="string" calcext:value-type="string">
            <text:p>Wild Dance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59" calcext:value-type="float">
            <text:p>259</text:p>
          </table:table-cell>
          <table:table-cell table:style-name="ce164" office:value-type="string" calcext:value-type="string">
            <text:p>Noah (Phase 1)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80" calcext:value-type="float">
            <text:p>80</text:p>
          </table:table-cell>
          <table:table-cell table:style-name="ce168" table:content-validation-name="val6" office:value-type="float" office:value="15000" calcext:value-type="float">
            <text:p>15000</text:p>
          </table:table-cell>
          <table:table-cell table:style-name="ce171" table:content-validation-name="val6" office:value-type="float" office:value="5000" calcext:value-type="float">
            <text:p>5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60" calcext:value-type="float">
            <text:p>60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8" calcext:value-type="float">
            <text:p>8</text:p>
          </table:table-cell>
          <table:table-cell table:style-name="ce165" table:formula="of:=SUM([.G189:.L189])" office:value-type="float" office:value="243" calcext:value-type="float">
            <text:p>243</text:p>
          </table:table-cell>
          <table:table-cell table:style-name="ce192" table:formula="of:=CONCATENATE(COM.MICROSOFT.FLOOR([.E189]/(150/(150+[.J189]+MIN([.D189];99)));1); &quot; (~&quot;; COM.MICROSOFT.CEILING((1-(150/(150+[.J189]+MIN([.D189];99))))*100;1); &quot;%)&quot;)" office:value-type="string" office:string-value="29000 (~49%)" calcext:value-type="string">
            <text:p>29000 (~49%)</text:p>
          </table:table-cell>
          <table:table-cell table:style-name="ce195" table:formula="of:=CONCATENATE(COM.MICROSOFT.FLOOR([.E189]/(150/(150+[.I189]+MIN([.D189];99)));1); &quot; (~&quot;; COM.MICROSOFT.CEILING((1-(150/(150+[.I189]+MIN([.D189];99))))*100;1); &quot;%)&quot;)" office:value-type="string" office:string-value="28000 (~47%)" calcext:value-type="string">
            <text:p>28000 (~47%)</text:p>
          </table:table-cell>
          <table:table-cell table:style-name="ce198"/>
          <table:table-cell table:style-name="ce62" table:content-validation-name="val6" office:value-type="float" office:value="250" calcext:value-type="float">
            <text:p>250</text:p>
          </table:table-cell>
          <table:table-cell table:style-name="ce199" office:value-type="string" calcext:value-type="string">
            <text:p>Domination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120" calcext:value-type="float">
            <text:p>12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900" calcext:value-type="float">
            <text:p>90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60" calcext:value-type="float">
            <text:p>260</text:p>
          </table:table-cell>
          <table:table-cell table:style-name="ce164" office:value-type="string" calcext:value-type="string">
            <text:p>Incubus (Boss)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25" calcext:value-type="float">
            <text:p>25</text:p>
          </table:table-cell>
          <table:table-cell table:style-name="ce168" table:content-validation-name="val6" office:value-type="float" office:value="300" calcext:value-type="float">
            <text:p>300</text:p>
          </table:table-cell>
          <table:table-cell table:style-name="ce171" table:content-validation-name="val6" office:value-type="float" office:value="96" calcext:value-type="float">
            <text:p>96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28" calcext:value-type="float">
            <text:p>28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90:.L190])" office:value-type="float" office:value="118" calcext:value-type="float">
            <text:p>118</text:p>
          </table:table-cell>
          <table:table-cell table:style-name="ce192" table:formula="of:=CONCATENATE(COM.MICROSOFT.FLOOR([.E190]/(150/(150+[.J190]+MIN([.D190];99)));1); &quot; (~&quot;; COM.MICROSOFT.CEILING((1-(150/(150+[.J190]+MIN([.D190];99))))*100;1); &quot;%)&quot;)" office:value-type="string" office:string-value="382 (~22%)" calcext:value-type="string">
            <text:p>382 (~22%)</text:p>
          </table:table-cell>
          <table:table-cell table:style-name="ce195" table:formula="of:=CONCATENATE(COM.MICROSOFT.FLOOR([.E190]/(150/(150+[.I190]+MIN([.D190];99)));1); &quot; (~&quot;; COM.MICROSOFT.CEILING((1-(150/(150+[.I190]+MIN([.D190];99))))*100;1); &quot;%)&quot;)" office:value-type="string" office:string-value="406 (~27%)" calcext:value-type="string">
            <text:p>406 (~27%)</text:p>
          </table:table-cell>
          <table:table-cell table:style-name="ce198"/>
          <table:table-cell table:style-name="ce62" table:content-validation-name="val6" office:value-type="float" office:value="253" calcext:value-type="float">
            <text:p>253</text:p>
          </table:table-cell>
          <table:table-cell table:style-name="ce199" office:value-type="string" calcext:value-type="string">
            <text:p>Apocalypse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00" calcext:value-type="float">
            <text:p>2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68" calcext:value-type="float">
            <text:p>68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000" calcext:value-type="float">
            <text:p>100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61" calcext:value-type="float">
            <text:p>261</text:p>
          </table:table-cell>
          <table:table-cell table:style-name="ce164" office:value-type="string" calcext:value-type="string">
            <text:p>Koppa Tengu (Boss)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23" calcext:value-type="float">
            <text:p>23</text:p>
          </table:table-cell>
          <table:table-cell table:style-name="ce168" table:content-validation-name="val6" office:value-type="float" office:value="168" calcext:value-type="float">
            <text:p>168</text:p>
          </table:table-cell>
          <table:table-cell table:style-name="ce171" table:content-validation-name="val6" office:value-type="float" office:value="74" calcext:value-type="float">
            <text:p>74</text:p>
          </table:table-cell>
          <table:table-cell table:style-name="ce174" office:value-type="float" office:value="12" calcext:value-type="float">
            <text:p>12</text:p>
          </table:table-cell>
          <table:table-cell table:style-name="ce177" office:value-type="float" office:value="18" calcext:value-type="float">
            <text:p>18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91:.L191])" office:value-type="float" office:value="104" calcext:value-type="float">
            <text:p>104</text:p>
          </table:table-cell>
          <table:table-cell table:style-name="ce192" table:formula="of:=CONCATENATE(COM.MICROSOFT.FLOOR([.E191]/(150/(150+[.J191]+MIN([.D191];99)));1); &quot; (~&quot;; COM.MICROSOFT.CEILING((1-(150/(150+[.J191]+MIN([.D191];99))))*100;1); &quot;%)&quot;)" office:value-type="string" office:string-value="204 (~19%)" calcext:value-type="string">
            <text:p>204 (~19%)</text:p>
          </table:table-cell>
          <table:table-cell table:style-name="ce195" table:formula="of:=CONCATENATE(COM.MICROSOFT.FLOOR([.E191]/(150/(150+[.I191]+MIN([.D191];99)));1); &quot; (~&quot;; COM.MICROSOFT.CEILING((1-(150/(150+[.I191]+MIN([.D191];99))))*100;1); &quot;%)&quot;)" office:value-type="string" office:string-value="216 (~23%)" calcext:value-type="string">
            <text:p>216 (~23%)</text:p>
          </table:table-cell>
          <table:table-cell table:style-name="ce198"/>
          <table:table-cell table:style-name="ce62" table:content-validation-name="val6" office:value-type="float" office:value="254" calcext:value-type="float">
            <text:p>254</text:p>
          </table:table-cell>
          <table:table-cell table:style-name="ce199" office:value-type="string" calcext:value-type="string">
            <text:p>Phase Shift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63" calcext:value-type="float">
            <text:p>263</text:p>
          </table:table-cell>
          <table:table-cell table:style-name="ce164" office:value-type="string" calcext:value-type="string">
            <text:p>Ose (Boss)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40" calcext:value-type="float">
            <text:p>40</text:p>
          </table:table-cell>
          <table:table-cell table:style-name="ce168" table:content-validation-name="val6" office:value-type="float" office:value="3800" calcext:value-type="float">
            <text:p>3800</text:p>
          </table:table-cell>
          <table:table-cell table:style-name="ce171" table:content-validation-name="val6" office:value-type="float" office:value="500" calcext:value-type="float">
            <text:p>5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16" calcext:value-type="float">
            <text:p>16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92:.L192])" office:value-type="float" office:value="216" calcext:value-type="float">
            <text:p>216</text:p>
          </table:table-cell>
          <table:table-cell table:style-name="ce192" table:formula="of:=CONCATENATE(COM.MICROSOFT.FLOOR([.E192]/(150/(150+[.J192]+MIN([.D192];99)));1); &quot; (~&quot;; COM.MICROSOFT.CEILING((1-(150/(150+[.J192]+MIN([.D192];99))))*100;1); &quot;%)&quot;)" office:value-type="string" office:string-value="6840 (~45%)" calcext:value-type="string">
            <text:p>6840 (~45%)</text:p>
          </table:table-cell>
          <table:table-cell table:style-name="ce195" table:formula="of:=CONCATENATE(COM.MICROSOFT.FLOOR([.E192]/(150/(150+[.I192]+MIN([.D192];99)));1); &quot; (~&quot;; COM.MICROSOFT.CEILING((1-(150/(150+[.I192]+MIN([.D192];99))))*100;1); &quot;%)&quot;)" office:value-type="string" office:string-value="5320 (~29%)" calcext:value-type="string">
            <text:p>5320 (~29%)</text:p>
          </table:table-cell>
          <table:table-cell table:style-name="ce198"/>
          <table:table-cell table:style-name="ce62" table:content-validation-name="val6" office:value-type="float" office:value="259" calcext:value-type="float">
            <text:p>259</text:p>
          </table:table-cell>
          <table:table-cell table:style-name="ce199" office:value-type="string" calcext:value-type="string">
            <text:p>Death Flies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5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90" calcext:value-type="float">
            <text:p>9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53" calcext:value-type="float">
            <text:p>253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64" calcext:value-type="float">
            <text:p>264</text:p>
          </table:table-cell>
          <table:table-cell table:style-name="ce164" office:value-type="string" calcext:value-type="string">
            <text:p>Kagutsuchi (Phase 1)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90" calcext:value-type="float">
            <text:p>90</text:p>
          </table:table-cell>
          <table:table-cell table:style-name="ce168" table:content-validation-name="val6" office:value-type="float" office:value="40000" calcext:value-type="float">
            <text:p>40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60" calcext:value-type="float">
            <text:p>60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60" calcext:value-type="float">
            <text:p>60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193:.L193])" office:value-type="float" office:value="244" calcext:value-type="float">
            <text:p>244</text:p>
          </table:table-cell>
          <table:table-cell table:style-name="ce192" table:formula="of:=CONCATENATE(COM.MICROSOFT.FLOOR([.E193]/(150/(150+[.J193]+MIN([.D193];99)));1); &quot; (~&quot;; COM.MICROSOFT.CEILING((1-(150/(150+[.J193]+MIN([.D193];99))))*100;1); &quot;%)&quot;)" office:value-type="string" office:string-value="80000 (~50%)" calcext:value-type="string">
            <text:p>80000 (~50%)</text:p>
          </table:table-cell>
          <table:table-cell table:style-name="ce195" table:formula="of:=CONCATENATE(COM.MICROSOFT.FLOOR([.E193]/(150/(150+[.I193]+MIN([.D193];99)));1); &quot; (~&quot;; COM.MICROSOFT.CEILING((1-(150/(150+[.I193]+MIN([.D193];99))))*100;1); &quot;%)&quot;)" office:value-type="string" office:string-value="80000 (~50%)" calcext:value-type="string">
            <text:p>80000 (~50%)</text:p>
          </table:table-cell>
          <table:table-cell table:style-name="ce198"/>
          <table:table-cell table:style-name="ce62" table:content-validation-name="val6" office:value-type="float" office:value="261" calcext:value-type="float">
            <text:p>261</text:p>
          </table:table-cell>
          <table:table-cell table:style-name="ce199" office:value-type="string" calcext:value-type="string">
            <text:p>Soul Divide</text:p>
          </table:table-cell>
          <table:table-cell table:style-name="ce201" table:content-validation-name="val7" office:value-type="string" calcext:value-type="string">
            <text:p>Curse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3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40" calcext:value-type="float">
            <text:p>14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66" calcext:value-type="float">
            <text:p>266</text:p>
          </table:table-cell>
          <table:table-cell table:style-name="ce164" office:value-type="string" calcext:value-type="string">
            <text:p>Kin-Ki (Boss)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50" calcext:value-type="float">
            <text:p>50</text:p>
          </table:table-cell>
          <table:table-cell table:style-name="ce168" table:content-validation-name="val6" office:value-type="float" office:value="3000" calcext:value-type="float">
            <text:p>3000</text:p>
          </table:table-cell>
          <table:table-cell table:style-name="ce171" table:content-validation-name="val6" office:value-type="float" office:value="2000" calcext:value-type="float">
            <text:p>2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20" calcext:value-type="float">
            <text:p>20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70" calcext:value-type="float">
            <text:p>7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4" calcext:value-type="float">
            <text:p>4</text:p>
          </table:table-cell>
          <table:table-cell table:style-name="ce165" table:formula="of:=SUM([.G194:.L194])" office:value-type="float" office:value="194" calcext:value-type="float">
            <text:p>194</text:p>
          </table:table-cell>
          <table:table-cell table:style-name="ce192" table:formula="of:=CONCATENATE(COM.MICROSOFT.FLOOR([.E194]/(150/(150+[.J194]+MIN([.D194];99)));1); &quot; (~&quot;; COM.MICROSOFT.CEILING((1-(150/(150+[.J194]+MIN([.D194];99))))*100;1); &quot;%)&quot;)" office:value-type="string" office:string-value="5400 (~45%)" calcext:value-type="string">
            <text:p>5400 (~45%)</text:p>
          </table:table-cell>
          <table:table-cell table:style-name="ce195" table:formula="of:=CONCATENATE(COM.MICROSOFT.FLOOR([.E194]/(150/(150+[.I194]+MIN([.D194];99)));1); &quot; (~&quot;; COM.MICROSOFT.CEILING((1-(150/(150+[.I194]+MIN([.D194];99))))*100;1); &quot;%)&quot;)" office:value-type="string" office:string-value="4480 (~34%)" calcext:value-type="string">
            <text:p>4480 (~34%)</text:p>
          </table:table-cell>
          <table:table-cell table:style-name="ce198"/>
          <table:table-cell table:style-name="ce62" table:content-validation-name="val6" office:value-type="float" office:value="262" calcext:value-type="float">
            <text:p>262</text:p>
          </table:table-cell>
          <table:table-cell table:style-name="ce199" office:value-type="string" calcext:value-type="string">
            <text:p>Boogie-Woogi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2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3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3" calcext:value-type="float">
            <text:p>3</text:p>
          </table:table-cell>
          <table:table-cell table:style-name="ce165" office:value-type="float" office:value="32" calcext:value-type="float">
            <text:p>32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67" calcext:value-type="float">
            <text:p>267</text:p>
          </table:table-cell>
          <table:table-cell table:style-name="ce164" office:value-type="string" calcext:value-type="string">
            <text:p>Sui-Ki (Boss)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50" calcext:value-type="float">
            <text:p>50</text:p>
          </table:table-cell>
          <table:table-cell table:style-name="ce168" table:content-validation-name="val6" office:value-type="float" office:value="3500" calcext:value-type="float">
            <text:p>3500</text:p>
          </table:table-cell>
          <table:table-cell table:style-name="ce171" table:content-validation-name="val6" office:value-type="float" office:value="1500" calcext:value-type="float">
            <text:p>15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68" calcext:value-type="float">
            <text:p>68</text:p>
          </table:table-cell>
          <table:table-cell table:style-name="ce180" office:value-type="float" office:value="64" calcext:value-type="float">
            <text:p>64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95:.L195])" office:value-type="float" office:value="282" calcext:value-type="float">
            <text:p>282</text:p>
          </table:table-cell>
          <table:table-cell table:style-name="ce192" table:formula="of:=CONCATENATE(COM.MICROSOFT.FLOOR([.E195]/(150/(150+[.J195]+MIN([.D195];99)));1); &quot; (~&quot;; COM.MICROSOFT.CEILING((1-(150/(150+[.J195]+MIN([.D195];99))))*100;1); &quot;%)&quot;)" office:value-type="string" office:string-value="5600 (~38%)" calcext:value-type="string">
            <text:p>5600 (~38%)</text:p>
          </table:table-cell>
          <table:table-cell table:style-name="ce195" table:formula="of:=CONCATENATE(COM.MICROSOFT.FLOOR([.E195]/(150/(150+[.I195]+MIN([.D195];99)));1); &quot; (~&quot;; COM.MICROSOFT.CEILING((1-(150/(150+[.I195]+MIN([.D195];99))))*100;1); &quot;%)&quot;)" office:value-type="string" office:string-value="6160 (~44%)" calcext:value-type="string">
            <text:p>6160 (~44%)</text:p>
          </table:table-cell>
          <table:table-cell table:style-name="ce198"/>
          <table:table-cell table:style-name="ce62" table:content-validation-name="val6" office:value-type="float" office:value="263" calcext:value-type="float">
            <text:p>263</text:p>
          </table:table-cell>
          <table:table-cell table:style-name="ce199" office:value-type="string" calcext:value-type="string">
            <text:p>Enter Yoshitsun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2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9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00" calcext:value-type="float">
            <text:p>200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2" calcext:value-type="float">
            <text:p>2</text:p>
          </table:table-cell>
          <table:table-cell table:style-name="ce165" office:value-type="float" office:value="36" calcext:value-type="float">
            <text:p>36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68" calcext:value-type="float">
            <text:p>268</text:p>
          </table:table-cell>
          <table:table-cell table:style-name="ce164" office:value-type="string" calcext:value-type="string">
            <text:p>Fuu-Ki (Boss)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45" calcext:value-type="float">
            <text:p>45</text:p>
          </table:table-cell>
          <table:table-cell table:style-name="ce168" table:content-validation-name="val6" office:value-type="float" office:value="3500" calcext:value-type="float">
            <text:p>3500</text:p>
          </table:table-cell>
          <table:table-cell table:style-name="ce171" table:content-validation-name="val6" office:value-type="float" office:value="1000" calcext:value-type="float">
            <text:p>10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56" calcext:value-type="float">
            <text:p>5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96:.L196])" office:value-type="float" office:value="227" calcext:value-type="float">
            <text:p>227</text:p>
          </table:table-cell>
          <table:table-cell table:style-name="ce192" table:formula="of:=CONCATENATE(COM.MICROSOFT.FLOOR([.E196]/(150/(150+[.J196]+MIN([.D196];99)));1); &quot; (~&quot;; COM.MICROSOFT.CEILING((1-(150/(150+[.J196]+MIN([.D196];99))))*100;1); &quot;%)&quot;)" office:value-type="string" office:string-value="5483 (~37%)" calcext:value-type="string">
            <text:p>5483 (~37%)</text:p>
          </table:table-cell>
          <table:table-cell table:style-name="ce195" table:formula="of:=CONCATENATE(COM.MICROSOFT.FLOOR([.E196]/(150/(150+[.I196]+MIN([.D196];99)));1); &quot; (~&quot;; COM.MICROSOFT.CEILING((1-(150/(150+[.I196]+MIN([.D196];99))))*100;1); &quot;%)&quot;)" office:value-type="string" office:string-value="5856 (~41%)" calcext:value-type="string">
            <text:p>5856 (~41%)</text:p>
          </table:table-cell>
          <table:table-cell table:style-name="ce198"/>
          <table:table-cell table:style-name="ce62" table:content-validation-name="val6" office:value-type="float" office:value="264" calcext:value-type="float">
            <text:p>264</text:p>
          </table:table-cell>
          <table:table-cell table:style-name="ce199" office:value-type="string" calcext:value-type="string">
            <text:p>Mokoi Boomerang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2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3" calcext:value-type="float">
            <text:p>3</text:p>
          </table:table-cell>
          <table:table-cell table:style-name="ce165" office:value-type="float" office:value="25" calcext:value-type="float">
            <text:p>25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69" calcext:value-type="float">
            <text:p>269</text:p>
          </table:table-cell>
          <table:table-cell table:style-name="ce164" office:value-type="string" calcext:value-type="string">
            <text:p>Ongyo-Ki (Boss)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60" calcext:value-type="float">
            <text:p>60</text:p>
          </table:table-cell>
          <table:table-cell table:style-name="ce168" table:content-validation-name="val6" office:value-type="float" office:value="5500" calcext:value-type="float">
            <text:p>5500</text:p>
          </table:table-cell>
          <table:table-cell table:style-name="ce171" table:content-validation-name="val6" office:value-type="float" office:value="1500" calcext:value-type="float">
            <text:p>15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43" calcext:value-type="float">
            <text:p>43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97:.L197])" office:value-type="float" office:value="223" calcext:value-type="float">
            <text:p>223</text:p>
          </table:table-cell>
          <table:table-cell table:style-name="ce192" table:formula="of:=CONCATENATE(COM.MICROSOFT.FLOOR([.E197]/(150/(150+[.J197]+MIN([.D197];99)));1); &quot; (~&quot;; COM.MICROSOFT.CEILING((1-(150/(150+[.J197]+MIN([.D197];99))))*100;1); &quot;%)&quot;)" office:value-type="string" office:string-value="9166 (~40%)" calcext:value-type="string">
            <text:p>9166 (~40%)</text:p>
          </table:table-cell>
          <table:table-cell table:style-name="ce195" table:formula="of:=CONCATENATE(COM.MICROSOFT.FLOOR([.E197]/(150/(150+[.I197]+MIN([.D197];99)));1); &quot; (~&quot;; COM.MICROSOFT.CEILING((1-(150/(150+[.I197]+MIN([.D197];99))))*100;1); &quot;%)&quot;)" office:value-type="string" office:string-value="9386 (~42%)" calcext:value-type="string">
            <text:p>9386 (~42%)</text:p>
          </table:table-cell>
          <table:table-cell table:style-name="ce198"/>
          <table:table-cell table:style-name="ce62" table:content-validation-name="val6" office:value-type="float" office:value="265" calcext:value-type="float">
            <text:p>265</text:p>
          </table:table-cell>
          <table:table-cell table:style-name="ce199" office:value-type="string" calcext:value-type="string">
            <text:p>Provoke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70" calcext:value-type="float">
            <text:p>270</text:p>
          </table:table-cell>
          <table:table-cell table:style-name="ce164" office:value-type="string" calcext:value-type="string">
            <text:p>Clotho 2 (Boss)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office:value-type="float" office:value="2200" calcext:value-type="float">
            <text:p>2200</text:p>
          </table:table-cell>
          <table:table-cell table:style-name="ce171" table:content-validation-name="val6" office:value-type="float" office:value="1200" calcext:value-type="float">
            <text:p>120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47" calcext:value-type="float">
            <text:p>47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60" calcext:value-type="float">
            <text:p>60</text:p>
          </table:table-cell>
          <table:table-cell table:style-name="ce189" office:value-type="float" office:value="60" calcext:value-type="float">
            <text:p>60</text:p>
          </table:table-cell>
          <table:table-cell table:style-name="ce165" table:formula="of:=SUM([.G198:.L198])" office:value-type="float" office:value="291" calcext:value-type="float">
            <text:p>291</text:p>
          </table:table-cell>
          <table:table-cell table:style-name="ce192" table:formula="of:=CONCATENATE(COM.MICROSOFT.FLOOR([.E198]/(150/(150+[.J198]+MIN([.D198];99)));1); &quot; (~&quot;; COM.MICROSOFT.CEILING((1-(150/(150+[.J198]+MIN([.D198];99))))*100;1); &quot;%)&quot;)" office:value-type="string" office:string-value="3798 (~43%)" calcext:value-type="string">
            <text:p>3798 (~43%)</text:p>
          </table:table-cell>
          <table:table-cell table:style-name="ce195" table:formula="of:=CONCATENATE(COM.MICROSOFT.FLOOR([.E198]/(150/(150+[.I198]+MIN([.D198];99)));1); &quot; (~&quot;; COM.MICROSOFT.CEILING((1-(150/(150+[.I198]+MIN([.D198];99))))*100;1); &quot;%)&quot;)" office:value-type="string" office:string-value="3886 (~44%)" calcext:value-type="string">
            <text:p>3886 (~44%)</text:p>
          </table:table-cell>
          <table:table-cell table:style-name="ce198"/>
          <table:table-cell table:style-name="ce62" table:content-validation-name="val6" office:value-type="float" office:value="266" calcext:value-type="float">
            <text:p>266</text:p>
          </table:table-cell>
          <table:table-cell table:style-name="ce199" office:value-type="string" calcext:value-type="string">
            <text:p>Tekisatsu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2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3" calcext:value-type="float">
            <text:p>3</text:p>
          </table:table-cell>
          <table:table-cell table:style-name="ce165" office:value-type="float" office:value="40" calcext:value-type="float">
            <text:p>4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71" calcext:value-type="float">
            <text:p>271</text:p>
          </table:table-cell>
          <table:table-cell table:style-name="ce164" office:value-type="string" calcext:value-type="string">
            <text:p>Lachesis 2 (Boss)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office:value-type="float" office:value="2200" calcext:value-type="float">
            <text:p>2200</text:p>
          </table:table-cell>
          <table:table-cell table:style-name="ce171" table:content-validation-name="val6" office:value-type="float" office:value="1200" calcext:value-type="float">
            <text:p>120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60" calcext:value-type="float">
            <text:p>60</text:p>
          </table:table-cell>
          <table:table-cell table:style-name="ce189" office:value-type="float" office:value="60" calcext:value-type="float">
            <text:p>60</text:p>
          </table:table-cell>
          <table:table-cell table:style-name="ce165" table:formula="of:=SUM([.G199:.L199])" office:value-type="float" office:value="292" calcext:value-type="float">
            <text:p>292</text:p>
          </table:table-cell>
          <table:table-cell table:style-name="ce192" table:formula="of:=CONCATENATE(COM.MICROSOFT.FLOOR([.E199]/(150/(150+[.J199]+MIN([.D199];99)));1); &quot; (~&quot;; COM.MICROSOFT.CEILING((1-(150/(150+[.J199]+MIN([.D199];99))))*100;1); &quot;%)&quot;)" office:value-type="string" office:string-value="3798 (~43%)" calcext:value-type="string">
            <text:p>3798 (~43%)</text:p>
          </table:table-cell>
          <table:table-cell table:style-name="ce195" table:formula="of:=CONCATENATE(COM.MICROSOFT.FLOOR([.E199]/(150/(150+[.I199]+MIN([.D199];99)));1); &quot; (~&quot;; COM.MICROSOFT.CEILING((1-(150/(150+[.I199]+MIN([.D199];99))))*100;1); &quot;%)&quot;)" office:value-type="string" office:string-value="3886 (~44%)" calcext:value-type="string">
            <text:p>3886 (~44%)</text:p>
          </table:table-cell>
          <table:table-cell table:style-name="ce198"/>
          <table:table-cell table:style-name="ce62" table:content-validation-name="val6" office:value-type="float" office:value="267" calcext:value-type="float">
            <text:p>267</text:p>
          </table:table-cell>
          <table:table-cell table:style-name="ce199" office:value-type="string" calcext:value-type="string">
            <text:p>Mishatugi Raiden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55" calcext:value-type="float">
            <text:p>5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72" calcext:value-type="float">
            <text:p>272</text:p>
          </table:table-cell>
          <table:table-cell table:style-name="ce164" office:value-type="string" calcext:value-type="string">
            <text:p>Atropos 2 (Boss)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50" calcext:value-type="float">
            <text:p>50</text:p>
          </table:table-cell>
          <table:table-cell table:style-name="ce168" table:content-validation-name="val6" office:value-type="float" office:value="1600" calcext:value-type="float">
            <text:p>1600</text:p>
          </table:table-cell>
          <table:table-cell table:style-name="ce171" table:content-validation-name="val6" office:value-type="float" office:value="2000" calcext:value-type="float">
            <text:p>2000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66" calcext:value-type="float">
            <text:p>66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60" calcext:value-type="float">
            <text:p>60</text:p>
          </table:table-cell>
          <table:table-cell table:style-name="ce189" office:value-type="float" office:value="60" calcext:value-type="float">
            <text:p>60</text:p>
          </table:table-cell>
          <table:table-cell table:style-name="ce165" table:formula="of:=SUM([.G200:.L200])" office:value-type="float" office:value="296" calcext:value-type="float">
            <text:p>296</text:p>
          </table:table-cell>
          <table:table-cell table:style-name="ce192" table:formula="of:=CONCATENATE(COM.MICROSOFT.FLOOR([.E200]/(150/(150+[.J200]+MIN([.D200];99)));1); &quot; (~&quot;; COM.MICROSOFT.CEILING((1-(150/(150+[.J200]+MIN([.D200];99))))*100;1); &quot;%)&quot;)" office:value-type="string" office:string-value="2560 (~38%)" calcext:value-type="string">
            <text:p>2560 (~38%)</text:p>
          </table:table-cell>
          <table:table-cell table:style-name="ce195" table:formula="of:=CONCATENATE(COM.MICROSOFT.FLOOR([.E200]/(150/(150+[.I200]+MIN([.D200];99)));1); &quot; (~&quot;; COM.MICROSOFT.CEILING((1-(150/(150+[.I200]+MIN([.D200];99))))*100;1); &quot;%)&quot;)" office:value-type="string" office:string-value="2773 (~43%)" calcext:value-type="string">
            <text:p>2773 (~43%)</text:p>
          </table:table-cell>
          <table:table-cell table:style-name="ce198"/>
          <table:table-cell table:style-name="ce62" table:content-validation-name="val6" office:value-type="float" office:value="268" calcext:value-type="float">
            <text:p>268</text:p>
          </table:table-cell>
          <table:table-cell table:style-name="ce199" office:value-type="string" calcext:value-type="string">
            <text:p>Hitokoto Storm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73" calcext:value-type="float">
            <text:p>273</text:p>
          </table:table-cell>
          <table:table-cell table:style-name="ce164" office:value-type="string" calcext:value-type="string">
            <text:p>Specter 2 (Boss)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40" calcext:value-type="float">
            <text:p>40</text:p>
          </table:table-cell>
          <table:table-cell table:style-name="ce168" table:content-validation-name="val6" office:value-type="float" office:value="980" calcext:value-type="float">
            <text:p>980</text:p>
          </table:table-cell>
          <table:table-cell table:style-name="ce171" table:content-validation-name="val6" office:value-type="float" office:value="300" calcext:value-type="float">
            <text:p>300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30" calcext:value-type="float">
            <text:p>30</text:p>
          </table:table-cell>
          <table:table-cell table:style-name="ce180" office:value-type="float" office:value="36" calcext:value-type="float">
            <text:p>3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201:.L201])" office:value-type="float" office:value="182" calcext:value-type="float">
            <text:p>182</text:p>
          </table:table-cell>
          <table:table-cell table:style-name="ce192" table:formula="of:=CONCATENATE(COM.MICROSOFT.FLOOR([.E201]/(150/(150+[.J201]+MIN([.D201];99)));1); &quot; (~&quot;; COM.MICROSOFT.CEILING((1-(150/(150+[.J201]+MIN([.D201];99))))*100;1); &quot;%)&quot;)" office:value-type="string" office:string-value="1502 (~35%)" calcext:value-type="string">
            <text:p>1502 (~35%)</text:p>
          </table:table-cell>
          <table:table-cell table:style-name="ce195" table:formula="of:=CONCATENATE(COM.MICROSOFT.FLOOR([.E201]/(150/(150+[.I201]+MIN([.D201];99)));1); &quot; (~&quot;; COM.MICROSOFT.CEILING((1-(150/(150+[.I201]+MIN([.D201];99))))*100;1); &quot;%)&quot;)" office:value-type="string" office:string-value="1476 (~34%)" calcext:value-type="string">
            <text:p>1476 (~34%)</text:p>
          </table:table-cell>
          <table:table-cell table:style-name="ce198"/>
          <table:table-cell table:style-name="ce62" table:content-validation-name="val6" office:value-type="float" office:value="269" calcext:value-type="float">
            <text:p>269</text:p>
          </table:table-cell>
          <table:table-cell table:style-name="ce199" office:value-type="string" calcext:value-type="string">
            <text:p>Jiraiya Dance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4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90" calcext:value-type="float">
            <text:p>9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53" calcext:value-type="float">
            <text:p>253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74" calcext:value-type="float">
            <text:p>274</text:p>
          </table:table-cell>
          <table:table-cell table:style-name="ce164" office:value-type="string" calcext:value-type="string">
            <text:p>Girimekhala (Boss)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80" calcext:value-type="float">
            <text:p>80</text:p>
          </table:table-cell>
          <table:table-cell table:style-name="ce168" table:content-validation-name="val6" office:value-type="float" office:value="4000" calcext:value-type="float">
            <text:p>4000</text:p>
          </table:table-cell>
          <table:table-cell table:style-name="ce171" table:content-validation-name="val6" office:value-type="float" office:value="2000" calcext:value-type="float">
            <text:p>2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202:.L202])" office:value-type="float" office:value="311" calcext:value-type="float">
            <text:p>311</text:p>
          </table:table-cell>
          <table:table-cell table:style-name="ce192" table:formula="of:=CONCATENATE(COM.MICROSOFT.FLOOR([.E202]/(150/(150+[.J202]+MIN([.D202];99)));1); &quot; (~&quot;; COM.MICROSOFT.CEILING((1-(150/(150+[.J202]+MIN([.D202];99))))*100;1); &quot;%)&quot;)" office:value-type="string" office:string-value="8266 (~52%)" calcext:value-type="string">
            <text:p>8266 (~52%)</text:p>
          </table:table-cell>
          <table:table-cell table:style-name="ce195" table:formula="of:=CONCATENATE(COM.MICROSOFT.FLOOR([.E202]/(150/(150+[.I202]+MIN([.D202];99)));1); &quot; (~&quot;; COM.MICROSOFT.CEILING((1-(150/(150+[.I202]+MIN([.D202];99))))*100;1); &quot;%)&quot;)" office:value-type="string" office:string-value="7733 (~49%)" calcext:value-type="string">
            <text:p>7733 (~49%)</text:p>
          </table:table-cell>
          <table:table-cell table:style-name="ce198"/>
          <table:table-cell table:style-name="ce62" table:content-validation-name="val6" office:value-type="float" office:value="271" calcext:value-type="float">
            <text:p>271</text:p>
          </table:table-cell>
          <table:table-cell table:style-name="ce199" office:value-type="string" calcext:value-type="string">
            <text:p>Evil Gleam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75" calcext:value-type="float">
            <text:p>275</text:p>
          </table:table-cell>
          <table:table-cell table:style-name="ce164" office:value-type="string" calcext:value-type="string">
            <text:p>Specter 3 (Boss)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40" calcext:value-type="float">
            <text:p>40</text:p>
          </table:table-cell>
          <table:table-cell table:style-name="ce168" table:content-validation-name="val6" office:value-type="float" office:value="700" calcext:value-type="float">
            <text:p>700</text:p>
          </table:table-cell>
          <table:table-cell table:style-name="ce171" table:content-validation-name="val6" office:value-type="float" office:value="500" calcext:value-type="float">
            <text:p>5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25" calcext:value-type="float">
            <text:p>25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03:.L203])" office:value-type="float" office:value="109" calcext:value-type="float">
            <text:p>109</text:p>
          </table:table-cell>
          <table:table-cell table:style-name="ce192" table:formula="of:=CONCATENATE(COM.MICROSOFT.FLOOR([.E203]/(150/(150+[.J203]+MIN([.D203];99)));1); &quot; (~&quot;; COM.MICROSOFT.CEILING((1-(150/(150+[.J203]+MIN([.D203];99))))*100;1); &quot;%)&quot;)" office:value-type="string" office:string-value="980 (~29%)" calcext:value-type="string">
            <text:p>980 (~29%)</text:p>
          </table:table-cell>
          <table:table-cell table:style-name="ce195" table:formula="of:=CONCATENATE(COM.MICROSOFT.FLOOR([.E203]/(150/(150+[.I203]+MIN([.D203];99)));1); &quot; (~&quot;; COM.MICROSOFT.CEILING((1-(150/(150+[.I203]+MIN([.D203];99))))*100;1); &quot;%)&quot;)" office:value-type="string" office:string-value="980 (~29%)" calcext:value-type="string">
            <text:p>980 (~29%)</text:p>
          </table:table-cell>
          <table:table-cell table:style-name="ce198"/>
          <table:table-cell table:style-name="ce62" table:content-validation-name="val6" office:value-type="float" office:value="272" calcext:value-type="float">
            <text:p>272</text:p>
          </table:table-cell>
          <table:table-cell table:style-name="ce199" office:value-type="string" calcext:value-type="string">
            <text:p>Root of Evil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76" calcext:value-type="float">
            <text:p>276</text:p>
          </table:table-cell>
          <table:table-cell table:style-name="ce164" office:value-type="string" calcext:value-type="string">
            <text:p>Aciel (Boss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70" calcext:value-type="float">
            <text:p>70</text:p>
          </table:table-cell>
          <table:table-cell table:style-name="ce168" table:content-validation-name="val6" office:value-type="float" office:value="8000" calcext:value-type="float">
            <text:p>8000</text:p>
          </table:table-cell>
          <table:table-cell table:style-name="ce171" table:content-validation-name="val6" office:value-type="float" office:value="2000" calcext:value-type="float">
            <text:p>2000</text:p>
          </table:table-cell>
          <table:table-cell table:style-name="ce174" office:value-type="float" office:value="70" calcext:value-type="float">
            <text:p>70</text:p>
          </table:table-cell>
          <table:table-cell table:style-name="ce177" office:value-type="float" office:value="81" calcext:value-type="float">
            <text:p>81</text:p>
          </table:table-cell>
          <table:table-cell table:style-name="ce180" office:value-type="float" office:value="76" calcext:value-type="float">
            <text:p>7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04:.L204])" office:value-type="float" office:value="271" calcext:value-type="float">
            <text:p>271</text:p>
          </table:table-cell>
          <table:table-cell table:style-name="ce192" table:formula="of:=CONCATENATE(COM.MICROSOFT.FLOOR([.E204]/(150/(150+[.J204]+MIN([.D204];99)));1); &quot; (~&quot;; COM.MICROSOFT.CEILING((1-(150/(150+[.J204]+MIN([.D204];99))))*100;1); &quot;%)&quot;)" office:value-type="string" office:string-value="13866 (~43%)" calcext:value-type="string">
            <text:p>13866 (~43%)</text:p>
          </table:table-cell>
          <table:table-cell table:style-name="ce195" table:formula="of:=CONCATENATE(COM.MICROSOFT.FLOOR([.E204]/(150/(150+[.I204]+MIN([.D204];99)));1); &quot; (~&quot;; COM.MICROSOFT.CEILING((1-(150/(150+[.I204]+MIN([.D204];99))))*100;1); &quot;%)&quot;)" office:value-type="string" office:string-value="15786 (~50%)" calcext:value-type="string">
            <text:p>15786 (~50%)</text:p>
          </table:table-cell>
          <table:table-cell table:style-name="ce198"/>
          <table:table-cell table:style-name="ce62" table:content-validation-name="val6" office:value-type="float" office:value="273" calcext:value-type="float">
            <text:p>273</text:p>
          </table:table-cell>
          <table:table-cell table:style-name="ce199" office:value-type="string" calcext:value-type="string">
            <text:p>High King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200" calcext:value-type="float">
            <text:p>20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700" calcext:value-type="float">
            <text:p>70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77" calcext:value-type="float">
            <text:p>277</text:p>
          </table:table-cell>
          <table:table-cell table:style-name="ce164" office:value-type="string" calcext:value-type="string">
            <text:p>Skadi (Boss)</text:p>
          </table:table-cell>
          <table:table-cell table:style-name="ce165" office:value-type="string" calcext:value-type="string">
            <text:p>Lady</text:p>
          </table:table-cell>
          <table:table-cell table:style-name="ce165" office:value-type="float" office:value="75" calcext:value-type="float">
            <text:p>75</text:p>
          </table:table-cell>
          <table:table-cell table:style-name="ce168" table:content-validation-name="val6" office:value-type="float" office:value="4000" calcext:value-type="float">
            <text:p>40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32" calcext:value-type="float">
            <text:p>32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50" calcext:value-type="float">
            <text:p>50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205:.L205])" office:value-type="float" office:value="272" calcext:value-type="float">
            <text:p>272</text:p>
          </table:table-cell>
          <table:table-cell table:style-name="ce192" table:formula="of:=CONCATENATE(COM.MICROSOFT.FLOOR([.E205]/(150/(150+[.J205]+MIN([.D205];99)));1); &quot; (~&quot;; COM.MICROSOFT.CEILING((1-(150/(150+[.J205]+MIN([.D205];99))))*100;1); &quot;%)&quot;)" office:value-type="string" office:string-value="7333 (~46%)" calcext:value-type="string">
            <text:p>7333 (~46%)</text:p>
          </table:table-cell>
          <table:table-cell table:style-name="ce195" table:formula="of:=CONCATENATE(COM.MICROSOFT.FLOOR([.E205]/(150/(150+[.I205]+MIN([.D205];99)));1); &quot; (~&quot;; COM.MICROSOFT.CEILING((1-(150/(150+[.I205]+MIN([.D205];99))))*100;1); &quot;%)&quot;)" office:value-type="string" office:string-value="7066 (~44%)" calcext:value-type="string">
            <text:p>7066 (~44%)</text:p>
          </table:table-cell>
          <table:table-cell table:style-name="ce198"/>
          <table:table-cell table:style-name="ce62" table:content-validation-name="val6" office:value-type="float" office:value="274" calcext:value-type="float">
            <text:p>274</text:p>
          </table:table-cell>
          <table:table-cell table:style-name="ce199" office:value-type="string" calcext:value-type="string">
            <text:p>Raptor Guardian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78" calcext:value-type="float">
            <text:p>278</text:p>
          </table:table-cell>
          <table:table-cell table:style-name="ce164" office:value-type="string" calcext:value-type="string">
            <text:p>Albion (Boss)</text:p>
          </table:table-cell>
          <table:table-cell table:style-name="ce165" office:value-type="string" calcext:value-type="string">
            <text:p>Entity</text:p>
          </table:table-cell>
          <table:table-cell table:style-name="ce165" office:value-type="float" office:value="40" calcext:value-type="float">
            <text:p>40</text:p>
          </table:table-cell>
          <table:table-cell table:style-name="ce168" table:content-validation-name="val6" office:value-type="float" office:value="2700" calcext:value-type="float">
            <text:p>2700</text:p>
          </table:table-cell>
          <table:table-cell table:style-name="ce171" table:content-validation-name="val6" office:value-type="float" office:value="1000" calcext:value-type="float">
            <text:p>1000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50" calcext:value-type="float">
            <text:p>50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06:.L206])" office:value-type="float" office:value="172" calcext:value-type="float">
            <text:p>172</text:p>
          </table:table-cell>
          <table:table-cell table:style-name="ce192" table:formula="of:=CONCATENATE(COM.MICROSOFT.FLOOR([.E206]/(150/(150+[.J206]+MIN([.D206];99)));1); &quot; (~&quot;; COM.MICROSOFT.CEILING((1-(150/(150+[.J206]+MIN([.D206];99))))*100;1); &quot;%)&quot;)" office:value-type="string" office:string-value="4140 (~35%)" calcext:value-type="string">
            <text:p>4140 (~35%)</text:p>
          </table:table-cell>
          <table:table-cell table:style-name="ce195" table:formula="of:=CONCATENATE(COM.MICROSOFT.FLOOR([.E206]/(150/(150+[.I206]+MIN([.D206];99)));1); &quot; (~&quot;; COM.MICROSOFT.CEILING((1-(150/(150+[.I206]+MIN([.D206];99))))*100;1); &quot;%)&quot;)" office:value-type="string" office:string-value="4248 (~37%)" calcext:value-type="string">
            <text:p>4248 (~37%)</text:p>
          </table:table-cell>
          <table:table-cell table:style-name="ce198"/>
          <table:table-cell table:style-name="ce62" table:content-validation-name="val6" office:value-type="float" office:value="275" calcext:value-type="float">
            <text:p>275</text:p>
          </table:table-cell>
          <table:table-cell table:style-name="ce199" office:value-type="string" calcext:value-type="string">
            <text:p>Andalucia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2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6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165" office:value-type="float" office:value="32" calcext:value-type="float">
            <text:p>32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79" calcext:value-type="float">
            <text:p>279</text:p>
          </table:table-cell>
          <table:table-cell table:style-name="ce164" office:value-type="string" calcext:value-type="string">
            <text:p>Urthona (Boss)</text:p>
          </table:table-cell>
          <table:table-cell table:style-name="ce165" office:value-type="string" calcext:value-type="string">
            <text:p>Zoa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1300" calcext:value-type="float">
            <text:p>1300</text:p>
          </table:table-cell>
          <table:table-cell table:style-name="ce171" table:content-validation-name="val6" office:value-type="float" office:value="300" calcext:value-type="float">
            <text:p>3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07:.L207])" office:value-type="float" office:value="140" calcext:value-type="float">
            <text:p>140</text:p>
          </table:table-cell>
          <table:table-cell table:style-name="ce192" table:formula="of:=CONCATENATE(COM.MICROSOFT.FLOOR([.E207]/(150/(150+[.J207]+MIN([.D207];99)));1); &quot; (~&quot;; COM.MICROSOFT.CEILING((1-(150/(150+[.J207]+MIN([.D207];99))))*100;1); &quot;%)&quot;)" office:value-type="string" office:string-value="1906 (~32%)" calcext:value-type="string">
            <text:p>1906 (~32%)</text:p>
          </table:table-cell>
          <table:table-cell table:style-name="ce195" table:formula="of:=CONCATENATE(COM.MICROSOFT.FLOOR([.E207]/(150/(150+[.I207]+MIN([.D207];99)));1); &quot; (~&quot;; COM.MICROSOFT.CEILING((1-(150/(150+[.I207]+MIN([.D207];99))))*100;1); &quot;%)&quot;)" office:value-type="string" office:string-value="1733 (~25%)" calcext:value-type="string">
            <text:p>1733 (~25%)</text:p>
          </table:table-cell>
          <table:table-cell table:style-name="ce198"/>
          <table:table-cell table:style-name="ce62" table:content-validation-name="val6" office:value-type="float" office:value="276" calcext:value-type="float">
            <text:p>276</text:p>
          </table:table-cell>
          <table:table-cell table:style-name="ce199" office:value-type="string" calcext:value-type="string">
            <text:p>Red Capote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80" calcext:value-type="float">
            <text:p>280</text:p>
          </table:table-cell>
          <table:table-cell table:style-name="ce164" office:value-type="string" calcext:value-type="string">
            <text:p>Urizen (Boss)</text:p>
          </table:table-cell>
          <table:table-cell table:style-name="ce165" office:value-type="string" calcext:value-type="string">
            <text:p>Zoa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1300" calcext:value-type="float">
            <text:p>1300</text:p>
          </table:table-cell>
          <table:table-cell table:style-name="ce171" table:content-validation-name="val6" office:value-type="float" office:value="300" calcext:value-type="float">
            <text:p>3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08:.L208])" office:value-type="float" office:value="140" calcext:value-type="float">
            <text:p>140</text:p>
          </table:table-cell>
          <table:table-cell table:style-name="ce192" table:formula="of:=CONCATENATE(COM.MICROSOFT.FLOOR([.E208]/(150/(150+[.J208]+MIN([.D208];99)));1); &quot; (~&quot;; COM.MICROSOFT.CEILING((1-(150/(150+[.J208]+MIN([.D208];99))))*100;1); &quot;%)&quot;)" office:value-type="string" office:string-value="1906 (~32%)" calcext:value-type="string">
            <text:p>1906 (~32%)</text:p>
          </table:table-cell>
          <table:table-cell table:style-name="ce195" table:formula="of:=CONCATENATE(COM.MICROSOFT.FLOOR([.E208]/(150/(150+[.I208]+MIN([.D208];99)));1); &quot; (~&quot;; COM.MICROSOFT.CEILING((1-(150/(150+[.I208]+MIN([.D208];99))))*100;1); &quot;%)&quot;)" office:value-type="string" office:string-value="1733 (~25%)" calcext:value-type="string">
            <text:p>1733 (~25%)</text:p>
          </table:table-cell>
          <table:table-cell table:style-name="ce198"/>
          <table:table-cell table:style-name="ce62" table:content-validation-name="val6" office:value-type="float" office:value="277" calcext:value-type="float">
            <text:p>277</text:p>
          </table:table-cell>
          <table:table-cell table:style-name="ce199" office:value-type="string" calcext:value-type="string">
            <text:p>Startle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81" calcext:value-type="float">
            <text:p>281</text:p>
          </table:table-cell>
          <table:table-cell table:style-name="ce164" office:value-type="string" calcext:value-type="string">
            <text:p>Luvah (Boss)</text:p>
          </table:table-cell>
          <table:table-cell table:style-name="ce165" office:value-type="string" calcext:value-type="string">
            <text:p>Zoa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1300" calcext:value-type="float">
            <text:p>1300</text:p>
          </table:table-cell>
          <table:table-cell table:style-name="ce171" table:content-validation-name="val6" office:value-type="float" office:value="300" calcext:value-type="float">
            <text:p>3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09:.L209])" office:value-type="float" office:value="140" calcext:value-type="float">
            <text:p>140</text:p>
          </table:table-cell>
          <table:table-cell table:style-name="ce192" table:formula="of:=CONCATENATE(COM.MICROSOFT.FLOOR([.E209]/(150/(150+[.J209]+MIN([.D209];99)));1); &quot; (~&quot;; COM.MICROSOFT.CEILING((1-(150/(150+[.J209]+MIN([.D209];99))))*100;1); &quot;%)&quot;)" office:value-type="string" office:string-value="1906 (~32%)" calcext:value-type="string">
            <text:p>1906 (~32%)</text:p>
          </table:table-cell>
          <table:table-cell table:style-name="ce195" table:formula="of:=CONCATENATE(COM.MICROSOFT.FLOOR([.E209]/(150/(150+[.I209]+MIN([.D209];99)));1); &quot; (~&quot;; COM.MICROSOFT.CEILING((1-(150/(150+[.I209]+MIN([.D209];99))))*100;1); &quot;%)&quot;)" office:value-type="string" office:string-value="1733 (~25%)" calcext:value-type="string">
            <text:p>1733 (~25%)</text:p>
          </table:table-cell>
          <table:table-cell table:style-name="ce198"/>
          <table:table-cell table:style-name="ce62" table:content-validation-name="val6" office:value-type="float" office:value="278" calcext:value-type="float">
            <text:p>278</text:p>
          </table:table-cell>
          <table:table-cell table:style-name="ce199" office:value-type="string" calcext:value-type="string">
            <text:p>Preach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20" calcext:value-type="float">
            <text:p>2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82" calcext:value-type="float">
            <text:p>282</text:p>
          </table:table-cell>
          <table:table-cell table:style-name="ce164" office:value-type="string" calcext:value-type="string">
            <text:p>Tharmus (Boss)</text:p>
          </table:table-cell>
          <table:table-cell table:style-name="ce165" office:value-type="string" calcext:value-type="string">
            <text:p>Zoa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1300" calcext:value-type="float">
            <text:p>1300</text:p>
          </table:table-cell>
          <table:table-cell table:style-name="ce171" table:content-validation-name="val6" office:value-type="float" office:value="300" calcext:value-type="float">
            <text:p>3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10:.L210])" office:value-type="float" office:value="140" calcext:value-type="float">
            <text:p>140</text:p>
          </table:table-cell>
          <table:table-cell table:style-name="ce192" table:formula="of:=CONCATENATE(COM.MICROSOFT.FLOOR([.E210]/(150/(150+[.J210]+MIN([.D210];99)));1); &quot; (~&quot;; COM.MICROSOFT.CEILING((1-(150/(150+[.J210]+MIN([.D210];99))))*100;1); &quot;%)&quot;)" office:value-type="string" office:string-value="1906 (~32%)" calcext:value-type="string">
            <text:p>1906 (~32%)</text:p>
          </table:table-cell>
          <table:table-cell table:style-name="ce195" table:formula="of:=CONCATENATE(COM.MICROSOFT.FLOOR([.E210]/(150/(150+[.I210]+MIN([.D210];99)));1); &quot; (~&quot;; COM.MICROSOFT.CEILING((1-(150/(150+[.I210]+MIN([.D210];99))))*100;1); &quot;%)&quot;)" office:value-type="string" office:string-value="1733 (~25%)" calcext:value-type="string">
            <text:p>1733 (~25%)</text:p>
          </table:table-cell>
          <table:table-cell table:style-name="ce198"/>
          <table:table-cell table:style-name="ce62" table:content-validation-name="val6" office:value-type="float" office:value="279" calcext:value-type="float">
            <text:p>279</text:p>
          </table:table-cell>
          <table:table-cell table:style-name="ce199" office:value-type="string" calcext:value-type="string">
            <text:p>Meditation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2" table:style-name="ce165" office:value-type="float" office:value="60" calcext:value-type="float">
            <text:p>60</text:p>
          </table:table-cell>
          <table:table-cell table:style-name="ce165" office:value-type="float" office:value="100" calcext:value-type="float">
            <text:p>10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83" calcext:value-type="float">
            <text:p>283</text:p>
          </table:table-cell>
          <table:table-cell table:style-name="ce164" office:value-type="string" calcext:value-type="string">
            <text:p>Futomimi (Boss)</text:p>
          </table:table-cell>
          <table:table-cell table:style-name="ce165" office:value-type="string" calcext:value-type="string">
            <text:p>Corpus</text:p>
          </table:table-cell>
          <table:table-cell table:style-name="ce165" office:value-type="float" office:value="57" calcext:value-type="float">
            <text:p>57</text:p>
          </table:table-cell>
          <table:table-cell table:style-name="ce168" table:content-validation-name="val6" office:value-type="float" office:value="5500" calcext:value-type="float">
            <text:p>5500</text:p>
          </table:table-cell>
          <table:table-cell table:style-name="ce171" table:content-validation-name="val6" office:value-type="float" office:value="2000" calcext:value-type="float">
            <text:p>2000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15" calcext:value-type="float">
            <text:p>15</text:p>
          </table:table-cell>
          <table:table-cell table:style-name="ce180" office:value-type="float" office:value="8" calcext:value-type="float">
            <text:p>8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211:.L211])" office:value-type="float" office:value="167" calcext:value-type="float">
            <text:p>167</text:p>
          </table:table-cell>
          <table:table-cell table:style-name="ce192" table:formula="of:=CONCATENATE(COM.MICROSOFT.FLOOR([.E211]/(150/(150+[.J211]+MIN([.D211];99)));1); &quot; (~&quot;; COM.MICROSOFT.CEILING((1-(150/(150+[.J211]+MIN([.D211];99))))*100;1); &quot;%)&quot;)" office:value-type="string" office:string-value="9056 (~40%)" calcext:value-type="string">
            <text:p>9056 (~40%)</text:p>
          </table:table-cell>
          <table:table-cell table:style-name="ce195" table:formula="of:=CONCATENATE(COM.MICROSOFT.FLOOR([.E211]/(150/(150+[.I211]+MIN([.D211];99)));1); &quot; (~&quot;; COM.MICROSOFT.CEILING((1-(150/(150+[.I211]+MIN([.D211];99))))*100;1); &quot;%)&quot;)" office:value-type="string" office:string-value="7883 (~31%)" calcext:value-type="string">
            <text:p>7883 (~31%)</text:p>
          </table:table-cell>
          <table:table-cell table:style-name="ce198"/>
          <table:table-cell table:style-name="ce62" table:content-validation-name="val6" office:value-type="float" office:value="280" calcext:value-type="float">
            <text:p>280</text:p>
          </table:table-cell>
          <table:table-cell table:style-name="ce199" office:value-type="string" calcext:value-type="string">
            <text:p>Terrorblad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2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0% H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3" calcext:value-type="float">
            <text:p>3</text:p>
          </table:table-cell>
          <table:table-cell table:style-name="ce165" office:value-type="float" office:value="30" calcext:value-type="float">
            <text:p>3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84" calcext:value-type="float">
            <text:p>284</text:p>
          </table:table-cell>
          <table:table-cell table:style-name="ce164" office:value-type="string" calcext:value-type="string">
            <text:p>Gabriel (Boss)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office:value-type="float" office:value="3000" calcext:value-type="float">
            <text:p>3000</text:p>
          </table:table-cell>
          <table:table-cell table:style-name="ce171" table:content-validation-name="val6" office:value-type="float" office:value="1500" calcext:value-type="float">
            <text:p>150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38" calcext:value-type="float">
            <text:p>38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212:.L212])" office:value-type="float" office:value="220" calcext:value-type="float">
            <text:p>220</text:p>
          </table:table-cell>
          <table:table-cell table:style-name="ce192" table:formula="of:=CONCATENATE(COM.MICROSOFT.FLOOR([.E212]/(150/(150+[.J212]+MIN([.D212];99)));1); &quot; (~&quot;; COM.MICROSOFT.CEILING((1-(150/(150+[.J212]+MIN([.D212];99))))*100;1); &quot;%)&quot;)" office:value-type="string" office:string-value="5180 (~43%)" calcext:value-type="string">
            <text:p>5180 (~43%)</text:p>
          </table:table-cell>
          <table:table-cell table:style-name="ce195" table:formula="of:=CONCATENATE(COM.MICROSOFT.FLOOR([.E212]/(150/(150+[.I212]+MIN([.D212];99)));1); &quot; (~&quot;; COM.MICROSOFT.CEILING((1-(150/(150+[.I212]+MIN([.D212];99))))*100;1); &quot;%)&quot;)" office:value-type="string" office:string-value="5300 (~44%)" calcext:value-type="string">
            <text:p>5300 (~44%)</text:p>
          </table:table-cell>
          <table:table-cell table:style-name="ce198"/>
          <table:table-cell table:style-name="ce62" table:content-validation-name="val6" office:value-type="float" office:value="281" calcext:value-type="float">
            <text:p>281</text:p>
          </table:table-cell>
          <table:table-cell table:style-name="ce199" office:value-type="string" calcext:value-type="string">
            <text:p>Hell Spin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2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5" calcext:value-type="float">
            <text:p>5</text:p>
          </table:table-cell>
          <table:table-cell table:style-name="ce165" office:value-type="float" office:value="31" calcext:value-type="float">
            <text:p>3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85" calcext:value-type="float">
            <text:p>285</text:p>
          </table:table-cell>
          <table:table-cell table:style-name="ce164" office:value-type="string" calcext:value-type="string">
            <text:p>Raphael (Boss)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73" calcext:value-type="float">
            <text:p>73</text:p>
          </table:table-cell>
          <table:table-cell table:style-name="ce168" table:content-validation-name="val6" office:value-type="float" office:value="3000" calcext:value-type="float">
            <text:p>3000</text:p>
          </table:table-cell>
          <table:table-cell table:style-name="ce171" table:content-validation-name="val6" office:value-type="float" office:value="1000" calcext:value-type="float">
            <text:p>1000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50" calcext:value-type="float">
            <text:p>50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42" calcext:value-type="float">
            <text:p>42</text:p>
          </table:table-cell>
          <table:table-cell table:style-name="ce165" table:formula="of:=SUM([.G213:.L213])" office:value-type="float" office:value="266" calcext:value-type="float">
            <text:p>266</text:p>
          </table:table-cell>
          <table:table-cell table:style-name="ce192" table:formula="of:=CONCATENATE(COM.MICROSOFT.FLOOR([.E213]/(150/(150+[.J213]+MIN([.D213];99)));1); &quot; (~&quot;; COM.MICROSOFT.CEILING((1-(150/(150+[.J213]+MIN([.D213];99))))*100;1); &quot;%)&quot;)" office:value-type="string" office:string-value="5260 (~43%)" calcext:value-type="string">
            <text:p>5260 (~43%)</text:p>
          </table:table-cell>
          <table:table-cell table:style-name="ce195" table:formula="of:=CONCATENATE(COM.MICROSOFT.FLOOR([.E213]/(150/(150+[.I213]+MIN([.D213];99)));1); &quot; (~&quot;; COM.MICROSOFT.CEILING((1-(150/(150+[.I213]+MIN([.D213];99))))*100;1); &quot;%)&quot;)" office:value-type="string" office:string-value="5460 (~46%)" calcext:value-type="string">
            <text:p>5460 (~46%)</text:p>
          </table:table-cell>
          <table:table-cell table:style-name="ce198"/>
          <table:table-cell table:style-name="ce62" table:content-validation-name="val6" office:value-type="float" office:value="282" calcext:value-type="float">
            <text:p>282</text:p>
          </table:table-cell>
          <table:table-cell table:style-name="ce199" office:value-type="string" calcext:value-type="string">
            <text:p>Hell Exhaust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40" calcext:value-type="float">
            <text:p>4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12" calcext:value-type="float">
            <text:p>112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86" calcext:value-type="float">
            <text:p>286</text:p>
          </table:table-cell>
          <table:table-cell table:style-name="ce164" office:value-type="string" calcext:value-type="string">
            <text:p>Uriel (Boss)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office:value-type="float" office:value="3000" calcext:value-type="float">
            <text:p>3000</text:p>
          </table:table-cell>
          <table:table-cell table:style-name="ce171" table:content-validation-name="val6" office:value-type="float" office:value="1000" calcext:value-type="float">
            <text:p>1000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36" calcext:value-type="float">
            <text:p>36</text:p>
          </table:table-cell>
          <table:table-cell table:style-name="ce165" table:formula="of:=SUM([.G214:.L214])" office:value-type="float" office:value="252" calcext:value-type="float">
            <text:p>252</text:p>
          </table:table-cell>
          <table:table-cell table:style-name="ce192" table:formula="of:=CONCATENATE(COM.MICROSOFT.FLOOR([.E214]/(150/(150+[.J214]+MIN([.D214];99)));1); &quot; (~&quot;; COM.MICROSOFT.CEILING((1-(150/(150+[.J214]+MIN([.D214];99))))*100;1); &quot;%)&quot;)" office:value-type="string" office:string-value="5180 (~43%)" calcext:value-type="string">
            <text:p>5180 (~43%)</text:p>
          </table:table-cell>
          <table:table-cell table:style-name="ce195" table:formula="of:=CONCATENATE(COM.MICROSOFT.FLOOR([.E214]/(150/(150+[.I214]+MIN([.D214];99)));1); &quot; (~&quot;; COM.MICROSOFT.CEILING((1-(150/(150+[.I214]+MIN([.D214];99))))*100;1); &quot;%)&quot;)" office:value-type="string" office:string-value="5340 (~44%)" calcext:value-type="string">
            <text:p>5340 (~44%)</text:p>
          </table:table-cell>
          <table:table-cell table:style-name="ce198"/>
          <table:table-cell table:style-name="ce62" table:content-validation-name="val6" office:value-type="float" office:value="283" calcext:value-type="float">
            <text:p>283</text:p>
          </table:table-cell>
          <table:table-cell table:style-name="ce199" office:value-type="string" calcext:value-type="string">
            <text:p>Hell Burner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5" calcext:value-type="float">
            <text:p>85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87" calcext:value-type="float">
            <text:p>287</text:p>
          </table:table-cell>
          <table:table-cell table:style-name="ce164" office:value-type="string" calcext:value-type="string">
            <text:p>Samael (Boss)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75" calcext:value-type="float">
            <text:p>75</text:p>
          </table:table-cell>
          <table:table-cell table:style-name="ce168" table:content-validation-name="val6" office:value-type="float" office:value="8500" calcext:value-type="float">
            <text:p>8500</text:p>
          </table:table-cell>
          <table:table-cell table:style-name="ce171" table:content-validation-name="val6" office:value-type="float" office:value="4000" calcext:value-type="float">
            <text:p>40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52" calcext:value-type="float">
            <text:p>52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15:.L215])" office:value-type="float" office:value="222" calcext:value-type="float">
            <text:p>222</text:p>
          </table:table-cell>
          <table:table-cell table:style-name="ce192" table:formula="of:=CONCATENATE(COM.MICROSOFT.FLOOR([.E215]/(150/(150+[.J215]+MIN([.D215];99)));1); &quot; (~&quot;; COM.MICROSOFT.CEILING((1-(150/(150+[.J215]+MIN([.D215];99))))*100;1); &quot;%)&quot;)" office:value-type="string" office:string-value="15016 (~44%)" calcext:value-type="string">
            <text:p>15016 (~44%)</text:p>
          </table:table-cell>
          <table:table-cell table:style-name="ce195" table:formula="of:=CONCATENATE(COM.MICROSOFT.FLOOR([.E215]/(150/(150+[.I215]+MIN([.D215];99)));1); &quot; (~&quot;; COM.MICROSOFT.CEILING((1-(150/(150+[.I215]+MIN([.D215];99))))*100;1); &quot;%)&quot;)" office:value-type="string" office:string-value="15583 (~46%)" calcext:value-type="string">
            <text:p>15583 (~46%)</text:p>
          </table:table-cell>
          <table:table-cell table:style-name="ce198"/>
          <table:table-cell table:style-name="ce62" table:content-validation-name="val6" office:value-type="float" office:value="284" calcext:value-type="float">
            <text:p>284</text:p>
          </table:table-cell>
          <table:table-cell table:style-name="ce199" office:value-type="string" calcext:value-type="string">
            <text:p>Hell Throttle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88" calcext:value-type="float">
            <text:p>288</text:p>
          </table:table-cell>
          <table:table-cell table:style-name="ce164" office:value-type="string" calcext:value-type="string">
            <text:p>Baal Avatar (Boss)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85" calcext:value-type="float">
            <text:p>85</text:p>
          </table:table-cell>
          <table:table-cell table:style-name="ce168" table:content-validation-name="val6" office:value-type="float" office:value="13000" calcext:value-type="float">
            <text:p>13000</text:p>
          </table:table-cell>
          <table:table-cell table:style-name="ce171" table:content-validation-name="val6" office:value-type="float" office:value="5000" calcext:value-type="float">
            <text:p>5000</text:p>
          </table:table-cell>
          <table:table-cell table:style-name="ce174" office:value-type="float" office:value="70" calcext:value-type="float">
            <text:p>70</text:p>
          </table:table-cell>
          <table:table-cell table:style-name="ce177" office:value-type="float" office:value="65" calcext:value-type="float">
            <text:p>65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216:.L216])" office:value-type="float" office:value="315" calcext:value-type="float">
            <text:p>315</text:p>
          </table:table-cell>
          <table:table-cell table:style-name="ce192" table:formula="of:=CONCATENATE(COM.MICROSOFT.FLOOR([.E216]/(150/(150+[.J216]+MIN([.D216];99)));1); &quot; (~&quot;; COM.MICROSOFT.CEILING((1-(150/(150+[.J216]+MIN([.D216];99))))*100;1); &quot;%)&quot;)" office:value-type="string" office:string-value="23833 (~46%)" calcext:value-type="string">
            <text:p>23833 (~46%)</text:p>
          </table:table-cell>
          <table:table-cell table:style-name="ce195" table:formula="of:=CONCATENATE(COM.MICROSOFT.FLOOR([.E216]/(150/(150+[.I216]+MIN([.D216];99)));1); &quot; (~&quot;; COM.MICROSOFT.CEILING((1-(150/(150+[.I216]+MIN([.D216];99))))*100;1); &quot;%)&quot;)" office:value-type="string" office:string-value="25566 (~50%)" calcext:value-type="string">
            <text:p>25566 (~50%)</text:p>
          </table:table-cell>
          <table:table-cell table:style-name="ce198"/>
          <table:table-cell table:style-name="ce62" table:content-validation-name="val6" office:value-type="float" office:value="285" calcext:value-type="float">
            <text:p>285</text:p>
          </table:table-cell>
          <table:table-cell table:style-name="ce199" office:value-type="string" calcext:value-type="string">
            <text:p>Death Lust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89" calcext:value-type="float">
            <text:p>289</text:p>
          </table:table-cell>
          <table:table-cell table:style-name="ce164" office:value-type="string" calcext:value-type="string">
            <text:p>Ose Hallel (Boss)</text:p>
          </table:table-cell>
          <table:table-cell table:style-name="ce165" office:value-type="string" calcext:value-type="string">
            <text:p>Hallel</text:p>
          </table:table-cell>
          <table:table-cell table:style-name="ce165" office:value-type="float" office:value="70" calcext:value-type="float">
            <text:p>70</text:p>
          </table:table-cell>
          <table:table-cell table:style-name="ce168" table:content-validation-name="val6" office:value-type="float" office:value="6700" calcext:value-type="float">
            <text:p>67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50" calcext:value-type="float">
            <text:p>50</text:p>
          </table:table-cell>
          <table:table-cell table:style-name="ce177" office:value-type="float" office:value="28" calcext:value-type="float">
            <text:p>28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44" calcext:value-type="float">
            <text:p>44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217:.L217])" office:value-type="float" office:value="232" calcext:value-type="float">
            <text:p>232</text:p>
          </table:table-cell>
          <table:table-cell table:style-name="ce192" table:formula="of:=CONCATENATE(COM.MICROSOFT.FLOOR([.E217]/(150/(150+[.J217]+MIN([.D217];99)));1); &quot; (~&quot;; COM.MICROSOFT.CEILING((1-(150/(150+[.J217]+MIN([.D217];99))))*100;1); &quot;%)&quot;)" office:value-type="string" office:string-value="11613 (~43%)" calcext:value-type="string">
            <text:p>11613 (~43%)</text:p>
          </table:table-cell>
          <table:table-cell table:style-name="ce195" table:formula="of:=CONCATENATE(COM.MICROSOFT.FLOOR([.E217]/(150/(150+[.I217]+MIN([.D217];99)));1); &quot; (~&quot;; COM.MICROSOFT.CEILING((1-(150/(150+[.I217]+MIN([.D217];99))))*100;1); &quot;%)&quot;)" office:value-type="string" office:string-value="11166 (~40%)" calcext:value-type="string">
            <text:p>11166 (~40%)</text:p>
          </table:table-cell>
          <table:table-cell table:style-name="ce198"/>
          <table:table-cell table:style-name="ce62" table:content-validation-name="val6" office:value-type="float" office:value="286" calcext:value-type="float">
            <text:p>286</text:p>
          </table:table-cell>
          <table:table-cell table:style-name="ce199" office:value-type="string" calcext:value-type="string">
            <text:p>Beast Roar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37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80" calcext:value-type="float">
            <text:p>8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25" calcext:value-type="float">
            <text:p>225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90" calcext:value-type="float">
            <text:p>290</text:p>
          </table:table-cell>
          <table:table-cell table:style-name="ce164" office:value-type="string" calcext:value-type="string">
            <text:p>Flauros Hallel (Boss)</text:p>
          </table:table-cell>
          <table:table-cell table:style-name="ce165" office:value-type="string" calcext:value-type="string">
            <text:p>Hallel</text:p>
          </table:table-cell>
          <table:table-cell table:style-name="ce165" office:value-type="float" office:value="70" calcext:value-type="float">
            <text:p>70</text:p>
          </table:table-cell>
          <table:table-cell table:style-name="ce168" table:content-validation-name="val6" office:value-type="float" office:value="6700" calcext:value-type="float">
            <text:p>67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70" calcext:value-type="float">
            <text:p>70</text:p>
          </table:table-cell>
          <table:table-cell table:style-name="ce177" office:value-type="float" office:value="26" calcext:value-type="float">
            <text:p>26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60" calcext:value-type="float">
            <text:p>60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218:.L218])" office:value-type="float" office:value="250" calcext:value-type="float">
            <text:p>250</text:p>
          </table:table-cell>
          <table:table-cell table:style-name="ce192" table:formula="of:=CONCATENATE(COM.MICROSOFT.FLOOR([.E218]/(150/(150+[.J218]+MIN([.D218];99)));1); &quot; (~&quot;; COM.MICROSOFT.CEILING((1-(150/(150+[.J218]+MIN([.D218];99))))*100;1); &quot;%)&quot;)" office:value-type="string" office:string-value="12506 (~47%)" calcext:value-type="string">
            <text:p>12506 (~47%)</text:p>
          </table:table-cell>
          <table:table-cell table:style-name="ce195" table:formula="of:=CONCATENATE(COM.MICROSOFT.FLOOR([.E218]/(150/(150+[.I218]+MIN([.D218];99)));1); &quot; (~&quot;; COM.MICROSOFT.CEILING((1-(150/(150+[.I218]+MIN([.D218];99))))*100;1); &quot;%)&quot;)" office:value-type="string" office:string-value="11166 (~40%)" calcext:value-type="string">
            <text:p>11166 (~40%)</text:p>
          </table:table-cell>
          <table:table-cell table:style-name="ce198"/>
          <table:table-cell table:style-name="ce62" table:content-validation-name="val6" office:value-type="float" office:value="287" calcext:value-type="float">
            <text:p>287</text:p>
          </table:table-cell>
          <table:table-cell table:style-name="ce199" office:value-type="string" calcext:value-type="string">
            <text:p>God's Bow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62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165" office:value-type="float" office:value="430" calcext:value-type="float">
            <text:p>4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00" calcext:value-type="float">
            <text:p>10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91" calcext:value-type="float">
            <text:p>291</text:p>
          </table:table-cell>
          <table:table-cell table:style-name="ce164" office:value-type="string" calcext:value-type="string">
            <text:p>Ahriman (Phase 2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80" calcext:value-type="float">
            <text:p>80</text:p>
          </table:table-cell>
          <table:table-cell table:style-name="ce168" table:content-validation-name="val6" office:value-type="float" office:value="6000" calcext:value-type="float">
            <text:p>60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219:.L219])" office:value-type="float" office:value="315" calcext:value-type="float">
            <text:p>315</text:p>
          </table:table-cell>
          <table:table-cell table:style-name="ce192" table:formula="of:=CONCATENATE(COM.MICROSOFT.FLOOR([.E219]/(150/(150+[.J219]+MIN([.D219];99)));1); &quot; (~&quot;; COM.MICROSOFT.CEILING((1-(150/(150+[.J219]+MIN([.D219];99))))*100;1); &quot;%)&quot;)" office:value-type="string" office:string-value="10800 (~45%)" calcext:value-type="string">
            <text:p>10800 (~45%)</text:p>
          </table:table-cell>
          <table:table-cell table:style-name="ce195" table:formula="of:=CONCATENATE(COM.MICROSOFT.FLOOR([.E219]/(150/(150+[.I219]+MIN([.D219];99)));1); &quot; (~&quot;; COM.MICROSOFT.CEILING((1-(150/(150+[.I219]+MIN([.D219];99))))*100;1); &quot;%)&quot;)" office:value-type="string" office:string-value="11600 (~49%)" calcext:value-type="string">
            <text:p>11600 (~49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92" calcext:value-type="float">
            <text:p>292</text:p>
          </table:table-cell>
          <table:table-cell table:style-name="ce164" office:value-type="string" calcext:value-type="string">
            <text:p>Noah (Phase 2)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80" calcext:value-type="float">
            <text:p>80</text:p>
          </table:table-cell>
          <table:table-cell table:style-name="ce168" table:content-validation-name="val6" office:value-type="float" office:value="8000" calcext:value-type="float">
            <text:p>8000</text:p>
          </table:table-cell>
          <table:table-cell table:style-name="ce171" table:content-validation-name="val6" office:value-type="float" office:value="4000" calcext:value-type="float">
            <text:p>4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60" calcext:value-type="float">
            <text:p>60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8" calcext:value-type="float">
            <text:p>8</text:p>
          </table:table-cell>
          <table:table-cell table:style-name="ce165" table:formula="of:=SUM([.G220:.L220])" office:value-type="float" office:value="243" calcext:value-type="float">
            <text:p>243</text:p>
          </table:table-cell>
          <table:table-cell table:style-name="ce192" table:formula="of:=CONCATENATE(COM.MICROSOFT.FLOOR([.E220]/(150/(150+[.J220]+MIN([.D220];99)));1); &quot; (~&quot;; COM.MICROSOFT.CEILING((1-(150/(150+[.J220]+MIN([.D220];99))))*100;1); &quot;%)&quot;)" office:value-type="string" office:string-value="15466 (~49%)" calcext:value-type="string">
            <text:p>15466 (~49%)</text:p>
          </table:table-cell>
          <table:table-cell table:style-name="ce195" table:formula="of:=CONCATENATE(COM.MICROSOFT.FLOOR([.E220]/(150/(150+[.I220]+MIN([.D220];99)));1); &quot; (~&quot;; COM.MICROSOFT.CEILING((1-(150/(150+[.I220]+MIN([.D220];99))))*100;1); &quot;%)&quot;)" office:value-type="string" office:string-value="14933 (~47%)" calcext:value-type="string">
            <text:p>14933 (~47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93" calcext:value-type="float">
            <text:p>293</text:p>
          </table:table-cell>
          <table:table-cell table:style-name="ce164" office:value-type="string" calcext:value-type="string">
            <text:p>Kagutsuchi (Phase 2)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85" calcext:value-type="float">
            <text:p>85</text:p>
          </table:table-cell>
          <table:table-cell table:style-name="ce168" table:content-validation-name="val6" office:value-type="float" office:value="20000" calcext:value-type="float">
            <text:p>20000</text:p>
          </table:table-cell>
          <table:table-cell table:style-name="ce171" table:content-validation-name="val6" office:value-type="float" office:value="7000" calcext:value-type="float">
            <text:p>7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70" calcext:value-type="float">
            <text:p>70</text:p>
          </table:table-cell>
          <table:table-cell table:style-name="ce180" office:value-type="float" office:value="68" calcext:value-type="float">
            <text:p>68</text:p>
          </table:table-cell>
          <table:table-cell table:style-name="ce183" office:value-type="float" office:value="58" calcext:value-type="float">
            <text:p>58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221:.L221])" office:value-type="float" office:value="322" calcext:value-type="float">
            <text:p>322</text:p>
          </table:table-cell>
          <table:table-cell table:style-name="ce192" table:formula="of:=CONCATENATE(COM.MICROSOFT.FLOOR([.E221]/(150/(150+[.J221]+MIN([.D221];99)));1); &quot; (~&quot;; COM.MICROSOFT.CEILING((1-(150/(150+[.J221]+MIN([.D221];99))))*100;1); &quot;%)&quot;)" office:value-type="string" office:string-value="39066 (~49%)" calcext:value-type="string">
            <text:p>39066 (~49%)</text:p>
          </table:table-cell>
          <table:table-cell table:style-name="ce195" table:formula="of:=CONCATENATE(COM.MICROSOFT.FLOOR([.E221]/(150/(150+[.I221]+MIN([.D221];99)));1); &quot; (~&quot;; COM.MICROSOFT.CEILING((1-(150/(150+[.I221]+MIN([.D221];99))))*100;1); &quot;%)&quot;)" office:value-type="string" office:string-value="40400 (~51%)" calcext:value-type="string">
            <text:p>40400 (~51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94" calcext:value-type="float">
            <text:p>294</text:p>
          </table:table-cell>
          <table:table-cell table:style-name="ce164" office:value-type="string" calcext:value-type="string">
            <text:p>Specter 1 (Max Size)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20" calcext:value-type="float">
            <text:p>20</text:p>
          </table:table-cell>
          <table:table-cell table:style-name="ce168" table:content-validation-name="val6" office:value-type="float" office:value="550" calcext:value-type="float">
            <text:p>550</text:p>
          </table:table-cell>
          <table:table-cell table:style-name="ce171" table:content-validation-name="val6" office:value-type="float" office:value="300" calcext:value-type="float">
            <text:p>300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28" calcext:value-type="float">
            <text:p>28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222:.L222])" office:value-type="float" office:value="130" calcext:value-type="float">
            <text:p>130</text:p>
          </table:table-cell>
          <table:table-cell table:style-name="ce192" table:formula="of:=CONCATENATE(COM.MICROSOFT.FLOOR([.E222]/(150/(150+[.J222]+MIN([.D222];99)));1); &quot; (~&quot;; COM.MICROSOFT.CEILING((1-(150/(150+[.J222]+MIN([.D222];99))))*100;1); &quot;%)&quot;)" office:value-type="string" office:string-value="718 (~24%)" calcext:value-type="string">
            <text:p>718 (~24%)</text:p>
          </table:table-cell>
          <table:table-cell table:style-name="ce195" table:formula="of:=CONCATENATE(COM.MICROSOFT.FLOOR([.E222]/(150/(150+[.I222]+MIN([.D222];99)));1); &quot; (~&quot;; COM.MICROSOFT.CEILING((1-(150/(150+[.I222]+MIN([.D222];99))))*100;1); &quot;%)&quot;)" office:value-type="string" office:string-value="726 (~25%)" calcext:value-type="string">
            <text:p>726 (~2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95" calcext:value-type="float">
            <text:p>295</text:p>
          </table:table-cell>
          <table:table-cell table:style-name="ce164" office:value-type="string" calcext:value-type="string">
            <text:p>Specter 1 (Mid Size)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15" calcext:value-type="float">
            <text:p>15</text:p>
          </table:table-cell>
          <table:table-cell table:style-name="ce168" table:content-validation-name="val6" office:value-type="float" office:value="260" calcext:value-type="float">
            <text:p>260</text:p>
          </table:table-cell>
          <table:table-cell table:style-name="ce171" table:content-validation-name="val6" office:value-type="float" office:value="250" calcext:value-type="float">
            <text:p>250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2" calcext:value-type="float">
            <text:p>2</text:p>
          </table:table-cell>
          <table:table-cell table:style-name="ce180" office:value-type="float" office:value="2" calcext:value-type="float">
            <text:p>2</text:p>
          </table:table-cell>
          <table:table-cell table:style-name="ce183" office:value-type="float" office:value="6" calcext:value-type="float">
            <text:p>6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23:.L223])" office:value-type="float" office:value="24" calcext:value-type="float">
            <text:p>24</text:p>
          </table:table-cell>
          <table:table-cell table:style-name="ce192" table:formula="of:=CONCATENATE(COM.MICROSOFT.FLOOR([.E223]/(150/(150+[.J223]+MIN([.D223];99)));1); &quot; (~&quot;; COM.MICROSOFT.CEILING((1-(150/(150+[.J223]+MIN([.D223];99))))*100;1); &quot;%)&quot;)" office:value-type="string" office:string-value="296 (~13%)" calcext:value-type="string">
            <text:p>296 (~13%)</text:p>
          </table:table-cell>
          <table:table-cell table:style-name="ce195" table:formula="of:=CONCATENATE(COM.MICROSOFT.FLOOR([.E223]/(150/(150+[.I223]+MIN([.D223];99)));1); &quot; (~&quot;; COM.MICROSOFT.CEILING((1-(150/(150+[.I223]+MIN([.D223];99))))*100;1); &quot;%)&quot;)" office:value-type="string" office:string-value="289 (~11%)" calcext:value-type="string">
            <text:p>289 (~11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96" calcext:value-type="float">
            <text:p>296</text:p>
          </table:table-cell>
          <table:table-cell table:style-name="ce164" office:value-type="string" calcext:value-type="string">
            <text:p>Specter 1 (Min Size)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10" calcext:value-type="float">
            <text:p>10</text:p>
          </table:table-cell>
          <table:table-cell table:style-name="ce168" table:content-validation-name="val6" office:value-type="float" office:value="120" calcext:value-type="float">
            <text:p>120</text:p>
          </table:table-cell>
          <table:table-cell table:style-name="ce171" table:content-validation-name="val6" office:value-type="float" office:value="150" calcext:value-type="float">
            <text:p>150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2" calcext:value-type="float">
            <text:p>2</text:p>
          </table:table-cell>
          <table:table-cell table:style-name="ce180" office:value-type="float" office:value="2" calcext:value-type="float">
            <text:p>2</text:p>
          </table:table-cell>
          <table:table-cell table:style-name="ce183" office:value-type="float" office:value="6" calcext:value-type="float">
            <text:p>6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24:.L224])" office:value-type="float" office:value="22" calcext:value-type="float">
            <text:p>22</text:p>
          </table:table-cell>
          <table:table-cell table:style-name="ce192" table:formula="of:=CONCATENATE(COM.MICROSOFT.FLOOR([.E224]/(150/(150+[.J224]+MIN([.D224];99)));1); &quot; (~&quot;; COM.MICROSOFT.CEILING((1-(150/(150+[.J224]+MIN([.D224];99))))*100;1); &quot;%)&quot;)" office:value-type="string" office:string-value="132 (~10%)" calcext:value-type="string">
            <text:p>132 (~10%)</text:p>
          </table:table-cell>
          <table:table-cell table:style-name="ce195" table:formula="of:=CONCATENATE(COM.MICROSOFT.FLOOR([.E224]/(150/(150+[.I224]+MIN([.D224];99)));1); &quot; (~&quot;; COM.MICROSOFT.CEILING((1-(150/(150+[.I224]+MIN([.D224];99))))*100;1); &quot;%)&quot;)" office:value-type="string" office:string-value="129 (~8%)" calcext:value-type="string">
            <text:p>129 (~8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97" calcext:value-type="float">
            <text:p>297</text:p>
          </table:table-cell>
          <table:table-cell table:style-name="ce164" office:value-type="string" calcext:value-type="string">
            <text:p>Mizuchi (Boss)</text:p>
          </table:table-cell>
          <table:table-cell table:style-name="ce165" office:value-type="string" calcext:value-type="string">
            <text:p>Snake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4800" calcext:value-type="float">
            <text:p>4800</text:p>
          </table:table-cell>
          <table:table-cell table:style-name="ce171" table:content-validation-name="val6" office:value-type="float" office:value="500" calcext:value-type="float">
            <text:p>5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2" calcext:value-type="float">
            <text:p>2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25:.L225])" office:value-type="float" office:value="226" calcext:value-type="float">
            <text:p>226</text:p>
          </table:table-cell>
          <table:table-cell table:style-name="ce192" table:formula="of:=CONCATENATE(COM.MICROSOFT.FLOOR([.E225]/(150/(150+[.J225]+MIN([.D225];99)));1); &quot; (~&quot;; COM.MICROSOFT.CEILING((1-(150/(150+[.J225]+MIN([.D225];99))))*100;1); &quot;%)&quot;)" office:value-type="string" office:string-value="5824 (~18%)" calcext:value-type="string">
            <text:p>5824 (~18%)</text:p>
          </table:table-cell>
          <table:table-cell table:style-name="ce195" table:formula="of:=CONCATENATE(COM.MICROSOFT.FLOOR([.E225]/(150/(150+[.I225]+MIN([.D225];99)));1); &quot; (~&quot;; COM.MICROSOFT.CEILING((1-(150/(150+[.I225]+MIN([.D225];99))))*100;1); &quot;%)&quot;)" office:value-type="string" office:string-value="8320 (~43%)" calcext:value-type="string">
            <text:p>8320 (~43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299" calcext:value-type="float">
            <text:p>299</text:p>
          </table:table-cell>
          <table:table-cell table:style-name="ce164" office:value-type="string" calcext:value-type="string">
            <text:p>Sakahagi (Boss)</text:p>
          </table:table-cell>
          <table:table-cell table:style-name="ce165" office:value-type="string" calcext:value-type="string">
            <text:p>Corpus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office:value-type="float" office:value="1600" calcext:value-type="float">
            <text:p>1600</text:p>
          </table:table-cell>
          <table:table-cell table:style-name="ce171" table:content-validation-name="val6" office:value-type="float" office:value="300" calcext:value-type="float">
            <text:p>30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226:.L226])" office:value-type="float" office:value="228" calcext:value-type="float">
            <text:p>228</text:p>
          </table:table-cell>
          <table:table-cell table:style-name="ce192" table:formula="of:=CONCATENATE(COM.MICROSOFT.FLOOR([.E226]/(150/(150+[.J226]+MIN([.D226];99)));1); &quot; (~&quot;; COM.MICROSOFT.CEILING((1-(150/(150+[.J226]+MIN([.D226];99))))*100;1); &quot;%)&quot;)" office:value-type="string" office:string-value="2762 (~43%)" calcext:value-type="string">
            <text:p>2762 (~43%)</text:p>
          </table:table-cell>
          <table:table-cell table:style-name="ce195" table:formula="of:=CONCATENATE(COM.MICROSOFT.FLOOR([.E226]/(150/(150+[.I226]+MIN([.D226];99)));1); &quot; (~&quot;; COM.MICROSOFT.CEILING((1-(150/(150+[.I226]+MIN([.D226];99))))*100;1); &quot;%)&quot;)" office:value-type="string" office:string-value="2826 (~44%)" calcext:value-type="string">
            <text:p>2826 (~44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300" calcext:value-type="float">
            <text:p>300</text:p>
          </table:table-cell>
          <table:table-cell table:style-name="ce164" office:value-type="string" calcext:value-type="string">
            <text:p>Orthrus (Boss)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1000" calcext:value-type="float">
            <text:p>1000</text:p>
          </table:table-cell>
          <table:table-cell table:style-name="ce171" table:content-validation-name="val6" office:value-type="float" office:value="200" calcext:value-type="float">
            <text:p>200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34" calcext:value-type="float">
            <text:p>34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27:.L227])" office:value-type="float" office:value="104" calcext:value-type="float">
            <text:p>104</text:p>
          </table:table-cell>
          <table:table-cell table:style-name="ce192" table:formula="of:=CONCATENATE(COM.MICROSOFT.FLOOR([.E227]/(150/(150+[.J227]+MIN([.D227];99)));1); &quot; (~&quot;; COM.MICROSOFT.CEILING((1-(150/(150+[.J227]+MIN([.D227];99))))*100;1); &quot;%)&quot;)" office:value-type="string" office:string-value="1333 (~25%)" calcext:value-type="string">
            <text:p>1333 (~25%)</text:p>
          </table:table-cell>
          <table:table-cell table:style-name="ce195" table:formula="of:=CONCATENATE(COM.MICROSOFT.FLOOR([.E227]/(150/(150+[.I227]+MIN([.D227];99)));1); &quot; (~&quot;; COM.MICROSOFT.CEILING((1-(150/(150+[.I227]+MIN([.D227];99))))*100;1); &quot;%)&quot;)" office:value-type="string" office:string-value="1400 (~29%)" calcext:value-type="string">
            <text:p>1400 (~29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301" calcext:value-type="float">
            <text:p>301</text:p>
          </table:table-cell>
          <table:table-cell table:style-name="ce164" office:value-type="string" calcext:value-type="string">
            <text:p>Yaksini (Boss)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35" calcext:value-type="float">
            <text:p>35</text:p>
          </table:table-cell>
          <table:table-cell table:style-name="ce168" table:content-validation-name="val6" office:value-type="float" office:value="1200" calcext:value-type="float">
            <text:p>1200</text:p>
          </table:table-cell>
          <table:table-cell table:style-name="ce171" table:content-validation-name="val6" office:value-type="float" office:value="200" calcext:value-type="float">
            <text:p>200</text:p>
          </table:table-cell>
          <table:table-cell table:style-name="ce174" office:value-type="float" office:value="2" calcext:value-type="float">
            <text:p>2</text:p>
          </table:table-cell>
          <table:table-cell table:style-name="ce177" office:value-type="float" office:value="70" calcext:value-type="float">
            <text:p>70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28:.L228])" office:value-type="float" office:value="174" calcext:value-type="float">
            <text:p>174</text:p>
          </table:table-cell>
          <table:table-cell table:style-name="ce192" table:formula="of:=CONCATENATE(COM.MICROSOFT.FLOOR([.E228]/(150/(150+[.J228]+MIN([.D228];99)));1); &quot; (~&quot;; COM.MICROSOFT.CEILING((1-(150/(150+[.J228]+MIN([.D228];99))))*100;1); &quot;%)&quot;)" office:value-type="string" office:string-value="1784 (~33%)" calcext:value-type="string">
            <text:p>1784 (~33%)</text:p>
          </table:table-cell>
          <table:table-cell table:style-name="ce195" table:formula="of:=CONCATENATE(COM.MICROSOFT.FLOOR([.E228]/(150/(150+[.I228]+MIN([.D228];99)));1); &quot; (~&quot;; COM.MICROSOFT.CEILING((1-(150/(150+[.I228]+MIN([.D228];99))))*100;1); &quot;%)&quot;)" office:value-type="string" office:string-value="1960 (~39%)" calcext:value-type="string">
            <text:p>1960 (~39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302" calcext:value-type="float">
            <text:p>302</text:p>
          </table:table-cell>
          <table:table-cell table:style-name="ce164" office:value-type="string" calcext:value-type="string">
            <text:p>Thor 1 (Boss)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35" calcext:value-type="float">
            <text:p>35</text:p>
          </table:table-cell>
          <table:table-cell table:style-name="ce168" table:content-validation-name="val6" office:value-type="float" office:value="2000" calcext:value-type="float">
            <text:p>20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66" calcext:value-type="float">
            <text:p>66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29:.L229])" office:value-type="float" office:value="236" calcext:value-type="float">
            <text:p>236</text:p>
          </table:table-cell>
          <table:table-cell table:style-name="ce192" table:formula="of:=CONCATENATE(COM.MICROSOFT.FLOOR([.E229]/(150/(150+[.J229]+MIN([.D229];99)));1); &quot; (~&quot;; COM.MICROSOFT.CEILING((1-(150/(150+[.J229]+MIN([.D229];99))))*100;1); &quot;%)&quot;)" office:value-type="string" office:string-value="2973 (~33%)" calcext:value-type="string">
            <text:p>2973 (~33%)</text:p>
          </table:table-cell>
          <table:table-cell table:style-name="ce195" table:formula="of:=CONCATENATE(COM.MICROSOFT.FLOOR([.E229]/(150/(150+[.I229]+MIN([.D229];99)));1); &quot; (~&quot;; COM.MICROSOFT.CEILING((1-(150/(150+[.I229]+MIN([.D229];99))))*100;1); &quot;%)&quot;)" office:value-type="string" office:string-value="3266 (~39%)" calcext:value-type="string">
            <text:p>3266 (~39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303" calcext:value-type="float">
            <text:p>303</text:p>
          </table:table-cell>
          <table:table-cell table:style-name="ce164" office:value-type="string" calcext:value-type="string">
            <text:p>Black Frost (Boss)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70" calcext:value-type="float">
            <text:p>70</text:p>
          </table:table-cell>
          <table:table-cell table:style-name="ce168" table:content-validation-name="val6" office:value-type="float" office:value="2950" calcext:value-type="float">
            <text:p>2950</text:p>
          </table:table-cell>
          <table:table-cell table:style-name="ce171" table:content-validation-name="val6" office:value-type="float" office:value="2500" calcext:value-type="float">
            <text:p>2500</text:p>
          </table:table-cell>
          <table:table-cell table:style-name="ce174" office:value-type="float" office:value="70" calcext:value-type="float">
            <text:p>70</text:p>
          </table:table-cell>
          <table:table-cell table:style-name="ce177" office:value-type="float" office:value="70" calcext:value-type="float">
            <text:p>70</text:p>
          </table:table-cell>
          <table:table-cell table:style-name="ce180" office:value-type="float" office:value="70" calcext:value-type="float">
            <text:p>70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50" calcext:value-type="float">
            <text:p>50</text:p>
          </table:table-cell>
          <table:table-cell table:style-name="ce189" office:value-type="float" office:value="70" calcext:value-type="float">
            <text:p>70</text:p>
          </table:table-cell>
          <table:table-cell table:style-name="ce165" table:formula="of:=SUM([.G230:.L230])" office:value-type="float" office:value="366" calcext:value-type="float">
            <text:p>366</text:p>
          </table:table-cell>
          <table:table-cell table:style-name="ce192" table:formula="of:=CONCATENATE(COM.MICROSOFT.FLOOR([.E230]/(150/(150+[.J230]+MIN([.D230];99)));1); &quot; (~&quot;; COM.MICROSOFT.CEILING((1-(150/(150+[.J230]+MIN([.D230];99))))*100;1); &quot;%)&quot;)" office:value-type="string" office:string-value="5034 (~42%)" calcext:value-type="string">
            <text:p>5034 (~42%)</text:p>
          </table:table-cell>
          <table:table-cell table:style-name="ce195" table:formula="of:=CONCATENATE(COM.MICROSOFT.FLOOR([.E230]/(150/(150+[.I230]+MIN([.D230];99)));1); &quot; (~&quot;; COM.MICROSOFT.CEILING((1-(150/(150+[.I230]+MIN([.D230];99))))*100;1); &quot;%)&quot;)" office:value-type="string" office:string-value="5703 (~49%)" calcext:value-type="string">
            <text:p>5703 (~49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312" calcext:value-type="float">
            <text:p>312</text:p>
          </table:table-cell>
          <table:table-cell table:style-name="ce164" office:value-type="string" calcext:value-type="string">
            <text:p>Berith (Boss)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1000" calcext:value-type="float">
            <text:p>1000</text:p>
          </table:table-cell>
          <table:table-cell table:style-name="ce171" table:content-validation-name="val6" office:value-type="float" office:value="103" calcext:value-type="float">
            <text:p>103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20" calcext:value-type="float">
            <text:p>20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31:.L231])" office:value-type="float" office:value="104" calcext:value-type="float">
            <text:p>104</text:p>
          </table:table-cell>
          <table:table-cell table:style-name="ce192" table:formula="of:=CONCATENATE(COM.MICROSOFT.FLOOR([.E231]/(150/(150+[.J231]+MIN([.D231];99)));1); &quot; (~&quot;; COM.MICROSOFT.CEILING((1-(150/(150+[.J231]+MIN([.D231];99))))*100;1); &quot;%)&quot;)" office:value-type="string" office:string-value="1413 (~30%)" calcext:value-type="string">
            <text:p>1413 (~30%)</text:p>
          </table:table-cell>
          <table:table-cell table:style-name="ce195" table:formula="of:=CONCATENATE(COM.MICROSOFT.FLOOR([.E231]/(150/(150+[.I231]+MIN([.D231];99)));1); &quot; (~&quot;; COM.MICROSOFT.CEILING((1-(150/(150+[.I231]+MIN([.D231];99))))*100;1); &quot;%)&quot;)" office:value-type="string" office:string-value="1333 (~25%)" calcext:value-type="string">
            <text:p>1333 (~2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316" calcext:value-type="float">
            <text:p>316</text:p>
          </table:table-cell>
          <table:table-cell table:style-name="ce164" office:value-type="string" calcext:value-type="string">
            <text:p>Nekomata (Boss)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10" calcext:value-type="float">
            <text:p>10</text:p>
          </table:table-cell>
          <table:table-cell table:style-name="ce168" table:content-validation-name="val6" office:value-type="float" office:value="160" calcext:value-type="float">
            <text:p>160</text:p>
          </table:table-cell>
          <table:table-cell table:style-name="ce171" table:content-validation-name="val6" office:value-type="float" office:value="72" calcext:value-type="float">
            <text:p>72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18" calcext:value-type="float">
            <text:p>18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14" calcext:value-type="float">
            <text:p>14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32:.L232])" office:value-type="float" office:value="72" calcext:value-type="float">
            <text:p>72</text:p>
          </table:table-cell>
          <table:table-cell table:style-name="ce192" table:formula="of:=CONCATENATE(COM.MICROSOFT.FLOOR([.E232]/(150/(150+[.J232]+MIN([.D232];99)));1); &quot; (~&quot;; COM.MICROSOFT.CEILING((1-(150/(150+[.J232]+MIN([.D232];99))))*100;1); &quot;%)&quot;)" office:value-type="string" office:string-value="185 (~14%)" calcext:value-type="string">
            <text:p>185 (~14%)</text:p>
          </table:table-cell>
          <table:table-cell table:style-name="ce195" table:formula="of:=CONCATENATE(COM.MICROSOFT.FLOOR([.E232]/(150/(150+[.I232]+MIN([.D232];99)));1); &quot; (~&quot;; COM.MICROSOFT.CEILING((1-(150/(150+[.I232]+MIN([.D232];99))))*100;1); &quot;%)&quot;)" office:value-type="string" office:string-value="194 (~18%)" calcext:value-type="string">
            <text:p>194 (~18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317" calcext:value-type="float">
            <text:p>317</text:p>
          </table:table-cell>
          <table:table-cell table:style-name="ce164" office:value-type="string" calcext:value-type="string">
            <text:p>Troll (Boss)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38" calcext:value-type="float">
            <text:p>38</text:p>
          </table:table-cell>
          <table:table-cell table:style-name="ce168" table:content-validation-name="val6" office:value-type="float" office:value="850" calcext:value-type="float">
            <text:p>850</text:p>
          </table:table-cell>
          <table:table-cell table:style-name="ce171" table:content-validation-name="val6" office:value-type="float" office:value="150" calcext:value-type="float">
            <text:p>150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26" calcext:value-type="float">
            <text:p>26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233:.L233])" office:value-type="float" office:value="160" calcext:value-type="float">
            <text:p>160</text:p>
          </table:table-cell>
          <table:table-cell table:style-name="ce192" table:formula="of:=CONCATENATE(COM.MICROSOFT.FLOOR([.E233]/(150/(150+[.J233]+MIN([.D233];99)));1); &quot; (~&quot;; COM.MICROSOFT.CEILING((1-(150/(150+[.J233]+MIN([.D233];99))))*100;1); &quot;%)&quot;)" office:value-type="string" office:string-value="1303 (~35%)" calcext:value-type="string">
            <text:p>1303 (~35%)</text:p>
          </table:table-cell>
          <table:table-cell table:style-name="ce195" table:formula="of:=CONCATENATE(COM.MICROSOFT.FLOOR([.E233]/(150/(150+[.I233]+MIN([.D233];99)));1); &quot; (~&quot;; COM.MICROSOFT.CEILING((1-(150/(150+[.I233]+MIN([.D233];99))))*100;1); &quot;%)&quot;)" office:value-type="string" office:string-value="1235 (~32%)" calcext:value-type="string">
            <text:p>1235 (~32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320" calcext:value-type="float">
            <text:p>320</text:p>
          </table:table-cell>
          <table:table-cell table:style-name="ce164" office:value-type="string" calcext:value-type="string">
            <text:p>Bishamonten 1 (Boss)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66" calcext:value-type="float">
            <text:p>66</text:p>
          </table:table-cell>
          <table:table-cell table:style-name="ce168" table:content-validation-name="val6" office:value-type="float" office:value="4568" calcext:value-type="float">
            <text:p>4568</text:p>
          </table:table-cell>
          <table:table-cell table:style-name="ce171" table:content-validation-name="val6" office:value-type="float" office:value="504" calcext:value-type="float">
            <text:p>504</text:p>
          </table:table-cell>
          <table:table-cell table:style-name="ce174" office:value-type="float" office:value="76" calcext:value-type="float">
            <text:p>76</text:p>
          </table:table-cell>
          <table:table-cell table:style-name="ce177" office:value-type="float" office:value="47" calcext:value-type="float">
            <text:p>47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50" calcext:value-type="float">
            <text:p>50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234:.L234])" office:value-type="float" office:value="305" calcext:value-type="float">
            <text:p>305</text:p>
          </table:table-cell>
          <table:table-cell table:style-name="ce192" table:formula="of:=CONCATENATE(COM.MICROSOFT.FLOOR([.E234]/(150/(150+[.J234]+MIN([.D234];99)));1); &quot; (~&quot;; COM.MICROSOFT.CEILING((1-(150/(150+[.J234]+MIN([.D234];99))))*100;1); &quot;%)&quot;)" office:value-type="string" office:string-value="7796 (~42%)" calcext:value-type="string">
            <text:p>7796 (~42%)</text:p>
          </table:table-cell>
          <table:table-cell table:style-name="ce195" table:formula="of:=CONCATENATE(COM.MICROSOFT.FLOOR([.E234]/(150/(150+[.I234]+MIN([.D234];99)));1); &quot; (~&quot;; COM.MICROSOFT.CEILING((1-(150/(150+[.I234]+MIN([.D234];99))))*100;1); &quot;%)&quot;)" office:value-type="string" office:string-value="8161 (~45%)" calcext:value-type="string">
            <text:p>8161 (~4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321" calcext:value-type="float">
            <text:p>321</text:p>
          </table:table-cell>
          <table:table-cell table:style-name="ce164" office:value-type="string" calcext:value-type="string">
            <text:p>Mara (Boss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85" calcext:value-type="float">
            <text:p>85</text:p>
          </table:table-cell>
          <table:table-cell table:style-name="ce168" table:content-validation-name="val6" office:value-type="float" office:value="2300" calcext:value-type="float">
            <text:p>23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81" calcext:value-type="float">
            <text:p>81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50" calcext:value-type="float">
            <text:p>50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235:.L235])" office:value-type="float" office:value="329" calcext:value-type="float">
            <text:p>329</text:p>
          </table:table-cell>
          <table:table-cell table:style-name="ce192" table:formula="of:=CONCATENATE(COM.MICROSOFT.FLOOR([.E235]/(150/(150+[.J235]+MIN([.D235];99)));1); &quot; (~&quot;; COM.MICROSOFT.CEILING((1-(150/(150+[.J235]+MIN([.D235];99))))*100;1); &quot;%)&quot;)" office:value-type="string" office:string-value="4370 (~48%)" calcext:value-type="string">
            <text:p>4370 (~48%)</text:p>
          </table:table-cell>
          <table:table-cell table:style-name="ce195" table:formula="of:=CONCATENATE(COM.MICROSOFT.FLOOR([.E235]/(150/(150+[.I235]+MIN([.D235];99)));1); &quot; (~&quot;; COM.MICROSOFT.CEILING((1-(150/(150+[.I235]+MIN([.D235];99))))*100;1); &quot;%)&quot;)" office:value-type="string" office:string-value="4830 (~53%)" calcext:value-type="string">
            <text:p>4830 (~53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322" calcext:value-type="float">
            <text:p>322</text:p>
          </table:table-cell>
          <table:table-cell table:style-name="ce164" office:value-type="string" calcext:value-type="string">
            <text:p>Bishamontent 2 (Boss)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20000" calcext:value-type="float">
            <text:p>20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80" calcext:value-type="float">
            <text:p>80</text:p>
          </table:table-cell>
          <table:table-cell table:style-name="ce189" office:value-type="float" office:value="80" calcext:value-type="float">
            <text:p>80</text:p>
          </table:table-cell>
          <table:table-cell table:style-name="ce165" table:formula="of:=SUM([.G236:.L236])" office:value-type="float" office:value="480" calcext:value-type="float">
            <text:p>480</text:p>
          </table:table-cell>
          <table:table-cell table:style-name="ce192" table:formula="of:=CONCATENATE(COM.MICROSOFT.FLOOR([.E236]/(150/(150+[.J236]+MIN([.D236];99)));1); &quot; (~&quot;; COM.MICROSOFT.CEILING((1-(150/(150+[.J236]+MIN([.D236];99))))*100;1); &quot;%)&quot;)" office:value-type="string" office:string-value="43866 (~55%)" calcext:value-type="string">
            <text:p>43866 (~55%)</text:p>
          </table:table-cell>
          <table:table-cell table:style-name="ce195" table:formula="of:=CONCATENATE(COM.MICROSOFT.FLOOR([.E236]/(150/(150+[.I236]+MIN([.D236];99)));1); &quot; (~&quot;; COM.MICROSOFT.CEILING((1-(150/(150+[.I236]+MIN([.D236];99))))*100;1); &quot;%)&quot;)" office:value-type="string" office:string-value="43866 (~55%)" calcext:value-type="string">
            <text:p>43866 (~5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323" calcext:value-type="float">
            <text:p>323</text:p>
          </table:table-cell>
          <table:table-cell table:style-name="ce164" office:value-type="string" calcext:value-type="string">
            <text:p>Jikokuten (Boss)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20000" calcext:value-type="float">
            <text:p>20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80" calcext:value-type="float">
            <text:p>80</text:p>
          </table:table-cell>
          <table:table-cell table:style-name="ce189" office:value-type="float" office:value="80" calcext:value-type="float">
            <text:p>80</text:p>
          </table:table-cell>
          <table:table-cell table:style-name="ce165" table:formula="of:=SUM([.G237:.L237])" office:value-type="float" office:value="480" calcext:value-type="float">
            <text:p>480</text:p>
          </table:table-cell>
          <table:table-cell table:style-name="ce192" table:formula="of:=CONCATENATE(COM.MICROSOFT.FLOOR([.E237]/(150/(150+[.J237]+MIN([.D237];99)));1); &quot; (~&quot;; COM.MICROSOFT.CEILING((1-(150/(150+[.J237]+MIN([.D237];99))))*100;1); &quot;%)&quot;)" office:value-type="string" office:string-value="43866 (~55%)" calcext:value-type="string">
            <text:p>43866 (~55%)</text:p>
          </table:table-cell>
          <table:table-cell table:style-name="ce195" table:formula="of:=CONCATENATE(COM.MICROSOFT.FLOOR([.E237]/(150/(150+[.I237]+MIN([.D237];99)));1); &quot; (~&quot;; COM.MICROSOFT.CEILING((1-(150/(150+[.I237]+MIN([.D237];99))))*100;1); &quot;%)&quot;)" office:value-type="string" office:string-value="43866 (~55%)" calcext:value-type="string">
            <text:p>43866 (~5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324" calcext:value-type="float">
            <text:p>324</text:p>
          </table:table-cell>
          <table:table-cell table:style-name="ce164" office:value-type="string" calcext:value-type="string">
            <text:p>Koumokuten (Boss)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20000" calcext:value-type="float">
            <text:p>20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80" calcext:value-type="float">
            <text:p>80</text:p>
          </table:table-cell>
          <table:table-cell table:style-name="ce189" office:value-type="float" office:value="80" calcext:value-type="float">
            <text:p>80</text:p>
          </table:table-cell>
          <table:table-cell table:style-name="ce165" table:formula="of:=SUM([.G238:.L238])" office:value-type="float" office:value="480" calcext:value-type="float">
            <text:p>480</text:p>
          </table:table-cell>
          <table:table-cell table:style-name="ce192" table:formula="of:=CONCATENATE(COM.MICROSOFT.FLOOR([.E238]/(150/(150+[.J238]+MIN([.D238];99)));1); &quot; (~&quot;; COM.MICROSOFT.CEILING((1-(150/(150+[.J238]+MIN([.D238];99))))*100;1); &quot;%)&quot;)" office:value-type="string" office:string-value="43866 (~55%)" calcext:value-type="string">
            <text:p>43866 (~55%)</text:p>
          </table:table-cell>
          <table:table-cell table:style-name="ce195" table:formula="of:=CONCATENATE(COM.MICROSOFT.FLOOR([.E238]/(150/(150+[.I238]+MIN([.D238];99)));1); &quot; (~&quot;; COM.MICROSOFT.CEILING((1-(150/(150+[.I238]+MIN([.D238];99))))*100;1); &quot;%)&quot;)" office:value-type="string" office:string-value="43866 (~55%)" calcext:value-type="string">
            <text:p>43866 (~5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2" table:content-validation-name="val6" office:value-type="float" office:value="325" calcext:value-type="float">
            <text:p>325</text:p>
          </table:table-cell>
          <table:table-cell table:style-name="ce164" office:value-type="string" calcext:value-type="string">
            <text:p>Zouchouten (Boss)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20000" calcext:value-type="float">
            <text:p>20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80" calcext:value-type="float">
            <text:p>80</text:p>
          </table:table-cell>
          <table:table-cell table:style-name="ce189" office:value-type="float" office:value="80" calcext:value-type="float">
            <text:p>80</text:p>
          </table:table-cell>
          <table:table-cell table:style-name="ce165" table:formula="of:=SUM([.G239:.L239])" office:value-type="float" office:value="480" calcext:value-type="float">
            <text:p>480</text:p>
          </table:table-cell>
          <table:table-cell table:style-name="ce192" table:formula="of:=CONCATENATE(COM.MICROSOFT.FLOOR([.E239]/(150/(150+[.J239]+MIN([.D239];99)));1); &quot; (~&quot;; COM.MICROSOFT.CEILING((1-(150/(150+[.J239]+MIN([.D239];99))))*100;1); &quot;%)&quot;)" office:value-type="string" office:string-value="43866 (~55%)" calcext:value-type="string">
            <text:p>43866 (~55%)</text:p>
          </table:table-cell>
          <table:table-cell table:style-name="ce195" table:formula="of:=CONCATENATE(COM.MICROSOFT.FLOOR([.E239]/(150/(150+[.I239]+MIN([.D239];99)));1); &quot; (~&quot;; COM.MICROSOFT.CEILING((1-(150/(150+[.I239]+MIN([.D239];99))))*100;1); &quot;%)&quot;)" office:value-type="string" office:string-value="43866 (~55%)" calcext:value-type="string">
            <text:p>43866 (~5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26" calcext:value-type="float">
            <text:p>326</text:p>
          </table:table-cell>
          <table:table-cell table:style-name="ce164" office:value-type="string" calcext:value-type="string">
            <text:p>Clotho 1 (Boss)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45" calcext:value-type="float">
            <text:p>45</text:p>
          </table:table-cell>
          <table:table-cell table:style-name="ce168" table:content-validation-name="val6" office:value-type="float" office:value="2000" calcext:value-type="float">
            <text:p>2000</text:p>
          </table:table-cell>
          <table:table-cell table:style-name="ce171" table:content-validation-name="val6" office:value-type="float" office:value="1000" calcext:value-type="float">
            <text:p>100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50" calcext:value-type="float">
            <text:p>50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60" calcext:value-type="float">
            <text:p>60</text:p>
          </table:table-cell>
          <table:table-cell table:style-name="ce165" table:formula="of:=SUM([.G240:.L240])" office:value-type="float" office:value="244" calcext:value-type="float">
            <text:p>244</text:p>
          </table:table-cell>
          <table:table-cell table:style-name="ce192" table:formula="of:=CONCATENATE(COM.MICROSOFT.FLOOR([.E240]/(150/(150+[.J240]+MIN([.D240];99)));1); &quot; (~&quot;; COM.MICROSOFT.CEILING((1-(150/(150+[.J240]+MIN([.D240];99))))*100;1); &quot;%)&quot;)" office:value-type="string" office:string-value="3133 (~37%)" calcext:value-type="string">
            <text:p>3133 (~37%)</text:p>
          </table:table-cell>
          <table:table-cell table:style-name="ce195" table:formula="of:=CONCATENATE(COM.MICROSOFT.FLOOR([.E240]/(150/(150+[.I240]+MIN([.D240];99)));1); &quot; (~&quot;; COM.MICROSOFT.CEILING((1-(150/(150+[.I240]+MIN([.D240];99))))*100;1); &quot;%)&quot;)" office:value-type="string" office:string-value="3213 (~38%)" calcext:value-type="string">
            <text:p>3213 (~38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27" calcext:value-type="float">
            <text:p>327</text:p>
          </table:table-cell>
          <table:table-cell table:style-name="ce164" office:value-type="string" calcext:value-type="string">
            <text:p>Lachesis 1 (Boss)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50" calcext:value-type="float">
            <text:p>50</text:p>
          </table:table-cell>
          <table:table-cell table:style-name="ce168" table:content-validation-name="val6" office:value-type="float" office:value="2000" calcext:value-type="float">
            <text:p>2000</text:p>
          </table:table-cell>
          <table:table-cell table:style-name="ce171" table:content-validation-name="val6" office:value-type="float" office:value="1000" calcext:value-type="float">
            <text:p>100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54" calcext:value-type="float">
            <text:p>54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60" calcext:value-type="float">
            <text:p>60</text:p>
          </table:table-cell>
          <table:table-cell table:style-name="ce165" table:formula="of:=SUM([.G241:.L241])" office:value-type="float" office:value="246" calcext:value-type="float">
            <text:p>246</text:p>
          </table:table-cell>
          <table:table-cell table:style-name="ce192" table:formula="of:=CONCATENATE(COM.MICROSOFT.FLOOR([.E241]/(150/(150+[.J241]+MIN([.D241];99)));1); &quot; (~&quot;; COM.MICROSOFT.CEILING((1-(150/(150+[.J241]+MIN([.D241];99))))*100;1); &quot;%)&quot;)" office:value-type="string" office:string-value="3200 (~38%)" calcext:value-type="string">
            <text:p>3200 (~38%)</text:p>
          </table:table-cell>
          <table:table-cell table:style-name="ce195" table:formula="of:=CONCATENATE(COM.MICROSOFT.FLOOR([.E241]/(150/(150+[.I241]+MIN([.D241];99)));1); &quot; (~&quot;; COM.MICROSOFT.CEILING((1-(150/(150+[.I241]+MIN([.D241];99))))*100;1); &quot;%)&quot;)" office:value-type="string" office:string-value="3280 (~40%)" calcext:value-type="string">
            <text:p>3280 (~40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28" calcext:value-type="float">
            <text:p>328</text:p>
          </table:table-cell>
          <table:table-cell table:style-name="ce164" office:value-type="string" calcext:value-type="string">
            <text:p>Atropos 1 (Boss)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55" calcext:value-type="float">
            <text:p>55</text:p>
          </table:table-cell>
          <table:table-cell table:style-name="ce168" table:content-validation-name="val6" office:value-type="float" office:value="3000" calcext:value-type="float">
            <text:p>3000</text:p>
          </table:table-cell>
          <table:table-cell table:style-name="ce171" table:content-validation-name="val6" office:value-type="float" office:value="1500" calcext:value-type="float">
            <text:p>1500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66" calcext:value-type="float">
            <text:p>66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6" calcext:value-type="float">
            <text:p>6</text:p>
          </table:table-cell>
          <table:table-cell table:style-name="ce189" office:value-type="float" office:value="60" calcext:value-type="float">
            <text:p>60</text:p>
          </table:table-cell>
          <table:table-cell table:style-name="ce165" table:formula="of:=SUM([.G242:.L242])" office:value-type="float" office:value="242" calcext:value-type="float">
            <text:p>242</text:p>
          </table:table-cell>
          <table:table-cell table:style-name="ce192" table:formula="of:=CONCATENATE(COM.MICROSOFT.FLOOR([.E242]/(150/(150+[.J242]+MIN([.D242];99)));1); &quot; (~&quot;; COM.MICROSOFT.CEILING((1-(150/(150+[.J242]+MIN([.D242];99))))*100;1); &quot;%)&quot;)" office:value-type="string" office:string-value="4900 (~39%)" calcext:value-type="string">
            <text:p>4900 (~39%)</text:p>
          </table:table-cell>
          <table:table-cell table:style-name="ce195" table:formula="of:=CONCATENATE(COM.MICROSOFT.FLOOR([.E242]/(150/(150+[.I242]+MIN([.D242];99)));1); &quot; (~&quot;; COM.MICROSOFT.CEILING((1-(150/(150+[.I242]+MIN([.D242];99))))*100;1); &quot;%)&quot;)" office:value-type="string" office:string-value="5300 (~44%)" calcext:value-type="string">
            <text:p>5300 (~44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29" calcext:value-type="float">
            <text:p>329</text:p>
          </table:table-cell>
          <table:table-cell table:style-name="ce164" office:value-type="string" calcext:value-type="string">
            <text:p>Mitra (Boss)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65" calcext:value-type="float">
            <text:p>65</text:p>
          </table:table-cell>
          <table:table-cell table:style-name="ce168" table:content-validation-name="val6" office:value-type="float" office:value="4500" calcext:value-type="float">
            <text:p>45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42" calcext:value-type="float">
            <text:p>42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43:.L243])" office:value-type="float" office:value="228" calcext:value-type="float">
            <text:p>228</text:p>
          </table:table-cell>
          <table:table-cell table:style-name="ce192" table:formula="of:=CONCATENATE(COM.MICROSOFT.FLOOR([.E243]/(150/(150+[.J243]+MIN([.D243];99)));1); &quot; (~&quot;; COM.MICROSOFT.CEILING((1-(150/(150+[.J243]+MIN([.D243];99))))*100;1); &quot;%)&quot;)" office:value-type="string" office:string-value="7650 (~42%)" calcext:value-type="string">
            <text:p>7650 (~42%)</text:p>
          </table:table-cell>
          <table:table-cell table:style-name="ce195" table:formula="of:=CONCATENATE(COM.MICROSOFT.FLOOR([.E243]/(150/(150+[.I243]+MIN([.D243];99)));1); &quot; (~&quot;; COM.MICROSOFT.CEILING((1-(150/(150+[.I243]+MIN([.D243];99))))*100;1); &quot;%)&quot;)" office:value-type="string" office:string-value="7950 (~44%)" calcext:value-type="string">
            <text:p>7950 (~44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30" calcext:value-type="float">
            <text:p>330</text:p>
          </table:table-cell>
          <table:table-cell table:style-name="ce164" office:value-type="string" calcext:value-type="string">
            <text:p>Masakado (Boss)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32767" calcext:value-type="float">
            <text:p>32767</text:p>
          </table:table-cell>
          <table:table-cell table:style-name="ce171" table:content-validation-name="val6" office:value-type="float" office:value="32767" calcext:value-type="float">
            <text:p>32767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80" calcext:value-type="float">
            <text:p>80</text:p>
          </table:table-cell>
          <table:table-cell table:style-name="ce189" office:value-type="float" office:value="80" calcext:value-type="float">
            <text:p>80</text:p>
          </table:table-cell>
          <table:table-cell table:style-name="ce165" table:formula="of:=SUM([.G244:.L244])" office:value-type="float" office:value="480" calcext:value-type="float">
            <text:p>480</text:p>
          </table:table-cell>
          <table:table-cell table:style-name="ce192" table:formula="of:=CONCATENATE(COM.MICROSOFT.FLOOR([.E244]/(150/(150+[.J244]+MIN([.D244];99)));1); &quot; (~&quot;; COM.MICROSOFT.CEILING((1-(150/(150+[.J244]+MIN([.D244];99))))*100;1); &quot;%)&quot;)" office:value-type="string" office:string-value="71868 (~55%)" calcext:value-type="string">
            <text:p>71868 (~55%)</text:p>
          </table:table-cell>
          <table:table-cell table:style-name="ce195" table:formula="of:=CONCATENATE(COM.MICROSOFT.FLOOR([.E244]/(150/(150+[.I244]+MIN([.D244];99)));1); &quot; (~&quot;; COM.MICROSOFT.CEILING((1-(150/(150+[.I244]+MIN([.D244];99))))*100;1); &quot;%)&quot;)" office:value-type="string" office:string-value="71868 (~55%)" calcext:value-type="string">
            <text:p>71868 (~5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33" calcext:value-type="float">
            <text:p>333</text:p>
          </table:table-cell>
          <table:table-cell table:style-name="ce164" office:value-type="string" calcext:value-type="string">
            <text:p>Mada (Boss)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82" calcext:value-type="float">
            <text:p>82</text:p>
          </table:table-cell>
          <table:table-cell table:style-name="ce168" table:content-validation-name="val6" office:value-type="float" office:value="2500" calcext:value-type="float">
            <text:p>2500</text:p>
          </table:table-cell>
          <table:table-cell table:style-name="ce171" table:content-validation-name="val6" office:value-type="float" office:value="747" calcext:value-type="float">
            <text:p>747</text:p>
          </table:table-cell>
          <table:table-cell table:style-name="ce174" office:value-type="float" office:value="50" calcext:value-type="float">
            <text:p>50</text:p>
          </table:table-cell>
          <table:table-cell table:style-name="ce177" office:value-type="float" office:value="67" calcext:value-type="float">
            <text:p>67</text:p>
          </table:table-cell>
          <table:table-cell table:style-name="ce180" office:value-type="float" office:value="64" calcext:value-type="float">
            <text:p>64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62" calcext:value-type="float">
            <text:p>62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245:.L245])" office:value-type="float" office:value="323" calcext:value-type="float">
            <text:p>323</text:p>
          </table:table-cell>
          <table:table-cell table:style-name="ce192" table:formula="of:=CONCATENATE(COM.MICROSOFT.FLOOR([.E245]/(150/(150+[.J245]+MIN([.D245];99)));1); &quot; (~&quot;; COM.MICROSOFT.CEILING((1-(150/(150+[.J245]+MIN([.D245];99))))*100;1); &quot;%)&quot;)" office:value-type="string" office:string-value="4533 (~45%)" calcext:value-type="string">
            <text:p>4533 (~45%)</text:p>
          </table:table-cell>
          <table:table-cell table:style-name="ce195" table:formula="of:=CONCATENATE(COM.MICROSOFT.FLOOR([.E245]/(150/(150+[.I245]+MIN([.D245];99)));1); &quot; (~&quot;; COM.MICROSOFT.CEILING((1-(150/(150+[.I245]+MIN([.D245];99))))*100;1); &quot;%)&quot;)" office:value-type="string" office:string-value="4933 (~50%)" calcext:value-type="string">
            <text:p>4933 (~50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34" calcext:value-type="float">
            <text:p>334</text:p>
          </table:table-cell>
          <table:table-cell table:style-name="ce164" office:value-type="string" calcext:value-type="string">
            <text:p>Mot (Boss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89" calcext:value-type="float">
            <text:p>89</text:p>
          </table:table-cell>
          <table:table-cell table:style-name="ce168" table:content-validation-name="val6" office:value-type="float" office:value="3500" calcext:value-type="float">
            <text:p>35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99" calcext:value-type="float">
            <text:p>99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64" calcext:value-type="float">
            <text:p>64</text:p>
          </table:table-cell>
          <table:table-cell table:style-name="ce189" office:value-type="float" office:value="70" calcext:value-type="float">
            <text:p>70</text:p>
          </table:table-cell>
          <table:table-cell table:style-name="ce165" table:formula="of:=SUM([.G246:.L246])" office:value-type="float" office:value="403" calcext:value-type="float">
            <text:p>403</text:p>
          </table:table-cell>
          <table:table-cell table:style-name="ce192" table:formula="of:=CONCATENATE(COM.MICROSOFT.FLOOR([.E246]/(150/(150+[.J246]+MIN([.D246];99)));1); &quot; (~&quot;; COM.MICROSOFT.CEILING((1-(150/(150+[.J246]+MIN([.D246];99))))*100;1); &quot;%)&quot;)" office:value-type="string" office:string-value="6276 (~45%)" calcext:value-type="string">
            <text:p>6276 (~45%)</text:p>
          </table:table-cell>
          <table:table-cell table:style-name="ce195" table:formula="of:=CONCATENATE(COM.MICROSOFT.FLOOR([.E246]/(150/(150+[.I246]+MIN([.D246];99)));1); &quot; (~&quot;; COM.MICROSOFT.CEILING((1-(150/(150+[.I246]+MIN([.D246];99))))*100;1); &quot;%)&quot;)" office:value-type="string" office:string-value="7443 (~53%)" calcext:value-type="string">
            <text:p>7443 (~53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35" calcext:value-type="float">
            <text:p>335</text:p>
          </table:table-cell>
          <table:table-cell table:style-name="ce164" office:value-type="string" calcext:value-type="string">
            <text:p>Surt (Boss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82" calcext:value-type="float">
            <text:p>82</text:p>
          </table:table-cell>
          <table:table-cell table:style-name="ce168" table:content-validation-name="val6" office:value-type="float" office:value="5000" calcext:value-type="float">
            <text:p>50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70" calcext:value-type="float">
            <text:p>70</text:p>
          </table:table-cell>
          <table:table-cell table:style-name="ce177" office:value-type="float" office:value="90" calcext:value-type="float">
            <text:p>9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48" calcext:value-type="float">
            <text:p>48</text:p>
          </table:table-cell>
          <table:table-cell table:style-name="ce186" office:value-type="float" office:value="54" calcext:value-type="float">
            <text:p>54</text:p>
          </table:table-cell>
          <table:table-cell table:style-name="ce189" office:value-type="float" office:value="44" calcext:value-type="float">
            <text:p>44</text:p>
          </table:table-cell>
          <table:table-cell table:style-name="ce165" table:formula="of:=SUM([.G247:.L247])" office:value-type="float" office:value="386" calcext:value-type="float">
            <text:p>386</text:p>
          </table:table-cell>
          <table:table-cell table:style-name="ce192" table:formula="of:=CONCATENATE(COM.MICROSOFT.FLOOR([.E247]/(150/(150+[.J247]+MIN([.D247];99)));1); &quot; (~&quot;; COM.MICROSOFT.CEILING((1-(150/(150+[.J247]+MIN([.D247];99))))*100;1); &quot;%)&quot;)" office:value-type="string" office:string-value="9333 (~47%)" calcext:value-type="string">
            <text:p>9333 (~47%)</text:p>
          </table:table-cell>
          <table:table-cell table:style-name="ce195" table:formula="of:=CONCATENATE(COM.MICROSOFT.FLOOR([.E247]/(150/(150+[.I247]+MIN([.D247];99)));1); &quot; (~&quot;; COM.MICROSOFT.CEILING((1-(150/(150+[.I247]+MIN([.D247];99))))*100;1); &quot;%)&quot;)" office:value-type="string" office:string-value="10400 (~52%)" calcext:value-type="string">
            <text:p>10400 (~52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37" calcext:value-type="float">
            <text:p>337</text:p>
          </table:table-cell>
          <table:table-cell table:style-name="ce164" office:value-type="string" calcext:value-type="string">
            <text:p>Thor 2 (Boss)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80" calcext:value-type="float">
            <text:p>80</text:p>
          </table:table-cell>
          <table:table-cell table:style-name="ce168" table:content-validation-name="val6" office:value-type="float" office:value="8000" calcext:value-type="float">
            <text:p>80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76" calcext:value-type="float">
            <text:p>76</text:p>
          </table:table-cell>
          <table:table-cell table:style-name="ce177" office:value-type="float" office:value="57" calcext:value-type="float">
            <text:p>57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8" calcext:value-type="float">
            <text:p>48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48:.L248])" office:value-type="float" office:value="291" calcext:value-type="float">
            <text:p>291</text:p>
          </table:table-cell>
          <table:table-cell table:style-name="ce192" table:formula="of:=CONCATENATE(COM.MICROSOFT.FLOOR([.E248]/(150/(150+[.J248]+MIN([.D248];99)));1); &quot; (~&quot;; COM.MICROSOFT.CEILING((1-(150/(150+[.J248]+MIN([.D248];99))))*100;1); &quot;%)&quot;)" office:value-type="string" office:string-value="14826 (~47%)" calcext:value-type="string">
            <text:p>14826 (~47%)</text:p>
          </table:table-cell>
          <table:table-cell table:style-name="ce195" table:formula="of:=CONCATENATE(COM.MICROSOFT.FLOOR([.E248]/(150/(150+[.I248]+MIN([.D248];99)));1); &quot; (~&quot;; COM.MICROSOFT.CEILING((1-(150/(150+[.I248]+MIN([.D248];99))))*100;1); &quot;%)&quot;)" office:value-type="string" office:string-value="15466 (~49%)" calcext:value-type="string">
            <text:p>15466 (~49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39" calcext:value-type="float">
            <text:p>339</text:p>
          </table:table-cell>
          <table:table-cell table:style-name="ce164" office:value-type="string" calcext:value-type="string">
            <text:p>Dante/Raidou 1 (Boss)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36" calcext:value-type="float">
            <text:p>36</text:p>
          </table:table-cell>
          <table:table-cell table:style-name="ce168" table:content-validation-name="val6" office:value-type="float" office:value="2400" calcext:value-type="float">
            <text:p>24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40" calcext:value-type="float">
            <text:p>40</text:p>
          </table:table-cell>
          <table:table-cell table:style-name="ce180" office:value-type="float" office:value="36" calcext:value-type="float">
            <text:p>3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49:.L249])" office:value-type="float" office:value="212" calcext:value-type="float">
            <text:p>212</text:p>
          </table:table-cell>
          <table:table-cell table:style-name="ce192" table:formula="of:=CONCATENATE(COM.MICROSOFT.FLOOR([.E249]/(150/(150+[.J249]+MIN([.D249];99)));1); &quot; (~&quot;; COM.MICROSOFT.CEILING((1-(150/(150+[.J249]+MIN([.D249];99))))*100;1); &quot;%)&quot;)" office:value-type="string" office:string-value="3616 (~34%)" calcext:value-type="string">
            <text:p>3616 (~34%)</text:p>
          </table:table-cell>
          <table:table-cell table:style-name="ce195" table:formula="of:=CONCATENATE(COM.MICROSOFT.FLOOR([.E249]/(150/(150+[.I249]+MIN([.D249];99)));1); &quot; (~&quot;; COM.MICROSOFT.CEILING((1-(150/(150+[.I249]+MIN([.D249];99))))*100;1); &quot;%)&quot;)" office:value-type="string" office:string-value="3552 (~33%)" calcext:value-type="string">
            <text:p>3552 (~33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40" calcext:value-type="float">
            <text:p>340</text:p>
          </table:table-cell>
          <table:table-cell table:style-name="ce164" office:value-type="string" calcext:value-type="string">
            <text:p>Dante/Raidou 2 (Boss)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60" calcext:value-type="float">
            <text:p>60</text:p>
          </table:table-cell>
          <table:table-cell table:style-name="ce168" table:content-validation-name="val6" office:value-type="float" office:value="5000" calcext:value-type="float">
            <text:p>50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48" calcext:value-type="float">
            <text:p>48</text:p>
          </table:table-cell>
          <table:table-cell table:style-name="ce186" office:value-type="float" office:value="44" calcext:value-type="float">
            <text:p>44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250:.L250])" office:value-type="float" office:value="260" calcext:value-type="float">
            <text:p>260</text:p>
          </table:table-cell>
          <table:table-cell table:style-name="ce192" table:formula="of:=CONCATENATE(COM.MICROSOFT.FLOOR([.E250]/(150/(150+[.J250]+MIN([.D250];99)));1); &quot; (~&quot;; COM.MICROSOFT.CEILING((1-(150/(150+[.J250]+MIN([.D250];99))))*100;1); &quot;%)&quot;)" office:value-type="string" office:string-value="8600 (~42%)" calcext:value-type="string">
            <text:p>8600 (~42%)</text:p>
          </table:table-cell>
          <table:table-cell table:style-name="ce195" table:formula="of:=CONCATENATE(COM.MICROSOFT.FLOOR([.E250]/(150/(150+[.I250]+MIN([.D250];99)));1); &quot; (~&quot;; COM.MICROSOFT.CEILING((1-(150/(150+[.I250]+MIN([.D250];99))))*100;1); &quot;%)&quot;)" office:value-type="string" office:string-value="8466 (~41%)" calcext:value-type="string">
            <text:p>8466 (~41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41" calcext:value-type="float">
            <text:p>341</text:p>
          </table:table-cell>
          <table:table-cell table:style-name="ce164" office:value-type="string" calcext:value-type="string">
            <text:p>Dante/Raidou 3 (Boss)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60" calcext:value-type="float">
            <text:p>60</text:p>
          </table:table-cell>
          <table:table-cell table:style-name="ce168" table:content-validation-name="val6" office:value-type="float" office:value="5000" calcext:value-type="float">
            <text:p>50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48" calcext:value-type="float">
            <text:p>48</text:p>
          </table:table-cell>
          <table:table-cell table:style-name="ce186" office:value-type="float" office:value="44" calcext:value-type="float">
            <text:p>44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251:.L251])" office:value-type="float" office:value="260" calcext:value-type="float">
            <text:p>260</text:p>
          </table:table-cell>
          <table:table-cell table:style-name="ce192" table:formula="of:=CONCATENATE(COM.MICROSOFT.FLOOR([.E251]/(150/(150+[.J251]+MIN([.D251];99)));1); &quot; (~&quot;; COM.MICROSOFT.CEILING((1-(150/(150+[.J251]+MIN([.D251];99))))*100;1); &quot;%)&quot;)" office:value-type="string" office:string-value="8600 (~42%)" calcext:value-type="string">
            <text:p>8600 (~42%)</text:p>
          </table:table-cell>
          <table:table-cell table:style-name="ce195" table:formula="of:=CONCATENATE(COM.MICROSOFT.FLOOR([.E251]/(150/(150+[.I251]+MIN([.D251];99)));1); &quot; (~&quot;; COM.MICROSOFT.CEILING((1-(150/(150+[.I251]+MIN([.D251];99))))*100;1); &quot;%)&quot;)" office:value-type="string" office:string-value="8466 (~41%)" calcext:value-type="string">
            <text:p>8466 (~41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42" calcext:value-type="float">
            <text:p>342</text:p>
          </table:table-cell>
          <table:table-cell table:style-name="ce164" office:value-type="string" calcext:value-type="string">
            <text:p>Metatron (Boss)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95" calcext:value-type="float">
            <text:p>95</text:p>
          </table:table-cell>
          <table:table-cell table:style-name="ce168" table:content-validation-name="val6" office:value-type="float" office:value="16000" calcext:value-type="float">
            <text:p>16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64" calcext:value-type="float">
            <text:p>64</text:p>
          </table:table-cell>
          <table:table-cell table:style-name="ce177" office:value-type="float" office:value="72" calcext:value-type="float">
            <text:p>72</text:p>
          </table:table-cell>
          <table:table-cell table:style-name="ce180" office:value-type="float" office:value="68" calcext:value-type="float">
            <text:p>68</text:p>
          </table:table-cell>
          <table:table-cell table:style-name="ce183" office:value-type="float" office:value="58" calcext:value-type="float">
            <text:p>58</text:p>
          </table:table-cell>
          <table:table-cell table:style-name="ce186" office:value-type="float" office:value="48" calcext:value-type="float">
            <text:p>48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252:.L252])" office:value-type="float" office:value="342" calcext:value-type="float">
            <text:p>342</text:p>
          </table:table-cell>
          <table:table-cell table:style-name="ce192" table:formula="of:=CONCATENATE(COM.MICROSOFT.FLOOR([.E252]/(150/(150+[.J252]+MIN([.D252];99)));1); &quot; (~&quot;; COM.MICROSOFT.CEILING((1-(150/(150+[.J252]+MIN([.D252];99))))*100;1); &quot;%)&quot;)" office:value-type="string" office:string-value="32320 (~51%)" calcext:value-type="string">
            <text:p>32320 (~51%)</text:p>
          </table:table-cell>
          <table:table-cell table:style-name="ce195" table:formula="of:=CONCATENATE(COM.MICROSOFT.FLOOR([.E252]/(150/(150+[.I252]+MIN([.D252];99)));1); &quot; (~&quot;; COM.MICROSOFT.CEILING((1-(150/(150+[.I252]+MIN([.D252];99))))*100;1); &quot;%)&quot;)" office:value-type="string" office:string-value="33386 (~53%)" calcext:value-type="string">
            <text:p>33386 (~53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43" calcext:value-type="float">
            <text:p>343</text:p>
          </table:table-cell>
          <table:table-cell table:style-name="ce164" office:value-type="string" calcext:value-type="string">
            <text:p>Beelzebub Fly (Boss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95" calcext:value-type="float">
            <text:p>95</text:p>
          </table:table-cell>
          <table:table-cell table:style-name="ce168" table:content-validation-name="val6" office:value-type="float" office:value="16000" calcext:value-type="float">
            <text:p>16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56" calcext:value-type="float">
            <text:p>56</text:p>
          </table:table-cell>
          <table:table-cell table:style-name="ce183" office:value-type="float" office:value="54" calcext:value-type="float">
            <text:p>54</text:p>
          </table:table-cell>
          <table:table-cell table:style-name="ce186" office:value-type="float" office:value="60" calcext:value-type="float">
            <text:p>60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253:.L253])" office:value-type="float" office:value="325" calcext:value-type="float">
            <text:p>325</text:p>
          </table:table-cell>
          <table:table-cell table:style-name="ce192" table:formula="of:=CONCATENATE(COM.MICROSOFT.FLOOR([.E253]/(150/(150+[.J253]+MIN([.D253];99)));1); &quot; (~&quot;; COM.MICROSOFT.CEILING((1-(150/(150+[.J253]+MIN([.D253];99))))*100;1); &quot;%)&quot;)" office:value-type="string" office:string-value="31893 (~50%)" calcext:value-type="string">
            <text:p>31893 (~50%)</text:p>
          </table:table-cell>
          <table:table-cell table:style-name="ce195" table:formula="of:=CONCATENATE(COM.MICROSOFT.FLOOR([.E253]/(150/(150+[.I253]+MIN([.D253];99)));1); &quot; (~&quot;; COM.MICROSOFT.CEILING((1-(150/(150+[.I253]+MIN([.D253];99))))*100;1); &quot;%)&quot;)" office:value-type="string" office:string-value="32106 (~51%)" calcext:value-type="string">
            <text:p>32106 (~51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44" calcext:value-type="float">
            <text:p>344</text:p>
          </table:table-cell>
          <table:table-cell table:style-name="ce164" office:value-type="string" calcext:value-type="string">
            <text:p>Lucifer (Boss)</text:p>
          </table:table-cell>
          <table:table-cell table:style-name="ce165" office:value-type="string" calcext:value-type="string">
            <text:p>Devil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65535" calcext:value-type="float">
            <text:p>65535</text:p>
          </table:table-cell>
          <table:table-cell table:style-name="ce171" table:content-validation-name="val6" office:value-type="float" office:value="65535" calcext:value-type="float">
            <text:p>65535</text:p>
          </table:table-cell>
          <table:table-cell table:style-name="ce174" office:value-type="float" office:value="99" calcext:value-type="float">
            <text:p>99</text:p>
          </table:table-cell>
          <table:table-cell table:style-name="ce177" office:value-type="float" office:value="99" calcext:value-type="float">
            <text:p>99</text:p>
          </table:table-cell>
          <table:table-cell table:style-name="ce180" office:value-type="float" office:value="99" calcext:value-type="float">
            <text:p>99</text:p>
          </table:table-cell>
          <table:table-cell table:style-name="ce183" office:value-type="float" office:value="99" calcext:value-type="float">
            <text:p>99</text:p>
          </table:table-cell>
          <table:table-cell table:style-name="ce186" office:value-type="float" office:value="99" calcext:value-type="float">
            <text:p>99</text:p>
          </table:table-cell>
          <table:table-cell table:style-name="ce189" office:value-type="float" office:value="99" calcext:value-type="float">
            <text:p>99</text:p>
          </table:table-cell>
          <table:table-cell table:style-name="ce165" table:formula="of:=SUM([.G254:.L254])" office:value-type="float" office:value="594" calcext:value-type="float">
            <text:p>594</text:p>
          </table:table-cell>
          <table:table-cell table:style-name="ce192" table:formula="of:=CONCATENATE(COM.MICROSOFT.FLOOR([.E254]/(150/(150+[.J254]+MIN([.D254];99)));1); &quot; (~&quot;; COM.MICROSOFT.CEILING((1-(150/(150+[.J254]+MIN([.D254];99))))*100;1); &quot;%)&quot;)" office:value-type="string" office:string-value="152041 (~57%)" calcext:value-type="string">
            <text:p>152041 (~57%)</text:p>
          </table:table-cell>
          <table:table-cell table:style-name="ce195" table:formula="of:=CONCATENATE(COM.MICROSOFT.FLOOR([.E254]/(150/(150+[.I254]+MIN([.D254];99)));1); &quot; (~&quot;; COM.MICROSOFT.CEILING((1-(150/(150+[.I254]+MIN([.D254];99))))*100;1); &quot;%)&quot;)" office:value-type="string" office:string-value="152041 (~57%)" calcext:value-type="string">
            <text:p>152041 (~57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45" calcext:value-type="float">
            <text:p>345</text:p>
          </table:table-cell>
          <table:table-cell table:style-name="ce164" office:value-type="string" calcext:value-type="string">
            <text:p>Pale Rider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63" calcext:value-type="float">
            <text:p>63</text:p>
          </table:table-cell>
          <table:table-cell table:style-name="ce168" table:content-validation-name="val6" office:value-type="float" office:value="5000" calcext:value-type="float">
            <text:p>5000</text:p>
          </table:table-cell>
          <table:table-cell table:style-name="ce171" table:content-validation-name="val6" office:value-type="float" office:value="2000" calcext:value-type="float">
            <text:p>2000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255:.L255])" office:value-type="float" office:value="255" calcext:value-type="float">
            <text:p>255</text:p>
          </table:table-cell>
          <table:table-cell table:style-name="ce192" table:formula="of:=CONCATENATE(COM.MICROSOFT.FLOOR([.E255]/(150/(150+[.J255]+MIN([.D255];99)));1); &quot; (~&quot;; COM.MICROSOFT.CEILING((1-(150/(150+[.J255]+MIN([.D255];99))))*100;1); &quot;%)&quot;)" office:value-type="string" office:string-value="8300 (~40%)" calcext:value-type="string">
            <text:p>8300 (~40%)</text:p>
          </table:table-cell>
          <table:table-cell table:style-name="ce195" table:formula="of:=CONCATENATE(COM.MICROSOFT.FLOOR([.E255]/(150/(150+[.I255]+MIN([.D255];99)));1); &quot; (~&quot;; COM.MICROSOFT.CEILING((1-(150/(150+[.I255]+MIN([.D255];99))))*100;1); &quot;%)&quot;)" office:value-type="string" office:string-value="8833 (~44%)" calcext:value-type="string">
            <text:p>8833 (~44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46" calcext:value-type="float">
            <text:p>346</text:p>
          </table:table-cell>
          <table:table-cell table:style-name="ce164" office:value-type="string" calcext:value-type="string">
            <text:p>White Rider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office:value-type="float" office:value="4000" calcext:value-type="float">
            <text:p>4000</text:p>
          </table:table-cell>
          <table:table-cell table:style-name="ce171" table:content-validation-name="val6" office:value-type="float" office:value="1500" calcext:value-type="float">
            <text:p>1500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33" calcext:value-type="float">
            <text:p>33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256:.L256])" office:value-type="float" office:value="207" calcext:value-type="float">
            <text:p>207</text:p>
          </table:table-cell>
          <table:table-cell table:style-name="ce192" table:formula="of:=CONCATENATE(COM.MICROSOFT.FLOOR([.E256]/(150/(150+[.J256]+MIN([.D256];99)));1); &quot; (~&quot;; COM.MICROSOFT.CEILING((1-(150/(150+[.J256]+MIN([.D256];99))))*100;1); &quot;%)&quot;)" office:value-type="string" office:string-value="6240 (~36%)" calcext:value-type="string">
            <text:p>6240 (~36%)</text:p>
          </table:table-cell>
          <table:table-cell table:style-name="ce195" table:formula="of:=CONCATENATE(COM.MICROSOFT.FLOOR([.E256]/(150/(150+[.I256]+MIN([.D256];99)));1); &quot; (~&quot;; COM.MICROSOFT.CEILING((1-(150/(150+[.I256]+MIN([.D256];99))))*100;1); &quot;%)&quot;)" office:value-type="string" office:string-value="6293 (~37%)" calcext:value-type="string">
            <text:p>6293 (~37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47" calcext:value-type="float">
            <text:p>347</text:p>
          </table:table-cell>
          <table:table-cell table:style-name="ce164" office:value-type="string" calcext:value-type="string">
            <text:p>Red Rider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55" calcext:value-type="float">
            <text:p>55</text:p>
          </table:table-cell>
          <table:table-cell table:style-name="ce168" table:content-validation-name="val6" office:value-type="float" office:value="4300" calcext:value-type="float">
            <text:p>4300</text:p>
          </table:table-cell>
          <table:table-cell table:style-name="ce171" table:content-validation-name="val6" office:value-type="float" office:value="1700" calcext:value-type="float">
            <text:p>1700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44" calcext:value-type="float">
            <text:p>44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257:.L257])" office:value-type="float" office:value="224" calcext:value-type="float">
            <text:p>224</text:p>
          </table:table-cell>
          <table:table-cell table:style-name="ce192" table:formula="of:=CONCATENATE(COM.MICROSOFT.FLOOR([.E257]/(150/(150+[.J257]+MIN([.D257];99)));1); &quot; (~&quot;; COM.MICROSOFT.CEILING((1-(150/(150+[.J257]+MIN([.D257];99))))*100;1); &quot;%)&quot;)" office:value-type="string" office:string-value="6908 (~38%)" calcext:value-type="string">
            <text:p>6908 (~38%)</text:p>
          </table:table-cell>
          <table:table-cell table:style-name="ce195" table:formula="of:=CONCATENATE(COM.MICROSOFT.FLOOR([.E257]/(150/(150+[.I257]+MIN([.D257];99)));1); &quot; (~&quot;; COM.MICROSOFT.CEILING((1-(150/(150+[.I257]+MIN([.D257];99))))*100;1); &quot;%)&quot;)" office:value-type="string" office:string-value="7080 (~40%)" calcext:value-type="string">
            <text:p>7080 (~40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48" calcext:value-type="float">
            <text:p>348</text:p>
          </table:table-cell>
          <table:table-cell table:style-name="ce164" office:value-type="string" calcext:value-type="string">
            <text:p>Black Rider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61" calcext:value-type="float">
            <text:p>61</text:p>
          </table:table-cell>
          <table:table-cell table:style-name="ce168" table:content-validation-name="val6" office:value-type="float" office:value="4600" calcext:value-type="float">
            <text:p>4600</text:p>
          </table:table-cell>
          <table:table-cell table:style-name="ce171" table:content-validation-name="val6" office:value-type="float" office:value="1800" calcext:value-type="float">
            <text:p>1800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258:.L258])" office:value-type="float" office:value="247" calcext:value-type="float">
            <text:p>247</text:p>
          </table:table-cell>
          <table:table-cell table:style-name="ce192" table:formula="of:=CONCATENATE(COM.MICROSOFT.FLOOR([.E258]/(150/(150+[.J258]+MIN([.D258];99)));1); &quot; (~&quot;; COM.MICROSOFT.CEILING((1-(150/(150+[.J258]+MIN([.D258];99))))*100;1); &quot;%)&quot;)" office:value-type="string" office:string-value="7452 (~39%)" calcext:value-type="string">
            <text:p>7452 (~39%)</text:p>
          </table:table-cell>
          <table:table-cell table:style-name="ce195" table:formula="of:=CONCATENATE(COM.MICROSOFT.FLOOR([.E258]/(150/(150+[.I258]+MIN([.D258];99)));1); &quot; (~&quot;; COM.MICROSOFT.CEILING((1-(150/(150+[.I258]+MIN([.D258];99))))*100;1); &quot;%)&quot;)" office:value-type="string" office:string-value="8004 (~43%)" calcext:value-type="string">
            <text:p>8004 (~43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49" calcext:value-type="float">
            <text:p>349</text:p>
          </table:table-cell>
          <table:table-cell table:style-name="ce164" office:value-type="string" calcext:value-type="string">
            <text:p>Matador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1000" calcext:value-type="float">
            <text:p>1000</text:p>
          </table:table-cell>
          <table:table-cell table:style-name="ce171" table:content-validation-name="val6" office:value-type="float" office:value="500" calcext:value-type="float">
            <text:p>500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18" calcext:value-type="float">
            <text:p>18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259:.L259])" office:value-type="float" office:value="138" calcext:value-type="float">
            <text:p>138</text:p>
          </table:table-cell>
          <table:table-cell table:style-name="ce192" table:formula="of:=CONCATENATE(COM.MICROSOFT.FLOOR([.E259]/(150/(150+[.J259]+MIN([.D259];99)));1); &quot; (~&quot;; COM.MICROSOFT.CEILING((1-(150/(150+[.J259]+MIN([.D259];99))))*100;1); &quot;%)&quot;)" office:value-type="string" office:string-value="1346 (~26%)" calcext:value-type="string">
            <text:p>1346 (~26%)</text:p>
          </table:table-cell>
          <table:table-cell table:style-name="ce195" table:formula="of:=CONCATENATE(COM.MICROSOFT.FLOOR([.E259]/(150/(150+[.I259]+MIN([.D259];99)));1); &quot; (~&quot;; COM.MICROSOFT.CEILING((1-(150/(150+[.I259]+MIN([.D259];99))))*100;1); &quot;%)&quot;)" office:value-type="string" office:string-value="1320 (~25%)" calcext:value-type="string">
            <text:p>1320 (~2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50" calcext:value-type="float">
            <text:p>350</text:p>
          </table:table-cell>
          <table:table-cell table:style-name="ce164" office:value-type="string" calcext:value-type="string">
            <text:p>Hell Biker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42" calcext:value-type="float">
            <text:p>42</text:p>
          </table:table-cell>
          <table:table-cell table:style-name="ce168" table:content-validation-name="val6" office:value-type="float" office:value="3000" calcext:value-type="float">
            <text:p>3000</text:p>
          </table:table-cell>
          <table:table-cell table:style-name="ce171" table:content-validation-name="val6" office:value-type="float" office:value="1000" calcext:value-type="float">
            <text:p>1000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26" calcext:value-type="float">
            <text:p>26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60:.L260])" office:value-type="float" office:value="170" calcext:value-type="float">
            <text:p>170</text:p>
          </table:table-cell>
          <table:table-cell table:style-name="ce192" table:formula="of:=CONCATENATE(COM.MICROSOFT.FLOOR([.E260]/(150/(150+[.J260]+MIN([.D260];99)));1); &quot; (~&quot;; COM.MICROSOFT.CEILING((1-(150/(150+[.J260]+MIN([.D260];99))))*100;1); &quot;%)&quot;)" office:value-type="string" office:string-value="4400 (~32%)" calcext:value-type="string">
            <text:p>4400 (~32%)</text:p>
          </table:table-cell>
          <table:table-cell table:style-name="ce195" table:formula="of:=CONCATENATE(COM.MICROSOFT.FLOOR([.E260]/(150/(150+[.I260]+MIN([.D260];99)));1); &quot; (~&quot;; COM.MICROSOFT.CEILING((1-(150/(150+[.I260]+MIN([.D260];99))))*100;1); &quot;%)&quot;)" office:value-type="string" office:string-value="4400 (~32%)" calcext:value-type="string">
            <text:p>4400 (~32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51" calcext:value-type="float">
            <text:p>351</text:p>
          </table:table-cell>
          <table:table-cell table:style-name="ce164" office:value-type="string" calcext:value-type="string">
            <text:p>Daisoujou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37" calcext:value-type="float">
            <text:p>37</text:p>
          </table:table-cell>
          <table:table-cell table:style-name="ce168" table:content-validation-name="val6" office:value-type="float" office:value="2500" calcext:value-type="float">
            <text:p>2500</text:p>
          </table:table-cell>
          <table:table-cell table:style-name="ce171" table:content-validation-name="val6" office:value-type="float" office:value="800" calcext:value-type="float">
            <text:p>800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49" calcext:value-type="float">
            <text:p>49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61:.L261])" office:value-type="float" office:value="183" calcext:value-type="float">
            <text:p>183</text:p>
          </table:table-cell>
          <table:table-cell table:style-name="ce192" table:formula="of:=CONCATENATE(COM.MICROSOFT.FLOOR([.E261]/(150/(150+[.J261]+MIN([.D261];99)));1); &quot; (~&quot;; COM.MICROSOFT.CEILING((1-(150/(150+[.J261]+MIN([.D261];99))))*100;1); &quot;%)&quot;)" office:value-type="string" office:string-value="3483 (~29%)" calcext:value-type="string">
            <text:p>3483 (~29%)</text:p>
          </table:table-cell>
          <table:table-cell table:style-name="ce195" table:formula="of:=CONCATENATE(COM.MICROSOFT.FLOOR([.E261]/(150/(150+[.I261]+MIN([.D261];99)));1); &quot; (~&quot;; COM.MICROSOFT.CEILING((1-(150/(150+[.I261]+MIN([.D261];99))))*100;1); &quot;%)&quot;)" office:value-type="string" office:string-value="3816 (~35%)" calcext:value-type="string">
            <text:p>3816 (~3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52" calcext:value-type="float">
            <text:p>352</text:p>
          </table:table-cell>
          <table:table-cell table:style-name="ce164" office:value-type="string" calcext:value-type="string">
            <text:p>Mother Harlot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office:value-type="float" office:value="5000" calcext:value-type="float">
            <text:p>5000</text:p>
          </table:table-cell>
          <table:table-cell table:style-name="ce171" table:content-validation-name="val6" office:value-type="float" office:value="2000" calcext:value-type="float">
            <text:p>2000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50" calcext:value-type="float">
            <text:p>50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38" calcext:value-type="float">
            <text:p>38</text:p>
          </table:table-cell>
          <table:table-cell table:style-name="ce165" table:formula="of:=SUM([.G262:.L262])" office:value-type="float" office:value="258" calcext:value-type="float">
            <text:p>258</text:p>
          </table:table-cell>
          <table:table-cell table:style-name="ce192" table:formula="of:=CONCATENATE(COM.MICROSOFT.FLOOR([.E262]/(150/(150+[.J262]+MIN([.D262];99)));1); &quot; (~&quot;; COM.MICROSOFT.CEILING((1-(150/(150+[.J262]+MIN([.D262];99))))*100;1); &quot;%)&quot;)" office:value-type="string" office:string-value="8566 (~42%)" calcext:value-type="string">
            <text:p>8566 (~42%)</text:p>
          </table:table-cell>
          <table:table-cell table:style-name="ce195" table:formula="of:=CONCATENATE(COM.MICROSOFT.FLOOR([.E262]/(150/(150+[.I262]+MIN([.D262];99)));1); &quot; (~&quot;; COM.MICROSOFT.CEILING((1-(150/(150+[.I262]+MIN([.D262];99))))*100;1); &quot;%)&quot;)" office:value-type="string" office:string-value="8900 (~44%)" calcext:value-type="string">
            <text:p>8900 (~44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53" calcext:value-type="float">
            <text:p>353</text:p>
          </table:table-cell>
          <table:table-cell table:style-name="ce164" office:value-type="string" calcext:value-type="string">
            <text:p>Trumpeter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77" calcext:value-type="float">
            <text:p>77</text:p>
          </table:table-cell>
          <table:table-cell table:style-name="ce168" table:content-validation-name="val6" office:value-type="float" office:value="11000" calcext:value-type="float">
            <text:p>11000</text:p>
          </table:table-cell>
          <table:table-cell table:style-name="ce171" table:content-validation-name="val6" office:value-type="float" office:value="5000" calcext:value-type="float">
            <text:p>5000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64" calcext:value-type="float">
            <text:p>64</text:p>
          </table:table-cell>
          <table:table-cell table:style-name="ce180" office:value-type="float" office:value="62" calcext:value-type="float">
            <text:p>62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48" calcext:value-type="float">
            <text:p>48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263:.L263])" office:value-type="float" office:value="288" calcext:value-type="float">
            <text:p>288</text:p>
          </table:table-cell>
          <table:table-cell table:style-name="ce192" table:formula="of:=CONCATENATE(COM.MICROSOFT.FLOOR([.E263]/(150/(150+[.J263]+MIN([.D263];99)));1); &quot; (~&quot;; COM.MICROSOFT.CEILING((1-(150/(150+[.J263]+MIN([.D263];99))))*100;1); &quot;%)&quot;)" office:value-type="string" office:string-value="19726 (~45%)" calcext:value-type="string">
            <text:p>19726 (~45%)</text:p>
          </table:table-cell>
          <table:table-cell table:style-name="ce195" table:formula="of:=CONCATENATE(COM.MICROSOFT.FLOOR([.E263]/(150/(150+[.I263]+MIN([.D263];99)));1); &quot; (~&quot;; COM.MICROSOFT.CEILING((1-(150/(150+[.I263]+MIN([.D263];99))))*100;1); &quot;%)&quot;)" office:value-type="string" office:string-value="21193 (~49%)" calcext:value-type="string">
            <text:p>21193 (~49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57" calcext:value-type="float">
            <text:p>357</text:p>
          </table:table-cell>
          <table:table-cell table:style-name="ce164" office:value-type="string" calcext:value-type="string">
            <text:p>Beelzebub Man (Boss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16000" calcext:value-type="float">
            <text:p>16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80" calcext:value-type="float">
            <text:p>80</text:p>
          </table:table-cell>
          <table:table-cell table:style-name="ce189" office:value-type="float" office:value="80" calcext:value-type="float">
            <text:p>80</text:p>
          </table:table-cell>
          <table:table-cell table:style-name="ce165" table:formula="of:=SUM([.G264:.L264])" office:value-type="float" office:value="480" calcext:value-type="float">
            <text:p>480</text:p>
          </table:table-cell>
          <table:table-cell table:style-name="ce192" table:formula="of:=CONCATENATE(COM.MICROSOFT.FLOOR([.E264]/(150/(150+[.J264]+MIN([.D264];99)));1); &quot; (~&quot;; COM.MICROSOFT.CEILING((1-(150/(150+[.J264]+MIN([.D264];99))))*100;1); &quot;%)&quot;)" office:value-type="string" office:string-value="35093 (~55%)" calcext:value-type="string">
            <text:p>35093 (~55%)</text:p>
          </table:table-cell>
          <table:table-cell table:style-name="ce195" table:formula="of:=CONCATENATE(COM.MICROSOFT.FLOOR([.E264]/(150/(150+[.I264]+MIN([.D264];99)));1); &quot; (~&quot;; COM.MICROSOFT.CEILING((1-(150/(150+[.I264]+MIN([.D264];99))))*100;1); &quot;%)&quot;)" office:value-type="string" office:string-value="35093 (~55%)" calcext:value-type="string">
            <text:p>35093 (~5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58" calcext:value-type="float">
            <text:p>358</text:p>
          </table:table-cell>
          <table:table-cell table:style-name="ce164" office:value-type="string" calcext:value-type="string">
            <text:p>Loa (Boss)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53" calcext:value-type="float">
            <text:p>53</text:p>
          </table:table-cell>
          <table:table-cell table:style-name="ce168" table:content-validation-name="val6" office:value-type="float" office:value="414" calcext:value-type="float">
            <text:p>414</text:p>
          </table:table-cell>
          <table:table-cell table:style-name="ce171" table:content-validation-name="val6" office:value-type="float" office:value="255" calcext:value-type="float">
            <text:p>255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50" calcext:value-type="float">
            <text:p>50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265:.L265])" office:value-type="float" office:value="196" calcext:value-type="float">
            <text:p>196</text:p>
          </table:table-cell>
          <table:table-cell table:style-name="ce192" table:formula="of:=CONCATENATE(COM.MICROSOFT.FLOOR([.E265]/(150/(150+[.J265]+MIN([.D265];99)));1); &quot; (~&quot;; COM.MICROSOFT.CEILING((1-(150/(150+[.J265]+MIN([.D265];99))))*100;1); &quot;%)&quot;)" office:value-type="string" office:string-value="648 (~37%)" calcext:value-type="string">
            <text:p>648 (~37%)</text:p>
          </table:table-cell>
          <table:table-cell table:style-name="ce195" table:formula="of:=CONCATENATE(COM.MICROSOFT.FLOOR([.E265]/(150/(150+[.I265]+MIN([.D265];99)));1); &quot; (~&quot;; COM.MICROSOFT.CEILING((1-(150/(150+[.I265]+MIN([.D265];99))))*100;1); &quot;%)&quot;)" office:value-type="string" office:string-value="681 (~40%)" calcext:value-type="string">
            <text:p>681 (~40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59" calcext:value-type="float">
            <text:p>359</text:p>
          </table:table-cell>
          <table:table-cell table:style-name="ce164" office:value-type="string" calcext:value-type="string">
            <text:p>Virtue (Boss)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41" calcext:value-type="float">
            <text:p>41</text:p>
          </table:table-cell>
          <table:table-cell table:style-name="ce168" table:content-validation-name="val6" office:value-type="float" office:value="400" calcext:value-type="float">
            <text:p>400</text:p>
          </table:table-cell>
          <table:table-cell table:style-name="ce171" table:content-validation-name="val6" office:value-type="float" office:value="174" calcext:value-type="float">
            <text:p>174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38" calcext:value-type="float">
            <text:p>38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266:.L266])" office:value-type="float" office:value="160" calcext:value-type="float">
            <text:p>160</text:p>
          </table:table-cell>
          <table:table-cell table:style-name="ce192" table:formula="of:=CONCATENATE(COM.MICROSOFT.FLOOR([.E266]/(150/(150+[.J266]+MIN([.D266];99)));1); &quot; (~&quot;; COM.MICROSOFT.CEILING((1-(150/(150+[.J266]+MIN([.D266];99))))*100;1); &quot;%)&quot;)" office:value-type="string" office:string-value="600 (~34%)" calcext:value-type="string">
            <text:p>600 (~34%)</text:p>
          </table:table-cell>
          <table:table-cell table:style-name="ce195" table:formula="of:=CONCATENATE(COM.MICROSOFT.FLOOR([.E266]/(150/(150+[.I266]+MIN([.D266];99)));1); &quot; (~&quot;; COM.MICROSOFT.CEILING((1-(150/(150+[.I266]+MIN([.D266];99))))*100;1); &quot;%)&quot;)" office:value-type="string" office:string-value="600 (~34%)" calcext:value-type="string">
            <text:p>600 (~34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60" calcext:value-type="float">
            <text:p>360</text:p>
          </table:table-cell>
          <table:table-cell table:style-name="ce164" office:value-type="string" calcext:value-type="string">
            <text:p>Power (Boss)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33" calcext:value-type="float">
            <text:p>33</text:p>
          </table:table-cell>
          <table:table-cell table:style-name="ce168" table:content-validation-name="val6" office:value-type="float" office:value="320" calcext:value-type="float">
            <text:p>320</text:p>
          </table:table-cell>
          <table:table-cell table:style-name="ce171" table:content-validation-name="val6" office:value-type="float" office:value="126" calcext:value-type="float">
            <text:p>126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17" calcext:value-type="float">
            <text:p>17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267:.L267])" office:value-type="float" office:value="123" calcext:value-type="float">
            <text:p>123</text:p>
          </table:table-cell>
          <table:table-cell table:style-name="ce192" table:formula="of:=CONCATENATE(COM.MICROSOFT.FLOOR([.E267]/(150/(150+[.J267]+MIN([.D267];99)));1); &quot; (~&quot;; COM.MICROSOFT.CEILING((1-(150/(150+[.J267]+MIN([.D267];99))))*100;1); &quot;%)&quot;)" office:value-type="string" office:string-value="458 (~31%)" calcext:value-type="string">
            <text:p>458 (~31%)</text:p>
          </table:table-cell>
          <table:table-cell table:style-name="ce195" table:formula="of:=CONCATENATE(COM.MICROSOFT.FLOOR([.E267]/(150/(150+[.I267]+MIN([.D267];99)));1); &quot; (~&quot;; COM.MICROSOFT.CEILING((1-(150/(150+[.I267]+MIN([.D267];99))))*100;1); &quot;%)&quot;)" office:value-type="string" office:string-value="424 (~25%)" calcext:value-type="string">
            <text:p>424 (~2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61" calcext:value-type="float">
            <text:p>361</text:p>
          </table:table-cell>
          <table:table-cell table:style-name="ce164" office:value-type="string" calcext:value-type="string">
            <text:p>Legion (Boss)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49" calcext:value-type="float">
            <text:p>49</text:p>
          </table:table-cell>
          <table:table-cell table:style-name="ce168" table:content-validation-name="val6" office:value-type="float" office:value="546" calcext:value-type="float">
            <text:p>546</text:p>
          </table:table-cell>
          <table:table-cell table:style-name="ce171" table:content-validation-name="val6" office:value-type="float" office:value="180" calcext:value-type="float">
            <text:p>18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20" calcext:value-type="float">
            <text:p>20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268:.L268])" office:value-type="float" office:value="158" calcext:value-type="float">
            <text:p>158</text:p>
          </table:table-cell>
          <table:table-cell table:style-name="ce192" table:formula="of:=CONCATENATE(COM.MICROSOFT.FLOOR([.E268]/(150/(150+[.J268]+MIN([.D268];99)));1); &quot; (~&quot;; COM.MICROSOFT.CEILING((1-(150/(150+[.J268]+MIN([.D268];99))))*100;1); &quot;%)&quot;)" office:value-type="string" office:string-value="877 (~38%)" calcext:value-type="string">
            <text:p>877 (~38%)</text:p>
          </table:table-cell>
          <table:table-cell table:style-name="ce195" table:formula="of:=CONCATENATE(COM.MICROSOFT.FLOOR([.E268]/(150/(150+[.I268]+MIN([.D268];99)));1); &quot; (~&quot;; COM.MICROSOFT.CEILING((1-(150/(150+[.I268]+MIN([.D268];99))))*100;1); &quot;%)&quot;)" office:value-type="string" office:string-value="804 (~33%)" calcext:value-type="string">
            <text:p>804 (~33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2" table:number-rows-repeated="716">
          <table:table-cell table:style-name="ce112"/>
          <table:table-cell table:style-name="ce163"/>
          <table:table-cell table:style-name="ce112" table:number-columns-repeated="2"/>
          <table:table-cell table:style-name="ce169"/>
          <table:table-cell table:style-name="ce172"/>
          <table:table-cell table:style-name="ce175"/>
          <table:table-cell table:style-name="ce178"/>
          <table:table-cell table:style-name="ce181"/>
          <table:table-cell table:style-name="ce184"/>
          <table:table-cell table:style-name="ce187"/>
          <table:table-cell table:style-name="ce190"/>
          <table:table-cell table:style-name="ce112"/>
          <table:table-cell table:style-name="ce193"/>
          <table:table-cell table:style-name="ce196"/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2">
          <table:table-cell table:number-columns-repeated="15"/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4" table:number-rows-repeated="1047590">
          <table:table-cell table:number-columns-repeated="38"/>
          <table:table-cell table:style-name="ce107" table:number-columns-repeated="16346"/>
        </table:table-row>
        <table:table-row table:style-name="ro4">
          <table:table-cell table:number-columns-repeated="38"/>
          <table:table-cell table:style-name="ce107" table:number-columns-repeated="16346"/>
        </table:table-row>
        <table:named-expressions>
          <table:named-range table:name="Demons" table:base-cell-address="$Calculations.$B$2" table:cell-range-address="$Data.$A$1:.$O$268"/>
          <table:named-range table:name="Magatama" table:base-cell-address="$Calculations.$B$2" table:cell-range-address="$Data.$AE$1:.$AL$26"/>
          <table:named-range table:name="Skills" table:base-cell-address="$Calculations.$B$2" table:cell-range-address="$Data.$Q$1:.$AC$218"/>
        </table:named-expressions>
        <calcext:conditional-formats>
          <calcext:conditional-format calcext:target-range-address="Data.S2:Data.S218">
            <calcext:condition calcext:apply-style-name="ConditionalStyle_1" calcext:value="=&quot;Phys&quot;" calcext:base-cell-address="Data.S2"/>
          </calcext:conditional-format>
          <calcext:conditional-format calcext:target-range-address="Data.S2:Data.S218">
            <calcext:condition calcext:apply-style-name="ConditionalStyle_2" calcext:value="=&quot;Fire&quot;" calcext:base-cell-address="Data.S2"/>
          </calcext:conditional-format>
          <calcext:conditional-format calcext:target-range-address="Data.S2:Data.S218">
            <calcext:condition calcext:apply-style-name="ConditionalStyle_3" calcext:value="=&quot;Ice&quot;" calcext:base-cell-address="Data.S2"/>
          </calcext:conditional-format>
          <calcext:conditional-format calcext:target-range-address="Data.S2:Data.S218">
            <calcext:condition calcext:apply-style-name="ConditionalStyle_4" calcext:value="=&quot;Elec&quot;" calcext:base-cell-address="Data.S2"/>
          </calcext:conditional-format>
          <calcext:conditional-format calcext:target-range-address="Data.S2:Data.S218">
            <calcext:condition calcext:apply-style-name="ConditionalStyle_5" calcext:value="=&quot;Force&quot;" calcext:base-cell-address="Data.S2"/>
          </calcext:conditional-format>
          <calcext:conditional-format calcext:target-range-address="Data.S2:Data.S218">
            <calcext:condition calcext:apply-style-name="ConditionalStyle_6" calcext:value="=&quot;Almighty&quot;" calcext:base-cell-address="Data.S2"/>
          </calcext:conditional-format>
          <calcext:conditional-format calcext:target-range-address="Data.S2:Data.S218">
            <calcext:condition calcext:apply-style-name="ConditionalStyle_7" calcext:value="=&quot;Light&quot;" calcext:base-cell-address="Data.S2"/>
          </calcext:conditional-format>
          <calcext:conditional-format calcext:target-range-address="Data.S2:Data.S218">
            <calcext:condition calcext:apply-style-name="ConditionalStyle_8" calcext:value="=&quot;Dark&quot;" calcext:base-cell-address="Data.S2"/>
          </calcext:conditional-format>
          <calcext:conditional-format calcext:target-range-address="Data.S2:Data.S218">
            <calcext:condition calcext:apply-style-name="ConditionalStyle_9" calcext:value="=&quot;Curse&quot;" calcext:base-cell-address="Data.S2"/>
          </calcext:conditional-format>
          <calcext:conditional-format calcext:target-range-address="Data.S2:Data.S218">
            <calcext:condition calcext:apply-style-name="ConditionalStyle_10" calcext:value="=&quot;Nerve&quot;" calcext:base-cell-address="Data.S2"/>
          </calcext:conditional-format>
          <calcext:conditional-format calcext:target-range-address="Data.S2:Data.S218">
            <calcext:condition calcext:apply-style-name="ConditionalStyle_11" calcext:value="=&quot;Mind&quot;" calcext:base-cell-address="Data.S2"/>
          </calcext:conditional-format>
          <calcext:conditional-format calcext:target-range-address="Data.S2:Data.S218">
            <calcext:condition calcext:apply-style-name="ConditionalStyle_12" calcext:value="=&quot;Self-Destruct&quot;" calcext:base-cell-address="Data.S2"/>
          </calcext:conditional-format>
          <calcext:conditional-format calcext:target-range-address="Data.S2:Data.S218">
            <calcext:condition calcext:apply-style-name="ConditionalStyle_13" calcext:value="=&quot;Heal&quot;" calcext:base-cell-address="Data.S2"/>
          </calcext:conditional-format>
          <calcext:conditional-format calcext:target-range-address="Data.S2:Data.S218">
            <calcext:condition calcext:apply-style-name="ConditionalStyle_14" calcext:value="=&quot;Support&quot;" calcext:base-cell-address="Data.S2"/>
          </calcext:conditional-format>
          <calcext:conditional-format calcext:target-range-address="Data.S2:Data.S218">
            <calcext:condition calcext:apply-style-name="ConditionalStyle_15" calcext:value="=&quot;Utility&quot;" calcext:base-cell-address="Data.S2"/>
          </calcext:conditional-format>
        </calcext:conditional-formats>
      </table:table>
      <table:table table:name="Formulas" table:style-name="ta3">
        <table:table-column table:style-name="co40" table:default-cell-style-name="ce107"/>
        <table:table-column table:style-name="co41" table:default-cell-style-name="ce107"/>
        <table:table-column table:style-name="co41" table:number-columns-repeated="16382"/>
        <table:table-row table:style-name="ro2">
          <table:table-cell table:style-name="ce111" office:value-type="string" calcext:value-type="string">
            <text:p>Basic Attack Formula:</text:p>
          </table:table-cell>
          <table:table-cell table:style-name="ce155" office:value-type="string" calcext:value-type="string">
            <text:p>((AtkStr / 2 + Level) * 1.25) * AtkBuffs * DefBuffs * DamageMitigation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EXP Rate Formula:</text:p>
          </table:table-cell>
          <table:table-cell table:style-name="ce155" office:value-type="string" calcext:value-type="string">
            <text:p>(PlayerLevel - EnemyLevel) &gt;= 0 ? Exp / (1 + Min(0.5, Abs(PlayerLevel - EnemyLevel) * 0.05)) : Exp * (1 + Min(0.5, Abs(PlayerLevel - EnemyLevel) * 0.05))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Item Drop Rate Formula:</text:p>
          </table:table-cell>
          <table:table-cell table:style-name="ce155" office:value-type="string" calcext:value-type="string">
            <text:p>0.75 + (PlayerLuc / 2)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Physical Skill Damage Formula:</text:p>
          </table:table-cell>
          <table:table-cell table:style-name="ce155" office:value-type="string" calcext:value-type="string">
            <text:p>((AtkStr / 2 * 2 + AtkLevel) * Max(SkillPower - 20, 10) * 1.25 / 10) * AtkBuffs * DefBuffs * DamageMitigation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HP-Scaling Skill Damage Formula:</text:p>
          </table:table-cell>
          <table:table-cell table:style-name="ce155" office:value-type="string" calcext:value-type="string">
            <text:p>((AtkStr / 2 * 2 + AtkLevel) * Max(SkillPower - 20, 10) * 1.25 / 10) * (1.5 - (AtkCurHP / AtkMaxHP) * 0.75) * AtkBuffs * DefBuffs * DamageMitigation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Magic Skill Damage Formula:</text:p>
          </table:table-cell>
          <table:table-cell table:style-name="ce155" office:value-type="string" calcext:value-type="string">
            <text:p>((AtkInt / 2 * 2 + AtkLevel) * (SkillPower + SkillPowerIncrease) * 1.1 / 150) / (RandomlyTargeting &gt; 0 ? Max((MaxHitCount - MinHitCount + 1) / 3, 1) : 1) <text:s/>* AtkBuffs * DefBuffs * DamageMitigation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Damage Mitigation Formula:</text:p>
          </table:table-cell>
          <table:table-cell table:style-name="ce155" office:value-type="string" calcext:value-type="string">
            <text:p>150 / (150 + Stat / 2 * 2 + Min(99, Level))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Magic Skill Healing Formula:</text:p>
          </table:table-cell>
          <table:table-cell table:style-name="ce155" office:value-type="string" calcext:value-type="string">
            <text:p>((AtkInt / 2 * 2 + AtkLevel) * SkillPower * 1.25 / 10) * AtkBuffs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Physical Hit Chance Formula:</text:p>
          </table:table-cell>
          <table:table-cell table:style-name="ce155" office:value-type="string" calcext:value-type="string">
            <text:p>(SkillAccuracy - Clamp((((DefStr + DefLevel / 4) / 2 + DefAgi * 2 / 2) - ((AtkStr + AtkLevel / 2) / 2 + AtkAgi * 2 / 2)) - SkillFailPoint) * AtkBuffs * DefBuffs, 0, 100)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Magical Hit Chance Formula:</text:p>
          </table:table-cell>
          <table:table-cell table:style-name="ce155" office:value-type="string" calcext:value-type="string">
            <text:p>(SkillAccuracy - Clamp((((DefInt + DefLevel / 4 ) / 2 + DefLuc * 2 / 2) - ((AtkInt + AtkLevel / 2 ) / 2 + AtkLuc * 2 / 2))) * AtkBuffs * DefBuffs, 0, 100)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Critical Hit Formula:</text:p>
          </table:table-cell>
          <table:table-cell table:style-name="ce155" office:value-type="string" calcext:value-type="string">
            <text:p>SkillCritPoint &gt; 0 ? (Clamp((((AtkLuc / 2) / (DefLevel / 4 + 3)) - ((DefLuc / 2) / (AtkLevel / 2 + 3))) * 6.25, -100, 100) + SkillCritPoint) * CritBuffs : 0</text:p>
          </table:table-cell>
          <table:table-cell table:style-name="ce107" table:number-columns-repeated="16382"/>
        </table:table-row>
        <table:table-row table:style-name="ro2">
          <table:table-cell table:style-name="ce111"/>
          <table:table-cell table:style-name="ce155"/>
          <table:table-cell table:style-name="ce107" table:number-columns-repeated="16382"/>
        </table:table-row>
        <table:table-row table:style-name="ro2" table:number-rows-repeated="988">
          <table:table-cell table:style-name="ce111"/>
          <table:table-cell table:style-name="ce126"/>
          <table:table-cell table:style-name="ce107" table:number-columns-repeated="16382"/>
        </table:table-row>
        <table:table-row table:style-name="ro4" table:number-rows-repeated="1047575">
          <table:table-cell table:number-columns-repeated="2"/>
          <table:table-cell table:style-name="ce107" table:number-columns-repeated="16382"/>
        </table:table-row>
        <table:table-row table:style-name="ro4">
          <table:table-cell table:number-columns-repeated="2"/>
          <table:table-cell table:style-name="ce107" table:number-columns-repeated="16382"/>
        </table:table-row>
      </table:table>
      <table:named-expressions/>
      <table:database-ranges>
        <table:database-range table:name="Demons" table:target-range-address="Data.A1:Data.O268"/>
        <table:database-range table:name="Magatama" table:target-range-address="Data.AE1:Data.AL26"/>
        <table:database-range table:name="Skills" table:target-range-address="Data.Q1:Data.AC218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Franklin Gothic Demi Cond" svg:font-family="'Franklin Gothic Demi Cond'" style:font-family-generic="swiss" style:font-pitch="variable"/>
    <style:font-face style:name="Franklin Gothic Medium Cond" svg:font-family="'Franklin Gothic Medium Cond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swald" svg:font-family="Oswald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style:diagonal-bl-tr="none" style:diagonal-tl-br="none" fo:wrap-option="no-wrap" style:shrink-to-fit="false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cccccc" style:diagonal-bl-tr="none" style:diagonal-tl-br="none" style:vertical-align="middle"/>
      <style:text-properties fo:color="#666666" style:font-name="Franklin Gothic Medium Cond" fo:font-family="'Franklin Gothic Medium Cond'" style:font-style-name="Bold" style:font-family-generic="swiss" style:font-pitch="variable" fo:font-weight="bold" style:font-weight-asian="bold" style:font-weight-complex="bold"/>
    </style:style>
    <style:style style:name="ConditionalStyle_5f_2" style:display-name="ConditionalStyle_2" style:family="table-cell" style:parent-style-name="Default">
      <style:table-cell-properties fo:background-color="#f4cccc" style:vertical-align="middle"/>
      <style:text-properties fo:color="#cc0000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3" style:display-name="ConditionalStyle_3" style:family="table-cell" style:parent-style-name="Default">
      <style:table-cell-properties fo:background-color="#c9daf8" style:vertical-align="middle"/>
      <style:text-properties fo:color="#3c78d8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4" style:display-name="ConditionalStyle_4" style:family="table-cell" style:parent-style-name="Default">
      <style:table-cell-properties fo:background-color="#fce5cd" style:vertical-align="middle"/>
      <style:text-properties fo:color="#e69138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5" style:display-name="ConditionalStyle_5" style:family="table-cell" style:parent-style-name="Default">
      <style:table-cell-properties fo:background-color="#d9ead3" style:vertical-align="middle"/>
      <style:text-properties fo:color="#38761d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6" style:display-name="ConditionalStyle_6" style:family="table-cell" style:parent-style-name="Default">
      <style:table-cell-properties fo:background-color="#d0e0e3" style:vertical-align="middle"/>
      <style:text-properties fo:color="#45818e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7" style:display-name="ConditionalStyle_7" style:family="table-cell" style:parent-style-name="Default">
      <style:table-cell-properties fo:background-color="#fff2cc" style:vertical-align="middle"/>
      <style:text-properties fo:color="#bf9000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8" style:display-name="ConditionalStyle_8" style:family="table-cell" style:parent-style-name="Default">
      <style:table-cell-properties fo:background-color="#d9d2e9" style:vertical-align="middle"/>
      <style:text-properties fo:color="#674ea7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9" style:display-name="ConditionalStyle_9" style:family="table-cell" style:parent-style-name="Default">
      <style:table-cell-properties fo:background-color="#674ea7" style:vertical-align="middle"/>
      <style:text-properties fo:color="#d9d2e9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10" style:display-name="ConditionalStyle_10" style:family="table-cell" style:parent-style-name="Default">
      <style:table-cell-properties fo:background-color="#990000" style:vertical-align="middle"/>
      <style:text-properties fo:color="#f4cccc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11" style:display-name="ConditionalStyle_11" style:family="table-cell" style:parent-style-name="Default">
      <style:table-cell-properties fo:background-color="#0b5394" style:vertical-align="middle"/>
      <style:text-properties fo:color="#cfe2f3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12" style:display-name="ConditionalStyle_12" style:family="table-cell" style:parent-style-name="Default">
      <style:table-cell-properties fo:background-color="#434343" style:vertical-align="middle"/>
      <style:text-properties fo:color="#d9d9d9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13" style:display-name="ConditionalStyle_13" style:family="table-cell" style:parent-style-name="Default">
      <style:table-cell-properties fo:background-color="#38761d" style:vertical-align="middle"/>
      <style:text-properties fo:color="#fff2cc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14" style:display-name="ConditionalStyle_14" style:family="table-cell" style:parent-style-name="Default">
      <style:table-cell-properties fo:background-color="#783f04" style:vertical-align="middle"/>
      <style:text-properties fo:color="#fce5cd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15" style:display-name="ConditionalStyle_15" style:family="table-cell" style:parent-style-name="Default">
      <style:table-cell-properties fo:background-color="#7f6000" style:vertical-align="middle"/>
      <style:text-properties fo:color="#fff2cc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3">00/00/0000</text:date>, <text:time style:data-style-name="N2" text:time-value="16:50:56.079542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rmulas" style:display-name="PageStyle_Formula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lculations" style:display-name="PageStyle_Calcula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" style:display-name="PageStyle_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2-13T16:51:46.104677800</dc:date>
    <meta:editing-duration>PT2H7M19S</meta:editing-duration>
    <meta:editing-cycles>61</meta:editing-cycles>
    <meta:generator>LibreOffice/25.8.3.2$Windows_X86_64 LibreOffice_project/8ca8d55c161d602844f5428fa4b58097424e324e</meta:generator>
    <meta:document-statistic meta:table-count="3" meta:cell-count="7258" meta:object-count="0"/>
  </office:meta>
</office:document-meta>
</file>